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thread" table:style-name="ta1">
        <table:shapes>
          <draw:frame draw:z-index="0" draw:style-name="gr1" draw:text-style-name="P1" svg:width="23.446cm" svg:height="15.635cm" svg:x="1.98cm" svg:y="15.55cm">
            <draw:object draw:notify-on-update-of-ranges="pthread.A27:pthread.A33 pthread.A27:pthread.A33 pthread.B26:pthread.B26 pthread.B27:pthread.B33 pthread.A27:pthread.A33 pthread.C26:pthread.C26 pthread.C27:pthread.C33 pthread.A27:pthread.A33 pthread.D26:pthread.D26 pthread.D27:pthread.D33 pthread.A27:pthread.A33 pthread.E26:pthread.E26 pthread.E27:pthread.E33 pthread.A27:pthread.A33 pthread.F26:pthread.F26 pthread.F27:pthread.F33 pthread.A27:pthread.A33 pthread.G26:pthread.G26 pthread.G27:pthread.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3944" calcext:value-type="float">
            <text:p>3944</text:p>
          </table:table-cell>
          <table:table-cell office:value-type="float" office:value="2097" calcext:value-type="float">
            <text:p>2097</text:p>
          </table:table-cell>
          <table:table-cell office:value-type="float" office:value="1091" calcext:value-type="float">
            <text:p>1091</text:p>
          </table:table-cell>
          <table:table-cell office:value-type="float" office:value="585" calcext:value-type="float">
            <text:p>585</text:p>
          </table:table-cell>
          <table:table-cell office:value-type="float" office:value="360" calcext:value-type="float">
            <text:p>360</text:p>
          </table:table-cell>
          <table:table-cell office:value-type="float" office:value="302" calcext:value-type="float">
            <text:p>3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table:formula="of:=[.$A$2]/[.B2]" office:value-type="float" office:value="0.982251521298174" calcext:value-type="float">
            <text:p>0,982251521298174</text:p>
          </table:table-cell>
          <table:table-cell table:formula="of:=[.$A$2]/[.C2]" office:value-type="float" office:value="1.84740104911779" calcext:value-type="float">
            <text:p>1,84740104911779</text:p>
          </table:table-cell>
          <table:table-cell table:formula="of:=[.$A$2]/[.D2]" office:value-type="float" office:value="3.55087076076994" calcext:value-type="float">
            <text:p>3,55087076076994</text:p>
          </table:table-cell>
          <table:table-cell table:formula="of:=[.$A$2]/[.E2]" office:value-type="float" office:value="6.62222222222222" calcext:value-type="float">
            <text:p>6,62222222222222</text:p>
          </table:table-cell>
          <table:table-cell table:formula="of:=[.$A$2]/[.F2]" office:value-type="float" office:value="10.7611111111111" calcext:value-type="float">
            <text:p>10,7611111111111</text:p>
          </table:table-cell>
          <table:table-cell table:formula="of:=[.$A$2]/[.G2]" office:value-type="float" office:value="12.8278145695364" calcext:value-type="float">
            <text:p>12,8278145695364</text:p>
          </table:table-cell>
          <table:table-cell table:formula="of:=[.$A$2]/[.H2]" office:value-type="float" office:value="9.11529411764706" calcext:value-type="float">
            <text:p>9,115294117647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450" calcext:value-type="float">
            <text:p>15450</text:p>
          </table:table-cell>
          <table:table-cell office:value-type="float" office:value="8193" calcext:value-type="float">
            <text:p>8193</text:p>
          </table:table-cell>
          <table:table-cell office:value-type="float" office:value="4188" calcext:value-type="float">
            <text:p>4188</text:p>
          </table:table-cell>
          <table:table-cell office:value-type="float" office:value="2250" calcext:value-type="float">
            <text:p>2250</text:p>
          </table:table-cell>
          <table:table-cell office:value-type="float" office:value="1240" calcext:value-type="float">
            <text:p>1240</text:p>
          </table:table-cell>
          <table:table-cell office:value-type="float" office:value="882" calcext:value-type="float">
            <text:p>88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/>
          <table:table-cell table:formula="of:=[.$A$6]/[.B6]" office:value-type="float" office:value="1.00640776699029" calcext:value-type="float">
            <text:p>1,00640776699029</text:p>
          </table:table-cell>
          <table:table-cell table:formula="of:=[.$A$6]/[.C6]" office:value-type="float" office:value="1.89783961918711" calcext:value-type="float">
            <text:p>1,89783961918711</text:p>
          </table:table-cell>
          <table:table-cell table:formula="of:=[.$A$6]/[.D6]" office:value-type="float" office:value="3.71275071633238" calcext:value-type="float">
            <text:p>3,71275071633238</text:p>
          </table:table-cell>
          <table:table-cell table:formula="of:=[.$A$6]/[.E6]" office:value-type="float" office:value="6.91066666666667" calcext:value-type="float">
            <text:p>6,91066666666667</text:p>
          </table:table-cell>
          <table:table-cell table:formula="of:=[.$A$6]/[.F6]" office:value-type="float" office:value="12.5395161290323" calcext:value-type="float">
            <text:p>12,5395161290323</text:p>
          </table:table-cell>
          <table:table-cell table:formula="of:=[.$A$6]/[.G6]" office:value-type="float" office:value="17.6292517006803" calcext:value-type="float">
            <text:p>17,6292517006803</text:p>
          </table:table-cell>
          <table:table-cell table:formula="of:=[.$A$6]/[.H6]" office:value-type="float" office:value="15.7857868020305" calcext:value-type="float">
            <text:p>15,78578680203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732" calcext:value-type="float">
            <text:p>64732</text:p>
          </table:table-cell>
          <table:table-cell/>
          <table:table-cell office:value-type="float" office:value="33491" calcext:value-type="float">
            <text:p>33491</text:p>
          </table:table-cell>
          <table:table-cell office:value-type="float" office:value="17093" calcext:value-type="float">
            <text:p>17093</text:p>
          </table:table-cell>
          <table:table-cell office:value-type="float" office:value="8631" calcext:value-type="float">
            <text:p>8631</text:p>
          </table:table-cell>
          <table:table-cell office:value-type="float" office:value="4659" calcext:value-type="float">
            <text:p>4659</text:p>
          </table:table-cell>
          <table:table-cell office:value-type="float" office:value="2794" calcext:value-type="float">
            <text:p>2794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table:number-columns-repeated="2"/>
          <table:table-cell table:formula="of:=[.$A$10]/[.C10]" office:value-type="float" office:value="1.93281777193873" calcext:value-type="float">
            <text:p>1,93281777193873</text:p>
          </table:table-cell>
          <table:table-cell table:formula="of:=[.$A$10]/[.D10]" office:value-type="float" office:value="3.78704732931609" calcext:value-type="float">
            <text:p>3,78704732931609</text:p>
          </table:table-cell>
          <table:table-cell table:formula="of:=[.$A$10]/[.E10]" office:value-type="float" office:value="7.49994206928514" calcext:value-type="float">
            <text:p>7,49994206928514</text:p>
          </table:table-cell>
          <table:table-cell table:formula="of:=[.$A$10]/[.F10]" office:value-type="float" office:value="13.8939686628032" calcext:value-type="float">
            <text:p>13,8939686628032</text:p>
          </table:table-cell>
          <table:table-cell table:formula="of:=[.$A$10]/[.G10]" office:value-type="float" office:value="23.1682176091625" calcext:value-type="float">
            <text:p>23,1682176091625</text:p>
          </table:table-cell>
          <table:table-cell table:formula="of:=[.$A$10]/[.H10]" office:value-type="float" office:value="26.8932280847528" calcext:value-type="float">
            <text:p>26,8932280847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546" calcext:value-type="float">
            <text:p>159546</text:p>
          </table:table-cell>
          <table:table-cell/>
          <table:table-cell office:value-type="float" office:value="82705" calcext:value-type="float">
            <text:p>82705</text:p>
          </table:table-cell>
          <table:table-cell office:value-type="float" office:value="37911" calcext:value-type="float">
            <text:p>37911</text:p>
          </table:table-cell>
          <table:table-cell office:value-type="float" office:value="19495" calcext:value-type="float">
            <text:p>19495</text:p>
          </table:table-cell>
          <table:table-cell office:value-type="float" office:value="10116" calcext:value-type="float">
            <text:p>10116</text:p>
          </table:table-cell>
          <table:table-cell office:value-type="float" office:value="5714" calcext:value-type="float">
            <text:p>5714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number-columns-repeated="2"/>
          <table:table-cell table:formula="of:=[.$A$14]/[.C14]" office:value-type="float" office:value="1.92909739435343" calcext:value-type="float">
            <text:p>1,92909739435343</text:p>
          </table:table-cell>
          <table:table-cell table:formula="of:=[.$A$14]/[.D14]" office:value-type="float" office:value="4.20843554641133" calcext:value-type="float">
            <text:p>4,20843554641133</text:p>
          </table:table-cell>
          <table:table-cell table:formula="of:=[.$A$14]/[.E14]" office:value-type="float" office:value="8.18394460117979" calcext:value-type="float">
            <text:p>8,18394460117979</text:p>
          </table:table-cell>
          <table:table-cell table:formula="of:=[.$A$14]/[.F14]" office:value-type="float" office:value="15.7716488730724" calcext:value-type="float">
            <text:p>15,7716488730724</text:p>
          </table:table-cell>
          <table:table-cell table:formula="of:=[.$A$14]/[.G14]" office:value-type="float" office:value="27.9219460973049" calcext:value-type="float">
            <text:p>27,9219460973049</text:p>
          </table:table-cell>
          <table:table-cell table:formula="of:=[.$A$14]/[.H14]" office:value-type="float" office:value="36.1208965361105" calcext:value-type="float">
            <text:p>36,120896536110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50797" calcext:value-type="float">
            <text:p>150797</text:p>
          </table:table-cell>
          <table:table-cell office:value-type="float" office:value="67519" calcext:value-type="float">
            <text:p>67519</text:p>
          </table:table-cell>
          <table:table-cell office:value-type="float" office:value="33366" calcext:value-type="float">
            <text:p>33366</text:p>
          </table:table-cell>
          <table:table-cell office:value-type="float" office:value="17588" calcext:value-type="float">
            <text:p>17588</text:p>
          </table:table-cell>
          <table:table-cell office:value-type="float" office:value="9577" calcext:value-type="float">
            <text:p>9577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1.95434922445407" calcext:value-type="float">
            <text:p>1,95434922445407</text:p>
          </table:table-cell>
          <table:table-cell table:formula="of:=[.$A$18]/[.D18]" office:value-type="float" office:value="4.36484545091011" calcext:value-type="float">
            <text:p>4,36484545091011</text:p>
          </table:table-cell>
          <table:table-cell table:formula="of:=[.$A$18]/[.E18]" office:value-type="float" office:value="8.83264400887131" calcext:value-type="float">
            <text:p>8,83264400887131</text:p>
          </table:table-cell>
          <table:table-cell table:formula="of:=[.$A$18]/[.F18]" office:value-type="float" office:value="16.756311121219" calcext:value-type="float">
            <text:p>16,756311121219</text:p>
          </table:table-cell>
          <table:table-cell table:formula="of:=[.$A$18]/[.G18]" office:value-type="float" office:value="30.7726845567505" calcext:value-type="float">
            <text:p>30,7726845567505</text:p>
          </table:table-cell>
          <table:table-cell table:formula="of:=[.$A$18]/[.H18]" office:value-type="float" office:value="42.489907727797" calcext:value-type="float">
            <text:p>42,4899077277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1791" calcext:value-type="float">
            <text:p>461791</text:p>
          </table:table-cell>
          <table:table-cell table:number-columns-repeated="4"/>
          <table:table-cell office:value-type="float" office:value="27657" calcext:value-type="float">
            <text:p>27657</text:p>
          </table:table-cell>
          <table:table-cell office:value-type="float" office:value="14952" calcext:value-type="float">
            <text:p>14952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table:number-columns-repeated="5"/>
          <table:table-cell table:formula="of:=[.$A$22]/[.F22]" office:value-type="float" office:value="16.6970748815851" calcext:value-type="float">
            <text:p>16,6970748815851</text:p>
          </table:table-cell>
          <table:table-cell table:formula="of:=[.$A$22]/[.G22]" office:value-type="float" office:value="30.884898341359" calcext:value-type="float">
            <text:p>30,884898341359</text:p>
          </table:table-cell>
          <table:table-cell table:formula="of:=[.$A$22]/[.H22]" office:value-type="float" office:value="45.7626597958577" calcext:value-type="float">
            <text:p>45,76265979585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82251521298174" calcext:value-type="float">
            <text:p>0,982251521298174</text:p>
          </table:table-cell>
          <table:table-cell office:value-type="float" office:value="1.00640776699029" calcext:value-type="float">
            <text:p>1,0064077669902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84740104911779" calcext:value-type="float">
            <text:p>1,84740104911779</text:p>
          </table:table-cell>
          <table:table-cell office:value-type="float" office:value="1.83816053907081" calcext:value-type="float">
            <text:p>1,83816053907081</text:p>
          </table:table-cell>
          <table:table-cell office:value-type="float" office:value="1.88800093332556" calcext:value-type="float">
            <text:p>1,88800093332556</text:p>
          </table:table-cell>
          <table:table-cell office:value-type="float" office:value="1.92909739435343" calcext:value-type="float">
            <text:p>1,92909739435343</text:p>
          </table:table-cell>
          <table:table-cell office:value-type="float" office:value="1.92667507828691" calcext:value-type="float">
            <text:p>1,926675078286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.55087076076994" calcext:value-type="float">
            <text:p>3,55087076076994</text:p>
          </table:table-cell>
          <table:table-cell office:value-type="float" office:value="3.65171441991545" calcext:value-type="float">
            <text:p>3,65171441991545</text:p>
          </table:table-cell>
          <table:table-cell office:value-type="float" office:value="3.78704732931609" calcext:value-type="float">
            <text:p>3,78704732931609</text:p>
          </table:table-cell>
          <table:table-cell office:value-type="float" office:value="4.20843554641133" calcext:value-type="float">
            <text:p>4,20843554641133</text:p>
          </table:table-cell>
          <table:table-cell office:value-type="float" office:value="4.26405266584678" calcext:value-type="float">
            <text:p>4,26405266584678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.62222222222222" calcext:value-type="float">
            <text:p>6,62222222222222</text:p>
          </table:table-cell>
          <table:table-cell office:value-type="float" office:value="6.91066666666667" calcext:value-type="float">
            <text:p>6,91066666666667</text:p>
          </table:table-cell>
          <table:table-cell office:value-type="float" office:value="7.49994206928514" calcext:value-type="float">
            <text:p>7,49994206928514</text:p>
          </table:table-cell>
          <table:table-cell office:value-type="float" office:value="8.18394460117979" calcext:value-type="float">
            <text:p>8,18394460117979</text:p>
          </table:table-cell>
          <table:table-cell office:value-type="float" office:value="8.52847551799977" calcext:value-type="float">
            <text:p>8,52847551799977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.7611111111111" calcext:value-type="float">
            <text:p>10,7611111111111</text:p>
          </table:table-cell>
          <table:table-cell office:value-type="float" office:value="12.5395161290323" calcext:value-type="float">
            <text:p>12,5395161290323</text:p>
          </table:table-cell>
          <table:table-cell office:value-type="float" office:value="13.8939686628032" calcext:value-type="float">
            <text:p>13,8939686628032</text:p>
          </table:table-cell>
          <table:table-cell office:value-type="float" office:value="15.7716488730724" calcext:value-type="float">
            <text:p>15,7716488730724</text:p>
          </table:table-cell>
          <table:table-cell office:value-type="float" office:value="16.756311121219" calcext:value-type="float">
            <text:p>16,756311121219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2.8278145695364" calcext:value-type="float">
            <text:p>12,8278145695364</text:p>
          </table:table-cell>
          <table:table-cell office:value-type="float" office:value="17.6292517006803" calcext:value-type="float">
            <text:p>17,6292517006803</text:p>
          </table:table-cell>
          <table:table-cell office:value-type="float" office:value="23.1682176091625" calcext:value-type="float">
            <text:p>23,1682176091625</text:p>
          </table:table-cell>
          <table:table-cell office:value-type="float" office:value="27.9219460973049" calcext:value-type="float">
            <text:p>27,9219460973049</text:p>
          </table:table-cell>
          <table:table-cell office:value-type="float" office:value="29.6131430868167" calcext:value-type="float">
            <text:p>29,6131430868167</text:p>
          </table:table-cell>
          <table:table-cell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.11529411764706" calcext:value-type="float">
            <text:p>9,11529411764706</text:p>
          </table:table-cell>
          <table:table-cell office:value-type="float" office:value="15.7857868020305" calcext:value-type="float">
            <text:p>15,7857868020305</text:p>
          </table:table-cell>
          <table:table-cell office:value-type="float" office:value="26.8932280847528" calcext:value-type="float">
            <text:p>26,8932280847528</text:p>
          </table:table-cell>
          <table:table-cell office:value-type="float" office:value="36.1208965361105" calcext:value-type="float">
            <text:p>36,1208965361105</text:p>
          </table:table-cell>
          <table:table-cell office:value-type="float" office:value="42.489907727797" calcext:value-type="float">
            <text:p>42,489907727797</text:p>
          </table:table-cell>
          <table:table-cell/>
        </table:table-row>
      </table:table>
      <table:table table:name="ff" table:style-name="ta1">
        <table:table-column table:style-name="co1" table:number-columns-repeated="8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/>
          <table:table-cell table:formula="of:=[.$A$2]/[.B2]" office:value-type="string" office:string-value="" calcext:value-type="error">
            <text:p>#DIV/0!</text:p>
          </table:table-cell>
          <table:table-cell table:formula="of:=[.$A$2]/[.C2]" office:value-type="string" office:string-value="" calcext:value-type="error">
            <text:p>#DIV/0!</text:p>
          </table:table-cell>
          <table:table-cell table:formula="of:=[.$A$2]/[.D2]" office:value-type="string" office:string-value="" calcext:value-type="error">
            <text:p>#DIV/0!</text:p>
          </table:table-cell>
          <table:table-cell table:formula="of:=[.$A$2]/[.E2]" office:value-type="string" office:string-value="" calcext:value-type="error">
            <text:p>#DIV/0!</text:p>
          </table:table-cell>
          <table:table-cell table:formula="of:=[.$A$2]/[.F2]" office:value-type="string" office:string-value="" calcext:value-type="error">
            <text:p>#DIV/0!</text:p>
          </table:table-cell>
          <table:table-cell table:formula="of:=[.$A$2]/[.G2]" office:value-type="string" office:string-value="" calcext:value-type="error">
            <text:p>#DIV/0!</text:p>
          </table:table-cell>
          <table:table-cell table:formula="of:=[.$A$2]/[.H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49" calcext:value-type="float">
            <text:p>15549</text:p>
          </table:table-cell>
          <table:table-cell office:value-type="float" office:value="15677" calcext:value-type="float">
            <text:p>15677</text:p>
          </table:table-cell>
          <table:table-cell office:value-type="float" office:value="8480" calcext:value-type="float">
            <text:p>8480</text:p>
          </table:table-cell>
          <table:table-cell office:value-type="float" office:value="4430" calcext:value-type="float">
            <text:p>4430</text:p>
          </table:table-cell>
          <table:table-cell office:value-type="float" office:value="2379" calcext:value-type="float">
            <text:p>2379</text:p>
          </table:table-cell>
          <table:table-cell office:value-type="float" office:value="1506" calcext:value-type="float">
            <text:p>1506</text:p>
          </table:table-cell>
          <table:table-cell office:value-type="float" office:value="1342" calcext:value-type="float">
            <text:p>1342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/>
          <table:table-cell table:formula="of:=[.$A$6]/[.B6]" office:value-type="float" office:value="0.991835172545768" calcext:value-type="float">
            <text:p>0,991835172545768</text:p>
          </table:table-cell>
          <table:table-cell table:formula="of:=[.$A$6]/[.C6]" office:value-type="float" office:value="1.83360849056604" calcext:value-type="float">
            <text:p>1,83360849056604</text:p>
          </table:table-cell>
          <table:table-cell table:formula="of:=[.$A$6]/[.D6]" office:value-type="float" office:value="3.50993227990971" calcext:value-type="float">
            <text:p>3,50993227990971</text:p>
          </table:table-cell>
          <table:table-cell table:formula="of:=[.$A$6]/[.E6]" office:value-type="float" office:value="6.5359394703657" calcext:value-type="float">
            <text:p>6,5359394703657</text:p>
          </table:table-cell>
          <table:table-cell table:formula="of:=[.$A$6]/[.F6]" office:value-type="float" office:value="10.3247011952191" calcext:value-type="float">
            <text:p>10,3247011952191</text:p>
          </table:table-cell>
          <table:table-cell table:formula="of:=[.$A$6]/[.G6]" office:value-type="float" office:value="11.5864381520119" calcext:value-type="float">
            <text:p>11,5864381520119</text:p>
          </table:table-cell>
          <table:table-cell table:formula="of:=[.$A$6]/[.H6]" office:value-type="float" office:value="6.84676354029062" calcext:value-type="float">
            <text:p>6,8467635402906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4710" calcext:value-type="float">
            <text:p>294710</text:p>
          </table:table-cell>
          <table:table-cell/>
          <table:table-cell office:value-type="float" office:value="137797" calcext:value-type="float">
            <text:p>137797</text:p>
          </table:table-cell>
          <table:table-cell office:value-type="float" office:value="69935" calcext:value-type="float">
            <text:p>69935</text:p>
          </table:table-cell>
          <table:table-cell office:value-type="float" office:value="34546" calcext:value-type="float">
            <text:p>34546</text:p>
          </table:table-cell>
          <table:table-cell office:value-type="float" office:value="18588" calcext:value-type="float">
            <text:p>185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table:number-columns-repeated="2"/>
          <table:table-cell table:formula="of:=[.$A$18]/[.C18]" office:value-type="float" office:value="2.13872580680276" calcext:value-type="float">
            <text:p>2,13872580680276</text:p>
          </table:table-cell>
          <table:table-cell table:formula="of:=[.$A$18]/[.D18]" office:value-type="float" office:value="4.21405590905841" calcext:value-type="float">
            <text:p>4,21405590905841</text:p>
          </table:table-cell>
          <table:table-cell table:formula="of:=[.$A$18]/[.E18]" office:value-type="float" office:value="8.53094424824871" calcext:value-type="float">
            <text:p>8,53094424824871</text:p>
          </table:table-cell>
          <table:table-cell table:formula="of:=[.$A$18]/[.F18]" office:value-type="float" office:value="15.8548525930708" calcext:value-type="float">
            <text:p>15,8548525930708</text:p>
          </table:table-cell>
          <table:table-cell table:formula="of:=[.$A$18]/[.G18]" office:value-type="float" office:value="25.660426643448" calcext:value-type="float">
            <text:p>25,660426643448</text:p>
          </table:table-cell>
          <table:table-cell table:formula="of:=[.$A$18]/[.H18]" office:value-type="float" office:value="26.9387568555759" calcext:value-type="float">
            <text:p>26,93875685557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pthread_plot" table:style-name="ta1">
        <table:shapes>
          <draw:frame draw:z-index="0" draw:style-name="gr1" draw:text-style-name="P1" svg:width="19cm" svg:height="15cm" svg:x="5.4cm" svg:y="17cm">
            <draw:object draw:notify-on-update-of-ranges="pthread_plot.A3:pthread_plot.A35 pthread_plot.H2:pthread_plot.H2 pthread_plot.H3:pthread_plot.H35 pthread_plot.A3:pthread_plot.A35 pthread_plot.I2:pthread_plot.I2 pthread_plot.I3:pthread_plot.I35 pthread_plot.A3:pthread_plot.A35 pthread_plot.J2:pthread_plot.J2 pthread_plot.J3:pthread_plot.J35 pthread_plot.A3:pthread_plot.A35 pthread_plot.K2:pthread_plot.K2 pthread_plot.K3:pthread_plot.K35 pthread_plot.A3:pthread_plot.A35 pthread_plot.L2:pthread_plot.L2 pthread_plot.L3:pthread_plot.L35 pthread_plot.A3:pthread_plot.A35 pthread_plot.M2:pthread_plot.M2 pthread_plot.M3:pthread_plot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65" calcext:value-type="float">
            <text:p>2065</text:p>
          </table:table-cell>
          <table:table-cell office:value-type="float" office:value="8210" calcext:value-type="float">
            <text:p>8210</text:p>
          </table:table-cell>
          <table:table-cell office:value-type="float" office:value="33238" calcext:value-type="float">
            <text:p>33238</text:p>
          </table:table-cell>
          <table:table-cell office:value-type="float" office:value="82306" calcext:value-type="float">
            <text:p>82306</text:p>
          </table:table-cell>
          <table:table-cell office:value-type="float" office:value="150802" calcext:value-type="float">
            <text:p>15080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87" calcext:value-type="float">
            <text:p>1,87</text:p>
          </table:table-cell>
          <table:table-cell table:formula="of:=ROUND([.$C$2]/[.C4]; 2)" office:value-type="float" office:value="1.89" calcext:value-type="float">
            <text:p>1,89</text:p>
          </table:table-cell>
          <table:table-cell table:formula="of:=ROUND([.$D$2]/[.D4]; 2)" office:value-type="float" office:value="1.97" calcext:value-type="float">
            <text:p>1,97</text:p>
          </table:table-cell>
          <table:table-cell/>
          <table:table-cell table:formula="of:=ROUND([.$F$2]/[.F4]; 2)" office:value-type="float" office:value="1.95" calcext:value-type="float">
            <text:p>1,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4192" calcext:value-type="float">
            <text:p>4192</text:p>
          </table:table-cell>
          <table:table-cell office:value-type="float" office:value="16565" calcext:value-type="float">
            <text:p>16565</text:p>
          </table:table-cell>
          <table:table-cell office:value-type="float" office:value="37513" calcext:value-type="float">
            <text:p>37513</text:p>
          </table:table-cell>
          <table:table-cell office:value-type="float" office:value="67519" calcext:value-type="float">
            <text:p>6751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61" calcext:value-type="float">
            <text:p>3,61</text:p>
          </table:table-cell>
          <table:table-cell table:formula="of:=ROUND([.$C$2]/[.C5]; 2)" office:value-type="float" office:value="3.71" calcext:value-type="float">
            <text:p>3,71</text:p>
          </table:table-cell>
          <table:table-cell table:formula="of:=ROUND([.$D$2]/[.D5]; 2)" office:value-type="float" office:value="3.95" calcext:value-type="float">
            <text:p>3,95</text:p>
          </table:table-cell>
          <table:table-cell/>
          <table:table-cell table:formula="of:=ROUND([.$F$2]/[.F5]; 2)" office:value-type="float" office:value="4.35" calcext:value-type="float">
            <text:p>4,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2859" calcext:value-type="float">
            <text:p>2859</text:p>
          </table:table-cell>
          <table:table-cell office:value-type="float" office:value="11281" calcext:value-type="float">
            <text:p>11281</text:p>
          </table:table-cell>
          <table:table-cell office:value-type="float" office:value="24977" calcext:value-type="float">
            <text:p>24977</text:p>
          </table:table-cell>
          <table:table-cell office:value-type="float" office:value="44762" calcext:value-type="float">
            <text:p>4476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5.19" calcext:value-type="float">
            <text:p>5,19</text:p>
          </table:table-cell>
          <table:table-cell table:formula="of:=ROUND([.$C$2]/[.C6]; 2)" office:value-type="float" office:value="5.44" calcext:value-type="float">
            <text:p>5,44</text:p>
          </table:table-cell>
          <table:table-cell table:formula="of:=ROUND([.$D$2]/[.D6]; 2)" office:value-type="float" office:value="5.81" calcext:value-type="float">
            <text:p>5,81</text:p>
          </table:table-cell>
          <table:table-cell/>
          <table:table-cell table:formula="of:=ROUND([.$F$2]/[.F6]; 2)" office:value-type="float" office:value="6.56" calcext:value-type="float">
            <text:p>6,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office:value-type="float" office:value="2172" calcext:value-type="float">
            <text:p>2172</text:p>
          </table:table-cell>
          <table:table-cell office:value-type="float" office:value="8445" calcext:value-type="float">
            <text:p>8445</text:p>
          </table:table-cell>
          <table:table-cell office:value-type="float" office:value="18830" calcext:value-type="float">
            <text:p>18830</text:p>
          </table:table-cell>
          <table:table-cell office:value-type="float" office:value="33366" calcext:value-type="float">
            <text:p>33366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6.69" calcext:value-type="float">
            <text:p>6,69</text:p>
          </table:table-cell>
          <table:table-cell table:formula="of:=ROUND([.$C$2]/[.C7]; 2)" office:value-type="float" office:value="7.16" calcext:value-type="float">
            <text:p>7,16</text:p>
          </table:table-cell>
          <table:table-cell table:formula="of:=ROUND([.$D$2]/[.D7]; 2)" office:value-type="float" office:value="7.75" calcext:value-type="float">
            <text:p>7,75</text:p>
          </table:table-cell>
          <table:table-cell/>
          <table:table-cell table:formula="of:=ROUND([.$F$2]/[.F7]; 2)" office:value-type="float" office:value="8.8" calcext:value-type="float">
            <text:p>8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784" calcext:value-type="float">
            <text:p>1784</text:p>
          </table:table-cell>
          <table:table-cell office:value-type="float" office:value="6846" calcext:value-type="float">
            <text:p>6846</text:p>
          </table:table-cell>
          <table:table-cell office:value-type="float" office:value="15184" calcext:value-type="float">
            <text:p>15184</text:p>
          </table:table-cell>
          <table:table-cell office:value-type="float" office:value="26821" calcext:value-type="float">
            <text:p>268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7.98" calcext:value-type="float">
            <text:p>7,98</text:p>
          </table:table-cell>
          <table:table-cell table:formula="of:=ROUND([.$C$2]/[.C8]; 2)" office:value-type="float" office:value="8.72" calcext:value-type="float">
            <text:p>8,72</text:p>
          </table:table-cell>
          <table:table-cell table:formula="of:=ROUND([.$D$2]/[.D8]; 2)" office:value-type="float" office:value="9.57" calcext:value-type="float">
            <text:p>9,57</text:p>
          </table:table-cell>
          <table:table-cell/>
          <table:table-cell table:formula="of:=ROUND([.$F$2]/[.F8]; 2)" office:value-type="float" office:value="10.95" calcext:value-type="float">
            <text:p>10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3" calcext:value-type="float">
            <text:p>423</text:p>
          </table:table-cell>
          <table:table-cell office:value-type="float" office:value="1536" calcext:value-type="float">
            <text:p>1536</text:p>
          </table:table-cell>
          <table:table-cell office:value-type="float" office:value="5841" calcext:value-type="float">
            <text:p>5841</text:p>
          </table:table-cell>
          <table:table-cell office:value-type="float" office:value="14027" calcext:value-type="float">
            <text:p>14027</text:p>
          </table:table-cell>
          <table:table-cell office:value-type="float" office:value="22721" calcext:value-type="float">
            <text:p>227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9.13" calcext:value-type="float">
            <text:p>9,13</text:p>
          </table:table-cell>
          <table:table-cell table:formula="of:=ROUND([.$C$2]/[.C9]; 2)" office:value-type="float" office:value="10.12" calcext:value-type="float">
            <text:p>10,12</text:p>
          </table:table-cell>
          <table:table-cell table:formula="of:=ROUND([.$D$2]/[.D9]; 2)" office:value-type="float" office:value="11.21" calcext:value-type="float">
            <text:p>11,21</text:p>
          </table:table-cell>
          <table:table-cell/>
          <table:table-cell table:formula="of:=ROUND([.$F$2]/[.F9]; 2)" office:value-type="float" office:value="12.93" calcext:value-type="float">
            <text:p>12,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1356" calcext:value-type="float">
            <text:p>1356</text:p>
          </table:table-cell>
          <table:table-cell office:value-type="float" office:value="5088" calcext:value-type="float">
            <text:p>5088</text:p>
          </table:table-cell>
          <table:table-cell office:value-type="float" office:value="11156" calcext:value-type="float">
            <text:p>11156</text:p>
          </table:table-cell>
          <table:table-cell office:value-type="float" office:value="19856" calcext:value-type="float">
            <text:p>1985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10.16" calcext:value-type="float">
            <text:p>10,16</text:p>
          </table:table-cell>
          <table:table-cell table:formula="of:=ROUND([.$C$2]/[.C10]; 2)" office:value-type="float" office:value="11.47" calcext:value-type="float">
            <text:p>11,47</text:p>
          </table:table-cell>
          <table:table-cell table:formula="of:=ROUND([.$D$2]/[.D10]; 2)" office:value-type="float" office:value="12.87" calcext:value-type="float">
            <text:p>12,87</text:p>
          </table:table-cell>
          <table:table-cell/>
          <table:table-cell table:formula="of:=ROUND([.$F$2]/[.F10]; 2)" office:value-type="float" office:value="14.79" calcext:value-type="float">
            <text:p>14,7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office:value-type="float" office:value="1222" calcext:value-type="float">
            <text:p>1222</text:p>
          </table:table-cell>
          <table:table-cell office:value-type="float" office:value="4502" calcext:value-type="float">
            <text:p>4502</text:p>
          </table:table-cell>
          <table:table-cell office:value-type="float" office:value="9882" calcext:value-type="float">
            <text:p>9882</text:p>
          </table:table-cell>
          <table:table-cell office:value-type="float" office:value="17188" calcext:value-type="float">
            <text:p>17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10.79" calcext:value-type="float">
            <text:p>10,79</text:p>
          </table:table-cell>
          <table:table-cell table:formula="of:=ROUND([.$C$2]/[.C11]; 2)" office:value-type="float" office:value="12.72" calcext:value-type="float">
            <text:p>12,72</text:p>
          </table:table-cell>
          <table:table-cell table:formula="of:=ROUND([.$D$2]/[.D11]; 2)" office:value-type="float" office:value="14.55" calcext:value-type="float">
            <text:p>14,55</text:p>
          </table:table-cell>
          <table:table-cell/>
          <table:table-cell table:formula="of:=ROUND([.$F$2]/[.F11]; 2)" office:value-type="float" office:value="17.09" calcext:value-type="float">
            <text:p>17,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8" calcext:value-type="float">
            <text:p>338</text:p>
          </table:table-cell>
          <table:table-cell office:value-type="float" office:value="1139" calcext:value-type="float">
            <text:p>1139</text:p>
          </table:table-cell>
          <table:table-cell office:value-type="float" office:value="4122" calcext:value-type="float">
            <text:p>4122</text:p>
          </table:table-cell>
          <table:table-cell office:value-type="float" office:value="9095" calcext:value-type="float">
            <text:p>9095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11.43" calcext:value-type="float">
            <text:p>11,43</text:p>
          </table:table-cell>
          <table:table-cell table:formula="of:=ROUND([.$C$2]/[.C12]; 2)" office:value-type="float" office:value="13.65" calcext:value-type="float">
            <text:p>13,65</text:p>
          </table:table-cell>
          <table:table-cell table:formula="of:=ROUND([.$D$2]/[.D12]; 2)" office:value-type="float" office:value="15.89" calcext:value-type="float">
            <text:p>15,89</text:p>
          </table:table-cell>
          <table:table-cell/>
          <table:table-cell table:formula="of:=ROUND([.$F$2]/[.F12]; 2)" office:value-type="float" office:value="18.94" calcext:value-type="float">
            <text:p>18,9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1061" calcext:value-type="float">
            <text:p>1061</text:p>
          </table:table-cell>
          <table:table-cell office:value-type="float" office:value="3759" calcext:value-type="float">
            <text:p>3759</text:p>
          </table:table-cell>
          <table:table-cell office:value-type="float" office:value="8086" calcext:value-type="float">
            <text:p>8086</text:p>
          </table:table-cell>
          <table:table-cell office:value-type="float" office:value="14054" calcext:value-type="float">
            <text:p>1405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11.74" calcext:value-type="float">
            <text:p>11,74</text:p>
          </table:table-cell>
          <table:table-cell table:formula="of:=ROUND([.$C$2]/[.C13]; 2)" office:value-type="float" office:value="14.66" calcext:value-type="float">
            <text:p>14,66</text:p>
          </table:table-cell>
          <table:table-cell table:formula="of:=ROUND([.$D$2]/[.D13]; 2)" office:value-type="float" office:value="17.42" calcext:value-type="float">
            <text:p>17,42</text:p>
          </table:table-cell>
          <table:table-cell/>
          <table:table-cell table:formula="of:=ROUND([.$F$2]/[.F13]; 2)"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" calcext:value-type="float">
            <text:p>317</text:p>
          </table:table-cell>
          <table:table-cell office:value-type="float" office:value="1012" calcext:value-type="float">
            <text:p>1012</text:p>
          </table:table-cell>
          <table:table-cell office:value-type="float" office:value="3528" calcext:value-type="float">
            <text:p>3528</text:p>
          </table:table-cell>
          <table:table-cell office:value-type="float" office:value="7516" calcext:value-type="float">
            <text:p>7516</text:p>
          </table:table-cell>
          <table:table-cell office:value-type="float" office:value="13015" calcext:value-type="float">
            <text:p>130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12.18" calcext:value-type="float">
            <text:p>12,18</text:p>
          </table:table-cell>
          <table:table-cell table:formula="of:=ROUND([.$C$2]/[.C14]; 2)" office:value-type="float" office:value="15.36" calcext:value-type="float">
            <text:p>15,36</text:p>
          </table:table-cell>
          <table:table-cell table:formula="of:=ROUND([.$D$2]/[.D14]; 2)" office:value-type="float" office:value="18.56" calcext:value-type="float">
            <text:p>18,56</text:p>
          </table:table-cell>
          <table:table-cell/>
          <table:table-cell table:formula="of:=ROUND([.$F$2]/[.F14]; 2)" office:value-type="float" office:value="22.57" calcext:value-type="float">
            <text:p>22,5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963" calcext:value-type="float">
            <text:p>963</text:p>
          </table:table-cell>
          <table:table-cell office:value-type="float" office:value="3306" calcext:value-type="float">
            <text:p>3306</text:p>
          </table:table-cell>
          <table:table-cell office:value-type="float" office:value="6972" calcext:value-type="float">
            <text:p>6972</text:p>
          </table:table-cell>
          <table:table-cell office:value-type="float" office:value="12157" calcext:value-type="float">
            <text:p>1215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12.34" calcext:value-type="float">
            <text:p>12,34</text:p>
          </table:table-cell>
          <table:table-cell table:formula="of:=ROUND([.$C$2]/[.C15]; 2)" office:value-type="float" office:value="16.15" calcext:value-type="float">
            <text:p>16,15</text:p>
          </table:table-cell>
          <table:table-cell table:formula="of:=ROUND([.$D$2]/[.D15]; 2)" office:value-type="float" office:value="19.81" calcext:value-type="float">
            <text:p>19,81</text:p>
          </table:table-cell>
          <table:table-cell/>
          <table:table-cell table:formula="of:=ROUND([.$F$2]/[.F15]; 2)" office:value-type="float" office:value="24.16" calcext:value-type="float">
            <text:p>24,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929" calcext:value-type="float">
            <text:p>929</text:p>
          </table:table-cell>
          <table:table-cell office:value-type="float" office:value="3132" calcext:value-type="float">
            <text:p>3132</text:p>
          </table:table-cell>
          <table:table-cell office:value-type="float" office:value="6579" calcext:value-type="float">
            <text:p>6579</text:p>
          </table:table-cell>
          <table:table-cell office:value-type="float" office:value="11346" calcext:value-type="float">
            <text:p>1134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12.54" calcext:value-type="float">
            <text:p>12,54</text:p>
          </table:table-cell>
          <table:table-cell table:formula="of:=ROUND([.$C$2]/[.C16]; 2)" office:value-type="float" office:value="16.74" calcext:value-type="float">
            <text:p>16,74</text:p>
          </table:table-cell>
          <table:table-cell table:formula="of:=ROUND([.$D$2]/[.D16]; 2)" office:value-type="float" office:value="20.91" calcext:value-type="float">
            <text:p>20,91</text:p>
          </table:table-cell>
          <table:table-cell/>
          <table:table-cell table:formula="of:=ROUND([.$F$2]/[.F16]; 2)" office:value-type="float" office:value="25.89" calcext:value-type="float">
            <text:p>25,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3" calcext:value-type="float">
            <text:p>303</text:p>
          </table:table-cell>
          <table:table-cell office:value-type="float" office:value="911" calcext:value-type="float">
            <text:p>911</text:p>
          </table:table-cell>
          <table:table-cell office:value-type="float" office:value="2991" calcext:value-type="float">
            <text:p>2991</text:p>
          </table:table-cell>
          <table:table-cell office:value-type="float" office:value="6205" calcext:value-type="float">
            <text:p>6205</text:p>
          </table:table-cell>
          <table:table-cell office:value-type="float" office:value="10693" calcext:value-type="float">
            <text:p>1069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12.75" calcext:value-type="float">
            <text:p>12,75</text:p>
          </table:table-cell>
          <table:table-cell table:formula="of:=ROUND([.$C$2]/[.C17]; 2)" office:value-type="float" office:value="17.07" calcext:value-type="float">
            <text:p>17,07</text:p>
          </table:table-cell>
          <table:table-cell table:formula="of:=ROUND([.$D$2]/[.D17]; 2)" office:value-type="float" office:value="21.9" calcext:value-type="float">
            <text:p>21,9</text:p>
          </table:table-cell>
          <table:table-cell/>
          <table:table-cell table:formula="of:=ROUND([.$F$2]/[.F17]; 2)" office:value-type="float" office:value="27.47" calcext:value-type="float">
            <text:p>27,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2" calcext:value-type="float">
            <text:p>302</text:p>
          </table:table-cell>
          <table:table-cell office:value-type="float" office:value="886" calcext:value-type="float">
            <text:p>886</text:p>
          </table:table-cell>
          <table:table-cell office:value-type="float" office:value="2851" calcext:value-type="float">
            <text:p>2851</text:p>
          </table:table-cell>
          <table:table-cell office:value-type="float" office:value="5887" calcext:value-type="float">
            <text:p>5887</text:p>
          </table:table-cell>
          <table:table-cell office:value-type="float" office:value="10171" calcext:value-type="float">
            <text:p>1017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12.79" calcext:value-type="float">
            <text:p>12,79</text:p>
          </table:table-cell>
          <table:table-cell table:formula="of:=ROUND([.$C$2]/[.C18]; 2)" office:value-type="float" office:value="17.55" calcext:value-type="float">
            <text:p>17,55</text:p>
          </table:table-cell>
          <table:table-cell table:formula="of:=ROUND([.$D$2]/[.D18]; 2)" office:value-type="float" office:value="22.97" calcext:value-type="float">
            <text:p>22,97</text:p>
          </table:table-cell>
          <table:table-cell/>
          <table:table-cell table:formula="of:=ROUND([.$F$2]/[.F18]; 2)" office:value-type="float" office:value="28.88" calcext:value-type="float">
            <text:p>28,8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879" calcext:value-type="float">
            <text:p>879</text:p>
          </table:table-cell>
          <table:table-cell office:value-type="float" office:value="2742" calcext:value-type="float">
            <text:p>2742</text:p>
          </table:table-cell>
          <table:table-cell office:value-type="float" office:value="5684" calcext:value-type="float">
            <text:p>5684</text:p>
          </table:table-cell>
          <table:table-cell office:value-type="float" office:value="9586" calcext:value-type="float">
            <text:p>958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12.75" calcext:value-type="float">
            <text:p>12,75</text:p>
          </table:table-cell>
          <table:table-cell table:formula="of:=ROUND([.$C$2]/[.C19]; 2)" office:value-type="float" office:value="17.69" calcext:value-type="float">
            <text:p>17,69</text:p>
          </table:table-cell>
          <table:table-cell table:formula="of:=ROUND([.$D$2]/[.D19]; 2)" office:value-type="float" office:value="23.88" calcext:value-type="float">
            <text:p>23,88</text:p>
          </table:table-cell>
          <table:table-cell/>
          <table:table-cell table:formula="of:=ROUND([.$F$2]/[.F19]; 2)" office:value-type="float" office:value="30.64" calcext:value-type="float">
            <text:p>30,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  <table:table-cell office:value-type="float" office:value="867" calcext:value-type="float">
            <text:p>867</text:p>
          </table:table-cell>
          <table:table-cell office:value-type="float" office:value="2655" calcext:value-type="float">
            <text:p>2655</text:p>
          </table:table-cell>
          <table:table-cell office:value-type="float" office:value="5428" calcext:value-type="float">
            <text:p>5428</text:p>
          </table:table-cell>
          <table:table-cell office:value-type="float" office:value="9282" calcext:value-type="float">
            <text:p>928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12.7" calcext:value-type="float">
            <text:p>12,7</text:p>
          </table:table-cell>
          <table:table-cell table:formula="of:=ROUND([.$C$2]/[.C20]; 2)" office:value-type="float" office:value="17.93" calcext:value-type="float">
            <text:p>17,93</text:p>
          </table:table-cell>
          <table:table-cell table:formula="of:=ROUND([.$D$2]/[.D20]; 2)" office:value-type="float" office:value="24.67" calcext:value-type="float">
            <text:p>24,67</text:p>
          </table:table-cell>
          <table:table-cell/>
          <table:table-cell table:formula="of:=ROUND([.$F$2]/[.F20]; 2)" office:value-type="float" office:value="31.64" calcext:value-type="float">
            <text:p>31,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  <table:table-cell office:value-type="float" office:value="849" calcext:value-type="float">
            <text:p>849</text:p>
          </table:table-cell>
          <table:table-cell office:value-type="float" office:value="2595" calcext:value-type="float">
            <text:p>2595</text:p>
          </table:table-cell>
          <table:table-cell office:value-type="float" office:value="5259" calcext:value-type="float">
            <text:p>5259</text:p>
          </table:table-cell>
          <table:table-cell office:value-type="float" office:value="8920" calcext:value-type="float">
            <text:p>89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12.58" calcext:value-type="float">
            <text:p>12,58</text:p>
          </table:table-cell>
          <table:table-cell table:formula="of:=ROUND([.$C$2]/[.C21]; 2)" office:value-type="float" office:value="18.31" calcext:value-type="float">
            <text:p>18,31</text:p>
          </table:table-cell>
          <table:table-cell table:formula="of:=ROUND([.$D$2]/[.D21]; 2)" office:value-type="float" office:value="25.24" calcext:value-type="float">
            <text:p>25,24</text:p>
          </table:table-cell>
          <table:table-cell/>
          <table:table-cell table:formula="of:=ROUND([.$F$2]/[.F21]; 2)" office:value-type="float" office:value="32.93" calcext:value-type="float">
            <text:p>32,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847" calcext:value-type="float">
            <text:p>847</text:p>
          </table:table-cell>
          <table:table-cell office:value-type="float" office:value="2533" calcext:value-type="float">
            <text:p>2533</text:p>
          </table:table-cell>
          <table:table-cell office:value-type="float" office:value="5100" calcext:value-type="float">
            <text:p>5100</text:p>
          </table:table-cell>
          <table:table-cell office:value-type="float" office:value="8585" calcext:value-type="float">
            <text:p>858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12.5" calcext:value-type="float">
            <text:p>12,5</text:p>
          </table:table-cell>
          <table:table-cell table:formula="of:=ROUND([.$C$2]/[.C22]; 2)" office:value-type="float" office:value="18.36" calcext:value-type="float">
            <text:p>18,36</text:p>
          </table:table-cell>
          <table:table-cell table:formula="of:=ROUND([.$D$2]/[.D22]; 2)" office:value-type="float" office:value="25.85" calcext:value-type="float">
            <text:p>25,85</text:p>
          </table:table-cell>
          <table:table-cell/>
          <table:table-cell table:formula="of:=ROUND([.$F$2]/[.F22]; 2)" office:value-type="float" office:value="34.21" calcext:value-type="float">
            <text:p>34,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2478" calcext:value-type="float">
            <text:p>2478</text:p>
          </table:table-cell>
          <table:table-cell office:value-type="float" office:value="4956" calcext:value-type="float">
            <text:p>4956</text:p>
          </table:table-cell>
          <table:table-cell office:value-type="float" office:value="8293" calcext:value-type="float">
            <text:p>82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12.26" calcext:value-type="float">
            <text:p>12,26</text:p>
          </table:table-cell>
          <table:table-cell table:formula="of:=ROUND([.$C$2]/[.C23]; 2)" office:value-type="float" office:value="18.27" calcext:value-type="float">
            <text:p>18,27</text:p>
          </table:table-cell>
          <table:table-cell table:formula="of:=ROUND([.$D$2]/[.D23]; 2)" office:value-type="float" office:value="26.43" calcext:value-type="float">
            <text:p>26,43</text:p>
          </table:table-cell>
          <table:table-cell/>
          <table:table-cell table:formula="of:=ROUND([.$F$2]/[.F23]; 2)" office:value-type="float" office:value="35.42" calcext:value-type="float">
            <text:p>35,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854" calcext:value-type="float">
            <text:p>854</text:p>
          </table:table-cell>
          <table:table-cell office:value-type="float" office:value="2448" calcext:value-type="float">
            <text:p>2448</text:p>
          </table:table-cell>
          <table:table-cell office:value-type="float" office:value="4877" calcext:value-type="float">
            <text:p>4877</text:p>
          </table:table-cell>
          <table:table-cell office:value-type="float" office:value="8081" calcext:value-type="float">
            <text:p>808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11.96" calcext:value-type="float">
            <text:p>11,96</text:p>
          </table:table-cell>
          <table:table-cell table:formula="of:=ROUND([.$C$2]/[.C24]; 2)" office:value-type="float" office:value="18.21" calcext:value-type="float">
            <text:p>18,21</text:p>
          </table:table-cell>
          <table:table-cell table:formula="of:=ROUND([.$D$2]/[.D24]; 2)" office:value-type="float" office:value="26.75" calcext:value-type="float">
            <text:p>26,75</text:p>
          </table:table-cell>
          <table:table-cell/>
          <table:table-cell table:formula="of:=ROUND([.$F$2]/[.F24]; 2)" office:value-type="float" office:value="36.35" calcext:value-type="float">
            <text:p>36,3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  <table:table-cell office:value-type="float" office:value="851" calcext:value-type="float">
            <text:p>851</text:p>
          </table:table-cell>
          <table:table-cell office:value-type="float" office:value="2419" calcext:value-type="float">
            <text:p>2419</text:p>
          </table:table-cell>
          <table:table-cell office:value-type="float" office:value="4749" calcext:value-type="float">
            <text:p>4749</text:p>
          </table:table-cell>
          <table:table-cell office:value-type="float" office:value="7905" calcext:value-type="float">
            <text:p>790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11.81" calcext:value-type="float">
            <text:p>11,81</text:p>
          </table:table-cell>
          <table:table-cell table:formula="of:=ROUND([.$C$2]/[.C25]; 2)" office:value-type="float" office:value="18.27" calcext:value-type="float">
            <text:p>18,27</text:p>
          </table:table-cell>
          <table:table-cell table:formula="of:=ROUND([.$D$2]/[.D25]; 2)" office:value-type="float" office:value="27.07" calcext:value-type="float">
            <text:p>27,07</text:p>
          </table:table-cell>
          <table:table-cell/>
          <table:table-cell table:formula="of:=ROUND([.$F$2]/[.F25]; 2)" office:value-type="float" office:value="37.15" calcext:value-type="float">
            <text:p>37,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841" calcext:value-type="float">
            <text:p>841</text:p>
          </table:table-cell>
          <table:table-cell office:value-type="float" office:value="2386" calcext:value-type="float">
            <text:p>2386</text:p>
          </table:table-cell>
          <table:table-cell office:value-type="float" office:value="4668" calcext:value-type="float">
            <text:p>4668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11.49" calcext:value-type="float">
            <text:p>11,49</text:p>
          </table:table-cell>
          <table:table-cell table:formula="of:=ROUND([.$C$2]/[.C26]; 2)" office:value-type="float" office:value="18.49" calcext:value-type="float">
            <text:p>18,49</text:p>
          </table:table-cell>
          <table:table-cell table:formula="of:=ROUND([.$D$2]/[.D26]; 2)" office:value-type="float" office:value="27.45" calcext:value-type="float">
            <text:p>27,45</text:p>
          </table:table-cell>
          <table:table-cell/>
          <table:table-cell table:formula="of:=ROUND([.$F$2]/[.F26]; 2)" office:value-type="float" office:value="38.33" calcext:value-type="float">
            <text:p>38,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8" calcext:value-type="float">
            <text:p>358</text:p>
          </table:table-cell>
          <table:table-cell office:value-type="float" office:value="853" calcext:value-type="float">
            <text:p>853</text:p>
          </table:table-cell>
          <table:table-cell office:value-type="float" office:value="2371" calcext:value-type="float">
            <text:p>2371</text:p>
          </table:table-cell>
          <table:table-cell office:value-type="float" office:value="4595" calcext:value-type="float">
            <text:p>4595</text:p>
          </table:table-cell>
          <table:table-cell office:value-type="float" office:value="7528" calcext:value-type="float">
            <text:p>752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10.79" calcext:value-type="float">
            <text:p>10,79</text:p>
          </table:table-cell>
          <table:table-cell table:formula="of:=ROUND([.$C$2]/[.C27]; 2)" office:value-type="float" office:value="18.23" calcext:value-type="float">
            <text:p>18,23</text:p>
          </table:table-cell>
          <table:table-cell table:formula="of:=ROUND([.$D$2]/[.D27]; 2)" office:value-type="float" office:value="27.62" calcext:value-type="float">
            <text:p>27,62</text:p>
          </table:table-cell>
          <table:table-cell/>
          <table:table-cell table:formula="of:=ROUND([.$F$2]/[.F27]; 2)" office:value-type="float" office:value="39.02" calcext:value-type="float">
            <text:p>39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4" calcext:value-type="float">
            <text:p>364</text:p>
          </table:table-cell>
          <table:table-cell office:value-type="float" office:value="856" calcext:value-type="float">
            <text:p>856</text:p>
          </table:table-cell>
          <table:table-cell office:value-type="float" office:value="2350" calcext:value-type="float">
            <text:p>2350</text:p>
          </table:table-cell>
          <table:table-cell office:value-type="float" office:value="4526" calcext:value-type="float">
            <text:p>4526</text:p>
          </table:table-cell>
          <table:table-cell office:value-type="float" office:value="7358" calcext:value-type="float">
            <text:p>7358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10.61" calcext:value-type="float">
            <text:p>10,61</text:p>
          </table:table-cell>
          <table:table-cell table:formula="of:=ROUND([.$C$2]/[.C28]; 2)" office:value-type="float" office:value="18.16" calcext:value-type="float">
            <text:p>18,16</text:p>
          </table:table-cell>
          <table:table-cell table:formula="of:=ROUND([.$D$2]/[.D28]; 2)" office:value-type="float" office:value="27.87" calcext:value-type="float">
            <text:p>27,87</text:p>
          </table:table-cell>
          <table:table-cell/>
          <table:table-cell table:formula="of:=ROUND([.$F$2]/[.F28]; 2)" office:value-type="float" office:value="39.92" calcext:value-type="float">
            <text:p>39,9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4" calcext:value-type="float">
            <text:p>374</text:p>
          </table:table-cell>
          <table:table-cell office:value-type="float" office:value="866" calcext:value-type="float">
            <text:p>866</text:p>
          </table:table-cell>
          <table:table-cell office:value-type="float" office:value="2351" calcext:value-type="float">
            <text:p>2351</text:p>
          </table:table-cell>
          <table:table-cell office:value-type="float" office:value="4507" calcext:value-type="float">
            <text:p>4507</text:p>
          </table:table-cell>
          <table:table-cell office:value-type="float" office:value="7253" calcext:value-type="float">
            <text:p>725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10.33" calcext:value-type="float">
            <text:p>10,33</text:p>
          </table:table-cell>
          <table:table-cell table:formula="of:=ROUND([.$C$2]/[.C29]; 2)" office:value-type="float" office:value="17.95" calcext:value-type="float">
            <text:p>17,95</text:p>
          </table:table-cell>
          <table:table-cell table:formula="of:=ROUND([.$D$2]/[.D29]; 2)" office:value-type="float" office:value="27.86" calcext:value-type="float">
            <text:p>27,86</text:p>
          </table:table-cell>
          <table:table-cell/>
          <table:table-cell table:formula="of:=ROUND([.$F$2]/[.F29]; 2)" office:value-type="float" office:value="40.49" calcext:value-type="float">
            <text:p>40,4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3" calcext:value-type="float">
            <text:p>383</text:p>
          </table:table-cell>
          <table:table-cell office:value-type="float" office:value="877" calcext:value-type="float">
            <text:p>877</text:p>
          </table:table-cell>
          <table:table-cell office:value-type="float" office:value="2353" calcext:value-type="float">
            <text:p>2353</text:p>
          </table:table-cell>
          <table:table-cell office:value-type="float" office:value="4463" calcext:value-type="float">
            <text:p>4463</text:p>
          </table:table-cell>
          <table:table-cell office:value-type="float" office:value="7171" calcext:value-type="float">
            <text:p>717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10.08" calcext:value-type="float">
            <text:p>10,08</text:p>
          </table:table-cell>
          <table:table-cell table:formula="of:=ROUND([.$C$2]/[.C30]; 2)" office:value-type="float" office:value="17.73" calcext:value-type="float">
            <text:p>17,73</text:p>
          </table:table-cell>
          <table:table-cell table:formula="of:=ROUND([.$D$2]/[.D30]; 2)" office:value-type="float" office:value="27.83" calcext:value-type="float">
            <text:p>27,83</text:p>
          </table:table-cell>
          <table:table-cell/>
          <table:table-cell table:formula="of:=ROUND([.$F$2]/[.F30]; 2)" office:value-type="float" office:value="40.96" calcext:value-type="float">
            <text:p>40,9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office:value-type="float" office:value="2363" calcext:value-type="float">
            <text:p>2363</text:p>
          </table:table-cell>
          <table:table-cell office:value-type="float" office:value="4438" calcext:value-type="float">
            <text:p>4438</text:p>
          </table:table-cell>
          <table:table-cell office:value-type="float" office:value="7090" calcext:value-type="float">
            <text:p>709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9.75" calcext:value-type="float">
            <text:p>9,75</text:p>
          </table:table-cell>
          <table:table-cell table:formula="of:=ROUND([.$C$2]/[.C31]; 2)" office:value-type="float" office:value="17.49" calcext:value-type="float">
            <text:p>17,49</text:p>
          </table:table-cell>
          <table:table-cell table:formula="of:=ROUND([.$D$2]/[.D31]; 2)" office:value-type="float" office:value="27.71" calcext:value-type="float">
            <text:p>27,71</text:p>
          </table:table-cell>
          <table:table-cell/>
          <table:table-cell table:formula="of:=ROUND([.$F$2]/[.F31]; 2)" office:value-type="float" office:value="41.43" calcext:value-type="float">
            <text:p>41,4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1" calcext:value-type="float">
            <text:p>401</text:p>
          </table:table-cell>
          <table:table-cell office:value-type="float" office:value="901" calcext:value-type="float">
            <text:p>901</text:p>
          </table:table-cell>
          <table:table-cell office:value-type="float" office:value="2368" calcext:value-type="float">
            <text:p>2368</text:p>
          </table:table-cell>
          <table:table-cell office:value-type="float" office:value="4411" calcext:value-type="float">
            <text:p>4411</text:p>
          </table:table-cell>
          <table:table-cell office:value-type="float" office:value="7030" calcext:value-type="float">
            <text:p>7030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9.63" calcext:value-type="float">
            <text:p>9,63</text:p>
          </table:table-cell>
          <table:table-cell table:formula="of:=ROUND([.$C$2]/[.C32]; 2)" office:value-type="float" office:value="17.26" calcext:value-type="float">
            <text:p>17,26</text:p>
          </table:table-cell>
          <table:table-cell table:formula="of:=ROUND([.$D$2]/[.D32]; 2)" office:value-type="float" office:value="27.66" calcext:value-type="float">
            <text:p>27,66</text:p>
          </table:table-cell>
          <table:table-cell/>
          <table:table-cell table:formula="of:=ROUND([.$F$2]/[.F32]; 2)" office:value-type="float" office:value="41.78" calcext:value-type="float">
            <text:p>41,7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954" calcext:value-type="float">
            <text:p>954</text:p>
          </table:table-cell>
          <table:table-cell office:value-type="float" office:value="2376" calcext:value-type="float">
            <text:p>2376</text:p>
          </table:table-cell>
          <table:table-cell office:value-type="float" office:value="4436" calcext:value-type="float">
            <text:p>4436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9.4" calcext:value-type="float">
            <text:p>9,4</text:p>
          </table:table-cell>
          <table:table-cell table:formula="of:=ROUND([.$C$2]/[.C33]; 2)" office:value-type="float" office:value="16.3" calcext:value-type="float">
            <text:p>16,3</text:p>
          </table:table-cell>
          <table:table-cell table:formula="of:=ROUND([.$D$2]/[.D33]; 2)" office:value-type="float" office:value="27.56" calcext:value-type="float">
            <text:p>27,56</text:p>
          </table:table-cell>
          <table:table-cell/>
          <table:table-cell table:formula="of:=ROUND([.$F$2]/[.F33]; 2)" office:value-type="float" office:value="42.31" calcext:value-type="float">
            <text:p>42,3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2" calcext:value-type="float">
            <text:p>422</text:p>
          </table:table-cell>
          <table:table-cell office:value-type="float" office:value="973" calcext:value-type="float">
            <text:p>973</text:p>
          </table:table-cell>
          <table:table-cell office:value-type="float" office:value="2385" calcext:value-type="float">
            <text:p>2385</text:p>
          </table:table-cell>
          <table:table-cell office:value-type="float" office:value="4381" calcext:value-type="float">
            <text:p>4381</text:p>
          </table:table-cell>
          <table:table-cell office:value-type="float" office:value="6947" calcext:value-type="float">
            <text:p>6947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9.15" calcext:value-type="float">
            <text:p>9,15</text:p>
          </table:table-cell>
          <table:table-cell table:formula="of:=ROUND([.$C$2]/[.C34]; 2)" office:value-type="float" office:value="15.98" calcext:value-type="float">
            <text:p>15,98</text:p>
          </table:table-cell>
          <table:table-cell table:formula="of:=ROUND([.$D$2]/[.D34]; 2)" office:value-type="float" office:value="27.46" calcext:value-type="float">
            <text:p>27,46</text:p>
          </table:table-cell>
          <table:table-cell/>
          <table:table-cell table:formula="of:=ROUND([.$F$2]/[.F34]; 2)" office:value-type="float" office:value="42.28" calcext:value-type="float">
            <text:p>42,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6875" calcext:value-type="float">
            <text:p>6875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9.09" calcext:value-type="float">
            <text:p>9,09</text:p>
          </table:table-cell>
          <table:table-cell table:formula="of:=ROUND([.$C$2]/[.C35]; 2)" office:value-type="float" office:value="15.87" calcext:value-type="float">
            <text:p>15,87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42.72" calcext:value-type="float">
            <text:p>42,72</text:p>
          </table:table-cell>
          <table:table-cell/>
        </table:table-row>
      </table:table>
      <table:table table:name="ff_plot" table:style-name="ta1">
        <table:shapes>
          <draw:frame draw:z-index="0" draw:style-name="gr1" draw:text-style-name="P1" svg:width="19cm" svg:height="15cm" svg:x="5.4cm" svg:y="17cm">
            <draw:object draw:notify-on-update-of-ranges="ff_plot.A3:ff_plot.A35 ff_plot.H2:ff_plot.H2 ff_plot.H3:ff_plot.H35 ff_plot.A3:ff_plot.A35 ff_plot.I2:ff_plot.I2 ff_plot.I3:ff_plot.I35 ff_plot.A3:ff_plot.A35 ff_plot.J2:ff_plot.J2 ff_plot.J3:ff_plot.J35 ff_plot.A3:ff_plot.A35 ff_plot.K2:ff_plot.K2 ff_plot.K3:ff_plot.K35 ff_plot.A3:ff_plot.A35 ff_plot.L2:ff_plot.L2 ff_plot.L3:ff_plot.L35 ff_plot.A3:ff_plot.A35 ff_plot.M2:ff_plot.M2 ff_plot.M3:ff_plot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862" calcext:value-type="float">
            <text:p>3862</text:p>
          </table:table-cell>
          <table:table-cell office:value-type="float" office:value="15549" calcext:value-type="float">
            <text:p>15549</text:p>
          </table:table-cell>
          <table:table-cell office:value-type="float" office:value="65490" calcext:value-type="float">
            <text:p>65490</text:p>
          </table:table-cell>
          <table:table-cell office:value-type="float" office:value="160190" calcext:value-type="float">
            <text:p>160190</text:p>
          </table:table-cell>
          <table:table-cell office:value-type="float" office:value="293707" calcext:value-type="float">
            <text:p>293707</text:p>
          </table:table-cell>
          <table:table-cell office:value-type="float" office:value="461791" calcext:value-type="float">
            <text:p>461791</text:p>
          </table:table-cell>
          <table:table-cell office:value-type="string" calcext:value-type="string">
            <text:p>Ideal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3.65" calcext:value-type="float">
            <text:p>2193,65</text:p>
          </table:table-cell>
          <table:table-cell office:value-type="float" office:value="8492.06" calcext:value-type="float">
            <text:p>8492,06</text:p>
          </table:table-cell>
          <table:table-cell office:value-type="float" office:value="34654.6" calcext:value-type="float">
            <text:p>34654,6</text:p>
          </table:table-cell>
          <table:table-cell office:value-type="float" office:value="75765.5" calcext:value-type="float">
            <text:p>75765,5</text:p>
          </table:table-cell>
          <table:table-cell office:value-type="float" office:value="138459" calcext:value-type="float">
            <text:p>138459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76" calcext:value-type="float">
            <text:p>1,76</text:p>
          </table:table-cell>
          <table:table-cell table:formula="of:=ROUND([.$C$2]/[.C4]; 2)" office:value-type="float" office:value="1.83" calcext:value-type="float">
            <text:p>1,83</text:p>
          </table:table-cell>
          <table:table-cell table:formula="of:=ROUND([.$D$2]/[.D4]; 2)" office:value-type="float" office:value="1.89" calcext:value-type="float">
            <text:p>1,89</text:p>
          </table:table-cell>
          <table:table-cell/>
          <table:table-cell table:formula="of:=ROUND([.$F$2]/[.F4]; 2)" office:value-type="float" office:value="2.12" calcext:value-type="float">
            <text:p>2,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7.6" calcext:value-type="float">
            <text:p>1157,6</text:p>
          </table:table-cell>
          <table:table-cell office:value-type="float" office:value="4430.58" calcext:value-type="float">
            <text:p>4430,58</text:p>
          </table:table-cell>
          <table:table-cell office:value-type="float" office:value="17092.8" calcext:value-type="float">
            <text:p>17092,8</text:p>
          </table:table-cell>
          <table:table-cell office:value-type="float" office:value="39151.1" calcext:value-type="float">
            <text:p>39151,1</text:p>
          </table:table-cell>
          <table:table-cell office:value-type="float" office:value="69609.6" calcext:value-type="float">
            <text:p>69609,6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34" calcext:value-type="float">
            <text:p>3,34</text:p>
          </table:table-cell>
          <table:table-cell table:formula="of:=ROUND([.$C$2]/[.C5]; 2)" office:value-type="float" office:value="3.51" calcext:value-type="float">
            <text:p>3,51</text:p>
          </table:table-cell>
          <table:table-cell table:formula="of:=ROUND([.$D$2]/[.D5]; 2)" office:value-type="float" office:value="3.83" calcext:value-type="float">
            <text:p>3,83</text:p>
          </table:table-cell>
          <table:table-cell/>
          <table:table-cell table:formula="of:=ROUND([.$F$2]/[.F5]; 2)" office:value-type="float" office:value="4.22" calcext:value-type="float">
            <text:p>4,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8.314" calcext:value-type="float">
            <text:p>828,314</text:p>
          </table:table-cell>
          <table:table-cell office:value-type="float" office:value="3062.37" calcext:value-type="float">
            <text:p>3062,37</text:p>
          </table:table-cell>
          <table:table-cell office:value-type="float" office:value="11747.3" calcext:value-type="float">
            <text:p>11747,3</text:p>
          </table:table-cell>
          <table:table-cell office:value-type="float" office:value="25867.5" calcext:value-type="float">
            <text:p>25867,5</text:p>
          </table:table-cell>
          <table:table-cell office:value-type="float" office:value="47316.9" calcext:value-type="float">
            <text:p>47316,9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4.66" calcext:value-type="float">
            <text:p>4,66</text:p>
          </table:table-cell>
          <table:table-cell table:formula="of:=ROUND([.$C$2]/[.C6]; 2)" office:value-type="float" office:value="5.08" calcext:value-type="float">
            <text:p>5,08</text:p>
          </table:table-cell>
          <table:table-cell table:formula="of:=ROUND([.$D$2]/[.D6]; 2)" office:value-type="float" office:value="5.57" calcext:value-type="float">
            <text:p>5,57</text:p>
          </table:table-cell>
          <table:table-cell/>
          <table:table-cell table:formula="of:=ROUND([.$F$2]/[.F6]; 2)" office:value-type="float" office:value="6.21" calcext:value-type="float">
            <text:p>6,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2.744" calcext:value-type="float">
            <text:p>672,744</text:p>
          </table:table-cell>
          <table:table-cell office:value-type="float" office:value="2390.48" calcext:value-type="float">
            <text:p>2390,48</text:p>
          </table:table-cell>
          <table:table-cell office:value-type="float" office:value="8965.51" calcext:value-type="float">
            <text:p>8965,51</text:p>
          </table:table-cell>
          <table:table-cell office:value-type="float" office:value="19729.5" calcext:value-type="float">
            <text:p>19729,5</text:p>
          </table:table-cell>
          <table:table-cell office:value-type="float" office:value="34566.2" calcext:value-type="float">
            <text:p>34566,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5.74" calcext:value-type="float">
            <text:p>5,74</text:p>
          </table:table-cell>
          <table:table-cell table:formula="of:=ROUND([.$C$2]/[.C7]; 2)" office:value-type="float" office:value="6.5" calcext:value-type="float">
            <text:p>6,5</text:p>
          </table:table-cell>
          <table:table-cell table:formula="of:=ROUND([.$D$2]/[.D7]; 2)" office:value-type="float" office:value="7.3" calcext:value-type="float">
            <text:p>7,3</text:p>
          </table:table-cell>
          <table:table-cell/>
          <table:table-cell table:formula="of:=ROUND([.$F$2]/[.F7]; 2)"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.068" calcext:value-type="float">
            <text:p>600,068</text:p>
          </table:table-cell>
          <table:table-cell office:value-type="float" office:value="2022.02" calcext:value-type="float">
            <text:p>2022,02</text:p>
          </table:table-cell>
          <table:table-cell office:value-type="float" office:value="7353.12" calcext:value-type="float">
            <text:p>7353,12</text:p>
          </table:table-cell>
          <table:table-cell office:value-type="float" office:value="15985.5" calcext:value-type="float">
            <text:p>15985,5</text:p>
          </table:table-cell>
          <table:table-cell office:value-type="float" office:value="28018.2" calcext:value-type="float">
            <text:p>28018,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6.44" calcext:value-type="float">
            <text:p>6,44</text:p>
          </table:table-cell>
          <table:table-cell table:formula="of:=ROUND([.$C$2]/[.C8]; 2)" office:value-type="float" office:value="7.69" calcext:value-type="float">
            <text:p>7,69</text:p>
          </table:table-cell>
          <table:table-cell table:formula="of:=ROUND([.$D$2]/[.D8]; 2)" office:value-type="float" office:value="8.91" calcext:value-type="float">
            <text:p>8,91</text:p>
          </table:table-cell>
          <table:table-cell/>
          <table:table-cell table:formula="of:=ROUND([.$F$2]/[.F8]; 2)" office:value-type="float" office:value="10.48" calcext:value-type="float">
            <text:p>10,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2.967" calcext:value-type="float">
            <text:p>542,967</text:p>
          </table:table-cell>
          <table:table-cell office:value-type="float" office:value="1770.56" calcext:value-type="float">
            <text:p>1770,56</text:p>
          </table:table-cell>
          <table:table-cell office:value-type="float" office:value="6350.65" calcext:value-type="float">
            <text:p>6350,65</text:p>
          </table:table-cell>
          <table:table-cell office:value-type="float" office:value="13687.2" calcext:value-type="float">
            <text:p>13687,2</text:p>
          </table:table-cell>
          <table:table-cell office:value-type="float" office:value="23827.5" calcext:value-type="float">
            <text:p>23827,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7.11" calcext:value-type="float">
            <text:p>7,11</text:p>
          </table:table-cell>
          <table:table-cell table:formula="of:=ROUND([.$C$2]/[.C9]; 2)" office:value-type="float" office:value="8.78" calcext:value-type="float">
            <text:p>8,78</text:p>
          </table:table-cell>
          <table:table-cell table:formula="of:=ROUND([.$D$2]/[.D9]; 2)" office:value-type="float" office:value="10.31" calcext:value-type="float">
            <text:p>10,31</text:p>
          </table:table-cell>
          <table:table-cell/>
          <table:table-cell table:formula="of:=ROUND([.$F$2]/[.F9]; 2)" office:value-type="float" office:value="12.33" calcext:value-type="float">
            <text:p>12,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4.355" calcext:value-type="float">
            <text:p>514,355</text:p>
          </table:table-cell>
          <table:table-cell office:value-type="float" office:value="1616.98" calcext:value-type="float">
            <text:p>1616,98</text:p>
          </table:table-cell>
          <table:table-cell office:value-type="float" office:value="5615.18" calcext:value-type="float">
            <text:p>5615,18</text:p>
          </table:table-cell>
          <table:table-cell office:value-type="float" office:value="12020.7" calcext:value-type="float">
            <text:p>12020,7</text:p>
          </table:table-cell>
          <table:table-cell office:value-type="float" office:value="20938.3" calcext:value-type="float">
            <text:p>20938,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7.51" calcext:value-type="float">
            <text:p>7,51</text:p>
          </table:table-cell>
          <table:table-cell table:formula="of:=ROUND([.$C$2]/[.C10]; 2)" office:value-type="float" office:value="9.62" calcext:value-type="float">
            <text:p>9,62</text:p>
          </table:table-cell>
          <table:table-cell table:formula="of:=ROUND([.$D$2]/[.D10]; 2)" office:value-type="float" office:value="11.66" calcext:value-type="float">
            <text:p>11,66</text:p>
          </table:table-cell>
          <table:table-cell/>
          <table:table-cell table:formula="of:=ROUND([.$F$2]/[.F10]; 2)" office:value-type="float" office:value="14.03" calcext:value-type="float">
            <text:p>14,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.519" calcext:value-type="float">
            <text:p>508,519</text:p>
          </table:table-cell>
          <table:table-cell office:value-type="float" office:value="1502.56" calcext:value-type="float">
            <text:p>1502,56</text:p>
          </table:table-cell>
          <table:table-cell office:value-type="float" office:value="5088.99" calcext:value-type="float">
            <text:p>5088,99</text:p>
          </table:table-cell>
          <table:table-cell office:value-type="float" office:value="10790" calcext:value-type="float">
            <text:p>10790</text:p>
          </table:table-cell>
          <table:table-cell office:value-type="float" office:value="18593.1" calcext:value-type="float">
            <text:p>18593,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7.59" calcext:value-type="float">
            <text:p>7,59</text:p>
          </table:table-cell>
          <table:table-cell table:formula="of:=ROUND([.$C$2]/[.C11]; 2)" office:value-type="float" office:value="10.35" calcext:value-type="float">
            <text:p>10,35</text:p>
          </table:table-cell>
          <table:table-cell table:formula="of:=ROUND([.$D$2]/[.D11]; 2)" office:value-type="float" office:value="12.87" calcext:value-type="float">
            <text:p>12,87</text:p>
          </table:table-cell>
          <table:table-cell/>
          <table:table-cell table:formula="of:=ROUND([.$F$2]/[.F11]; 2)" office:value-type="float" office:value="15.8" calcext:value-type="float">
            <text:p>15,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9.621" calcext:value-type="float">
            <text:p>489,621</text:p>
          </table:table-cell>
          <table:table-cell office:value-type="float" office:value="1416.38" calcext:value-type="float">
            <text:p>1416,38</text:p>
          </table:table-cell>
          <table:table-cell office:value-type="float" office:value="4720.38" calcext:value-type="float">
            <text:p>4720,38</text:p>
          </table:table-cell>
          <table:table-cell office:value-type="float" office:value="9864.27" calcext:value-type="float">
            <text:p>9864,27</text:p>
          </table:table-cell>
          <table:table-cell office:value-type="float" office:value="16833.2" calcext:value-type="float">
            <text:p>16833,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7.89" calcext:value-type="float">
            <text:p>7,89</text:p>
          </table:table-cell>
          <table:table-cell table:formula="of:=ROUND([.$C$2]/[.C12]; 2)" office:value-type="float" office:value="10.98" calcext:value-type="float">
            <text:p>10,98</text:p>
          </table:table-cell>
          <table:table-cell table:formula="of:=ROUND([.$D$2]/[.D12]; 2)" office:value-type="float" office:value="13.87" calcext:value-type="float">
            <text:p>13,87</text:p>
          </table:table-cell>
          <table:table-cell/>
          <table:table-cell table:formula="of:=ROUND([.$F$2]/[.F12]; 2)" office:value-type="float" office:value="17.45" calcext:value-type="float">
            <text:p>17,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1.318" calcext:value-type="float">
            <text:p>481,318</text:p>
          </table:table-cell>
          <table:table-cell office:value-type="float" office:value="1383.23" calcext:value-type="float">
            <text:p>1383,23</text:p>
          </table:table-cell>
          <table:table-cell office:value-type="float" office:value="4406.81" calcext:value-type="float">
            <text:p>4406,81</text:p>
          </table:table-cell>
          <table:table-cell office:value-type="float" office:value="9181.04" calcext:value-type="float">
            <text:p>9181,04</text:p>
          </table:table-cell>
          <table:table-cell office:value-type="float" office:value="15476.3" calcext:value-type="float">
            <text:p>15476,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8.02" calcext:value-type="float">
            <text:p>8,02</text:p>
          </table:table-cell>
          <table:table-cell table:formula="of:=ROUND([.$C$2]/[.C13]; 2)" office:value-type="float" office:value="11.24" calcext:value-type="float">
            <text:p>11,24</text:p>
          </table:table-cell>
          <table:table-cell table:formula="of:=ROUND([.$D$2]/[.D13]; 2)" office:value-type="float" office:value="14.86" calcext:value-type="float">
            <text:p>14,86</text:p>
          </table:table-cell>
          <table:table-cell/>
          <table:table-cell table:formula="of:=ROUND([.$F$2]/[.F13]; 2)" office:value-type="float" office:value="18.98" calcext:value-type="float">
            <text:p>18,9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.861" calcext:value-type="float">
            <text:p>484,861</text:p>
          </table:table-cell>
          <table:table-cell office:value-type="float" office:value="1339.97" calcext:value-type="float">
            <text:p>1339,97</text:p>
          </table:table-cell>
          <table:table-cell office:value-type="float" office:value="4238.01" calcext:value-type="float">
            <text:p>4238,01</text:p>
          </table:table-cell>
          <table:table-cell office:value-type="float" office:value="8582.42" calcext:value-type="float">
            <text:p>8582,42</text:p>
          </table:table-cell>
          <table:table-cell office:value-type="float" office:value="14516.3" calcext:value-type="float">
            <text:p>14516,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7.97" calcext:value-type="float">
            <text:p>7,97</text:p>
          </table:table-cell>
          <table:table-cell table:formula="of:=ROUND([.$C$2]/[.C14]; 2)" office:value-type="float" office:value="11.6" calcext:value-type="float">
            <text:p>11,6</text:p>
          </table:table-cell>
          <table:table-cell table:formula="of:=ROUND([.$D$2]/[.D14]; 2)" office:value-type="float" office:value="15.45" calcext:value-type="float">
            <text:p>15,45</text:p>
          </table:table-cell>
          <table:table-cell/>
          <table:table-cell table:formula="of:=ROUND([.$F$2]/[.F14]; 2)" office:value-type="float" office:value="20.23" calcext:value-type="float">
            <text:p>20,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1362.3" calcext:value-type="float">
            <text:p>1362,3</text:p>
          </table:table-cell>
          <table:table-cell office:value-type="float" office:value="4070.97" calcext:value-type="float">
            <text:p>4070,97</text:p>
          </table:table-cell>
          <table:table-cell office:value-type="float" office:value="8122.41" calcext:value-type="float">
            <text:p>8122,41</text:p>
          </table:table-cell>
          <table:table-cell office:value-type="float" office:value="13670.6" calcext:value-type="float">
            <text:p>13670,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7.56" calcext:value-type="float">
            <text:p>7,56</text:p>
          </table:table-cell>
          <table:table-cell table:formula="of:=ROUND([.$C$2]/[.C15]; 2)" office:value-type="float" office:value="11.41" calcext:value-type="float">
            <text:p>11,41</text:p>
          </table:table-cell>
          <table:table-cell table:formula="of:=ROUND([.$D$2]/[.D15]; 2)" office:value-type="float" office:value="16.09" calcext:value-type="float">
            <text:p>16,09</text:p>
          </table:table-cell>
          <table:table-cell/>
          <table:table-cell table:formula="of:=ROUND([.$F$2]/[.F15]; 2)" office:value-type="float" office:value="21.48" calcext:value-type="float">
            <text:p>21,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1.416" calcext:value-type="float">
            <text:p>501,416</text:p>
          </table:table-cell>
          <table:table-cell office:value-type="float" office:value="1319.69" calcext:value-type="float">
            <text:p>1319,69</text:p>
          </table:table-cell>
          <table:table-cell office:value-type="float" office:value="3911.75" calcext:value-type="float">
            <text:p>3911,75</text:p>
          </table:table-cell>
          <table:table-cell office:value-type="float" office:value="7901.3" calcext:value-type="float">
            <text:p>7901,3</text:p>
          </table:table-cell>
          <table:table-cell office:value-type="float" office:value="12979.4" calcext:value-type="float">
            <text:p>12979,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7.7" calcext:value-type="float">
            <text:p>7,7</text:p>
          </table:table-cell>
          <table:table-cell table:formula="of:=ROUND([.$C$2]/[.C16]; 2)" office:value-type="float" office:value="11.78" calcext:value-type="float">
            <text:p>11,78</text:p>
          </table:table-cell>
          <table:table-cell table:formula="of:=ROUND([.$D$2]/[.D16]; 2)" office:value-type="float" office:value="16.74" calcext:value-type="float">
            <text:p>16,74</text:p>
          </table:table-cell>
          <table:table-cell/>
          <table:table-cell table:formula="of:=ROUND([.$F$2]/[.F16]; 2)" office:value-type="float" office:value="22.63" calcext:value-type="float">
            <text:p>22,6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5.346" calcext:value-type="float">
            <text:p>525,346</text:p>
          </table:table-cell>
          <table:table-cell office:value-type="float" office:value="1297.82" calcext:value-type="float">
            <text:p>1297,82</text:p>
          </table:table-cell>
          <table:table-cell office:value-type="float" office:value="3809.1" calcext:value-type="float">
            <text:p>3809,1</text:p>
          </table:table-cell>
          <table:table-cell office:value-type="float" office:value="7543.18" calcext:value-type="float">
            <text:p>7543,18</text:p>
          </table:table-cell>
          <table:table-cell office:value-type="float" office:value="12432.7" calcext:value-type="float">
            <text:p>12432,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7.35" calcext:value-type="float">
            <text:p>7,35</text:p>
          </table:table-cell>
          <table:table-cell table:formula="of:=ROUND([.$C$2]/[.C17]; 2)" office:value-type="float" office:value="11.98" calcext:value-type="float">
            <text:p>11,98</text:p>
          </table:table-cell>
          <table:table-cell table:formula="of:=ROUND([.$D$2]/[.D17]; 2)" office:value-type="float" office:value="17.19" calcext:value-type="float">
            <text:p>17,19</text:p>
          </table:table-cell>
          <table:table-cell/>
          <table:table-cell table:formula="of:=ROUND([.$F$2]/[.F17]; 2)" office:value-type="float" office:value="23.62" calcext:value-type="float">
            <text:p>23,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8.861" calcext:value-type="float">
            <text:p>548,861</text:p>
          </table:table-cell>
          <table:table-cell office:value-type="float" office:value="1306.25" calcext:value-type="float">
            <text:p>1306,25</text:p>
          </table:table-cell>
          <table:table-cell office:value-type="float" office:value="3746.64" calcext:value-type="float">
            <text:p>3746,64</text:p>
          </table:table-cell>
          <table:table-cell office:value-type="float" office:value="7291.2" calcext:value-type="float">
            <text:p>7291,2</text:p>
          </table:table-cell>
          <table:table-cell office:value-type="float" office:value="11972.1" calcext:value-type="float">
            <text:p>11972,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7.04" calcext:value-type="float">
            <text:p>7,04</text:p>
          </table:table-cell>
          <table:table-cell table:formula="of:=ROUND([.$C$2]/[.C18]; 2)" office:value-type="float" office:value="11.9" calcext:value-type="float">
            <text:p>11,9</text:p>
          </table:table-cell>
          <table:table-cell table:formula="of:=ROUND([.$D$2]/[.D18]; 2)" office:value-type="float" office:value="17.48" calcext:value-type="float">
            <text:p>17,48</text:p>
          </table:table-cell>
          <table:table-cell/>
          <table:table-cell table:formula="of:=ROUND([.$F$2]/[.F18]; 2)" office:value-type="float" office:value="24.53" calcext:value-type="float">
            <text:p>24,5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.049" calcext:value-type="float">
            <text:p>576,049</text:p>
          </table:table-cell>
          <table:table-cell office:value-type="float" office:value="1346.61" calcext:value-type="float">
            <text:p>1346,61</text:p>
          </table:table-cell>
          <table:table-cell office:value-type="float" office:value="3652.26" calcext:value-type="float">
            <text:p>3652,26</text:p>
          </table:table-cell>
          <table:table-cell office:value-type="float" office:value="7137.47" calcext:value-type="float">
            <text:p>7137,47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6.7" calcext:value-type="float">
            <text:p>6,7</text:p>
          </table:table-cell>
          <table:table-cell table:formula="of:=ROUND([.$C$2]/[.C19]; 2)" office:value-type="float" office:value="11.55" calcext:value-type="float">
            <text:p>11,55</text:p>
          </table:table-cell>
          <table:table-cell table:formula="of:=ROUND([.$D$2]/[.D19]; 2)" office:value-type="float" office:value="17.93" calcext:value-type="float">
            <text:p>17,93</text:p>
          </table:table-cell>
          <table:table-cell/>
          <table:table-cell table:formula="of:=ROUND([.$F$2]/[.F19]; 2)" office:value-type="float" office:value="25.61" calcext:value-type="float">
            <text:p>25,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86.203" calcext:value-type="float">
            <text:p>586,203</text:p>
          </table:table-cell>
          <table:table-cell office:value-type="float" office:value="1352.54" calcext:value-type="float">
            <text:p>1352,54</text:p>
          </table:table-cell>
          <table:table-cell office:value-type="float" office:value="3725.34" calcext:value-type="float">
            <text:p>3725,34</text:p>
          </table:table-cell>
          <table:table-cell office:value-type="float" office:value="7058.53" calcext:value-type="float">
            <text:p>7058,53</text:p>
          </table:table-cell>
          <table:table-cell office:value-type="float" office:value="11361.8" calcext:value-type="float">
            <text:p>11361,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6.59" calcext:value-type="float">
            <text:p>6,59</text:p>
          </table:table-cell>
          <table:table-cell table:formula="of:=ROUND([.$C$2]/[.C20]; 2)" office:value-type="float" office:value="11.5" calcext:value-type="float">
            <text:p>11,5</text:p>
          </table:table-cell>
          <table:table-cell table:formula="of:=ROUND([.$D$2]/[.D20]; 2)" office:value-type="float" office:value="17.58" calcext:value-type="float">
            <text:p>17,58</text:p>
          </table:table-cell>
          <table:table-cell/>
          <table:table-cell table:formula="of:=ROUND([.$F$2]/[.F20]; 2)" office:value-type="float" office:value="25.85" calcext:value-type="float">
            <text:p>25,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8.845" calcext:value-type="float">
            <text:p>588,845</text:p>
          </table:table-cell>
          <table:table-cell office:value-type="float" office:value="1353.07" calcext:value-type="float">
            <text:p>1353,07</text:p>
          </table:table-cell>
          <table:table-cell office:value-type="float" office:value="3635.56" calcext:value-type="float">
            <text:p>3635,56</text:p>
          </table:table-cell>
          <table:table-cell office:value-type="float" office:value="6939.23" calcext:value-type="float">
            <text:p>6939,23</text:p>
          </table:table-cell>
          <table:table-cell office:value-type="float" office:value="11120" calcext:value-type="float">
            <text:p>1112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6.56" calcext:value-type="float">
            <text:p>6,56</text:p>
          </table:table-cell>
          <table:table-cell table:formula="of:=ROUND([.$C$2]/[.C21]; 2)" office:value-type="float" office:value="11.49" calcext:value-type="float">
            <text:p>11,49</text:p>
          </table:table-cell>
          <table:table-cell table:formula="of:=ROUND([.$D$2]/[.D21]; 2)" office:value-type="float" office:value="18.01" calcext:value-type="float">
            <text:p>18,01</text:p>
          </table:table-cell>
          <table:table-cell/>
          <table:table-cell table:formula="of:=ROUND([.$F$2]/[.F21]; 2)" office:value-type="float" office:value="26.41" calcext:value-type="float">
            <text:p>26,4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1.611" calcext:value-type="float">
            <text:p>601,611</text:p>
          </table:table-cell>
          <table:table-cell office:value-type="float" office:value="1381.44" calcext:value-type="float">
            <text:p>1381,44</text:p>
          </table:table-cell>
          <table:table-cell office:value-type="float" office:value="3689.55" calcext:value-type="float">
            <text:p>3689,55</text:p>
          </table:table-cell>
          <table:table-cell office:value-type="float" office:value="6846.13" calcext:value-type="float">
            <text:p>6846,13</text:p>
          </table:table-cell>
          <table:table-cell office:value-type="float" office:value="11386.1" calcext:value-type="float">
            <text:p>11386,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6.42" calcext:value-type="float">
            <text:p>6,42</text:p>
          </table:table-cell>
          <table:table-cell table:formula="of:=ROUND([.$C$2]/[.C22]; 2)" office:value-type="float" office:value="11.26" calcext:value-type="float">
            <text:p>11,26</text:p>
          </table:table-cell>
          <table:table-cell table:formula="of:=ROUND([.$D$2]/[.D22]; 2)" office:value-type="float" office:value="17.75" calcext:value-type="float">
            <text:p>17,75</text:p>
          </table:table-cell>
          <table:table-cell/>
          <table:table-cell table:formula="of:=ROUND([.$F$2]/[.F22]; 2)" office:value-type="float" office:value="25.8" calcext:value-type="float">
            <text:p>25,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9.567" calcext:value-type="float">
            <text:p>649,567</text:p>
          </table:table-cell>
          <table:table-cell office:value-type="float" office:value="1494.69" calcext:value-type="float">
            <text:p>1494,69</text:p>
          </table:table-cell>
          <table:table-cell office:value-type="float" office:value="3607.55" calcext:value-type="float">
            <text:p>3607,55</text:p>
          </table:table-cell>
          <table:table-cell office:value-type="float" office:value="6764.13" calcext:value-type="float">
            <text:p>6764,13</text:p>
          </table:table-cell>
          <table:table-cell office:value-type="float" office:value="10609.1" calcext:value-type="float">
            <text:p>10609,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5.95" calcext:value-type="float">
            <text:p>5,95</text:p>
          </table:table-cell>
          <table:table-cell table:formula="of:=ROUND([.$C$2]/[.C23]; 2)" office:value-type="float" office:value="10.4" calcext:value-type="float">
            <text:p>10,4</text:p>
          </table:table-cell>
          <table:table-cell table:formula="of:=ROUND([.$D$2]/[.D23]; 2)" office:value-type="float" office:value="18.15" calcext:value-type="float">
            <text:p>18,15</text:p>
          </table:table-cell>
          <table:table-cell/>
          <table:table-cell table:formula="of:=ROUND([.$F$2]/[.F23]; 2)" office:value-type="float" office:value="27.68" calcext:value-type="float">
            <text:p>27,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3.925" calcext:value-type="float">
            <text:p>683,925</text:p>
          </table:table-cell>
          <table:table-cell office:value-type="float" office:value="1618.39" calcext:value-type="float">
            <text:p>1618,39</text:p>
          </table:table-cell>
          <table:table-cell office:value-type="float" office:value="3963.87" calcext:value-type="float">
            <text:p>3963,87</text:p>
          </table:table-cell>
          <table:table-cell office:value-type="float" office:value="7014.19" calcext:value-type="float">
            <text:p>7014,19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5.65" calcext:value-type="float">
            <text:p>5,65</text:p>
          </table:table-cell>
          <table:table-cell table:formula="of:=ROUND([.$C$2]/[.C24]; 2)" office:value-type="float" office:value="9.61" calcext:value-type="float">
            <text:p>9,61</text:p>
          </table:table-cell>
          <table:table-cell table:formula="of:=ROUND([.$D$2]/[.D24]; 2)" office:value-type="float" office:value="16.52" calcext:value-type="float">
            <text:p>16,52</text:p>
          </table:table-cell>
          <table:table-cell/>
          <table:table-cell table:formula="of:=ROUND([.$F$2]/[.F24]; 2)" office:value-type="float" office:value="27.52" calcext:value-type="float">
            <text:p>27,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0.05" calcext:value-type="float">
            <text:p>720,05</text:p>
          </table:table-cell>
          <table:table-cell office:value-type="float" office:value="1570.49" calcext:value-type="float">
            <text:p>1570,49</text:p>
          </table:table-cell>
          <table:table-cell office:value-type="float" office:value="3799.55" calcext:value-type="float">
            <text:p>3799,55</text:p>
          </table:table-cell>
          <table:table-cell office:value-type="float" office:value="6929.19" calcext:value-type="float">
            <text:p>6929,19</text:p>
          </table:table-cell>
          <table:table-cell office:value-type="float" office:value="10565.7" calcext:value-type="float">
            <text:p>10565,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5.36" calcext:value-type="float">
            <text:p>5,36</text:p>
          </table:table-cell>
          <table:table-cell table:formula="of:=ROUND([.$C$2]/[.C25]; 2)" office:value-type="float" office:value="9.9" calcext:value-type="float">
            <text:p>9,9</text:p>
          </table:table-cell>
          <table:table-cell table:formula="of:=ROUND([.$D$2]/[.D25]; 2)" office:value-type="float" office:value="17.24" calcext:value-type="float">
            <text:p>17,24</text:p>
          </table:table-cell>
          <table:table-cell/>
          <table:table-cell table:formula="of:=ROUND([.$F$2]/[.F25]; 2)"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1.822" calcext:value-type="float">
            <text:p>771,822</text:p>
          </table:table-cell>
          <table:table-cell office:value-type="float" office:value="1561.67" calcext:value-type="float">
            <text:p>1561,67</text:p>
          </table:table-cell>
          <table:table-cell office:value-type="float" office:value="3778.22" calcext:value-type="float">
            <text:p>3778,22</text:p>
          </table:table-cell>
          <table:table-cell office:value-type="float" office:value="6746.87" calcext:value-type="float">
            <text:p>6746,87</text:p>
          </table:table-cell>
          <table:table-cell office:value-type="float" office:value="10506.9" calcext:value-type="float">
            <text:p>10506,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5" calcext:value-type="float">
            <text:p>5</text:p>
          </table:table-cell>
          <table:table-cell table:formula="of:=ROUND([.$C$2]/[.C26]; 2)" office:value-type="float" office:value="9.96" calcext:value-type="float">
            <text:p>9,96</text:p>
          </table:table-cell>
          <table:table-cell table:formula="of:=ROUND([.$D$2]/[.D26]; 2)" office:value-type="float" office:value="17.33" calcext:value-type="float">
            <text:p>17,33</text:p>
          </table:table-cell>
          <table:table-cell/>
          <table:table-cell table:formula="of:=ROUND([.$F$2]/[.F26]; 2)" office:value-type="float" office:value="27.95" calcext:value-type="float">
            <text:p>27,9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5.244" calcext:value-type="float">
            <text:p>815,244</text:p>
          </table:table-cell>
          <table:table-cell office:value-type="float" office:value="1630.61" calcext:value-type="float">
            <text:p>1630,61</text:p>
          </table:table-cell>
          <table:table-cell office:value-type="float" office:value="3872.26" calcext:value-type="float">
            <text:p>3872,26</text:p>
          </table:table-cell>
          <table:table-cell office:value-type="float" office:value="6921.68" calcext:value-type="float">
            <text:p>6921,68</text:p>
          </table:table-cell>
          <table:table-cell office:value-type="float" office:value="10739.5" calcext:value-type="float">
            <text:p>10739,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4.74" calcext:value-type="float">
            <text:p>4,74</text:p>
          </table:table-cell>
          <table:table-cell table:formula="of:=ROUND([.$C$2]/[.C27]; 2)" office:value-type="float" office:value="9.54" calcext:value-type="float">
            <text:p>9,54</text:p>
          </table:table-cell>
          <table:table-cell table:formula="of:=ROUND([.$D$2]/[.D27]; 2)" office:value-type="float" office:value="16.91" calcext:value-type="float">
            <text:p>16,91</text:p>
          </table:table-cell>
          <table:table-cell/>
          <table:table-cell table:formula="of:=ROUND([.$F$2]/[.F27]; 2)" office:value-type="float" office:value="27.35" calcext:value-type="float">
            <text:p>27,3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.006" calcext:value-type="float">
            <text:p>847,006</text:p>
          </table:table-cell>
          <table:table-cell office:value-type="float" office:value="1680.76" calcext:value-type="float">
            <text:p>1680,76</text:p>
          </table:table-cell>
          <table:table-cell office:value-type="float" office:value="3937.68" calcext:value-type="float">
            <text:p>3937,68</text:p>
          </table:table-cell>
          <table:table-cell office:value-type="float" office:value="6966.58" calcext:value-type="float">
            <text:p>6966,58</text:p>
          </table:table-cell>
          <table:table-cell office:value-type="float" office:value="10701.5" calcext:value-type="float">
            <text:p>10701,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4.56" calcext:value-type="float">
            <text:p>4,56</text:p>
          </table:table-cell>
          <table:table-cell table:formula="of:=ROUND([.$C$2]/[.C28]; 2)" office:value-type="float" office:value="9.25" calcext:value-type="float">
            <text:p>9,25</text:p>
          </table:table-cell>
          <table:table-cell table:formula="of:=ROUND([.$D$2]/[.D28]; 2)" office:value-type="float" office:value="16.63" calcext:value-type="float">
            <text:p>16,63</text:p>
          </table:table-cell>
          <table:table-cell/>
          <table:table-cell table:formula="of:=ROUND([.$F$2]/[.F28]; 2)" office:value-type="float" office:value="27.45" calcext:value-type="float">
            <text:p>27,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0.846" calcext:value-type="float">
            <text:p>880,846</text:p>
          </table:table-cell>
          <table:table-cell office:value-type="float" office:value="1728.97" calcext:value-type="float">
            <text:p>1728,97</text:p>
          </table:table-cell>
          <table:table-cell office:value-type="float" office:value="4169.13" calcext:value-type="float">
            <text:p>4169,13</text:p>
          </table:table-cell>
          <table:table-cell office:value-type="float" office:value="6957.82" calcext:value-type="float">
            <text:p>6957,82</text:p>
          </table:table-cell>
          <table:table-cell office:value-type="float" office:value="10258.5" calcext:value-type="float">
            <text:p>10258,5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4.38" calcext:value-type="float">
            <text:p>4,38</text:p>
          </table:table-cell>
          <table:table-cell table:formula="of:=ROUND([.$C$2]/[.C29]; 2)" office:value-type="float" office:value="8.99" calcext:value-type="float">
            <text:p>8,99</text:p>
          </table:table-cell>
          <table:table-cell table:formula="of:=ROUND([.$D$2]/[.D29]; 2)" office:value-type="float" office:value="15.71" calcext:value-type="float">
            <text:p>15,71</text:p>
          </table:table-cell>
          <table:table-cell/>
          <table:table-cell table:formula="of:=ROUND([.$F$2]/[.F29]; 2)" office:value-type="float" office:value="28.63" calcext:value-type="float">
            <text:p>28,6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9.846" calcext:value-type="float">
            <text:p>929,846</text:p>
          </table:table-cell>
          <table:table-cell office:value-type="float" office:value="1822.57" calcext:value-type="float">
            <text:p>1822,57</text:p>
          </table:table-cell>
          <table:table-cell office:value-type="float" office:value="4421.12" calcext:value-type="float">
            <text:p>4421,12</text:p>
          </table:table-cell>
          <table:table-cell office:value-type="float" office:value="6824.8" calcext:value-type="float">
            <text:p>6824,8</text:p>
          </table:table-cell>
          <table:table-cell office:value-type="float" office:value="10581.7" calcext:value-type="float">
            <text:p>10581,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4.15" calcext:value-type="float">
            <text:p>4,15</text:p>
          </table:table-cell>
          <table:table-cell table:formula="of:=ROUND([.$C$2]/[.C30]; 2)" office:value-type="float" office:value="8.53" calcext:value-type="float">
            <text:p>8,53</text:p>
          </table:table-cell>
          <table:table-cell table:formula="of:=ROUND([.$D$2]/[.D30]; 2)" office:value-type="float" office:value="14.81" calcext:value-type="float">
            <text:p>14,81</text:p>
          </table:table-cell>
          <table:table-cell/>
          <table:table-cell table:formula="of:=ROUND([.$F$2]/[.F30]; 2)" office:value-type="float" office:value="27.76" calcext:value-type="float">
            <text:p>27,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9.637" calcext:value-type="float">
            <text:p>989,637</text:p>
          </table:table-cell>
          <table:table-cell office:value-type="float" office:value="1958.67" calcext:value-type="float">
            <text:p>1958,67</text:p>
          </table:table-cell>
          <table:table-cell office:value-type="float" office:value="4338.51" calcext:value-type="float">
            <text:p>4338,51</text:p>
          </table:table-cell>
          <table:table-cell office:value-type="float" office:value="6995.67" calcext:value-type="float">
            <text:p>6995,67</text:p>
          </table:table-cell>
          <table:table-cell office:value-type="float" office:value="10824.1" calcext:value-type="float">
            <text:p>10824,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3.9" calcext:value-type="float">
            <text:p>3,9</text:p>
          </table:table-cell>
          <table:table-cell table:formula="of:=ROUND([.$C$2]/[.C31]; 2)" office:value-type="float" office:value="7.94" calcext:value-type="float">
            <text:p>7,94</text:p>
          </table:table-cell>
          <table:table-cell table:formula="of:=ROUND([.$D$2]/[.D31]; 2)" office:value-type="float" office:value="15.1" calcext:value-type="float">
            <text:p>15,1</text:p>
          </table:table-cell>
          <table:table-cell/>
          <table:table-cell table:formula="of:=ROUND([.$F$2]/[.F31]; 2)" office:value-type="float" office:value="27.13" calcext:value-type="float">
            <text:p>27,1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33.98" calcext:value-type="float">
            <text:p>1033,98</text:p>
          </table:table-cell>
          <table:table-cell office:value-type="float" office:value="2070.78" calcext:value-type="float">
            <text:p>2070,78</text:p>
          </table:table-cell>
          <table:table-cell office:value-type="float" office:value="4323.74" calcext:value-type="float">
            <text:p>4323,74</text:p>
          </table:table-cell>
          <table:table-cell office:value-type="float" office:value="7248.75" calcext:value-type="float">
            <text:p>7248,75</text:p>
          </table:table-cell>
          <table:table-cell office:value-type="float" office:value="10772.2" calcext:value-type="float">
            <text:p>10772,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3.74" calcext:value-type="float">
            <text:p>3,74</text:p>
          </table:table-cell>
          <table:table-cell table:formula="of:=ROUND([.$C$2]/[.C32]; 2)" office:value-type="float" office:value="7.51" calcext:value-type="float">
            <text:p>7,51</text:p>
          </table:table-cell>
          <table:table-cell table:formula="of:=ROUND([.$D$2]/[.D32]; 2)" office:value-type="float" office:value="15.15" calcext:value-type="float">
            <text:p>15,15</text:p>
          </table:table-cell>
          <table:table-cell/>
          <table:table-cell table:formula="of:=ROUND([.$F$2]/[.F32]; 2)" office:value-type="float" office:value="27.27" calcext:value-type="float">
            <text:p>27,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.92" calcext:value-type="float">
            <text:p>1067,92</text:p>
          </table:table-cell>
          <table:table-cell office:value-type="float" office:value="2067.65" calcext:value-type="float">
            <text:p>2067,65</text:p>
          </table:table-cell>
          <table:table-cell office:value-type="float" office:value="4288.55" calcext:value-type="float">
            <text:p>4288,55</text:p>
          </table:table-cell>
          <table:table-cell office:value-type="float" office:value="7406.35" calcext:value-type="float">
            <text:p>7406,35</text:p>
          </table:table-cell>
          <table:table-cell office:value-type="float" office:value="10721.9" calcext:value-type="float">
            <text:p>10721,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3.62" calcext:value-type="float">
            <text:p>3,62</text:p>
          </table:table-cell>
          <table:table-cell table:formula="of:=ROUND([.$C$2]/[.C33]; 2)" office:value-type="float" office:value="7.52" calcext:value-type="float">
            <text:p>7,52</text:p>
          </table:table-cell>
          <table:table-cell table:formula="of:=ROUND([.$D$2]/[.D33]; 2)" office:value-type="float" office:value="15.27" calcext:value-type="float">
            <text:p>15,27</text:p>
          </table:table-cell>
          <table:table-cell/>
          <table:table-cell table:formula="of:=ROUND([.$F$2]/[.F33]; 2)" office:value-type="float" office:value="27.39" calcext:value-type="float">
            <text:p>27,3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09.32" calcext:value-type="float">
            <text:p>1109,32</text:p>
          </table:table-cell>
          <table:table-cell office:value-type="float" office:value="2147.61" calcext:value-type="float">
            <text:p>2147,61</text:p>
          </table:table-cell>
          <table:table-cell office:value-type="float" office:value="4355.14" calcext:value-type="float">
            <text:p>4355,14</text:p>
          </table:table-cell>
          <table:table-cell office:value-type="float" office:value="7763.76" calcext:value-type="float">
            <text:p>7763,76</text:p>
          </table:table-cell>
          <table:table-cell office:value-type="float" office:value="10506.4" calcext:value-type="float">
            <text:p>10506,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3.48" calcext:value-type="float">
            <text:p>3,48</text:p>
          </table:table-cell>
          <table:table-cell table:formula="of:=ROUND([.$C$2]/[.C34]; 2)" office:value-type="float" office:value="7.24" calcext:value-type="float">
            <text:p>7,24</text:p>
          </table:table-cell>
          <table:table-cell table:formula="of:=ROUND([.$D$2]/[.D34]; 2)" office:value-type="float" office:value="15.04" calcext:value-type="float">
            <text:p>15,04</text:p>
          </table:table-cell>
          <table:table-cell/>
          <table:table-cell table:formula="of:=ROUND([.$F$2]/[.F34]; 2)" office:value-type="float" office:value="27.96" calcext:value-type="float">
            <text:p>27,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42.46" calcext:value-type="float">
            <text:p>1142,46</text:p>
          </table:table-cell>
          <table:table-cell office:value-type="float" office:value="2285.96" calcext:value-type="float">
            <text:p>2285,96</text:p>
          </table:table-cell>
          <table:table-cell table:number-columns-repeated="2"/>
          <table:table-cell office:value-type="float" office:value="10934.2" calcext:value-type="float">
            <text:p>10934,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ROUND([.$B$2]/[.B35]; 2)" office:value-type="float" office:value="3.38" calcext:value-type="float">
            <text:p>3,38</text:p>
          </table:table-cell>
          <table:table-cell table:formula="of:=ROUND([.$C$2]/[.C35]; 2)" office:value-type="float" office:value="6.8" calcext:value-type="float">
            <text:p>6,8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/>
          <table:table-cell table:formula="of:=ROUND([.$F$2]/[.F35]; 2)" office:value-type="float" office:value="26.86" calcext:value-type="float">
            <text:p>26,86</text:p>
          </table:table-cell>
          <table:table-cell/>
        </table:table-row>
      </table:table>
      <table:table table:name="pthread_plot_avx" table:style-name="ta1">
        <table:shapes>
          <draw:frame draw:z-index="0" draw:style-name="gr1" draw:text-style-name="P1" svg:width="19cm" svg:height="15cm" svg:x="5.4cm" svg:y="17cm">
            <draw:object draw:notify-on-update-of-ranges="pthread_plot_avx.A3:pthread_plot_avx.A35 pthread_plot_avx.H2:pthread_plot_avx.H2 pthread_plot_avx.H3:pthread_plot_avx.H35 pthread_plot_avx.A3:pthread_plot_avx.A35 pthread_plot_avx.I2:pthread_plot_avx.I2 pthread_plot_avx.I3:pthread_plot_avx.I35 pthread_plot_avx.A3:pthread_plot_avx.A35 pthread_plot_avx.J2:pthread_plot_avx.J2 pthread_plot_avx.J3:pthread_plot_avx.J35 pthread_plot_avx.A3:pthread_plot_avx.A35 pthread_plot_avx.K2:pthread_plot_avx.K2 pthread_plot_avx.K3:pthread_plot_avx.K35 pthread_plot_avx.A3:pthread_plot_avx.A35 pthread_plot_avx.L2:pthread_plot_avx.L2 pthread_plot_avx.L3:pthread_plot_avx.L35 pthread_plot_avx.A3:pthread_plot_avx.A35 pthread_plot_avx.M2:pthread_plot_avx.M2 pthread_plot_avx.M3:pthread_plot_avx.M35 pthread_plot_avx.A3:pthread_plot_avx.A35 pthread_plot_avx.N2:pthread_plot_avx.N2 pthread_plot_avx.N3:pthread_plot_avx.N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  <table:table-cell office:value-type="string" calcext:value-type="string">
            <text:p>efficiency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table:style-name="ce4"/>
          <table:table-cell table:style-name="ce4" office:value-type="float" office:value="100000" calcext:value-type="float">
            <text:p>100000,00</text:p>
          </table:table-cell>
          <table:table-cell table:style-name="ce4" office:value-type="float" office:value="200000" calcext:value-type="float">
            <text:p>200000,00</text:p>
          </table:table-cell>
          <table:table-cell table:style-name="ce4" office:value-type="float" office:value="300000" calcext:value-type="float">
            <text:p>300000,00</text:p>
          </table:table-cell>
          <table:table-cell table:style-name="ce4" office:value-type="float" office:value="400000" calcext:value-type="float">
            <text:p>400000,00</text:p>
          </table:table-cell>
          <table:table-cell table:style-name="ce4" office:value-type="float" office:value="500000" calcext:value-type="float">
            <text:p>500000,00</text:p>
          </table:table-cell>
          <table:table-cell table:style-name="ce4" office:value-type="float" office:value="600000" calcext:value-type="float">
            <text:p>600000,00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3748" calcext:value-type="float">
            <text:p>3748</text:p>
          </table:table-cell>
          <table:table-cell office:value-type="float" office:value="17141" calcext:value-type="float">
            <text:p>17141</text:p>
          </table:table-cell>
          <table:table-cell office:value-type="float" office:value="59697" calcext:value-type="float">
            <text:p>59697</text:p>
          </table:table-cell>
          <table:table-cell office:value-type="float" office:value="119560" calcext:value-type="float">
            <text:p>119560</text:p>
          </table:table-cell>
          <table:table-cell office:value-type="float" office:value="193370" calcext:value-type="float">
            <text:p>193370</text:p>
          </table:table-cell>
          <table:table-cell office:value-type="float" office:value="275213" calcext:value-type="float">
            <text:p>275213</text:p>
          </table:table-cell>
          <table:table-cell office:value-type="float" office:value="1" calcext:value-type="float">
            <text:p>1</text:p>
          </table:table-cell>
          <table:table-cell table:formula="of:=ROUND([.$B$2]/[.B3]; 2)" office:value-type="float" office:value="1" calcext:value-type="float">
            <text:p>1</text:p>
          </table:table-cell>
          <table:table-cell table:formula="of:=ROUND([.$C$2]/[.C3]; 2)" office:value-type="float" office:value="1" calcext:value-type="float">
            <text:p>1</text:p>
          </table:table-cell>
          <table:table-cell table:formula="of:=ROUND([.$D$2]/[.D3]; 2)" office:value-type="float" office:value="1.02" calcext:value-type="float">
            <text:p>1,02</text:p>
          </table:table-cell>
          <table:table-cell table:formula="of:=ROUND([.$E$2]/[.E3]; 2)" office:value-type="float" office:value="1.01" calcext:value-type="float">
            <text:p>1,01</text:p>
          </table:table-cell>
          <table:table-cell table:formula="of:=ROUND([.$F$2]/[.F3]; 2)" office:value-type="float" office:value="1" calcext:value-type="float">
            <text:p>1</text:p>
          </table:table-cell>
          <table:table-cell table:formula="of:=ROUND([.$G$2]/[.G3]; 2)" office:value-type="float" office:value="0.99" calcext:value-type="float">
            <text:p>0,99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]/[.H3]" office:value-type="float" office:value="1" calcext:value-type="float">
            <text:p>1,00</text:p>
          </table:table-cell>
          <table:table-cell table:style-name="ce4" table:formula="of:=[.J3]/[.H3]" office:value-type="float" office:value="1" calcext:value-type="float">
            <text:p>1,00</text:p>
          </table:table-cell>
          <table:table-cell table:style-name="ce4" table:formula="of:=[.K3]/[.H3]" office:value-type="float" office:value="1.02" calcext:value-type="float">
            <text:p>1,02</text:p>
          </table:table-cell>
          <table:table-cell table:style-name="ce4" table:formula="of:=[.L3]/[.H3]" office:value-type="float" office:value="1.01" calcext:value-type="float">
            <text:p>1,01</text:p>
          </table:table-cell>
          <table:table-cell table:style-name="ce4" table:formula="of:=[.M3]/[.H3]" office:value-type="float" office:value="1" calcext:value-type="float">
            <text:p>1,00</text:p>
          </table:table-cell>
          <table:table-cell table:style-name="ce4" table:formula="of:=[.N3]/[.H3]" office:value-type="float" office:value="0.99" calcext:value-type="float">
            <text:p>0,99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8022" calcext:value-type="float">
            <text:p>8022</text:p>
          </table:table-cell>
          <table:table-cell office:value-type="float" office:value="17835" calcext:value-type="float">
            <text:p>17835</text:p>
          </table:table-cell>
          <table:table-cell office:value-type="float" office:value="36702" calcext:value-type="float">
            <text:p>36702</text:p>
          </table:table-cell>
          <table:table-cell office:value-type="float" office:value="70059" calcext:value-type="float">
            <text:p>70059</text:p>
          </table:table-cell>
          <table:table-cell office:value-type="float" office:value="123236" calcext:value-type="float">
            <text:p>123236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86" calcext:value-type="float">
            <text:p>1,86</text:p>
          </table:table-cell>
          <table:table-cell table:formula="of:=ROUND([.$C$2]/[.C4]; 2)" office:value-type="float" office:value="2.13" calcext:value-type="float">
            <text:p>2,13</text:p>
          </table:table-cell>
          <table:table-cell table:formula="of:=ROUND([.$D$2]/[.D4]; 2)" office:value-type="float" office:value="3.42" calcext:value-type="float">
            <text:p>3,42</text:p>
          </table:table-cell>
          <table:table-cell table:formula="of:=ROUND([.$E$2]/[.E4]; 2)" office:value-type="float" office:value="3.28" calcext:value-type="float">
            <text:p>3,28</text:p>
          </table:table-cell>
          <table:table-cell table:formula="of:=ROUND([.$F$2]/[.F4]; 2)" office:value-type="float" office:value="2.76" calcext:value-type="float">
            <text:p>2,76</text:p>
          </table:table-cell>
          <table:table-cell table:formula="of:=ROUND([.$G$2]/[.G4]; 2)" office:value-type="float" office:value="2.2" calcext:value-type="float">
            <text:p>2,2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4]/[.H4]" office:value-type="float" office:value="0.93" calcext:value-type="float">
            <text:p>0,93</text:p>
          </table:table-cell>
          <table:table-cell table:style-name="ce4" table:formula="of:=[.J4]/[.H4]" office:value-type="float" office:value="1.065" calcext:value-type="float">
            <text:p>1,07</text:p>
          </table:table-cell>
          <table:table-cell table:style-name="ce4" table:formula="of:=[.K4]/[.H4]" office:value-type="float" office:value="1.71" calcext:value-type="float">
            <text:p>1,71</text:p>
          </table:table-cell>
          <table:table-cell table:style-name="ce4" table:formula="of:=[.L4]/[.H4]" office:value-type="float" office:value="1.64" calcext:value-type="float">
            <text:p>1,64</text:p>
          </table:table-cell>
          <table:table-cell table:style-name="ce4" table:formula="of:=[.M4]/[.H4]" office:value-type="float" office:value="1.38" calcext:value-type="float">
            <text:p>1,38</text:p>
          </table:table-cell>
          <table:table-cell table:style-name="ce4" table:formula="of:=[.N4]/[.H4]" office:value-type="float" office:value="1.1" calcext:value-type="float">
            <text:p>1,1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float" office:value="1079" calcext:value-type="float">
            <text:p>1079</text:p>
          </table:table-cell>
          <table:table-cell office:value-type="float" office:value="4093" calcext:value-type="float">
            <text:p>4093</text:p>
          </table:table-cell>
          <table:table-cell office:value-type="float" office:value="9065" calcext:value-type="float">
            <text:p>9065</text:p>
          </table:table-cell>
          <table:table-cell office:value-type="float" office:value="17448" calcext:value-type="float">
            <text:p>17448</text:p>
          </table:table-cell>
          <table:table-cell office:value-type="float" office:value="33830" calcext:value-type="float">
            <text:p>33830</text:p>
          </table:table-cell>
          <table:table-cell office:value-type="float" office:value="57969" calcext:value-type="float">
            <text:p>57969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46" calcext:value-type="float">
            <text:p>3,46</text:p>
          </table:table-cell>
          <table:table-cell table:formula="of:=ROUND([.$C$2]/[.C5]; 2)" office:value-type="float" office:value="4.18" calcext:value-type="float">
            <text:p>4,18</text:p>
          </table:table-cell>
          <table:table-cell table:formula="of:=ROUND([.$D$2]/[.D5]; 2)" office:value-type="float" office:value="6.73" calcext:value-type="float">
            <text:p>6,73</text:p>
          </table:table-cell>
          <table:table-cell table:formula="of:=ROUND([.$E$2]/[.E5]; 2)" office:value-type="float" office:value="6.9" calcext:value-type="float">
            <text:p>6,9</text:p>
          </table:table-cell>
          <table:table-cell table:formula="of:=ROUND([.$F$2]/[.F5]; 2)" office:value-type="float" office:value="5.71" calcext:value-type="float">
            <text:p>5,71</text:p>
          </table:table-cell>
          <table:table-cell table:formula="of:=ROUND([.$G$2]/[.G5]; 2)" office:value-type="float" office:value="4.68" calcext:value-type="float">
            <text:p>4,68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5]/[.H5]" office:value-type="float" office:value="0.865" calcext:value-type="float">
            <text:p>0,87</text:p>
          </table:table-cell>
          <table:table-cell table:style-name="ce4" table:formula="of:=[.J5]/[.H5]" office:value-type="float" office:value="1.045" calcext:value-type="float">
            <text:p>1,05</text:p>
          </table:table-cell>
          <table:table-cell table:style-name="ce4" table:formula="of:=[.K5]/[.H5]" office:value-type="float" office:value="1.6825" calcext:value-type="float">
            <text:p>1,68</text:p>
          </table:table-cell>
          <table:table-cell table:style-name="ce4" table:formula="of:=[.L5]/[.H5]" office:value-type="float" office:value="1.725" calcext:value-type="float">
            <text:p>1,73</text:p>
          </table:table-cell>
          <table:table-cell table:style-name="ce4" table:formula="of:=[.M5]/[.H5]" office:value-type="float" office:value="1.4275" calcext:value-type="float">
            <text:p>1,43</text:p>
          </table:table-cell>
          <table:table-cell table:style-name="ce4" table:formula="of:=[.N5]/[.H5]" office:value-type="float" office:value="1.17" calcext:value-type="float">
            <text:p>1,17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774" calcext:value-type="float">
            <text:p>774</text:p>
          </table:table-cell>
          <table:table-cell office:value-type="float" office:value="2814" calcext:value-type="float">
            <text:p>2814</text:p>
          </table:table-cell>
          <table:table-cell office:value-type="float" office:value="6189" calcext:value-type="float">
            <text:p>6189</text:p>
          </table:table-cell>
          <table:table-cell office:value-type="float" office:value="10942" calcext:value-type="float">
            <text:p>10942</text:p>
          </table:table-cell>
          <table:table-cell office:value-type="float" office:value="17083" calcext:value-type="float">
            <text:p>17083</text:p>
          </table:table-cell>
          <table:table-cell office:value-type="float" office:value="27435" calcext:value-type="float">
            <text:p>27435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4.82" calcext:value-type="float">
            <text:p>4,82</text:p>
          </table:table-cell>
          <table:table-cell table:formula="of:=ROUND([.$C$2]/[.C6]; 2)" office:value-type="float" office:value="6.07" calcext:value-type="float">
            <text:p>6,07</text:p>
          </table:table-cell>
          <table:table-cell table:formula="of:=ROUND([.$D$2]/[.D6]; 2)" office:value-type="float" office:value="9.86" calcext:value-type="float">
            <text:p>9,86</text:p>
          </table:table-cell>
          <table:table-cell table:formula="of:=ROUND([.$E$2]/[.E6]; 2)" office:value-type="float" office:value="11" calcext:value-type="float">
            <text:p>11</text:p>
          </table:table-cell>
          <table:table-cell table:formula="of:=ROUND([.$F$2]/[.F6]; 2)" office:value-type="float" office:value="11.32" calcext:value-type="float">
            <text:p>11,32</text:p>
          </table:table-cell>
          <table:table-cell table:formula="of:=ROUND([.$G$2]/[.G6]; 2)" office:value-type="float" office:value="9.89" calcext:value-type="float">
            <text:p>9,89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6]/[.H6]" office:value-type="float" office:value="0.803333333333333" calcext:value-type="float">
            <text:p>0,80</text:p>
          </table:table-cell>
          <table:table-cell table:style-name="ce4" table:formula="of:=[.J6]/[.H6]" office:value-type="float" office:value="1.01166666666667" calcext:value-type="float">
            <text:p>1,01</text:p>
          </table:table-cell>
          <table:table-cell table:style-name="ce4" table:formula="of:=[.K6]/[.H6]" office:value-type="float" office:value="1.64333333333333" calcext:value-type="float">
            <text:p>1,64</text:p>
          </table:table-cell>
          <table:table-cell table:style-name="ce4" table:formula="of:=[.L6]/[.H6]" office:value-type="float" office:value="1.83333333333333" calcext:value-type="float">
            <text:p>1,83</text:p>
          </table:table-cell>
          <table:table-cell table:style-name="ce4" table:formula="of:=[.M6]/[.H6]" office:value-type="float" office:value="1.88666666666667" calcext:value-type="float">
            <text:p>1,89</text:p>
          </table:table-cell>
          <table:table-cell table:style-name="ce4" table:formula="of:=[.N6]/[.H6]" office:value-type="float" office:value="1.64833333333333" calcext:value-type="float">
            <text:p>1,65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float" office:value="623" calcext:value-type="float">
            <text:p>623</text:p>
          </table:table-cell>
          <table:table-cell office:value-type="float" office:value="2313" calcext:value-type="float">
            <text:p>2313</text:p>
          </table:table-cell>
          <table:table-cell office:value-type="float" office:value="4798" calcext:value-type="float">
            <text:p>4798</text:p>
          </table:table-cell>
          <table:table-cell office:value-type="float" office:value="8380" calcext:value-type="float">
            <text:p>8380</text:p>
          </table:table-cell>
          <table:table-cell office:value-type="float" office:value="12794" calcext:value-type="float">
            <text:p>12794</text:p>
          </table:table-cell>
          <table:table-cell office:value-type="float" office:value="18433" calcext:value-type="float">
            <text:p>18433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5.99" calcext:value-type="float">
            <text:p>5,99</text:p>
          </table:table-cell>
          <table:table-cell table:formula="of:=ROUND([.$C$2]/[.C7]; 2)" office:value-type="float" office:value="7.39" calcext:value-type="float">
            <text:p>7,39</text:p>
          </table:table-cell>
          <table:table-cell table:formula="of:=ROUND([.$D$2]/[.D7]; 2)" office:value-type="float" office:value="12.72" calcext:value-type="float">
            <text:p>12,72</text:p>
          </table:table-cell>
          <table:table-cell table:formula="of:=ROUND([.$E$2]/[.E7]; 2)" office:value-type="float" office:value="14.36" calcext:value-type="float">
            <text:p>14,36</text:p>
          </table:table-cell>
          <table:table-cell table:formula="of:=ROUND([.$F$2]/[.F7]; 2)" office:value-type="float" office:value="15.11" calcext:value-type="float">
            <text:p>15,11</text:p>
          </table:table-cell>
          <table:table-cell table:formula="of:=ROUND([.$G$2]/[.G7]; 2)" office:value-type="float" office:value="14.72" calcext:value-type="float">
            <text:p>14,72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7]/[.H7]" office:value-type="float" office:value="0.74875" calcext:value-type="float">
            <text:p>0,75</text:p>
          </table:table-cell>
          <table:table-cell table:style-name="ce4" table:formula="of:=[.J7]/[.H7]" office:value-type="float" office:value="0.92375" calcext:value-type="float">
            <text:p>0,92</text:p>
          </table:table-cell>
          <table:table-cell table:style-name="ce4" table:formula="of:=[.K7]/[.H7]" office:value-type="float" office:value="1.59" calcext:value-type="float">
            <text:p>1,59</text:p>
          </table:table-cell>
          <table:table-cell table:style-name="ce4" table:formula="of:=[.L7]/[.H7]" office:value-type="float" office:value="1.795" calcext:value-type="float">
            <text:p>1,80</text:p>
          </table:table-cell>
          <table:table-cell table:style-name="ce4" table:formula="of:=[.M7]/[.H7]" office:value-type="float" office:value="1.88875" calcext:value-type="float">
            <text:p>1,89</text:p>
          </table:table-cell>
          <table:table-cell table:style-name="ce4" table:formula="of:=[.N7]/[.H7]" office:value-type="float" office:value="1.84" calcext:value-type="float">
            <text:p>1,84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float" office:value="537" calcext:value-type="float">
            <text:p>537</text:p>
          </table:table-cell>
          <table:table-cell office:value-type="float" office:value="1888" calcext:value-type="float">
            <text:p>1888</text:p>
          </table:table-cell>
          <table:table-cell office:value-type="float" office:value="3931" calcext:value-type="float">
            <text:p>3931</text:p>
          </table:table-cell>
          <table:table-cell office:value-type="float" office:value="6919" calcext:value-type="float">
            <text:p>6919</text:p>
          </table:table-cell>
          <table:table-cell office:value-type="float" office:value="10533" calcext:value-type="float">
            <text:p>10533</text:p>
          </table:table-cell>
          <table:table-cell office:value-type="float" office:value="15165" calcext:value-type="float">
            <text:p>15165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6.95" calcext:value-type="float">
            <text:p>6,95</text:p>
          </table:table-cell>
          <table:table-cell table:formula="of:=ROUND([.$C$2]/[.C8]; 2)" office:value-type="float" office:value="9.05" calcext:value-type="float">
            <text:p>9,05</text:p>
          </table:table-cell>
          <table:table-cell table:formula="of:=ROUND([.$D$2]/[.D8]; 2)" office:value-type="float" office:value="15.53" calcext:value-type="float">
            <text:p>15,53</text:p>
          </table:table-cell>
          <table:table-cell table:formula="of:=ROUND([.$E$2]/[.E8]; 2)" office:value-type="float" office:value="17.39" calcext:value-type="float">
            <text:p>17,39</text:p>
          </table:table-cell>
          <table:table-cell table:formula="of:=ROUND([.$F$2]/[.F8]; 2)" office:value-type="float" office:value="18.35" calcext:value-type="float">
            <text:p>18,35</text:p>
          </table:table-cell>
          <table:table-cell table:formula="of:=ROUND([.$G$2]/[.G8]; 2)" office:value-type="float" office:value="17.89" calcext:value-type="float">
            <text:p>17,89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8]/[.H8]" office:value-type="float" office:value="0.695" calcext:value-type="float">
            <text:p>0,70</text:p>
          </table:table-cell>
          <table:table-cell table:style-name="ce4" table:formula="of:=[.J8]/[.H8]" office:value-type="float" office:value="0.905" calcext:value-type="float">
            <text:p>0,91</text:p>
          </table:table-cell>
          <table:table-cell table:style-name="ce4" table:formula="of:=[.K8]/[.H8]" office:value-type="float" office:value="1.553" calcext:value-type="float">
            <text:p>1,55</text:p>
          </table:table-cell>
          <table:table-cell table:style-name="ce4" table:formula="of:=[.L8]/[.H8]" office:value-type="float" office:value="1.739" calcext:value-type="float">
            <text:p>1,74</text:p>
          </table:table-cell>
          <table:table-cell table:style-name="ce4" table:formula="of:=[.M8]/[.H8]" office:value-type="float" office:value="1.835" calcext:value-type="float">
            <text:p>1,84</text:p>
          </table:table-cell>
          <table:table-cell table:style-name="ce4" table:formula="of:=[.N8]/[.H8]" office:value-type="float" office:value="1.789" calcext:value-type="float">
            <text:p>1,79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office:value-type="float" office:value="1628" calcext:value-type="float">
            <text:p>1628</text:p>
          </table:table-cell>
          <table:table-cell office:value-type="float" office:value="3444" calcext:value-type="float">
            <text:p>3444</text:p>
          </table:table-cell>
          <table:table-cell office:value-type="float" office:value="5895" calcext:value-type="float">
            <text:p>5895</text:p>
          </table:table-cell>
          <table:table-cell office:value-type="float" office:value="8960" calcext:value-type="float">
            <text:p>8960</text:p>
          </table:table-cell>
          <table:table-cell office:value-type="float" office:value="12722" calcext:value-type="float">
            <text:p>12722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8.24" calcext:value-type="float">
            <text:p>8,24</text:p>
          </table:table-cell>
          <table:table-cell table:formula="of:=ROUND([.$C$2]/[.C9]; 2)" office:value-type="float" office:value="10.5" calcext:value-type="float">
            <text:p>10,5</text:p>
          </table:table-cell>
          <table:table-cell table:formula="of:=ROUND([.$D$2]/[.D9]; 2)" office:value-type="float" office:value="17.72" calcext:value-type="float">
            <text:p>17,72</text:p>
          </table:table-cell>
          <table:table-cell table:formula="of:=ROUND([.$E$2]/[.E9]; 2)" office:value-type="float" office:value="20.41" calcext:value-type="float">
            <text:p>20,41</text:p>
          </table:table-cell>
          <table:table-cell table:formula="of:=ROUND([.$F$2]/[.F9]; 2)" office:value-type="float" office:value="21.57" calcext:value-type="float">
            <text:p>21,57</text:p>
          </table:table-cell>
          <table:table-cell table:formula="of:=ROUND([.$G$2]/[.G9]; 2)" office:value-type="float" office:value="21.33" calcext:value-type="float">
            <text:p>21,3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9]/[.H9]" office:value-type="float" office:value="0.686666666666667" calcext:value-type="float">
            <text:p>0,69</text:p>
          </table:table-cell>
          <table:table-cell table:style-name="ce4" table:formula="of:=[.J9]/[.H9]" office:value-type="float" office:value="0.875" calcext:value-type="float">
            <text:p>0,88</text:p>
          </table:table-cell>
          <table:table-cell table:style-name="ce4" table:formula="of:=[.K9]/[.H9]" office:value-type="float" office:value="1.47666666666667" calcext:value-type="float">
            <text:p>1,48</text:p>
          </table:table-cell>
          <table:table-cell table:style-name="ce4" table:formula="of:=[.L9]/[.H9]" office:value-type="float" office:value="1.70083333333333" calcext:value-type="float">
            <text:p>1,70</text:p>
          </table:table-cell>
          <table:table-cell table:style-name="ce4" table:formula="of:=[.M9]/[.H9]" office:value-type="float" office:value="1.7975" calcext:value-type="float">
            <text:p>1,80</text:p>
          </table:table-cell>
          <table:table-cell table:style-name="ce4" table:formula="of:=[.N9]/[.H9]" office:value-type="float" office:value="1.7775" calcext:value-type="float">
            <text:p>1,78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float" office:value="419" calcext:value-type="float">
            <text:p>419</text:p>
          </table:table-cell>
          <table:table-cell office:value-type="float" office:value="1483" calcext:value-type="float">
            <text:p>1483</text:p>
          </table:table-cell>
          <table:table-cell office:value-type="float" office:value="3062" calcext:value-type="float">
            <text:p>3062</text:p>
          </table:table-cell>
          <table:table-cell office:value-type="float" office:value="5221" calcext:value-type="float">
            <text:p>5221</text:p>
          </table:table-cell>
          <table:table-cell office:value-type="float" office:value="7875" calcext:value-type="float">
            <text:p>7875</text:p>
          </table:table-cell>
          <table:table-cell office:value-type="float" office:value="11581" calcext:value-type="float">
            <text:p>11581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8.9" calcext:value-type="float">
            <text:p>8,9</text:p>
          </table:table-cell>
          <table:table-cell table:formula="of:=ROUND([.$C$2]/[.C10]; 2)" office:value-type="float" office:value="11.53" calcext:value-type="float">
            <text:p>11,53</text:p>
          </table:table-cell>
          <table:table-cell table:formula="of:=ROUND([.$D$2]/[.D10]; 2)" office:value-type="float" office:value="19.93" calcext:value-type="float">
            <text:p>19,93</text:p>
          </table:table-cell>
          <table:table-cell table:formula="of:=ROUND([.$E$2]/[.E10]; 2)" office:value-type="float" office:value="23.05" calcext:value-type="float">
            <text:p>23,05</text:p>
          </table:table-cell>
          <table:table-cell table:formula="of:=ROUND([.$F$2]/[.F10]; 2)" office:value-type="float" office:value="24.55" calcext:value-type="float">
            <text:p>24,55</text:p>
          </table:table-cell>
          <table:table-cell table:formula="of:=ROUND([.$G$2]/[.G10]; 2)" office:value-type="float" office:value="23.43" calcext:value-type="float">
            <text:p>23,4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0]/[.H10]" office:value-type="float" office:value="0.635714285714286" calcext:value-type="float">
            <text:p>0,64</text:p>
          </table:table-cell>
          <table:table-cell table:style-name="ce4" table:formula="of:=[.J10]/[.H10]" office:value-type="float" office:value="0.823571428571428" calcext:value-type="float">
            <text:p>0,82</text:p>
          </table:table-cell>
          <table:table-cell table:style-name="ce4" table:formula="of:=[.K10]/[.H10]" office:value-type="float" office:value="1.42357142857143" calcext:value-type="float">
            <text:p>1,42</text:p>
          </table:table-cell>
          <table:table-cell table:style-name="ce4" table:formula="of:=[.L10]/[.H10]" office:value-type="float" office:value="1.64642857142857" calcext:value-type="float">
            <text:p>1,65</text:p>
          </table:table-cell>
          <table:table-cell table:style-name="ce4" table:formula="of:=[.M10]/[.H10]" office:value-type="float" office:value="1.75357142857143" calcext:value-type="float">
            <text:p>1,75</text:p>
          </table:table-cell>
          <table:table-cell table:style-name="ce4" table:formula="of:=[.N10]/[.H10]" office:value-type="float" office:value="1.67357142857143" calcext:value-type="float">
            <text:p>1,67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402" calcext:value-type="float">
            <text:p>402</text:p>
          </table:table-cell>
          <table:table-cell office:value-type="float" office:value="1397" calcext:value-type="float">
            <text:p>1397</text:p>
          </table:table-cell>
          <table:table-cell office:value-type="float" office:value="2830" calcext:value-type="float">
            <text:p>2830</text:p>
          </table:table-cell>
          <table:table-cell office:value-type="float" office:value="4720" calcext:value-type="float">
            <text:p>4720</text:p>
          </table:table-cell>
          <table:table-cell office:value-type="float" office:value="7134" calcext:value-type="float">
            <text:p>7134</text:p>
          </table:table-cell>
          <table:table-cell office:value-type="float" office:value="10023" calcext:value-type="float">
            <text:p>10023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9.28" calcext:value-type="float">
            <text:p>9,28</text:p>
          </table:table-cell>
          <table:table-cell table:formula="of:=ROUND([.$C$2]/[.C11]; 2)" office:value-type="float" office:value="12.24" calcext:value-type="float">
            <text:p>12,24</text:p>
          </table:table-cell>
          <table:table-cell table:formula="of:=ROUND([.$D$2]/[.D11]; 2)" office:value-type="float" office:value="21.57" calcext:value-type="float">
            <text:p>21,57</text:p>
          </table:table-cell>
          <table:table-cell table:formula="of:=ROUND([.$E$2]/[.E11]; 2)" office:value-type="float" office:value="25.49" calcext:value-type="float">
            <text:p>25,49</text:p>
          </table:table-cell>
          <table:table-cell table:formula="of:=ROUND([.$F$2]/[.F11]; 2)" office:value-type="float" office:value="27.1" calcext:value-type="float">
            <text:p>27,1</text:p>
          </table:table-cell>
          <table:table-cell table:formula="of:=ROUND([.$G$2]/[.G11]; 2)" office:value-type="float" office:value="27.07" calcext:value-type="float">
            <text:p>27,0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1]/[.H11]" office:value-type="float" office:value="0.58" calcext:value-type="float">
            <text:p>0,58</text:p>
          </table:table-cell>
          <table:table-cell table:style-name="ce4" table:formula="of:=[.J11]/[.H11]" office:value-type="float" office:value="0.765" calcext:value-type="float">
            <text:p>0,77</text:p>
          </table:table-cell>
          <table:table-cell table:style-name="ce4" table:formula="of:=[.K11]/[.H11]" office:value-type="float" office:value="1.348125" calcext:value-type="float">
            <text:p>1,35</text:p>
          </table:table-cell>
          <table:table-cell table:style-name="ce4" table:formula="of:=[.L11]/[.H11]" office:value-type="float" office:value="1.593125" calcext:value-type="float">
            <text:p>1,59</text:p>
          </table:table-cell>
          <table:table-cell table:style-name="ce4" table:formula="of:=[.M11]/[.H11]" office:value-type="float" office:value="1.69375" calcext:value-type="float">
            <text:p>1,69</text:p>
          </table:table-cell>
          <table:table-cell table:style-name="ce4" table:formula="of:=[.N11]/[.H11]" office:value-type="float" office:value="1.691875" calcext:value-type="float">
            <text:p>1,69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float" office:value="407" calcext:value-type="float">
            <text:p>407</text:p>
          </table:table-cell>
          <table:table-cell office:value-type="float" office:value="1319" calcext:value-type="float">
            <text:p>1319</text:p>
          </table:table-cell>
          <table:table-cell office:value-type="float" office:value="2638" calcext:value-type="float">
            <text:p>2638</text:p>
          </table:table-cell>
          <table:table-cell office:value-type="float" office:value="4323" calcext:value-type="float">
            <text:p>4323</text:p>
          </table:table-cell>
          <table:table-cell office:value-type="float" office:value="6568" calcext:value-type="float">
            <text:p>6568</text:p>
          </table:table-cell>
          <table:table-cell office:value-type="float" office:value="9171" calcext:value-type="float">
            <text:p>9171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9.17" calcext:value-type="float">
            <text:p>9,17</text:p>
          </table:table-cell>
          <table:table-cell table:formula="of:=ROUND([.$C$2]/[.C12]; 2)" office:value-type="float" office:value="12.96" calcext:value-type="float">
            <text:p>12,96</text:p>
          </table:table-cell>
          <table:table-cell table:formula="of:=ROUND([.$D$2]/[.D12]; 2)" office:value-type="float" office:value="23.14" calcext:value-type="float">
            <text:p>23,14</text:p>
          </table:table-cell>
          <table:table-cell table:formula="of:=ROUND([.$E$2]/[.E12]; 2)" office:value-type="float" office:value="27.83" calcext:value-type="float">
            <text:p>27,83</text:p>
          </table:table-cell>
          <table:table-cell table:formula="of:=ROUND([.$F$2]/[.F12]; 2)" office:value-type="float" office:value="29.43" calcext:value-type="float">
            <text:p>29,43</text:p>
          </table:table-cell>
          <table:table-cell table:formula="of:=ROUND([.$G$2]/[.G12]; 2)" office:value-type="float" office:value="29.58" calcext:value-type="float">
            <text:p>29,58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2]/[.H12]" office:value-type="float" office:value="0.509444444444444" calcext:value-type="float">
            <text:p>0,51</text:p>
          </table:table-cell>
          <table:table-cell table:style-name="ce4" table:formula="of:=[.J12]/[.H12]" office:value-type="float" office:value="0.72" calcext:value-type="float">
            <text:p>0,72</text:p>
          </table:table-cell>
          <table:table-cell table:style-name="ce4" table:formula="of:=[.K12]/[.H12]" office:value-type="float" office:value="1.28555555555556" calcext:value-type="float">
            <text:p>1,29</text:p>
          </table:table-cell>
          <table:table-cell table:style-name="ce4" table:formula="of:=[.L12]/[.H12]" office:value-type="float" office:value="1.54611111111111" calcext:value-type="float">
            <text:p>1,55</text:p>
          </table:table-cell>
          <table:table-cell table:style-name="ce4" table:formula="of:=[.M12]/[.H12]" office:value-type="float" office:value="1.635" calcext:value-type="float">
            <text:p>1,64</text:p>
          </table:table-cell>
          <table:table-cell table:style-name="ce4" table:formula="of:=[.N12]/[.H12]" office:value-type="float" office:value="1.64333333333333" calcext:value-type="float">
            <text:p>1,64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1264" calcext:value-type="float">
            <text:p>1264</text:p>
          </table:table-cell>
          <table:table-cell office:value-type="float" office:value="2490" calcext:value-type="float">
            <text:p>2490</text:p>
          </table:table-cell>
          <table:table-cell office:value-type="float" office:value="4117" calcext:value-type="float">
            <text:p>4117</text:p>
          </table:table-cell>
          <table:table-cell office:value-type="float" office:value="6139" calcext:value-type="float">
            <text:p>6139</text:p>
          </table:table-cell>
          <table:table-cell office:value-type="float" office:value="8469" calcext:value-type="float">
            <text:p>8469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9.17" calcext:value-type="float">
            <text:p>9,17</text:p>
          </table:table-cell>
          <table:table-cell table:formula="of:=ROUND([.$C$2]/[.C13]; 2)" office:value-type="float" office:value="13.52" calcext:value-type="float">
            <text:p>13,52</text:p>
          </table:table-cell>
          <table:table-cell table:formula="of:=ROUND([.$D$2]/[.D13]; 2)" office:value-type="float" office:value="24.51" calcext:value-type="float">
            <text:p>24,51</text:p>
          </table:table-cell>
          <table:table-cell table:formula="of:=ROUND([.$E$2]/[.E13]; 2)" office:value-type="float" office:value="29.23" calcext:value-type="float">
            <text:p>29,23</text:p>
          </table:table-cell>
          <table:table-cell table:formula="of:=ROUND([.$F$2]/[.F13]; 2)" office:value-type="float" office:value="31.49" calcext:value-type="float">
            <text:p>31,49</text:p>
          </table:table-cell>
          <table:table-cell table:formula="of:=ROUND([.$G$2]/[.G13]; 2)" office:value-type="float" office:value="32.03" calcext:value-type="float">
            <text:p>32,0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3]/[.H13]" office:value-type="float" office:value="0.4585" calcext:value-type="float">
            <text:p>0,46</text:p>
          </table:table-cell>
          <table:table-cell table:style-name="ce4" table:formula="of:=[.J13]/[.H13]" office:value-type="float" office:value="0.676" calcext:value-type="float">
            <text:p>0,68</text:p>
          </table:table-cell>
          <table:table-cell table:style-name="ce4" table:formula="of:=[.K13]/[.H13]" office:value-type="float" office:value="1.2255" calcext:value-type="float">
            <text:p>1,23</text:p>
          </table:table-cell>
          <table:table-cell table:style-name="ce4" table:formula="of:=[.L13]/[.H13]" office:value-type="float" office:value="1.4615" calcext:value-type="float">
            <text:p>1,46</text:p>
          </table:table-cell>
          <table:table-cell table:style-name="ce4" table:formula="of:=[.M13]/[.H13]" office:value-type="float" office:value="1.5745" calcext:value-type="float">
            <text:p>1,57</text:p>
          </table:table-cell>
          <table:table-cell table:style-name="ce4" table:formula="of:=[.N13]/[.H13]" office:value-type="float" office:value="1.6015" calcext:value-type="float">
            <text:p>1,6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office:value-type="float" office:value="1212" calcext:value-type="float">
            <text:p>1212</text:p>
          </table:table-cell>
          <table:table-cell office:value-type="float" office:value="2379" calcext:value-type="float">
            <text:p>2379</text:p>
          </table:table-cell>
          <table:table-cell office:value-type="float" office:value="3906" calcext:value-type="float">
            <text:p>3906</text:p>
          </table:table-cell>
          <table:table-cell office:value-type="float" office:value="5808" calcext:value-type="float">
            <text:p>5808</text:p>
          </table:table-cell>
          <table:table-cell office:value-type="float" office:value="7967" calcext:value-type="float">
            <text:p>7967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8.93" calcext:value-type="float">
            <text:p>8,93</text:p>
          </table:table-cell>
          <table:table-cell table:formula="of:=ROUND([.$C$2]/[.C14]; 2)" office:value-type="float" office:value="14.1" calcext:value-type="float">
            <text:p>14,1</text:p>
          </table:table-cell>
          <table:table-cell table:formula="of:=ROUND([.$D$2]/[.D14]; 2)" office:value-type="float" office:value="25.66" calcext:value-type="float">
            <text:p>25,66</text:p>
          </table:table-cell>
          <table:table-cell table:formula="of:=ROUND([.$E$2]/[.E14]; 2)" office:value-type="float" office:value="30.81" calcext:value-type="float">
            <text:p>30,81</text:p>
          </table:table-cell>
          <table:table-cell table:formula="of:=ROUND([.$F$2]/[.F14]; 2)" office:value-type="float" office:value="33.28" calcext:value-type="float">
            <text:p>33,28</text:p>
          </table:table-cell>
          <table:table-cell table:formula="of:=ROUND([.$G$2]/[.G14]; 2)" office:value-type="float" office:value="34.05" calcext:value-type="float">
            <text:p>34,05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4]/[.H14]" office:value-type="float" office:value="0.405909090909091" calcext:value-type="float">
            <text:p>0,41</text:p>
          </table:table-cell>
          <table:table-cell table:style-name="ce4" table:formula="of:=[.J14]/[.H14]" office:value-type="float" office:value="0.640909090909091" calcext:value-type="float">
            <text:p>0,64</text:p>
          </table:table-cell>
          <table:table-cell table:style-name="ce4" table:formula="of:=[.K14]/[.H14]" office:value-type="float" office:value="1.16636363636364" calcext:value-type="float">
            <text:p>1,17</text:p>
          </table:table-cell>
          <table:table-cell table:style-name="ce4" table:formula="of:=[.L14]/[.H14]" office:value-type="float" office:value="1.40045454545455" calcext:value-type="float">
            <text:p>1,40</text:p>
          </table:table-cell>
          <table:table-cell table:style-name="ce4" table:formula="of:=[.M14]/[.H14]" office:value-type="float" office:value="1.51272727272727" calcext:value-type="float">
            <text:p>1,51</text:p>
          </table:table-cell>
          <table:table-cell table:style-name="ce4" table:formula="of:=[.N14]/[.H14]" office:value-type="float" office:value="1.54772727272727" calcext:value-type="float">
            <text:p>1,55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1131" calcext:value-type="float">
            <text:p>1131</text:p>
          </table:table-cell>
          <table:table-cell office:value-type="float" office:value="2322" calcext:value-type="float">
            <text:p>2322</text:p>
          </table:table-cell>
          <table:table-cell office:value-type="float" office:value="3817" calcext:value-type="float">
            <text:p>3817</text:p>
          </table:table-cell>
          <table:table-cell office:value-type="float" office:value="5525" calcext:value-type="float">
            <text:p>5525</text:p>
          </table:table-cell>
          <table:table-cell office:value-type="float" office:value="7535" calcext:value-type="float">
            <text:p>7535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8.88" calcext:value-type="float">
            <text:p>8,88</text:p>
          </table:table-cell>
          <table:table-cell table:formula="of:=ROUND([.$C$2]/[.C15]; 2)" office:value-type="float" office:value="15.11" calcext:value-type="float">
            <text:p>15,11</text:p>
          </table:table-cell>
          <table:table-cell table:formula="of:=ROUND([.$D$2]/[.D15]; 2)" office:value-type="float" office:value="26.29" calcext:value-type="float">
            <text:p>26,29</text:p>
          </table:table-cell>
          <table:table-cell table:formula="of:=ROUND([.$E$2]/[.E15]; 2)" office:value-type="float" office:value="31.52" calcext:value-type="float">
            <text:p>31,52</text:p>
          </table:table-cell>
          <table:table-cell table:formula="of:=ROUND([.$F$2]/[.F15]; 2)" office:value-type="float" office:value="34.99" calcext:value-type="float">
            <text:p>34,99</text:p>
          </table:table-cell>
          <table:table-cell table:formula="of:=ROUND([.$G$2]/[.G15]; 2)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5]/[.H15]" office:value-type="float" office:value="0.37" calcext:value-type="float">
            <text:p>0,37</text:p>
          </table:table-cell>
          <table:table-cell table:style-name="ce4" table:formula="of:=[.J15]/[.H15]" office:value-type="float" office:value="0.629583333333333" calcext:value-type="float">
            <text:p>0,63</text:p>
          </table:table-cell>
          <table:table-cell table:style-name="ce4" table:formula="of:=[.K15]/[.H15]" office:value-type="float" office:value="1.09541666666667" calcext:value-type="float">
            <text:p>1,10</text:p>
          </table:table-cell>
          <table:table-cell table:style-name="ce4" table:formula="of:=[.L15]/[.H15]" office:value-type="float" office:value="1.31333333333333" calcext:value-type="float">
            <text:p>1,31</text:p>
          </table:table-cell>
          <table:table-cell table:style-name="ce4" table:formula="of:=[.M15]/[.H15]" office:value-type="float" office:value="1.45791666666667" calcext:value-type="float">
            <text:p>1,46</text:p>
          </table:table-cell>
          <table:table-cell table:style-name="ce4" table:formula="of:=[.N15]/[.H15]" office:value-type="float" office:value="1.5" calcext:value-type="float">
            <text:p>1,50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float" office:value="429" calcext:value-type="float">
            <text:p>429</text:p>
          </table:table-cell>
          <table:table-cell office:value-type="float" office:value="1096" calcext:value-type="float">
            <text:p>1096</text:p>
          </table:table-cell>
          <table:table-cell office:value-type="float" office:value="2254" calcext:value-type="float">
            <text:p>2254</text:p>
          </table:table-cell>
          <table:table-cell office:value-type="float" office:value="3596" calcext:value-type="float">
            <text:p>3596</text:p>
          </table:table-cell>
          <table:table-cell office:value-type="float" office:value="5315" calcext:value-type="float">
            <text:p>5315</text:p>
          </table:table-cell>
          <table:table-cell office:value-type="float" office:value="7275" calcext:value-type="float">
            <text:p>727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8.7" calcext:value-type="float">
            <text:p>8,7</text:p>
          </table:table-cell>
          <table:table-cell table:formula="of:=ROUND([.$C$2]/[.C16]; 2)" office:value-type="float" office:value="15.6" calcext:value-type="float">
            <text:p>15,6</text:p>
          </table:table-cell>
          <table:table-cell table:formula="of:=ROUND([.$D$2]/[.D16]; 2)" office:value-type="float" office:value="27.08" calcext:value-type="float">
            <text:p>27,08</text:p>
          </table:table-cell>
          <table:table-cell table:formula="of:=ROUND([.$E$2]/[.E16]; 2)" office:value-type="float" office:value="33.46" calcext:value-type="float">
            <text:p>33,46</text:p>
          </table:table-cell>
          <table:table-cell table:formula="of:=ROUND([.$F$2]/[.F16]; 2)" office:value-type="float" office:value="36.37" calcext:value-type="float">
            <text:p>36,37</text:p>
          </table:table-cell>
          <table:table-cell table:formula="of:=ROUND([.$G$2]/[.G16]; 2)" office:value-type="float" office:value="37.29" calcext:value-type="float">
            <text:p>37,29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6]/[.H16]" office:value-type="float" office:value="0.334615384615385" calcext:value-type="float">
            <text:p>0,33</text:p>
          </table:table-cell>
          <table:table-cell table:style-name="ce4" table:formula="of:=[.J16]/[.H16]" office:value-type="float" office:value="0.6" calcext:value-type="float">
            <text:p>0,60</text:p>
          </table:table-cell>
          <table:table-cell table:style-name="ce4" table:formula="of:=[.K16]/[.H16]" office:value-type="float" office:value="1.04153846153846" calcext:value-type="float">
            <text:p>1,04</text:p>
          </table:table-cell>
          <table:table-cell table:style-name="ce4" table:formula="of:=[.L16]/[.H16]" office:value-type="float" office:value="1.28692307692308" calcext:value-type="float">
            <text:p>1,29</text:p>
          </table:table-cell>
          <table:table-cell table:style-name="ce4" table:formula="of:=[.M16]/[.H16]" office:value-type="float" office:value="1.39884615384615" calcext:value-type="float">
            <text:p>1,40</text:p>
          </table:table-cell>
          <table:table-cell table:style-name="ce4" table:formula="of:=[.N16]/[.H16]" office:value-type="float" office:value="1.43423076923077" calcext:value-type="float">
            <text:p>1,43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office:value-type="float" office:value="2218" calcext:value-type="float">
            <text:p>2218</text:p>
          </table:table-cell>
          <table:table-cell office:value-type="float" office:value="3518" calcext:value-type="float">
            <text:p>3518</text:p>
          </table:table-cell>
          <table:table-cell office:value-type="float" office:value="5158" calcext:value-type="float">
            <text:p>5158</text:p>
          </table:table-cell>
          <table:table-cell office:value-type="float" office:value="7004" calcext:value-type="float">
            <text:p>7004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8.35" calcext:value-type="float">
            <text:p>8,35</text:p>
          </table:table-cell>
          <table:table-cell table:formula="of:=ROUND([.$C$2]/[.C17]; 2)" office:value-type="float" office:value="15.63" calcext:value-type="float">
            <text:p>15,63</text:p>
          </table:table-cell>
          <table:table-cell table:formula="of:=ROUND([.$D$2]/[.D17]; 2)" office:value-type="float" office:value="27.52" calcext:value-type="float">
            <text:p>27,52</text:p>
          </table:table-cell>
          <table:table-cell table:formula="of:=ROUND([.$E$2]/[.E17]; 2)" office:value-type="float" office:value="34.2" calcext:value-type="float">
            <text:p>34,2</text:p>
          </table:table-cell>
          <table:table-cell table:formula="of:=ROUND([.$F$2]/[.F17]; 2)" office:value-type="float" office:value="37.48" calcext:value-type="float">
            <text:p>37,48</text:p>
          </table:table-cell>
          <table:table-cell table:formula="of:=ROUND([.$G$2]/[.G17]; 2)" office:value-type="float" office:value="38.73" calcext:value-type="float">
            <text:p>38,7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7]/[.H17]" office:value-type="float" office:value="0.298214285714286" calcext:value-type="float">
            <text:p>0,30</text:p>
          </table:table-cell>
          <table:table-cell table:style-name="ce4" table:formula="of:=[.J17]/[.H17]" office:value-type="float" office:value="0.558214285714286" calcext:value-type="float">
            <text:p>0,56</text:p>
          </table:table-cell>
          <table:table-cell table:style-name="ce4" table:formula="of:=[.K17]/[.H17]" office:value-type="float" office:value="0.982857142857143" calcext:value-type="float">
            <text:p>0,98</text:p>
          </table:table-cell>
          <table:table-cell table:style-name="ce4" table:formula="of:=[.L17]/[.H17]" office:value-type="float" office:value="1.22142857142857" calcext:value-type="float">
            <text:p>1,22</text:p>
          </table:table-cell>
          <table:table-cell table:style-name="ce4" table:formula="of:=[.M17]/[.H17]" office:value-type="float" office:value="1.33857142857143" calcext:value-type="float">
            <text:p>1,34</text:p>
          </table:table-cell>
          <table:table-cell table:style-name="ce4" table:formula="of:=[.N17]/[.H17]" office:value-type="float" office:value="1.38321428571429" calcext:value-type="float">
            <text:p>1,38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office:value-type="float" office:value="451" calcext:value-type="float">
            <text:p>451</text:p>
          </table:table-cell>
          <table:table-cell office:value-type="float" office:value="1084" calcext:value-type="float">
            <text:p>1084</text:p>
          </table:table-cell>
          <table:table-cell office:value-type="float" office:value="2131" calcext:value-type="float">
            <text:p>2131</text:p>
          </table:table-cell>
          <table:table-cell office:value-type="float" office:value="3452" calcext:value-type="float">
            <text:p>3452</text:p>
          </table:table-cell>
          <table:table-cell office:value-type="float" office:value="5048" calcext:value-type="float">
            <text:p>5048</text:p>
          </table:table-cell>
          <table:table-cell office:value-type="float" office:value="6781" calcext:value-type="float">
            <text:p>6781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8.27" calcext:value-type="float">
            <text:p>8,27</text:p>
          </table:table-cell>
          <table:table-cell table:formula="of:=ROUND([.$C$2]/[.C18]; 2)" office:value-type="float" office:value="15.77" calcext:value-type="float">
            <text:p>15,77</text:p>
          </table:table-cell>
          <table:table-cell table:formula="of:=ROUND([.$D$2]/[.D18]; 2)" office:value-type="float" office:value="28.64" calcext:value-type="float">
            <text:p>28,64</text:p>
          </table:table-cell>
          <table:table-cell table:formula="of:=ROUND([.$E$2]/[.E18]; 2)" office:value-type="float" office:value="34.86" calcext:value-type="float">
            <text:p>34,86</text:p>
          </table:table-cell>
          <table:table-cell table:formula="of:=ROUND([.$F$2]/[.F18]; 2)" office:value-type="float" office:value="38.29" calcext:value-type="float">
            <text:p>38,29</text:p>
          </table:table-cell>
          <table:table-cell table:formula="of:=ROUND([.$G$2]/[.G18]; 2)" office:value-type="float" office:value="40.01" calcext:value-type="float">
            <text:p>40,01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8]/[.H18]" office:value-type="float" office:value="0.275666666666667" calcext:value-type="float">
            <text:p>0,28</text:p>
          </table:table-cell>
          <table:table-cell table:style-name="ce4" table:formula="of:=[.J18]/[.H18]" office:value-type="float" office:value="0.525666666666667" calcext:value-type="float">
            <text:p>0,53</text:p>
          </table:table-cell>
          <table:table-cell table:style-name="ce4" table:formula="of:=[.K18]/[.H18]" office:value-type="float" office:value="0.954666666666667" calcext:value-type="float">
            <text:p>0,95</text:p>
          </table:table-cell>
          <table:table-cell table:style-name="ce4" table:formula="of:=[.L18]/[.H18]" office:value-type="float" office:value="1.162" calcext:value-type="float">
            <text:p>1,16</text:p>
          </table:table-cell>
          <table:table-cell table:style-name="ce4" table:formula="of:=[.M18]/[.H18]" office:value-type="float" office:value="1.27633333333333" calcext:value-type="float">
            <text:p>1,28</text:p>
          </table:table-cell>
          <table:table-cell table:style-name="ce4" table:formula="of:=[.N18]/[.H18]" office:value-type="float" office:value="1.33366666666667" calcext:value-type="float">
            <text:p>1,33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office:value-type="float" office:value="474" calcext:value-type="float">
            <text:p>474</text:p>
          </table:table-cell>
          <table:table-cell office:value-type="float" office:value="1108" calcext:value-type="float">
            <text:p>1108</text:p>
          </table:table-cell>
          <table:table-cell office:value-type="float" office:value="2161" calcext:value-type="float">
            <text:p>2161</text:p>
          </table:table-cell>
          <table:table-cell office:value-type="float" office:value="3445" calcext:value-type="float">
            <text:p>3445</text:p>
          </table:table-cell>
          <table:table-cell office:value-type="float" office:value="4935" calcext:value-type="float">
            <text:p>4935</text:p>
          </table:table-cell>
          <table:table-cell office:value-type="float" office:value="6603" calcext:value-type="float">
            <text:p>6603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7.87" calcext:value-type="float">
            <text:p>7,87</text:p>
          </table:table-cell>
          <table:table-cell table:formula="of:=ROUND([.$C$2]/[.C19]; 2)" office:value-type="float" office:value="15.43" calcext:value-type="float">
            <text:p>15,43</text:p>
          </table:table-cell>
          <table:table-cell table:formula="of:=ROUND([.$D$2]/[.D19]; 2)" office:value-type="float" office:value="28.25" calcext:value-type="float">
            <text:p>28,25</text:p>
          </table:table-cell>
          <table:table-cell table:formula="of:=ROUND([.$E$2]/[.E19]; 2)" office:value-type="float" office:value="34.93" calcext:value-type="float">
            <text:p>34,93</text:p>
          </table:table-cell>
          <table:table-cell table:formula="of:=ROUND([.$F$2]/[.F19]; 2)" office:value-type="float" office:value="39.17" calcext:value-type="float">
            <text:p>39,17</text:p>
          </table:table-cell>
          <table:table-cell table:formula="of:=ROUND([.$G$2]/[.G19]; 2)" office:value-type="float" office:value="41.09" calcext:value-type="float">
            <text:p>41,09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19]/[.H19]" office:value-type="float" office:value="0.2459375" calcext:value-type="float">
            <text:p>0,25</text:p>
          </table:table-cell>
          <table:table-cell table:style-name="ce4" table:formula="of:=[.J19]/[.H19]" office:value-type="float" office:value="0.4821875" calcext:value-type="float">
            <text:p>0,48</text:p>
          </table:table-cell>
          <table:table-cell table:style-name="ce4" table:formula="of:=[.K19]/[.H19]" office:value-type="float" office:value="0.8828125" calcext:value-type="float">
            <text:p>0,88</text:p>
          </table:table-cell>
          <table:table-cell table:style-name="ce4" table:formula="of:=[.L19]/[.H19]" office:value-type="float" office:value="1.0915625" calcext:value-type="float">
            <text:p>1,09</text:p>
          </table:table-cell>
          <table:table-cell table:style-name="ce4" table:formula="of:=[.M19]/[.H19]" office:value-type="float" office:value="1.2240625" calcext:value-type="float">
            <text:p>1,22</text:p>
          </table:table-cell>
          <table:table-cell table:style-name="ce4" table:formula="of:=[.N19]/[.H19]" office:value-type="float" office:value="1.2840625" calcext:value-type="float">
            <text:p>1,28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office:value-type="float" office:value="482" calcext:value-type="float">
            <text:p>482</text:p>
          </table:table-cell>
          <table:table-cell office:value-type="float" office:value="1118" calcext:value-type="float">
            <text:p>1118</text:p>
          </table:table-cell>
          <table:table-cell office:value-type="float" office:value="2073" calcext:value-type="float">
            <text:p>2073</text:p>
          </table:table-cell>
          <table:table-cell office:value-type="float" office:value="3360" calcext:value-type="float">
            <text:p>3360</text:p>
          </table:table-cell>
          <table:table-cell office:value-type="float" office:value="4844" calcext:value-type="float">
            <text:p>4844</text:p>
          </table:table-cell>
          <table:table-cell office:value-type="float" office:value="6257" calcext:value-type="float">
            <text:p>6257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7.74" calcext:value-type="float">
            <text:p>7,74</text:p>
          </table:table-cell>
          <table:table-cell table:formula="of:=ROUND([.$C$2]/[.C20]; 2)" office:value-type="float" office:value="15.29" calcext:value-type="float">
            <text:p>15,29</text:p>
          </table:table-cell>
          <table:table-cell table:formula="of:=ROUND([.$D$2]/[.D20]; 2)" office:value-type="float" office:value="29.44" calcext:value-type="float">
            <text:p>29,44</text:p>
          </table:table-cell>
          <table:table-cell table:formula="of:=ROUND([.$E$2]/[.E20]; 2)" office:value-type="float" office:value="35.81" calcext:value-type="float">
            <text:p>35,81</text:p>
          </table:table-cell>
          <table:table-cell table:formula="of:=ROUND([.$F$2]/[.F20]; 2)" office:value-type="float" office:value="39.91" calcext:value-type="float">
            <text:p>39,91</text:p>
          </table:table-cell>
          <table:table-cell table:formula="of:=ROUND([.$G$2]/[.G20]; 2)" office:value-type="float" office:value="43.36" calcext:value-type="float">
            <text:p>43,36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0]/[.H20]" office:value-type="float" office:value="0.227647058823529" calcext:value-type="float">
            <text:p>0,23</text:p>
          </table:table-cell>
          <table:table-cell table:style-name="ce4" table:formula="of:=[.J20]/[.H20]" office:value-type="float" office:value="0.449705882352941" calcext:value-type="float">
            <text:p>0,45</text:p>
          </table:table-cell>
          <table:table-cell table:style-name="ce4" table:formula="of:=[.K20]/[.H20]" office:value-type="float" office:value="0.865882352941176" calcext:value-type="float">
            <text:p>0,87</text:p>
          </table:table-cell>
          <table:table-cell table:style-name="ce4" table:formula="of:=[.L20]/[.H20]" office:value-type="float" office:value="1.05323529411765" calcext:value-type="float">
            <text:p>1,05</text:p>
          </table:table-cell>
          <table:table-cell table:style-name="ce4" table:formula="of:=[.M20]/[.H20]" office:value-type="float" office:value="1.17382352941176" calcext:value-type="float">
            <text:p>1,17</text:p>
          </table:table-cell>
          <table:table-cell table:style-name="ce4" table:formula="of:=[.N20]/[.H20]" office:value-type="float" office:value="1.27529411764706" calcext:value-type="float">
            <text:p>1,28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office:value-type="float" office:value="1131" calcext:value-type="float">
            <text:p>1131</text:p>
          </table:table-cell>
          <table:table-cell office:value-type="float" office:value="2001" calcext:value-type="float">
            <text:p>2001</text:p>
          </table:table-cell>
          <table:table-cell office:value-type="float" office:value="3360" calcext:value-type="float">
            <text:p>3360</text:p>
          </table:table-cell>
          <table:table-cell office:value-type="float" office:value="4693" calcext:value-type="float">
            <text:p>4693</text:p>
          </table:table-cell>
          <table:table-cell office:value-type="float" office:value="6300" calcext:value-type="float">
            <text:p>6300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7.42" calcext:value-type="float">
            <text:p>7,42</text:p>
          </table:table-cell>
          <table:table-cell table:formula="of:=ROUND([.$C$2]/[.C21]; 2)" office:value-type="float" office:value="15.11" calcext:value-type="float">
            <text:p>15,11</text:p>
          </table:table-cell>
          <table:table-cell table:formula="of:=ROUND([.$D$2]/[.D21]; 2)" office:value-type="float" office:value="30.5" calcext:value-type="float">
            <text:p>30,5</text:p>
          </table:table-cell>
          <table:table-cell table:formula="of:=ROUND([.$E$2]/[.E21]; 2)" office:value-type="float" office:value="35.81" calcext:value-type="float">
            <text:p>35,81</text:p>
          </table:table-cell>
          <table:table-cell table:formula="of:=ROUND([.$F$2]/[.F21]; 2)" office:value-type="float" office:value="41.19" calcext:value-type="float">
            <text:p>41,19</text:p>
          </table:table-cell>
          <table:table-cell table:formula="of:=ROUND([.$G$2]/[.G21]; 2)" office:value-type="float" office:value="43.06" calcext:value-type="float">
            <text:p>43,06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1]/[.H21]" office:value-type="float" office:value="0.206111111111111" calcext:value-type="float">
            <text:p>0,21</text:p>
          </table:table-cell>
          <table:table-cell table:style-name="ce4" table:formula="of:=[.J21]/[.H21]" office:value-type="float" office:value="0.419722222222222" calcext:value-type="float">
            <text:p>0,42</text:p>
          </table:table-cell>
          <table:table-cell table:style-name="ce4" table:formula="of:=[.K21]/[.H21]" office:value-type="float" office:value="0.847222222222222" calcext:value-type="float">
            <text:p>0,85</text:p>
          </table:table-cell>
          <table:table-cell table:style-name="ce4" table:formula="of:=[.L21]/[.H21]" office:value-type="float" office:value="0.994722222222222" calcext:value-type="float">
            <text:p>0,99</text:p>
          </table:table-cell>
          <table:table-cell table:style-name="ce4" table:formula="of:=[.M21]/[.H21]" office:value-type="float" office:value="1.14416666666667" calcext:value-type="float">
            <text:p>1,14</text:p>
          </table:table-cell>
          <table:table-cell table:style-name="ce4" table:formula="of:=[.N21]/[.H21]" office:value-type="float" office:value="1.19611111111111" calcext:value-type="float">
            <text:p>1,20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1157" calcext:value-type="float">
            <text:p>1157</text:p>
          </table:table-cell>
          <table:table-cell office:value-type="float" office:value="2006" calcext:value-type="float">
            <text:p>2006</text:p>
          </table:table-cell>
          <table:table-cell office:value-type="float" office:value="3360" calcext:value-type="float">
            <text:p>3360</text:p>
          </table:table-cell>
          <table:table-cell office:value-type="float" office:value="4748" calcext:value-type="float">
            <text:p>4748</text:p>
          </table:table-cell>
          <table:table-cell office:value-type="float" office:value="6218" calcext:value-type="float">
            <text:p>6218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7.07" calcext:value-type="float">
            <text:p>7,07</text:p>
          </table:table-cell>
          <table:table-cell table:formula="of:=ROUND([.$C$2]/[.C22]; 2)" office:value-type="float" office:value="14.77" calcext:value-type="float">
            <text:p>14,77</text:p>
          </table:table-cell>
          <table:table-cell table:formula="of:=ROUND([.$D$2]/[.D22]; 2)" office:value-type="float" office:value="30.43" calcext:value-type="float">
            <text:p>30,43</text:p>
          </table:table-cell>
          <table:table-cell table:formula="of:=ROUND([.$E$2]/[.E22]; 2)" office:value-type="float" office:value="35.81" calcext:value-type="float">
            <text:p>35,81</text:p>
          </table:table-cell>
          <table:table-cell table:formula="of:=ROUND([.$F$2]/[.F22]; 2)" office:value-type="float" office:value="40.71" calcext:value-type="float">
            <text:p>40,71</text:p>
          </table:table-cell>
          <table:table-cell table:formula="of:=ROUND([.$G$2]/[.G22]; 2)" office:value-type="float" office:value="43.63" calcext:value-type="float">
            <text:p>43,6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2]/[.H22]" office:value-type="float" office:value="0.186052631578947" calcext:value-type="float">
            <text:p>0,19</text:p>
          </table:table-cell>
          <table:table-cell table:style-name="ce4" table:formula="of:=[.J22]/[.H22]" office:value-type="float" office:value="0.388684210526316" calcext:value-type="float">
            <text:p>0,39</text:p>
          </table:table-cell>
          <table:table-cell table:style-name="ce4" table:formula="of:=[.K22]/[.H22]" office:value-type="float" office:value="0.80078947368421" calcext:value-type="float">
            <text:p>0,80</text:p>
          </table:table-cell>
          <table:table-cell table:style-name="ce4" table:formula="of:=[.L22]/[.H22]" office:value-type="float" office:value="0.942368421052632" calcext:value-type="float">
            <text:p>0,94</text:p>
          </table:table-cell>
          <table:table-cell table:style-name="ce4" table:formula="of:=[.M22]/[.H22]" office:value-type="float" office:value="1.07131578947368" calcext:value-type="float">
            <text:p>1,07</text:p>
          </table:table-cell>
          <table:table-cell table:style-name="ce4" table:formula="of:=[.N22]/[.H22]" office:value-type="float" office:value="1.14815789473684" calcext:value-type="float">
            <text:p>1,15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office:value-type="float" office:value="547" calcext:value-type="float">
            <text:p>547</text:p>
          </table:table-cell>
          <table:table-cell office:value-type="float" office:value="1172" calcext:value-type="float">
            <text:p>1172</text:p>
          </table:table-cell>
          <table:table-cell office:value-type="float" office:value="2024" calcext:value-type="float">
            <text:p>2024</text:p>
          </table:table-cell>
          <table:table-cell office:value-type="float" office:value="3309" calcext:value-type="float">
            <text:p>3309</text:p>
          </table:table-cell>
          <table:table-cell office:value-type="float" office:value="4723" calcext:value-type="float">
            <text:p>4723</text:p>
          </table:table-cell>
          <table:table-cell office:value-type="float" office:value="6064" calcext:value-type="float">
            <text:p>6064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6.82" calcext:value-type="float">
            <text:p>6,82</text:p>
          </table:table-cell>
          <table:table-cell table:formula="of:=ROUND([.$C$2]/[.C23]; 2)" office:value-type="float" office:value="14.59" calcext:value-type="float">
            <text:p>14,59</text:p>
          </table:table-cell>
          <table:table-cell table:formula="of:=ROUND([.$D$2]/[.D23]; 2)" office:value-type="float" office:value="30.16" calcext:value-type="float">
            <text:p>30,16</text:p>
          </table:table-cell>
          <table:table-cell table:formula="of:=ROUND([.$E$2]/[.E23]; 2)" office:value-type="float" office:value="36.36" calcext:value-type="float">
            <text:p>36,36</text:p>
          </table:table-cell>
          <table:table-cell table:formula="of:=ROUND([.$F$2]/[.F23]; 2)" office:value-type="float" office:value="40.93" calcext:value-type="float">
            <text:p>40,93</text:p>
          </table:table-cell>
          <table:table-cell table:formula="of:=ROUND([.$G$2]/[.G23]; 2)" office:value-type="float" office:value="44.74" calcext:value-type="float">
            <text:p>44,7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3]/[.H23]" office:value-type="float" office:value="0.1705" calcext:value-type="float">
            <text:p>0,17</text:p>
          </table:table-cell>
          <table:table-cell table:style-name="ce4" table:formula="of:=[.J23]/[.H23]" office:value-type="float" office:value="0.36475" calcext:value-type="float">
            <text:p>0,36</text:p>
          </table:table-cell>
          <table:table-cell table:style-name="ce4" table:formula="of:=[.K23]/[.H23]" office:value-type="float" office:value="0.754" calcext:value-type="float">
            <text:p>0,75</text:p>
          </table:table-cell>
          <table:table-cell table:style-name="ce4" table:formula="of:=[.L23]/[.H23]" office:value-type="float" office:value="0.909" calcext:value-type="float">
            <text:p>0,91</text:p>
          </table:table-cell>
          <table:table-cell table:style-name="ce4" table:formula="of:=[.M23]/[.H23]" office:value-type="float" office:value="1.02325" calcext:value-type="float">
            <text:p>1,02</text:p>
          </table:table-cell>
          <table:table-cell table:style-name="ce4" table:formula="of:=[.N23]/[.H23]" office:value-type="float" office:value="1.1185" calcext:value-type="float">
            <text:p>1,12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1212" calcext:value-type="float">
            <text:p>1212</text:p>
          </table:table-cell>
          <table:table-cell office:value-type="float" office:value="2062" calcext:value-type="float">
            <text:p>2062</text:p>
          </table:table-cell>
          <table:table-cell office:value-type="float" office:value="3382" calcext:value-type="float">
            <text:p>3382</text:p>
          </table:table-cell>
          <table:table-cell office:value-type="float" office:value="4613" calcext:value-type="float">
            <text:p>4613</text:p>
          </table:table-cell>
          <table:table-cell office:value-type="float" office:value="6122" calcext:value-type="float">
            <text:p>6122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6.65" calcext:value-type="float">
            <text:p>6,65</text:p>
          </table:table-cell>
          <table:table-cell table:formula="of:=ROUND([.$C$2]/[.C24]; 2)" office:value-type="float" office:value="14.1" calcext:value-type="float">
            <text:p>14,1</text:p>
          </table:table-cell>
          <table:table-cell table:formula="of:=ROUND([.$D$2]/[.D24]; 2)" office:value-type="float" office:value="29.6" calcext:value-type="float">
            <text:p>29,6</text:p>
          </table:table-cell>
          <table:table-cell table:formula="of:=ROUND([.$E$2]/[.E24]; 2)" office:value-type="float" office:value="35.58" calcext:value-type="float">
            <text:p>35,58</text:p>
          </table:table-cell>
          <table:table-cell table:formula="of:=ROUND([.$F$2]/[.F24]; 2)" office:value-type="float" office:value="41.9" calcext:value-type="float">
            <text:p>41,9</text:p>
          </table:table-cell>
          <table:table-cell table:formula="of:=ROUND([.$G$2]/[.G24]; 2)" office:value-type="float" office:value="44.32" calcext:value-type="float">
            <text:p>44,32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4]/[.H24]" office:value-type="float" office:value="0.158333333333333" calcext:value-type="float">
            <text:p>0,16</text:p>
          </table:table-cell>
          <table:table-cell table:style-name="ce4" table:formula="of:=[.J24]/[.H24]" office:value-type="float" office:value="0.335714285714286" calcext:value-type="float">
            <text:p>0,34</text:p>
          </table:table-cell>
          <table:table-cell table:style-name="ce4" table:formula="of:=[.K24]/[.H24]" office:value-type="float" office:value="0.704761904761905" calcext:value-type="float">
            <text:p>0,70</text:p>
          </table:table-cell>
          <table:table-cell table:style-name="ce4" table:formula="of:=[.L24]/[.H24]" office:value-type="float" office:value="0.847142857142857" calcext:value-type="float">
            <text:p>0,85</text:p>
          </table:table-cell>
          <table:table-cell table:style-name="ce4" table:formula="of:=[.M24]/[.H24]" office:value-type="float" office:value="0.997619047619048" calcext:value-type="float">
            <text:p>1,00</text:p>
          </table:table-cell>
          <table:table-cell table:style-name="ce4" table:formula="of:=[.N24]/[.H24]" office:value-type="float" office:value="1.0552380952381" calcext:value-type="float">
            <text:p>1,06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float" office:value="588" calcext:value-type="float">
            <text:p>588</text:p>
          </table:table-cell>
          <table:table-cell office:value-type="float" office:value="1285" calcext:value-type="float">
            <text:p>1285</text:p>
          </table:table-cell>
          <table:table-cell office:value-type="float" office:value="2071" calcext:value-type="float">
            <text:p>2071</text:p>
          </table:table-cell>
          <table:table-cell office:value-type="float" office:value="3362" calcext:value-type="float">
            <text:p>3362</text:p>
          </table:table-cell>
          <table:table-cell office:value-type="float" office:value="4653" calcext:value-type="float">
            <text:p>4653</text:p>
          </table:table-cell>
          <table:table-cell office:value-type="float" office:value="6077" calcext:value-type="float">
            <text:p>6077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6.35" calcext:value-type="float">
            <text:p>6,35</text:p>
          </table:table-cell>
          <table:table-cell table:formula="of:=ROUND([.$C$2]/[.C25]; 2)" office:value-type="float" office:value="13.3" calcext:value-type="float">
            <text:p>13,3</text:p>
          </table:table-cell>
          <table:table-cell table:formula="of:=ROUND([.$D$2]/[.D25]; 2)" office:value-type="float" office:value="29.47" calcext:value-type="float">
            <text:p>29,47</text:p>
          </table:table-cell>
          <table:table-cell table:formula="of:=ROUND([.$E$2]/[.E25]; 2)" office:value-type="float" office:value="35.79" calcext:value-type="float">
            <text:p>35,79</text:p>
          </table:table-cell>
          <table:table-cell table:formula="of:=ROUND([.$F$2]/[.F25]; 2)" office:value-type="float" office:value="41.54" calcext:value-type="float">
            <text:p>41,54</text:p>
          </table:table-cell>
          <table:table-cell table:formula="of:=ROUND([.$G$2]/[.G25]; 2)" office:value-type="float" office:value="44.64" calcext:value-type="float">
            <text:p>44,6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5]/[.H25]" office:value-type="float" office:value="0.144318181818182" calcext:value-type="float">
            <text:p>0,14</text:p>
          </table:table-cell>
          <table:table-cell table:style-name="ce4" table:formula="of:=[.J25]/[.H25]" office:value-type="float" office:value="0.302272727272727" calcext:value-type="float">
            <text:p>0,30</text:p>
          </table:table-cell>
          <table:table-cell table:style-name="ce4" table:formula="of:=[.K25]/[.H25]" office:value-type="float" office:value="0.669772727272727" calcext:value-type="float">
            <text:p>0,67</text:p>
          </table:table-cell>
          <table:table-cell table:style-name="ce4" table:formula="of:=[.L25]/[.H25]" office:value-type="float" office:value="0.813409090909091" calcext:value-type="float">
            <text:p>0,81</text:p>
          </table:table-cell>
          <table:table-cell table:style-name="ce4" table:formula="of:=[.M25]/[.H25]" office:value-type="float" office:value="0.944090909090909" calcext:value-type="float">
            <text:p>0,94</text:p>
          </table:table-cell>
          <table:table-cell table:style-name="ce4" table:formula="of:=[.N25]/[.H25]" office:value-type="float" office:value="1.01454545454545" calcext:value-type="float">
            <text:p>1,01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1306" calcext:value-type="float">
            <text:p>1306</text:p>
          </table:table-cell>
          <table:table-cell office:value-type="float" office:value="2127" calcext:value-type="float">
            <text:p>2127</text:p>
          </table:table-cell>
          <table:table-cell office:value-type="float" office:value="3230" calcext:value-type="float">
            <text:p>3230</text:p>
          </table:table-cell>
          <table:table-cell office:value-type="float" office:value="4646" calcext:value-type="float">
            <text:p>4646</text:p>
          </table:table-cell>
          <table:table-cell office:value-type="float" office:value="6056" calcext:value-type="float">
            <text:p>605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6.24" calcext:value-type="float">
            <text:p>6,24</text:p>
          </table:table-cell>
          <table:table-cell table:formula="of:=ROUND([.$C$2]/[.C26]; 2)" office:value-type="float" office:value="13.09" calcext:value-type="float">
            <text:p>13,09</text:p>
          </table:table-cell>
          <table:table-cell table:formula="of:=ROUND([.$D$2]/[.D26]; 2)" office:value-type="float" office:value="28.7" calcext:value-type="float">
            <text:p>28,7</text:p>
          </table:table-cell>
          <table:table-cell table:formula="of:=ROUND([.$E$2]/[.E26]; 2)" office:value-type="float" office:value="37.25" calcext:value-type="float">
            <text:p>37,25</text:p>
          </table:table-cell>
          <table:table-cell table:formula="of:=ROUND([.$F$2]/[.F26]; 2)" office:value-type="float" office:value="41.61" calcext:value-type="float">
            <text:p>41,61</text:p>
          </table:table-cell>
          <table:table-cell table:formula="of:=ROUND([.$G$2]/[.G26]; 2)" office:value-type="float" office:value="44.8" calcext:value-type="float">
            <text:p>44,8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6]/[.H26]" office:value-type="float" office:value="0.135652173913043" calcext:value-type="float">
            <text:p>0,14</text:p>
          </table:table-cell>
          <table:table-cell table:style-name="ce4" table:formula="of:=[.J26]/[.H26]" office:value-type="float" office:value="0.284565217391304" calcext:value-type="float">
            <text:p>0,28</text:p>
          </table:table-cell>
          <table:table-cell table:style-name="ce4" table:formula="of:=[.K26]/[.H26]" office:value-type="float" office:value="0.623913043478261" calcext:value-type="float">
            <text:p>0,62</text:p>
          </table:table-cell>
          <table:table-cell table:style-name="ce4" table:formula="of:=[.L26]/[.H26]" office:value-type="float" office:value="0.809782608695652" calcext:value-type="float">
            <text:p>0,81</text:p>
          </table:table-cell>
          <table:table-cell table:style-name="ce4" table:formula="of:=[.M26]/[.H26]" office:value-type="float" office:value="0.904565217391304" calcext:value-type="float">
            <text:p>0,90</text:p>
          </table:table-cell>
          <table:table-cell table:style-name="ce4" table:formula="of:=[.N26]/[.H26]" office:value-type="float" office:value="0.973913043478261" calcext:value-type="float">
            <text:p>0,97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office:value-type="float" office:value="615" calcext:value-type="float">
            <text:p>615</text:p>
          </table:table-cell>
          <table:table-cell office:value-type="float" office:value="1337" calcext:value-type="float">
            <text:p>1337</text:p>
          </table:table-cell>
          <table:table-cell office:value-type="float" office:value="2179" calcext:value-type="float">
            <text:p>2179</text:p>
          </table:table-cell>
          <table:table-cell office:value-type="float" office:value="3188" calcext:value-type="float">
            <text:p>3188</text:p>
          </table:table-cell>
          <table:table-cell office:value-type="float" office:value="4565" calcext:value-type="float">
            <text:p>4565</text:p>
          </table:table-cell>
          <table:table-cell office:value-type="float" office:value="6110" calcext:value-type="float">
            <text:p>6110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6.07" calcext:value-type="float">
            <text:p>6,07</text:p>
          </table:table-cell>
          <table:table-cell table:formula="of:=ROUND([.$C$2]/[.C27]; 2)" office:value-type="float" office:value="12.79" calcext:value-type="float">
            <text:p>12,79</text:p>
          </table:table-cell>
          <table:table-cell table:formula="of:=ROUND([.$D$2]/[.D27]; 2)" office:value-type="float" office:value="28.01" calcext:value-type="float">
            <text:p>28,01</text:p>
          </table:table-cell>
          <table:table-cell table:formula="of:=ROUND([.$E$2]/[.E27]; 2)" office:value-type="float" office:value="37.74" calcext:value-type="float">
            <text:p>37,74</text:p>
          </table:table-cell>
          <table:table-cell table:formula="of:=ROUND([.$F$2]/[.F27]; 2)" office:value-type="float" office:value="42.34" calcext:value-type="float">
            <text:p>42,34</text:p>
          </table:table-cell>
          <table:table-cell table:formula="of:=ROUND([.$G$2]/[.G27]; 2)" office:value-type="float" office:value="44.4" calcext:value-type="float">
            <text:p>44,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7]/[.H27]" office:value-type="float" office:value="0.126458333333333" calcext:value-type="float">
            <text:p>0,13</text:p>
          </table:table-cell>
          <table:table-cell table:style-name="ce4" table:formula="of:=[.J27]/[.H27]" office:value-type="float" office:value="0.266458333333333" calcext:value-type="float">
            <text:p>0,27</text:p>
          </table:table-cell>
          <table:table-cell table:style-name="ce4" table:formula="of:=[.K27]/[.H27]" office:value-type="float" office:value="0.583541666666667" calcext:value-type="float">
            <text:p>0,58</text:p>
          </table:table-cell>
          <table:table-cell table:style-name="ce4" table:formula="of:=[.L27]/[.H27]" office:value-type="float" office:value="0.78625" calcext:value-type="float">
            <text:p>0,79</text:p>
          </table:table-cell>
          <table:table-cell table:style-name="ce4" table:formula="of:=[.M27]/[.H27]" office:value-type="float" office:value="0.882083333333333" calcext:value-type="float">
            <text:p>0,88</text:p>
          </table:table-cell>
          <table:table-cell table:style-name="ce4" table:formula="of:=[.N27]/[.H27]" office:value-type="float" office:value="0.925" calcext:value-type="float">
            <text:p>0,93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float" office:value="636" calcext:value-type="float">
            <text:p>636</text:p>
          </table:table-cell>
          <table:table-cell office:value-type="float" office:value="1392" calcext:value-type="float">
            <text:p>1392</text:p>
          </table:table-cell>
          <table:table-cell office:value-type="float" office:value="2299" calcext:value-type="float">
            <text:p>2299</text:p>
          </table:table-cell>
          <table:table-cell office:value-type="float" office:value="3248" calcext:value-type="float">
            <text:p>3248</text:p>
          </table:table-cell>
          <table:table-cell office:value-type="float" office:value="4612" calcext:value-type="float">
            <text:p>4612</text:p>
          </table:table-cell>
          <table:table-cell office:value-type="float" office:value="6019" calcext:value-type="float">
            <text:p>6019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5.87" calcext:value-type="float">
            <text:p>5,87</text:p>
          </table:table-cell>
          <table:table-cell table:formula="of:=ROUND([.$C$2]/[.C28]; 2)" office:value-type="float" office:value="12.28" calcext:value-type="float">
            <text:p>12,28</text:p>
          </table:table-cell>
          <table:table-cell table:formula="of:=ROUND([.$D$2]/[.D28]; 2)" office:value-type="float" office:value="26.55" calcext:value-type="float">
            <text:p>26,55</text:p>
          </table:table-cell>
          <table:table-cell table:formula="of:=ROUND([.$E$2]/[.E28]; 2)" office:value-type="float" office:value="37.05" calcext:value-type="float">
            <text:p>37,05</text:p>
          </table:table-cell>
          <table:table-cell table:formula="of:=ROUND([.$F$2]/[.F28]; 2)" office:value-type="float" office:value="41.91" calcext:value-type="float">
            <text:p>41,91</text:p>
          </table:table-cell>
          <table:table-cell table:formula="of:=ROUND([.$G$2]/[.G28]; 2)" office:value-type="float" office:value="45.07" calcext:value-type="float">
            <text:p>45,0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8]/[.H28]" office:value-type="float" office:value="0.1174" calcext:value-type="float">
            <text:p>0,12</text:p>
          </table:table-cell>
          <table:table-cell table:style-name="ce4" table:formula="of:=[.J28]/[.H28]" office:value-type="float" office:value="0.2456" calcext:value-type="float">
            <text:p>0,25</text:p>
          </table:table-cell>
          <table:table-cell table:style-name="ce4" table:formula="of:=[.K28]/[.H28]" office:value-type="float" office:value="0.531" calcext:value-type="float">
            <text:p>0,53</text:p>
          </table:table-cell>
          <table:table-cell table:style-name="ce4" table:formula="of:=[.L28]/[.H28]" office:value-type="float" office:value="0.741" calcext:value-type="float">
            <text:p>0,74</text:p>
          </table:table-cell>
          <table:table-cell table:style-name="ce4" table:formula="of:=[.M28]/[.H28]" office:value-type="float" office:value="0.8382" calcext:value-type="float">
            <text:p>0,84</text:p>
          </table:table-cell>
          <table:table-cell table:style-name="ce4" table:formula="of:=[.N28]/[.H28]" office:value-type="float" office:value="0.9014" calcext:value-type="float">
            <text:p>0,9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office:value-type="float" office:value="648" calcext:value-type="float">
            <text:p>648</text:p>
          </table:table-cell>
          <table:table-cell office:value-type="float" office:value="1412" calcext:value-type="float">
            <text:p>1412</text:p>
          </table:table-cell>
          <table:table-cell office:value-type="float" office:value="2336" calcext:value-type="float">
            <text:p>2336</text:p>
          </table:table-cell>
          <table:table-cell office:value-type="float" office:value="3244" calcext:value-type="float">
            <text:p>3244</text:p>
          </table:table-cell>
          <table:table-cell office:value-type="float" office:value="4606" calcext:value-type="float">
            <text:p>4606</text:p>
          </table:table-cell>
          <table:table-cell office:value-type="float" office:value="6045" calcext:value-type="float">
            <text:p>6045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5.76" calcext:value-type="float">
            <text:p>5,76</text:p>
          </table:table-cell>
          <table:table-cell table:formula="of:=ROUND([.$C$2]/[.C29]; 2)" office:value-type="float" office:value="12.11" calcext:value-type="float">
            <text:p>12,11</text:p>
          </table:table-cell>
          <table:table-cell table:formula="of:=ROUND([.$D$2]/[.D29]; 2)" office:value-type="float" office:value="26.13" calcext:value-type="float">
            <text:p>26,13</text:p>
          </table:table-cell>
          <table:table-cell table:formula="of:=ROUND([.$E$2]/[.E29]; 2)" office:value-type="float" office:value="37.09" calcext:value-type="float">
            <text:p>37,09</text:p>
          </table:table-cell>
          <table:table-cell table:formula="of:=ROUND([.$F$2]/[.F29]; 2)" office:value-type="float" office:value="41.97" calcext:value-type="float">
            <text:p>41,97</text:p>
          </table:table-cell>
          <table:table-cell table:formula="of:=ROUND([.$G$2]/[.G29]; 2)" office:value-type="float" office:value="44.88" calcext:value-type="float">
            <text:p>44,88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29]/[.H29]" office:value-type="float" office:value="0.110769230769231" calcext:value-type="float">
            <text:p>0,11</text:p>
          </table:table-cell>
          <table:table-cell table:style-name="ce4" table:formula="of:=[.J29]/[.H29]" office:value-type="float" office:value="0.232884615384615" calcext:value-type="float">
            <text:p>0,23</text:p>
          </table:table-cell>
          <table:table-cell table:style-name="ce4" table:formula="of:=[.K29]/[.H29]" office:value-type="float" office:value="0.5025" calcext:value-type="float">
            <text:p>0,50</text:p>
          </table:table-cell>
          <table:table-cell table:style-name="ce4" table:formula="of:=[.L29]/[.H29]" office:value-type="float" office:value="0.713269230769231" calcext:value-type="float">
            <text:p>0,71</text:p>
          </table:table-cell>
          <table:table-cell table:style-name="ce4" table:formula="of:=[.M29]/[.H29]" office:value-type="float" office:value="0.807115384615384" calcext:value-type="float">
            <text:p>0,81</text:p>
          </table:table-cell>
          <table:table-cell table:style-name="ce4" table:formula="of:=[.N29]/[.H29]" office:value-type="float" office:value="0.863076923076923" calcext:value-type="float">
            <text:p>0,86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float" office:value="671" calcext:value-type="float">
            <text:p>671</text:p>
          </table:table-cell>
          <table:table-cell office:value-type="float" office:value="1452" calcext:value-type="float">
            <text:p>1452</text:p>
          </table:table-cell>
          <table:table-cell office:value-type="float" office:value="2378" calcext:value-type="float">
            <text:p>2378</text:p>
          </table:table-cell>
          <table:table-cell office:value-type="float" office:value="3331" calcext:value-type="float">
            <text:p>3331</text:p>
          </table:table-cell>
          <table:table-cell office:value-type="float" office:value="4757" calcext:value-type="float">
            <text:p>4757</text:p>
          </table:table-cell>
          <table:table-cell office:value-type="float" office:value="6100" calcext:value-type="float">
            <text:p>6100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5.56" calcext:value-type="float">
            <text:p>5,56</text:p>
          </table:table-cell>
          <table:table-cell table:formula="of:=ROUND([.$C$2]/[.C30]; 2)" office:value-type="float" office:value="11.77" calcext:value-type="float">
            <text:p>11,77</text:p>
          </table:table-cell>
          <table:table-cell table:formula="of:=ROUND([.$D$2]/[.D30]; 2)" office:value-type="float" office:value="25.67" calcext:value-type="float">
            <text:p>25,67</text:p>
          </table:table-cell>
          <table:table-cell table:formula="of:=ROUND([.$E$2]/[.E30]; 2)" office:value-type="float" office:value="36.12" calcext:value-type="float">
            <text:p>36,12</text:p>
          </table:table-cell>
          <table:table-cell table:formula="of:=ROUND([.$F$2]/[.F30]; 2)" office:value-type="float" office:value="40.64" calcext:value-type="float">
            <text:p>40,64</text:p>
          </table:table-cell>
          <table:table-cell table:formula="of:=ROUND([.$G$2]/[.G30]; 2)" office:value-type="float" office:value="44.47" calcext:value-type="float">
            <text:p>44,4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0]/[.H30]" office:value-type="float" office:value="0.102962962962963" calcext:value-type="float">
            <text:p>0,10</text:p>
          </table:table-cell>
          <table:table-cell table:style-name="ce4" table:formula="of:=[.J30]/[.H30]" office:value-type="float" office:value="0.217962962962963" calcext:value-type="float">
            <text:p>0,22</text:p>
          </table:table-cell>
          <table:table-cell table:style-name="ce4" table:formula="of:=[.K30]/[.H30]" office:value-type="float" office:value="0.47537037037037" calcext:value-type="float">
            <text:p>0,48</text:p>
          </table:table-cell>
          <table:table-cell table:style-name="ce4" table:formula="of:=[.L30]/[.H30]" office:value-type="float" office:value="0.668888888888889" calcext:value-type="float">
            <text:p>0,67</text:p>
          </table:table-cell>
          <table:table-cell table:style-name="ce4" table:formula="of:=[.M30]/[.H30]" office:value-type="float" office:value="0.752592592592593" calcext:value-type="float">
            <text:p>0,75</text:p>
          </table:table-cell>
          <table:table-cell table:style-name="ce4" table:formula="of:=[.N30]/[.H30]" office:value-type="float" office:value="0.823518518518518" calcext:value-type="float">
            <text:p>0,82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1495" calcext:value-type="float">
            <text:p>1495</text:p>
          </table:table-cell>
          <table:table-cell office:value-type="float" office:value="2439" calcext:value-type="float">
            <text:p>2439</text:p>
          </table:table-cell>
          <table:table-cell office:value-type="float" office:value="3530" calcext:value-type="float">
            <text:p>3530</text:p>
          </table:table-cell>
          <table:table-cell office:value-type="float" office:value="4665" calcext:value-type="float">
            <text:p>4665</text:p>
          </table:table-cell>
          <table:table-cell office:value-type="float" office:value="6133" calcext:value-type="float">
            <text:p>6133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5.37" calcext:value-type="float">
            <text:p>5,37</text:p>
          </table:table-cell>
          <table:table-cell table:formula="of:=ROUND([.$C$2]/[.C31]; 2)" office:value-type="float" office:value="11.43" calcext:value-type="float">
            <text:p>11,43</text:p>
          </table:table-cell>
          <table:table-cell table:formula="of:=ROUND([.$D$2]/[.D31]; 2)" office:value-type="float" office:value="25.03" calcext:value-type="float">
            <text:p>25,03</text:p>
          </table:table-cell>
          <table:table-cell table:formula="of:=ROUND([.$E$2]/[.E31]; 2)" office:value-type="float" office:value="34.09" calcext:value-type="float">
            <text:p>34,09</text:p>
          </table:table-cell>
          <table:table-cell table:formula="of:=ROUND([.$F$2]/[.F31]; 2)" office:value-type="float" office:value="41.44" calcext:value-type="float">
            <text:p>41,44</text:p>
          </table:table-cell>
          <table:table-cell table:formula="of:=ROUND([.$G$2]/[.G31]; 2)" office:value-type="float" office:value="44.24" calcext:value-type="float">
            <text:p>44,2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1]/[.H31]" office:value-type="float" office:value="0.0958928571428571" calcext:value-type="float">
            <text:p>0,10</text:p>
          </table:table-cell>
          <table:table-cell table:style-name="ce4" table:formula="of:=[.J31]/[.H31]" office:value-type="float" office:value="0.204107142857143" calcext:value-type="float">
            <text:p>0,20</text:p>
          </table:table-cell>
          <table:table-cell table:style-name="ce4" table:formula="of:=[.K31]/[.H31]" office:value-type="float" office:value="0.446964285714286" calcext:value-type="float">
            <text:p>0,45</text:p>
          </table:table-cell>
          <table:table-cell table:style-name="ce4" table:formula="of:=[.L31]/[.H31]" office:value-type="float" office:value="0.60875" calcext:value-type="float">
            <text:p>0,61</text:p>
          </table:table-cell>
          <table:table-cell table:style-name="ce4" table:formula="of:=[.M31]/[.H31]" office:value-type="float" office:value="0.74" calcext:value-type="float">
            <text:p>0,74</text:p>
          </table:table-cell>
          <table:table-cell table:style-name="ce4" table:formula="of:=[.N31]/[.H31]" office:value-type="float" office:value="0.79" calcext:value-type="float">
            <text:p>0,79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office:value-type="float" office:value="714" calcext:value-type="float">
            <text:p>714</text:p>
          </table:table-cell>
          <table:table-cell office:value-type="float" office:value="1536" calcext:value-type="float">
            <text:p>1536</text:p>
          </table:table-cell>
          <table:table-cell office:value-type="float" office:value="2482" calcext:value-type="float">
            <text:p>2482</text:p>
          </table:table-cell>
          <table:table-cell office:value-type="float" office:value="3532" calcext:value-type="float">
            <text:p>3532</text:p>
          </table:table-cell>
          <table:table-cell office:value-type="float" office:value="4641" calcext:value-type="float">
            <text:p>4641</text:p>
          </table:table-cell>
          <table:table-cell office:value-type="float" office:value="6172" calcext:value-type="float">
            <text:p>6172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5.23" calcext:value-type="float">
            <text:p>5,23</text:p>
          </table:table-cell>
          <table:table-cell table:formula="of:=ROUND([.$C$2]/[.C32]; 2)" office:value-type="float" office:value="11.13" calcext:value-type="float">
            <text:p>11,13</text:p>
          </table:table-cell>
          <table:table-cell table:formula="of:=ROUND([.$D$2]/[.D32]; 2)" office:value-type="float" office:value="24.59" calcext:value-type="float">
            <text:p>24,59</text:p>
          </table:table-cell>
          <table:table-cell table:formula="of:=ROUND([.$E$2]/[.E32]; 2)" office:value-type="float" office:value="34.07" calcext:value-type="float">
            <text:p>34,07</text:p>
          </table:table-cell>
          <table:table-cell table:formula="of:=ROUND([.$F$2]/[.F32]; 2)" office:value-type="float" office:value="41.65" calcext:value-type="float">
            <text:p>41,65</text:p>
          </table:table-cell>
          <table:table-cell table:formula="of:=ROUND([.$G$2]/[.G32]; 2)" office:value-type="float" office:value="43.96" calcext:value-type="float">
            <text:p>43,96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2]/[.H32]" office:value-type="float" office:value="0.0901724137931035" calcext:value-type="float">
            <text:p>0,09</text:p>
          </table:table-cell>
          <table:table-cell table:style-name="ce4" table:formula="of:=[.J32]/[.H32]" office:value-type="float" office:value="0.191896551724138" calcext:value-type="float">
            <text:p>0,19</text:p>
          </table:table-cell>
          <table:table-cell table:style-name="ce4" table:formula="of:=[.K32]/[.H32]" office:value-type="float" office:value="0.423965517241379" calcext:value-type="float">
            <text:p>0,42</text:p>
          </table:table-cell>
          <table:table-cell table:style-name="ce4" table:formula="of:=[.L32]/[.H32]" office:value-type="float" office:value="0.587413793103448" calcext:value-type="float">
            <text:p>0,59</text:p>
          </table:table-cell>
          <table:table-cell table:style-name="ce4" table:formula="of:=[.M32]/[.H32]" office:value-type="float" office:value="0.718103448275862" calcext:value-type="float">
            <text:p>0,72</text:p>
          </table:table-cell>
          <table:table-cell table:style-name="ce4" table:formula="of:=[.N32]/[.H32]" office:value-type="float" office:value="0.757931034482759" calcext:value-type="float">
            <text:p>0,76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1572" calcext:value-type="float">
            <text:p>1572</text:p>
          </table:table-cell>
          <table:table-cell office:value-type="float" office:value="2545" calcext:value-type="float">
            <text:p>2545</text:p>
          </table:table-cell>
          <table:table-cell office:value-type="float" office:value="3603" calcext:value-type="float">
            <text:p>3603</text:p>
          </table:table-cell>
          <table:table-cell office:value-type="float" office:value="4841" calcext:value-type="float">
            <text:p>4841</text:p>
          </table:table-cell>
          <table:table-cell office:value-type="float" office:value="6184" calcext:value-type="float">
            <text:p>6184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5.06" calcext:value-type="float">
            <text:p>5,06</text:p>
          </table:table-cell>
          <table:table-cell table:formula="of:=ROUND([.$C$2]/[.C33]; 2)" office:value-type="float" office:value="10.87" calcext:value-type="float">
            <text:p>10,87</text:p>
          </table:table-cell>
          <table:table-cell table:formula="of:=ROUND([.$D$2]/[.D33]; 2)" office:value-type="float" office:value="23.98" calcext:value-type="float">
            <text:p>23,98</text:p>
          </table:table-cell>
          <table:table-cell table:formula="of:=ROUND([.$E$2]/[.E33]; 2)" office:value-type="float" office:value="33.4" calcext:value-type="float">
            <text:p>33,4</text:p>
          </table:table-cell>
          <table:table-cell table:formula="of:=ROUND([.$F$2]/[.F33]; 2)" office:value-type="float" office:value="39.93" calcext:value-type="float">
            <text:p>39,93</text:p>
          </table:table-cell>
          <table:table-cell table:formula="of:=ROUND([.$G$2]/[.G33]; 2)" office:value-type="float" office:value="43.87" calcext:value-type="float">
            <text:p>43,87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3]/[.H33]" office:value-type="float" office:value="0.0843333333333333" calcext:value-type="float">
            <text:p>0,08</text:p>
          </table:table-cell>
          <table:table-cell table:style-name="ce4" table:formula="of:=[.J33]/[.H33]" office:value-type="float" office:value="0.181166666666667" calcext:value-type="float">
            <text:p>0,18</text:p>
          </table:table-cell>
          <table:table-cell table:style-name="ce4" table:formula="of:=[.K33]/[.H33]" office:value-type="float" office:value="0.399666666666667" calcext:value-type="float">
            <text:p>0,40</text:p>
          </table:table-cell>
          <table:table-cell table:style-name="ce4" table:formula="of:=[.L33]/[.H33]" office:value-type="float" office:value="0.556666666666667" calcext:value-type="float">
            <text:p>0,56</text:p>
          </table:table-cell>
          <table:table-cell table:style-name="ce4" table:formula="of:=[.M33]/[.H33]" office:value-type="float" office:value="0.6655" calcext:value-type="float">
            <text:p>0,67</text:p>
          </table:table-cell>
          <table:table-cell table:style-name="ce4" table:formula="of:=[.N33]/[.H33]" office:value-type="float" office:value="0.731166666666667" calcext:value-type="float">
            <text:p>0,73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office:value-type="float" office:value="762" calcext:value-type="float">
            <text:p>762</text:p>
          </table:table-cell>
          <table:table-cell office:value-type="float" office:value="1617" calcext:value-type="float">
            <text:p>1617</text:p>
          </table:table-cell>
          <table:table-cell office:value-type="float" office:value="2589" calcext:value-type="float">
            <text:p>2589</text:p>
          </table:table-cell>
          <table:table-cell office:value-type="float" office:value="3671" calcext:value-type="float">
            <text:p>3671</text:p>
          </table:table-cell>
          <table:table-cell office:value-type="float" office:value="4900" calcext:value-type="float">
            <text:p>4900</text:p>
          </table:table-cell>
          <table:table-cell office:value-type="float" office:value="6306" calcext:value-type="float">
            <text:p>6306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4.9" calcext:value-type="float">
            <text:p>4,9</text:p>
          </table:table-cell>
          <table:table-cell table:formula="of:=ROUND([.$C$2]/[.C34]; 2)" office:value-type="float" office:value="10.57" calcext:value-type="float">
            <text:p>10,57</text:p>
          </table:table-cell>
          <table:table-cell table:formula="of:=ROUND([.$D$2]/[.D34]; 2)" office:value-type="float" office:value="23.58" calcext:value-type="float">
            <text:p>23,58</text:p>
          </table:table-cell>
          <table:table-cell table:formula="of:=ROUND([.$E$2]/[.E34]; 2)" office:value-type="float" office:value="32.78" calcext:value-type="float">
            <text:p>32,78</text:p>
          </table:table-cell>
          <table:table-cell table:formula="of:=ROUND([.$F$2]/[.F34]; 2)" office:value-type="float" office:value="39.45" calcext:value-type="float">
            <text:p>39,45</text:p>
          </table:table-cell>
          <table:table-cell table:formula="of:=ROUND([.$G$2]/[.G34]; 2)" office:value-type="float" office:value="43.02" calcext:value-type="float">
            <text:p>43,02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4]/[.H34]" office:value-type="float" office:value="0.0790322580645161" calcext:value-type="float">
            <text:p>0,08</text:p>
          </table:table-cell>
          <table:table-cell table:style-name="ce4" table:formula="of:=[.J34]/[.H34]" office:value-type="float" office:value="0.170483870967742" calcext:value-type="float">
            <text:p>0,17</text:p>
          </table:table-cell>
          <table:table-cell table:style-name="ce4" table:formula="of:=[.K34]/[.H34]" office:value-type="float" office:value="0.380322580645161" calcext:value-type="float">
            <text:p>0,38</text:p>
          </table:table-cell>
          <table:table-cell table:style-name="ce4" table:formula="of:=[.L34]/[.H34]" office:value-type="float" office:value="0.528709677419355" calcext:value-type="float">
            <text:p>0,53</text:p>
          </table:table-cell>
          <table:table-cell table:style-name="ce4" table:formula="of:=[.M34]/[.H34]" office:value-type="float" office:value="0.636290322580645" calcext:value-type="float">
            <text:p>0,64</text:p>
          </table:table-cell>
          <table:table-cell table:style-name="ce4" table:formula="of:=[.N34]/[.H34]" office:value-type="float" office:value="0.693870967741936" calcext:value-type="float">
            <text:p>0,69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office:value-type="float" office:value="771" calcext:value-type="float">
            <text:p>771</text:p>
          </table:table-cell>
          <table:table-cell office:value-type="float" office:value="1626" calcext:value-type="float">
            <text:p>1626</text:p>
          </table:table-cell>
          <table:table-cell office:value-type="float" office:value="2600" calcext:value-type="float">
            <text:p>2600</text:p>
          </table:table-cell>
          <table:table-cell office:value-type="float" office:value="3694" calcext:value-type="float">
            <text:p>3694</text:p>
          </table:table-cell>
          <table:table-cell office:value-type="float" office:value="4908" calcext:value-type="float">
            <text:p>4908</text:p>
          </table:table-cell>
          <table:table-cell office:value-type="float" office:value="6350" calcext:value-type="float">
            <text:p>6350</text:p>
          </table:table-cell>
          <table:table-cell office:value-type="float" office:value="63" calcext:value-type="float">
            <text:p>63</text:p>
          </table:table-cell>
          <table:table-cell table:formula="of:=ROUND([.$B$2]/[.B35]; 2)" office:value-type="float" office:value="4.84" calcext:value-type="float">
            <text:p>4,84</text:p>
          </table:table-cell>
          <table:table-cell table:formula="of:=ROUND([.$C$2]/[.C35]; 2)" office:value-type="float" office:value="10.51" calcext:value-type="float">
            <text:p>10,51</text:p>
          </table:table-cell>
          <table:table-cell table:formula="of:=ROUND([.$D$2]/[.D35]; 2)" office:value-type="float" office:value="23.48" calcext:value-type="float">
            <text:p>23,48</text:p>
          </table:table-cell>
          <table:table-cell table:formula="of:=ROUND([.$E$2]/[.E35]; 2)" office:value-type="float" office:value="32.57" calcext:value-type="float">
            <text:p>32,57</text:p>
          </table:table-cell>
          <table:table-cell table:formula="of:=ROUND([.$F$2]/[.F35]; 2)" office:value-type="float" office:value="39.39" calcext:value-type="float">
            <text:p>39,39</text:p>
          </table:table-cell>
          <table:table-cell table:formula="of:=ROUND([.$G$2]/[.G35]; 2)" office:value-type="float" office:value="42.72" calcext:value-type="float">
            <text:p>42,72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[.I35]/[.H35]" office:value-type="float" office:value="0.0768253968253968" calcext:value-type="float">
            <text:p>0,08</text:p>
          </table:table-cell>
          <table:table-cell table:style-name="ce4" table:formula="of:=[.J35]/[.H35]" office:value-type="float" office:value="0.166825396825397" calcext:value-type="float">
            <text:p>0,17</text:p>
          </table:table-cell>
          <table:table-cell table:style-name="ce4" table:formula="of:=[.K35]/[.H35]" office:value-type="float" office:value="0.372698412698413" calcext:value-type="float">
            <text:p>0,37</text:p>
          </table:table-cell>
          <table:table-cell table:style-name="ce4" table:formula="of:=[.L35]/[.H35]" office:value-type="float" office:value="0.516984126984127" calcext:value-type="float">
            <text:p>0,52</text:p>
          </table:table-cell>
          <table:table-cell table:style-name="ce4" table:formula="of:=[.M35]/[.H35]" office:value-type="float" office:value="0.625238095238095" calcext:value-type="float">
            <text:p>0,63</text:p>
          </table:table-cell>
          <table:table-cell table:style-name="ce4" table:formula="of:=[.N35]/[.H35]" office:value-type="float" office:value="0.678095238095238" calcext:value-type="float">
            <text:p>0,68</text:p>
          </table:table-cell>
        </table:table-row>
        <table:table-row table:style-name="ro1" table:number-rows-repeated="60">
          <table:table-cell table:number-columns-repeated="21"/>
        </table:table-row>
        <table:table-row table:style-name="ro1">
          <table:table-cell table:number-columns-repeated="5"/>
          <table:table-cell table:style-name="ce3"/>
          <table:table-cell table:number-columns-repeated="15"/>
        </table:table-row>
        <table:table-row table:style-name="ro1">
          <table:table-cell table:number-columns-repeated="5"/>
          <table:table-cell table:style-name="ce3"/>
          <table:table-cell table:number-columns-repeated="15"/>
        </table:table-row>
      </table:table>
      <table:table table:name="ff_plot_avx" table:style-name="ta1">
        <table:shapes>
          <draw:frame draw:z-index="0" draw:style-name="gr1" draw:text-style-name="P1" svg:width="19cm" svg:height="15cm" svg:x="5.4cm" svg:y="17cm">
            <draw:object draw:notify-on-update-of-ranges="ff_plot_avx.A3:ff_plot_avx.A35 ff_plot_avx.H2:ff_plot_avx.H2 ff_plot_avx.H3:ff_plot_avx.H35 ff_plot_avx.A3:ff_plot_avx.A35 ff_plot_avx.I2:ff_plot_avx.I2 ff_plot_avx.I3:ff_plot_avx.I35 ff_plot_avx.A3:ff_plot_avx.A35 ff_plot_avx.J2:ff_plot_avx.J2 ff_plot_avx.J3:ff_plot_avx.J35 ff_plot_avx.A3:ff_plot_avx.A35 ff_plot_avx.K2:ff_plot_avx.K2 ff_plot_avx.K3:ff_plot_avx.K35 ff_plot_avx.A3:ff_plot_avx.A35 ff_plot_avx.L2:ff_plot_avx.L2 ff_plot_avx.L3:ff_plot_avx.L35 ff_plot_avx.A3:ff_plot_avx.A35 ff_plot_avx.M2:ff_plot_avx.M2 ff_plot_avx.M3:ff_plot_avx.M35 ff_plot_avx.A3:ff_plot_avx.A35 ff_plot_avx.N2:ff_plot_avx.N2 ff_plot_avx.N3:ff_plot_avx.N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number-columns-repeated="6" table:default-cell-style-name="ce4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  <table:table-cell office:value-type="string" calcext:value-type="string">
            <text:p>efficienc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float" office:value="300000" calcext:value-type="float">
            <text:p>300000</text:p>
          </table:table-cell>
          <table:table-cell table:style-name="Default" office:value-type="float" office:value="400000" calcext:value-type="float">
            <text:p>400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6" calcext:value-type="float">
            <text:p>3886</text:p>
          </table:table-cell>
          <table:table-cell office:value-type="float" office:value="17361" calcext:value-type="float">
            <text:p>17361</text:p>
          </table:table-cell>
          <table:table-cell office:value-type="float" office:value="62470" calcext:value-type="float">
            <text:p>62470</text:p>
          </table:table-cell>
          <table:table-cell office:value-type="float" office:value="124013" calcext:value-type="float">
            <text:p>124013</text:p>
          </table:table-cell>
          <table:table-cell office:value-type="float" office:value="198739" calcext:value-type="float">
            <text:p>198739</text:p>
          </table:table-cell>
          <table:table-cell office:value-type="float" office:value="279637" calcext:value-type="float">
            <text:p>279637</text:p>
          </table:table-cell>
          <table:table-cell office:value-type="float" office:value="1" calcext:value-type="float">
            <text:p>1</text:p>
          </table:table-cell>
          <table:table-cell table:formula="of:=ROUND([.$B$2]/[.B3]; 2)" office:value-type="float" office:value="0.96" calcext:value-type="float">
            <text:p>0,96</text:p>
          </table:table-cell>
          <table:table-cell table:formula="of:=ROUND([.$C$2]/[.C3]; 2)" office:value-type="float" office:value="0.98" calcext:value-type="float">
            <text:p>0,98</text:p>
          </table:table-cell>
          <table:table-cell table:formula="of:=ROUND([.$D$2]/[.D3]; 2)" office:value-type="float" office:value="0.98" calcext:value-type="float">
            <text:p>0,98</text:p>
          </table:table-cell>
          <table:table-cell table:formula="of:=ROUND([.$E$2]/[.E3]; 2)" office:value-type="float" office:value="0.97" calcext:value-type="float">
            <text:p>0,97</text:p>
          </table:table-cell>
          <table:table-cell table:formula="of:=ROUND([.$F$2]/[.F3]; 2)" office:value-type="float" office:value="0.97" calcext:value-type="float">
            <text:p>0,97</text:p>
          </table:table-cell>
          <table:table-cell table:formula="of:=ROUND([.$G$2]/[.G3]; 2)"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formula="of:=[.I3]/[.$H3]" office:value-type="float" office:value="0.96" calcext:value-type="float">
            <text:p>0,96</text:p>
          </table:table-cell>
          <table:table-cell table:formula="of:=[.J3]/[.$H3]" office:value-type="float" office:value="0.98" calcext:value-type="float">
            <text:p>0,98</text:p>
          </table:table-cell>
          <table:table-cell table:formula="of:=[.K3]/[.$H3]" office:value-type="float" office:value="0.98" calcext:value-type="float">
            <text:p>0,98</text:p>
          </table:table-cell>
          <table:table-cell table:formula="of:=[.L3]/[.$H3]" office:value-type="float" office:value="0.97" calcext:value-type="float">
            <text:p>0,97</text:p>
          </table:table-cell>
          <table:table-cell table:formula="of:=[.M3]/[.$H3]" office:value-type="float" office:value="0.97" calcext:value-type="float">
            <text:p>0,97</text:p>
          </table:table-cell>
          <table:table-cell table:formula="of:=[.N3]/[.$H3]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1.56" calcext:value-type="float">
            <text:p>2161,56</text:p>
          </table:table-cell>
          <table:table-cell office:value-type="float" office:value="8320.6" calcext:value-type="float">
            <text:p>8320,6</text:p>
          </table:table-cell>
          <table:table-cell office:value-type="float" office:value="18787" calcext:value-type="float">
            <text:p>18787</text:p>
          </table:table-cell>
          <table:table-cell office:value-type="float" office:value="38000.7" calcext:value-type="float">
            <text:p>38000,7</text:p>
          </table:table-cell>
          <table:table-cell office:value-type="float" office:value="71618.9" calcext:value-type="float">
            <text:p>71618,9</text:p>
          </table:table-cell>
          <table:table-cell office:value-type="float" office:value="131535" calcext:value-type="float">
            <text:p>131535</text:p>
          </table:table-cell>
          <table:table-cell office:value-type="float" office:value="2" calcext:value-type="float">
            <text:p>2</text:p>
          </table:table-cell>
          <table:table-cell table:formula="of:=ROUND([.$B$2]/[.B4]; 2)" office:value-type="float" office:value="1.73" calcext:value-type="float">
            <text:p>1,73</text:p>
          </table:table-cell>
          <table:table-cell table:formula="of:=ROUND([.$C$2]/[.C4]; 2)" office:value-type="float" office:value="2.05" calcext:value-type="float">
            <text:p>2,05</text:p>
          </table:table-cell>
          <table:table-cell table:formula="of:=ROUND([.$D$2]/[.D4]; 2)" office:value-type="float" office:value="3.25" calcext:value-type="float">
            <text:p>3,25</text:p>
          </table:table-cell>
          <table:table-cell table:formula="of:=ROUND([.$E$2]/[.E4]; 2)" office:value-type="float" office:value="3.17" calcext:value-type="float">
            <text:p>3,17</text:p>
          </table:table-cell>
          <table:table-cell table:formula="of:=ROUND([.$F$2]/[.F4]; 2)" office:value-type="float" office:value="2.7" calcext:value-type="float">
            <text:p>2,7</text:p>
          </table:table-cell>
          <table:table-cell table:formula="of:=ROUND([.$G$2]/[.G4]; 2)" office:value-type="float" office:value="2.06" calcext:value-type="float">
            <text:p>2,06</text:p>
          </table:table-cell>
          <table:table-cell office:value-type="float" office:value="1" calcext:value-type="float">
            <text:p>1</text:p>
          </table:table-cell>
          <table:table-cell table:formula="of:=[.I4]/[.$H4]" office:value-type="float" office:value="0.865" calcext:value-type="float">
            <text:p>0,87</text:p>
          </table:table-cell>
          <table:table-cell table:formula="of:=[.J4]/[.$H4]" office:value-type="float" office:value="1.025" calcext:value-type="float">
            <text:p>1,03</text:p>
          </table:table-cell>
          <table:table-cell table:formula="of:=[.K4]/[.$H4]" office:value-type="float" office:value="1.625" calcext:value-type="float">
            <text:p>1,63</text:p>
          </table:table-cell>
          <table:table-cell table:formula="of:=[.L4]/[.$H4]" office:value-type="float" office:value="1.585" calcext:value-type="float">
            <text:p>1,59</text:p>
          </table:table-cell>
          <table:table-cell table:formula="of:=[.M4]/[.$H4]" office:value-type="float" office:value="1.35" calcext:value-type="float">
            <text:p>1,35</text:p>
          </table:table-cell>
          <table:table-cell table:formula="of:=[.N4]/[.$H4]"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18.45" calcext:value-type="float">
            <text:p>1218,45</text:p>
          </table:table-cell>
          <table:table-cell office:value-type="float" office:value="4452.94" calcext:value-type="float">
            <text:p>4452,94</text:p>
          </table:table-cell>
          <table:table-cell office:value-type="float" office:value="9865.84" calcext:value-type="float">
            <text:p>9865,84</text:p>
          </table:table-cell>
          <table:table-cell office:value-type="float" office:value="19893.4" calcext:value-type="float">
            <text:p>19893,4</text:p>
          </table:table-cell>
          <table:table-cell office:value-type="float" office:value="35931" calcext:value-type="float">
            <text:p>35931</text:p>
          </table:table-cell>
          <table:table-cell office:value-type="float" office:value="64739.1" calcext:value-type="float">
            <text:p>64739,1</text:p>
          </table:table-cell>
          <table:table-cell office:value-type="float" office:value="4" calcext:value-type="float">
            <text:p>4</text:p>
          </table:table-cell>
          <table:table-cell table:formula="of:=ROUND([.$B$2]/[.B5]; 2)" office:value-type="float" office:value="3.06" calcext:value-type="float">
            <text:p>3,06</text:p>
          </table:table-cell>
          <table:table-cell table:formula="of:=ROUND([.$C$2]/[.C5]; 2)" office:value-type="float" office:value="3.84" calcext:value-type="float">
            <text:p>3,84</text:p>
          </table:table-cell>
          <table:table-cell table:formula="of:=ROUND([.$D$2]/[.D5]; 2)" office:value-type="float" office:value="6.19" calcext:value-type="float">
            <text:p>6,19</text:p>
          </table:table-cell>
          <table:table-cell table:formula="of:=ROUND([.$E$2]/[.E5]; 2)" office:value-type="float" office:value="6.05" calcext:value-type="float">
            <text:p>6,05</text:p>
          </table:table-cell>
          <table:table-cell table:formula="of:=ROUND([.$F$2]/[.F5]; 2)" office:value-type="float" office:value="5.38" calcext:value-type="float">
            <text:p>5,38</text:p>
          </table:table-cell>
          <table:table-cell table:formula="of:=ROUND([.$G$2]/[.G5]; 2)" office:value-type="float" office:value="4.19" calcext:value-type="float">
            <text:p>4,19</text:p>
          </table:table-cell>
          <table:table-cell office:value-type="float" office:value="1" calcext:value-type="float">
            <text:p>1</text:p>
          </table:table-cell>
          <table:table-cell table:formula="of:=[.I5]/[.$H5]" office:value-type="float" office:value="0.765" calcext:value-type="float">
            <text:p>0,77</text:p>
          </table:table-cell>
          <table:table-cell table:formula="of:=[.J5]/[.$H5]" office:value-type="float" office:value="0.96" calcext:value-type="float">
            <text:p>0,96</text:p>
          </table:table-cell>
          <table:table-cell table:formula="of:=[.K5]/[.$H5]" office:value-type="float" office:value="1.5475" calcext:value-type="float">
            <text:p>1,55</text:p>
          </table:table-cell>
          <table:table-cell table:formula="of:=[.L5]/[.$H5]" office:value-type="float" office:value="1.5125" calcext:value-type="float">
            <text:p>1,51</text:p>
          </table:table-cell>
          <table:table-cell table:formula="of:=[.M5]/[.$H5]" office:value-type="float" office:value="1.345" calcext:value-type="float">
            <text:p>1,35</text:p>
          </table:table-cell>
          <table:table-cell table:formula="of:=[.N5]/[.$H5]" office:value-type="float" office:value="1.0475" calcext:value-type="float">
            <text:p>1,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8.281" calcext:value-type="float">
            <text:p>948,281</text:p>
          </table:table-cell>
          <table:table-cell office:value-type="float" office:value="3201.87" calcext:value-type="float">
            <text:p>3201,87</text:p>
          </table:table-cell>
          <table:table-cell office:value-type="float" office:value="6816.38" calcext:value-type="float">
            <text:p>6816,38</text:p>
          </table:table-cell>
          <table:table-cell office:value-type="float" office:value="11694.1" calcext:value-type="float">
            <text:p>11694,1</text:p>
          </table:table-cell>
          <table:table-cell office:value-type="float" office:value="19236.8" calcext:value-type="float">
            <text:p>19236,8</text:p>
          </table:table-cell>
          <table:table-cell office:value-type="float" office:value="31162.2" calcext:value-type="float">
            <text:p>31162,2</text:p>
          </table:table-cell>
          <table:table-cell office:value-type="float" office:value="6" calcext:value-type="float">
            <text:p>6</text:p>
          </table:table-cell>
          <table:table-cell table:formula="of:=ROUND([.$B$2]/[.B6]; 2)" office:value-type="float" office:value="3.93" calcext:value-type="float">
            <text:p>3,93</text:p>
          </table:table-cell>
          <table:table-cell table:formula="of:=ROUND([.$C$2]/[.C6]; 2)" office:value-type="float" office:value="5.34" calcext:value-type="float">
            <text:p>5,34</text:p>
          </table:table-cell>
          <table:table-cell table:formula="of:=ROUND([.$D$2]/[.D6]; 2)" office:value-type="float" office:value="8.95" calcext:value-type="float">
            <text:p>8,95</text:p>
          </table:table-cell>
          <table:table-cell table:formula="of:=ROUND([.$E$2]/[.E6]; 2)" office:value-type="float" office:value="10.29" calcext:value-type="float">
            <text:p>10,29</text:p>
          </table:table-cell>
          <table:table-cell table:formula="of:=ROUND([.$F$2]/[.F6]; 2)" office:value-type="float" office:value="10.05" calcext:value-type="float">
            <text:p>10,05</text:p>
          </table:table-cell>
          <table:table-cell table:formula="of:=ROUND([.$G$2]/[.G6]; 2)" office:value-type="float" office:value="8.71" calcext:value-type="float">
            <text:p>8,71</text:p>
          </table:table-cell>
          <table:table-cell office:value-type="float" office:value="1" calcext:value-type="float">
            <text:p>1</text:p>
          </table:table-cell>
          <table:table-cell table:formula="of:=[.I6]/[.$H6]" office:value-type="float" office:value="0.655" calcext:value-type="float">
            <text:p>0,66</text:p>
          </table:table-cell>
          <table:table-cell table:formula="of:=[.J6]/[.$H6]" office:value-type="float" office:value="0.89" calcext:value-type="float">
            <text:p>0,89</text:p>
          </table:table-cell>
          <table:table-cell table:formula="of:=[.K6]/[.$H6]" office:value-type="float" office:value="1.49166666666667" calcext:value-type="float">
            <text:p>1,49</text:p>
          </table:table-cell>
          <table:table-cell table:formula="of:=[.L6]/[.$H6]" office:value-type="float" office:value="1.715" calcext:value-type="float">
            <text:p>1,72</text:p>
          </table:table-cell>
          <table:table-cell table:formula="of:=[.M6]/[.$H6]" office:value-type="float" office:value="1.675" calcext:value-type="float">
            <text:p>1,68</text:p>
          </table:table-cell>
          <table:table-cell table:formula="of:=[.N6]/[.$H6]" office:value-type="float" office:value="1.45166666666667" calcext:value-type="float">
            <text:p>1,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7.91" calcext:value-type="float">
            <text:p>827,91</text:p>
          </table:table-cell>
          <table:table-cell office:value-type="float" office:value="2651.63" calcext:value-type="float">
            <text:p>2651,63</text:p>
          </table:table-cell>
          <table:table-cell office:value-type="float" office:value="5438.59" calcext:value-type="float">
            <text:p>5438,59</text:p>
          </table:table-cell>
          <table:table-cell office:value-type="float" office:value="9348.81" calcext:value-type="float">
            <text:p>9348,81</text:p>
          </table:table-cell>
          <table:table-cell office:value-type="float" office:value="13990.9" calcext:value-type="float">
            <text:p>13990,9</text:p>
          </table:table-cell>
          <table:table-cell office:value-type="float" office:value="21170.2" calcext:value-type="float">
            <text:p>21170,2</text:p>
          </table:table-cell>
          <table:table-cell office:value-type="float" office:value="8" calcext:value-type="float">
            <text:p>8</text:p>
          </table:table-cell>
          <table:table-cell table:formula="of:=ROUND([.$B$2]/[.B7]; 2)" office:value-type="float" office:value="4.51" calcext:value-type="float">
            <text:p>4,51</text:p>
          </table:table-cell>
          <table:table-cell table:formula="of:=ROUND([.$C$2]/[.C7]; 2)" office:value-type="float" office:value="6.45" calcext:value-type="float">
            <text:p>6,45</text:p>
          </table:table-cell>
          <table:table-cell table:formula="of:=ROUND([.$D$2]/[.D7]; 2)" office:value-type="float" office:value="11.22" calcext:value-type="float">
            <text:p>11,22</text:p>
          </table:table-cell>
          <table:table-cell table:formula="of:=ROUND([.$E$2]/[.E7]; 2)" office:value-type="float" office:value="12.87" calcext:value-type="float">
            <text:p>12,87</text:p>
          </table:table-cell>
          <table:table-cell table:formula="of:=ROUND([.$F$2]/[.F7]; 2)" office:value-type="float" office:value="13.82" calcext:value-type="float">
            <text:p>13,82</text:p>
          </table:table-cell>
          <table:table-cell table:formula="of:=ROUND([.$G$2]/[.G7]; 2)" office:value-type="float" office:value="12.82" calcext:value-type="float">
            <text:p>12,82</text:p>
          </table:table-cell>
          <table:table-cell office:value-type="float" office:value="1" calcext:value-type="float">
            <text:p>1</text:p>
          </table:table-cell>
          <table:table-cell table:formula="of:=[.I7]/[.$H7]" office:value-type="float" office:value="0.56375" calcext:value-type="float">
            <text:p>0,56</text:p>
          </table:table-cell>
          <table:table-cell table:formula="of:=[.J7]/[.$H7]" office:value-type="float" office:value="0.80625" calcext:value-type="float">
            <text:p>0,81</text:p>
          </table:table-cell>
          <table:table-cell table:formula="of:=[.K7]/[.$H7]" office:value-type="float" office:value="1.4025" calcext:value-type="float">
            <text:p>1,40</text:p>
          </table:table-cell>
          <table:table-cell table:formula="of:=[.L7]/[.$H7]" office:value-type="float" office:value="1.60875" calcext:value-type="float">
            <text:p>1,61</text:p>
          </table:table-cell>
          <table:table-cell table:formula="of:=[.M7]/[.$H7]" office:value-type="float" office:value="1.7275" calcext:value-type="float">
            <text:p>1,73</text:p>
          </table:table-cell>
          <table:table-cell table:formula="of:=[.N7]/[.$H7]" office:value-type="float" office:value="1.6025" calcext:value-type="float">
            <text:p>1,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3.369" calcext:value-type="float">
            <text:p>813,369</text:p>
          </table:table-cell>
          <table:table-cell office:value-type="float" office:value="2394.02" calcext:value-type="float">
            <text:p>2394,02</text:p>
          </table:table-cell>
          <table:table-cell office:value-type="float" office:value="4760.48" calcext:value-type="float">
            <text:p>4760,48</text:p>
          </table:table-cell>
          <table:table-cell office:value-type="float" office:value="8168.6" calcext:value-type="float">
            <text:p>8168,6</text:p>
          </table:table-cell>
          <table:table-cell office:value-type="float" office:value="11873.3" calcext:value-type="float">
            <text:p>11873,3</text:p>
          </table:table-cell>
          <table:table-cell office:value-type="float" office:value="16840.7" calcext:value-type="float">
            <text:p>16840,7</text:p>
          </table:table-cell>
          <table:table-cell office:value-type="float" office:value="10" calcext:value-type="float">
            <text:p>10</text:p>
          </table:table-cell>
          <table:table-cell table:formula="of:=ROUND([.$B$2]/[.B8]; 2)" office:value-type="float" office:value="4.59" calcext:value-type="float">
            <text:p>4,59</text:p>
          </table:table-cell>
          <table:table-cell table:formula="of:=ROUND([.$C$2]/[.C8]; 2)" office:value-type="float" office:value="7.14" calcext:value-type="float">
            <text:p>7,14</text:p>
          </table:table-cell>
          <table:table-cell table:formula="of:=ROUND([.$D$2]/[.D8]; 2)" office:value-type="float" office:value="12.82" calcext:value-type="float">
            <text:p>12,82</text:p>
          </table:table-cell>
          <table:table-cell table:formula="of:=ROUND([.$E$2]/[.E8]; 2)" office:value-type="float" office:value="14.73" calcext:value-type="float">
            <text:p>14,73</text:p>
          </table:table-cell>
          <table:table-cell table:formula="of:=ROUND([.$F$2]/[.F8]; 2)" office:value-type="float" office:value="16.28" calcext:value-type="float">
            <text:p>16,28</text:p>
          </table:table-cell>
          <table:table-cell table:formula="of:=ROUND([.$G$2]/[.G8]; 2)" office:value-type="float" office:value="16.11" calcext:value-type="float">
            <text:p>16,11</text:p>
          </table:table-cell>
          <table:table-cell office:value-type="float" office:value="1" calcext:value-type="float">
            <text:p>1</text:p>
          </table:table-cell>
          <table:table-cell table:formula="of:=[.I8]/[.$H8]" office:value-type="float" office:value="0.459" calcext:value-type="float">
            <text:p>0,46</text:p>
          </table:table-cell>
          <table:table-cell table:formula="of:=[.J8]/[.$H8]" office:value-type="float" office:value="0.714" calcext:value-type="float">
            <text:p>0,71</text:p>
          </table:table-cell>
          <table:table-cell table:formula="of:=[.K8]/[.$H8]" office:value-type="float" office:value="1.282" calcext:value-type="float">
            <text:p>1,28</text:p>
          </table:table-cell>
          <table:table-cell table:formula="of:=[.L8]/[.$H8]" office:value-type="float" office:value="1.473" calcext:value-type="float">
            <text:p>1,47</text:p>
          </table:table-cell>
          <table:table-cell table:formula="of:=[.M8]/[.$H8]" office:value-type="float" office:value="1.628" calcext:value-type="float">
            <text:p>1,63</text:p>
          </table:table-cell>
          <table:table-cell table:formula="of:=[.N8]/[.$H8]" office:value-type="float" office:value="1.611" calcext:value-type="float">
            <text:p>1,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8.519" calcext:value-type="float">
            <text:p>758,519</text:p>
          </table:table-cell>
          <table:table-cell office:value-type="float" office:value="2193.9" calcext:value-type="float">
            <text:p>2193,9</text:p>
          </table:table-cell>
          <table:table-cell office:value-type="float" office:value="4296.21" calcext:value-type="float">
            <text:p>4296,21</text:p>
          </table:table-cell>
          <table:table-cell office:value-type="float" office:value="6979.66" calcext:value-type="float">
            <text:p>6979,66</text:p>
          </table:table-cell>
          <table:table-cell office:value-type="float" office:value="10427" calcext:value-type="float">
            <text:p>10427</text:p>
          </table:table-cell>
          <table:table-cell office:value-type="float" office:value="14573.4" calcext:value-type="float">
            <text:p>14573,4</text:p>
          </table:table-cell>
          <table:table-cell office:value-type="float" office:value="12" calcext:value-type="float">
            <text:p>12</text:p>
          </table:table-cell>
          <table:table-cell table:formula="of:=ROUND([.$B$2]/[.B9]; 2)" office:value-type="float" office:value="4.92" calcext:value-type="float">
            <text:p>4,92</text:p>
          </table:table-cell>
          <table:table-cell table:formula="of:=ROUND([.$C$2]/[.C9]; 2)" office:value-type="float" office:value="7.79" calcext:value-type="float">
            <text:p>7,79</text:p>
          </table:table-cell>
          <table:table-cell table:formula="of:=ROUND([.$D$2]/[.D9]; 2)" office:value-type="float" office:value="14.21" calcext:value-type="float">
            <text:p>14,21</text:p>
          </table:table-cell>
          <table:table-cell table:formula="of:=ROUND([.$E$2]/[.E9]; 2)" office:value-type="float" office:value="17.24" calcext:value-type="float">
            <text:p>17,24</text:p>
          </table:table-cell>
          <table:table-cell table:formula="of:=ROUND([.$F$2]/[.F9]; 2)" office:value-type="float" office:value="18.54" calcext:value-type="float">
            <text:p>18,54</text:p>
          </table:table-cell>
          <table:table-cell table:formula="of:=ROUND([.$G$2]/[.G9]; 2)" office:value-type="float" office:value="18.62" calcext:value-type="float">
            <text:p>18,62</text:p>
          </table:table-cell>
          <table:table-cell office:value-type="float" office:value="1" calcext:value-type="float">
            <text:p>1</text:p>
          </table:table-cell>
          <table:table-cell table:formula="of:=[.I9]/[.$H9]" office:value-type="float" office:value="0.41" calcext:value-type="float">
            <text:p>0,41</text:p>
          </table:table-cell>
          <table:table-cell table:formula="of:=[.J9]/[.$H9]" office:value-type="float" office:value="0.649166666666667" calcext:value-type="float">
            <text:p>0,65</text:p>
          </table:table-cell>
          <table:table-cell table:formula="of:=[.K9]/[.$H9]" office:value-type="float" office:value="1.18416666666667" calcext:value-type="float">
            <text:p>1,18</text:p>
          </table:table-cell>
          <table:table-cell table:formula="of:=[.L9]/[.$H9]" office:value-type="float" office:value="1.43666666666667" calcext:value-type="float">
            <text:p>1,44</text:p>
          </table:table-cell>
          <table:table-cell table:formula="of:=[.M9]/[.$H9]" office:value-type="float" office:value="1.545" calcext:value-type="float">
            <text:p>1,55</text:p>
          </table:table-cell>
          <table:table-cell table:formula="of:=[.N9]/[.$H9]" office:value-type="float" office:value="1.55166666666667" calcext:value-type="float">
            <text:p>1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6.499" calcext:value-type="float">
            <text:p>766,499</text:p>
          </table:table-cell>
          <table:table-cell office:value-type="float" office:value="2103.88" calcext:value-type="float">
            <text:p>2103,88</text:p>
          </table:table-cell>
          <table:table-cell office:value-type="float" office:value="4044.65" calcext:value-type="float">
            <text:p>4044,65</text:p>
          </table:table-cell>
          <table:table-cell office:value-type="float" office:value="6474.57" calcext:value-type="float">
            <text:p>6474,57</text:p>
          </table:table-cell>
          <table:table-cell office:value-type="float" office:value="9504.03" calcext:value-type="float">
            <text:p>9504,03</text:p>
          </table:table-cell>
          <table:table-cell office:value-type="float" office:value="13132.6" calcext:value-type="float">
            <text:p>13132,6</text:p>
          </table:table-cell>
          <table:table-cell office:value-type="float" office:value="14" calcext:value-type="float">
            <text:p>14</text:p>
          </table:table-cell>
          <table:table-cell table:formula="of:=ROUND([.$B$2]/[.B10]; 2)" office:value-type="float" office:value="4.87" calcext:value-type="float">
            <text:p>4,87</text:p>
          </table:table-cell>
          <table:table-cell table:formula="of:=ROUND([.$C$2]/[.C10]; 2)" office:value-type="float" office:value="8.12" calcext:value-type="float">
            <text:p>8,12</text:p>
          </table:table-cell>
          <table:table-cell table:formula="of:=ROUND([.$D$2]/[.D10]; 2)" office:value-type="float" office:value="15.09" calcext:value-type="float">
            <text:p>15,09</text:p>
          </table:table-cell>
          <table:table-cell table:formula="of:=ROUND([.$E$2]/[.E10]; 2)" office:value-type="float" office:value="18.59" calcext:value-type="float">
            <text:p>18,59</text:p>
          </table:table-cell>
          <table:table-cell table:formula="of:=ROUND([.$F$2]/[.F10]; 2)" office:value-type="float" office:value="20.34" calcext:value-type="float">
            <text:p>20,34</text:p>
          </table:table-cell>
          <table:table-cell table:formula="of:=ROUND([.$G$2]/[.G10]; 2)" office:value-type="float" office:value="20.66" calcext:value-type="float">
            <text:p>20,66</text:p>
          </table:table-cell>
          <table:table-cell office:value-type="float" office:value="1" calcext:value-type="float">
            <text:p>1</text:p>
          </table:table-cell>
          <table:table-cell table:formula="of:=[.I10]/[.$H10]" office:value-type="float" office:value="0.347857142857143" calcext:value-type="float">
            <text:p>0,35</text:p>
          </table:table-cell>
          <table:table-cell table:formula="of:=[.J10]/[.$H10]" office:value-type="float" office:value="0.58" calcext:value-type="float">
            <text:p>0,58</text:p>
          </table:table-cell>
          <table:table-cell table:formula="of:=[.K10]/[.$H10]" office:value-type="float" office:value="1.07785714285714" calcext:value-type="float">
            <text:p>1,08</text:p>
          </table:table-cell>
          <table:table-cell table:formula="of:=[.L10]/[.$H10]" office:value-type="float" office:value="1.32785714285714" calcext:value-type="float">
            <text:p>1,33</text:p>
          </table:table-cell>
          <table:table-cell table:formula="of:=[.M10]/[.$H10]" office:value-type="float" office:value="1.45285714285714" calcext:value-type="float">
            <text:p>1,45</text:p>
          </table:table-cell>
          <table:table-cell table:formula="of:=[.N10]/[.$H10]" office:value-type="float" office:value="1.47571428571429" calcext:value-type="float">
            <text:p>1,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0.013" calcext:value-type="float">
            <text:p>770,013</text:p>
          </table:table-cell>
          <table:table-cell office:value-type="float" office:value="2083.4" calcext:value-type="float">
            <text:p>2083,4</text:p>
          </table:table-cell>
          <table:table-cell office:value-type="float" office:value="3822.52" calcext:value-type="float">
            <text:p>3822,52</text:p>
          </table:table-cell>
          <table:table-cell office:value-type="float" office:value="6222.21" calcext:value-type="float">
            <text:p>6222,21</text:p>
          </table:table-cell>
          <table:table-cell office:value-type="float" office:value="8973.91" calcext:value-type="float">
            <text:p>8973,91</text:p>
          </table:table-cell>
          <table:table-cell office:value-type="float" office:value="12015.6" calcext:value-type="float">
            <text:p>12015,6</text:p>
          </table:table-cell>
          <table:table-cell office:value-type="float" office:value="16" calcext:value-type="float">
            <text:p>16</text:p>
          </table:table-cell>
          <table:table-cell table:formula="of:=ROUND([.$B$2]/[.B11]; 2)" office:value-type="float" office:value="4.85" calcext:value-type="float">
            <text:p>4,85</text:p>
          </table:table-cell>
          <table:table-cell table:formula="of:=ROUND([.$C$2]/[.C11]; 2)" office:value-type="float" office:value="8.2" calcext:value-type="float">
            <text:p>8,2</text:p>
          </table:table-cell>
          <table:table-cell table:formula="of:=ROUND([.$D$2]/[.D11]; 2)" office:value-type="float" office:value="15.97" calcext:value-type="float">
            <text:p>15,97</text:p>
          </table:table-cell>
          <table:table-cell table:formula="of:=ROUND([.$E$2]/[.E11]; 2)" office:value-type="float" office:value="19.34" calcext:value-type="float">
            <text:p>19,34</text:p>
          </table:table-cell>
          <table:table-cell table:formula="of:=ROUND([.$F$2]/[.F11]; 2)" office:value-type="float" office:value="21.54" calcext:value-type="float">
            <text:p>21,54</text:p>
          </table:table-cell>
          <table:table-cell table:formula="of:=ROUND([.$G$2]/[.G11]; 2)" office:value-type="float" office:value="22.58" calcext:value-type="float">
            <text:p>22,58</text:p>
          </table:table-cell>
          <table:table-cell office:value-type="float" office:value="1" calcext:value-type="float">
            <text:p>1</text:p>
          </table:table-cell>
          <table:table-cell table:formula="of:=[.I11]/[.$H11]" office:value-type="float" office:value="0.303125" calcext:value-type="float">
            <text:p>0,30</text:p>
          </table:table-cell>
          <table:table-cell table:formula="of:=[.J11]/[.$H11]" office:value-type="float" office:value="0.5125" calcext:value-type="float">
            <text:p>0,51</text:p>
          </table:table-cell>
          <table:table-cell table:formula="of:=[.K11]/[.$H11]" office:value-type="float" office:value="0.998125" calcext:value-type="float">
            <text:p>1,00</text:p>
          </table:table-cell>
          <table:table-cell table:formula="of:=[.L11]/[.$H11]" office:value-type="float" office:value="1.20875" calcext:value-type="float">
            <text:p>1,21</text:p>
          </table:table-cell>
          <table:table-cell table:formula="of:=[.M11]/[.$H11]" office:value-type="float" office:value="1.34625" calcext:value-type="float">
            <text:p>1,35</text:p>
          </table:table-cell>
          <table:table-cell table:formula="of:=[.N11]/[.$H11]" office:value-type="float" office:value="1.41125" calcext:value-type="float">
            <text:p>1,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3.438" calcext:value-type="float">
            <text:p>793,438</text:p>
          </table:table-cell>
          <table:table-cell office:value-type="float" office:value="2121.99" calcext:value-type="float">
            <text:p>2121,99</text:p>
          </table:table-cell>
          <table:table-cell office:value-type="float" office:value="3741.79" calcext:value-type="float">
            <text:p>3741,79</text:p>
          </table:table-cell>
          <table:table-cell office:value-type="float" office:value="5934.59" calcext:value-type="float">
            <text:p>5934,59</text:p>
          </table:table-cell>
          <table:table-cell office:value-type="float" office:value="8479.68" calcext:value-type="float">
            <text:p>8479,68</text:p>
          </table:table-cell>
          <table:table-cell office:value-type="float" office:value="11509.3" calcext:value-type="float">
            <text:p>11509,3</text:p>
          </table:table-cell>
          <table:table-cell office:value-type="float" office:value="18" calcext:value-type="float">
            <text:p>18</text:p>
          </table:table-cell>
          <table:table-cell table:formula="of:=ROUND([.$B$2]/[.B12]; 2)" office:value-type="float" office:value="4.7" calcext:value-type="float">
            <text:p>4,7</text:p>
          </table:table-cell>
          <table:table-cell table:formula="of:=ROUND([.$C$2]/[.C12]; 2)" office:value-type="float" office:value="8.06" calcext:value-type="float">
            <text:p>8,06</text:p>
          </table:table-cell>
          <table:table-cell table:formula="of:=ROUND([.$D$2]/[.D12]; 2)" office:value-type="float" office:value="16.31" calcext:value-type="float">
            <text:p>16,31</text:p>
          </table:table-cell>
          <table:table-cell table:formula="of:=ROUND([.$E$2]/[.E12]; 2)" office:value-type="float" office:value="20.28" calcext:value-type="float">
            <text:p>20,28</text:p>
          </table:table-cell>
          <table:table-cell table:formula="of:=ROUND([.$F$2]/[.F12]; 2)" office:value-type="float" office:value="22.8" calcext:value-type="float">
            <text:p>22,8</text:p>
          </table:table-cell>
          <table:table-cell table:formula="of:=ROUND([.$G$2]/[.G12]; 2)" office:value-type="float" office:value="23.57" calcext:value-type="float">
            <text:p>23,57</text:p>
          </table:table-cell>
          <table:table-cell office:value-type="float" office:value="1" calcext:value-type="float">
            <text:p>1</text:p>
          </table:table-cell>
          <table:table-cell table:formula="of:=[.I12]/[.$H12]" office:value-type="float" office:value="0.261111111111111" calcext:value-type="float">
            <text:p>0,26</text:p>
          </table:table-cell>
          <table:table-cell table:formula="of:=[.J12]/[.$H12]" office:value-type="float" office:value="0.447777777777778" calcext:value-type="float">
            <text:p>0,45</text:p>
          </table:table-cell>
          <table:table-cell table:formula="of:=[.K12]/[.$H12]" office:value-type="float" office:value="0.906111111111111" calcext:value-type="float">
            <text:p>0,91</text:p>
          </table:table-cell>
          <table:table-cell table:formula="of:=[.L12]/[.$H12]" office:value-type="float" office:value="1.12666666666667" calcext:value-type="float">
            <text:p>1,13</text:p>
          </table:table-cell>
          <table:table-cell table:formula="of:=[.M12]/[.$H12]" office:value-type="float" office:value="1.26666666666667" calcext:value-type="float">
            <text:p>1,27</text:p>
          </table:table-cell>
          <table:table-cell table:formula="of:=[.N12]/[.$H12]" office:value-type="float" office:value="1.30944444444444" calcext:value-type="float">
            <text:p>1,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8.158" calcext:value-type="float">
            <text:p>878,158</text:p>
          </table:table-cell>
          <table:table-cell office:value-type="float" office:value="2129.13" calcext:value-type="float">
            <text:p>2129,13</text:p>
          </table:table-cell>
          <table:table-cell office:value-type="float" office:value="3875.06" calcext:value-type="float">
            <text:p>3875,06</text:p>
          </table:table-cell>
          <table:table-cell office:value-type="float" office:value="5956.89" calcext:value-type="float">
            <text:p>5956,89</text:p>
          </table:table-cell>
          <table:table-cell office:value-type="float" office:value="8309.06" calcext:value-type="float">
            <text:p>8309,06</text:p>
          </table:table-cell>
          <table:table-cell office:value-type="float" office:value="11087.6" calcext:value-type="float">
            <text:p>11087,6</text:p>
          </table:table-cell>
          <table:table-cell office:value-type="float" office:value="20" calcext:value-type="float">
            <text:p>20</text:p>
          </table:table-cell>
          <table:table-cell table:formula="of:=ROUND([.$B$2]/[.B13]; 2)" office:value-type="float" office:value="4.25" calcext:value-type="float">
            <text:p>4,25</text:p>
          </table:table-cell>
          <table:table-cell table:formula="of:=ROUND([.$C$2]/[.C13]; 2)" office:value-type="float" office:value="8.03" calcext:value-type="float">
            <text:p>8,03</text:p>
          </table:table-cell>
          <table:table-cell table:formula="of:=ROUND([.$D$2]/[.D13]; 2)" office:value-type="float" office:value="15.75" calcext:value-type="float">
            <text:p>15,75</text:p>
          </table:table-cell>
          <table:table-cell table:formula="of:=ROUND([.$E$2]/[.E13]; 2)" office:value-type="float" office:value="20.2" calcext:value-type="float">
            <text:p>20,2</text:p>
          </table:table-cell>
          <table:table-cell table:formula="of:=ROUND([.$F$2]/[.F13]; 2)" office:value-type="float" office:value="23.26" calcext:value-type="float">
            <text:p>23,26</text:p>
          </table:table-cell>
          <table:table-cell table:formula="of:=ROUND([.$G$2]/[.G13]; 2)" office:value-type="float" office:value="24.47" calcext:value-type="float">
            <text:p>24,47</text:p>
          </table:table-cell>
          <table:table-cell office:value-type="float" office:value="1" calcext:value-type="float">
            <text:p>1</text:p>
          </table:table-cell>
          <table:table-cell table:formula="of:=[.I13]/[.$H13]" office:value-type="float" office:value="0.2125" calcext:value-type="float">
            <text:p>0,21</text:p>
          </table:table-cell>
          <table:table-cell table:formula="of:=[.J13]/[.$H13]" office:value-type="float" office:value="0.4015" calcext:value-type="float">
            <text:p>0,40</text:p>
          </table:table-cell>
          <table:table-cell table:formula="of:=[.K13]/[.$H13]" office:value-type="float" office:value="0.7875" calcext:value-type="float">
            <text:p>0,79</text:p>
          </table:table-cell>
          <table:table-cell table:formula="of:=[.L13]/[.$H13]" office:value-type="float" office:value="1.01" calcext:value-type="float">
            <text:p>1,01</text:p>
          </table:table-cell>
          <table:table-cell table:formula="of:=[.M13]/[.$H13]" office:value-type="float" office:value="1.163" calcext:value-type="float">
            <text:p>1,16</text:p>
          </table:table-cell>
          <table:table-cell table:formula="of:=[.N13]/[.$H13]" office:value-type="float" office:value="1.2235" calcext:value-type="float">
            <text:p>1,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3.453" calcext:value-type="float">
            <text:p>953,453</text:p>
          </table:table-cell>
          <table:table-cell office:value-type="float" office:value="2208.84" calcext:value-type="float">
            <text:p>2208,84</text:p>
          </table:table-cell>
          <table:table-cell office:value-type="float" office:value="3840.48" calcext:value-type="float">
            <text:p>3840,48</text:p>
          </table:table-cell>
          <table:table-cell office:value-type="float" office:value="5733.91" calcext:value-type="float">
            <text:p>5733,91</text:p>
          </table:table-cell>
          <table:table-cell office:value-type="float" office:value="8047.8" calcext:value-type="float">
            <text:p>8047,8</text:p>
          </table:table-cell>
          <table:table-cell office:value-type="float" office:value="10661.1" calcext:value-type="float">
            <text:p>10661,1</text:p>
          </table:table-cell>
          <table:table-cell office:value-type="float" office:value="22" calcext:value-type="float">
            <text:p>22</text:p>
          </table:table-cell>
          <table:table-cell table:formula="of:=ROUND([.$B$2]/[.B14]; 2)" office:value-type="float" office:value="3.91" calcext:value-type="float">
            <text:p>3,91</text:p>
          </table:table-cell>
          <table:table-cell table:formula="of:=ROUND([.$C$2]/[.C14]; 2)" office:value-type="float" office:value="7.74" calcext:value-type="float">
            <text:p>7,74</text:p>
          </table:table-cell>
          <table:table-cell table:formula="of:=ROUND([.$D$2]/[.D14]; 2)" office:value-type="float" office:value="15.89" calcext:value-type="float">
            <text:p>15,89</text:p>
          </table:table-cell>
          <table:table-cell table:formula="of:=ROUND([.$E$2]/[.E14]; 2)" office:value-type="float" office:value="20.99" calcext:value-type="float">
            <text:p>20,99</text:p>
          </table:table-cell>
          <table:table-cell table:formula="of:=ROUND([.$F$2]/[.F14]; 2)" office:value-type="float" office:value="24.02" calcext:value-type="float">
            <text:p>24,02</text:p>
          </table:table-cell>
          <table:table-cell table:formula="of:=ROUND([.$G$2]/[.G14]; 2)" office:value-type="float" office:value="25.45" calcext:value-type="float">
            <text:p>25,45</text:p>
          </table:table-cell>
          <table:table-cell office:value-type="float" office:value="1" calcext:value-type="float">
            <text:p>1</text:p>
          </table:table-cell>
          <table:table-cell table:formula="of:=[.I14]/[.$H14]" office:value-type="float" office:value="0.177727272727273" calcext:value-type="float">
            <text:p>0,18</text:p>
          </table:table-cell>
          <table:table-cell table:formula="of:=[.J14]/[.$H14]" office:value-type="float" office:value="0.351818181818182" calcext:value-type="float">
            <text:p>0,35</text:p>
          </table:table-cell>
          <table:table-cell table:formula="of:=[.K14]/[.$H14]" office:value-type="float" office:value="0.722272727272727" calcext:value-type="float">
            <text:p>0,72</text:p>
          </table:table-cell>
          <table:table-cell table:formula="of:=[.L14]/[.$H14]" office:value-type="float" office:value="0.954090909090909" calcext:value-type="float">
            <text:p>0,95</text:p>
          </table:table-cell>
          <table:table-cell table:formula="of:=[.M14]/[.$H14]" office:value-type="float" office:value="1.09181818181818" calcext:value-type="float">
            <text:p>1,09</text:p>
          </table:table-cell>
          <table:table-cell table:formula="of:=[.N14]/[.$H14]" office:value-type="float" office:value="1.15681818181818" calcext:value-type="float">
            <text:p>1,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0.811" calcext:value-type="float">
            <text:p>960,811</text:p>
          </table:table-cell>
          <table:table-cell office:value-type="float" office:value="2132.66" calcext:value-type="float">
            <text:p>2132,66</text:p>
          </table:table-cell>
          <table:table-cell office:value-type="float" office:value="3772.23" calcext:value-type="float">
            <text:p>3772,23</text:p>
          </table:table-cell>
          <table:table-cell office:value-type="float" office:value="5679.67" calcext:value-type="float">
            <text:p>5679,67</text:p>
          </table:table-cell>
          <table:table-cell office:value-type="float" office:value="7945.54" calcext:value-type="float">
            <text:p>7945,54</text:p>
          </table:table-cell>
          <table:table-cell office:value-type="float" office:value="10579" calcext:value-type="float">
            <text:p>10579</text:p>
          </table:table-cell>
          <table:table-cell office:value-type="float" office:value="24" calcext:value-type="float">
            <text:p>24</text:p>
          </table:table-cell>
          <table:table-cell table:formula="of:=ROUND([.$B$2]/[.B15]; 2)" office:value-type="float" office:value="3.88" calcext:value-type="float">
            <text:p>3,88</text:p>
          </table:table-cell>
          <table:table-cell table:formula="of:=ROUND([.$C$2]/[.C15]; 2)" office:value-type="float" office:value="8.02" calcext:value-type="float">
            <text:p>8,02</text:p>
          </table:table-cell>
          <table:table-cell table:formula="of:=ROUND([.$D$2]/[.D15]; 2)" office:value-type="float" office:value="16.18" calcext:value-type="float">
            <text:p>16,18</text:p>
          </table:table-cell>
          <table:table-cell table:formula="of:=ROUND([.$E$2]/[.E15]; 2)" office:value-type="float" office:value="21.19" calcext:value-type="float">
            <text:p>21,19</text:p>
          </table:table-cell>
          <table:table-cell table:formula="of:=ROUND([.$F$2]/[.F15]; 2)" office:value-type="float" office:value="24.33" calcext:value-type="float">
            <text:p>24,33</text:p>
          </table:table-cell>
          <table:table-cell table:formula="of:=ROUND([.$G$2]/[.G15]; 2)" office:value-type="float" office:value="25.64" calcext:value-type="float">
            <text:p>25,64</text:p>
          </table:table-cell>
          <table:table-cell office:value-type="float" office:value="1" calcext:value-type="float">
            <text:p>1</text:p>
          </table:table-cell>
          <table:table-cell table:formula="of:=[.I15]/[.$H15]" office:value-type="float" office:value="0.161666666666667" calcext:value-type="float">
            <text:p>0,16</text:p>
          </table:table-cell>
          <table:table-cell table:formula="of:=[.J15]/[.$H15]" office:value-type="float" office:value="0.334166666666667" calcext:value-type="float">
            <text:p>0,33</text:p>
          </table:table-cell>
          <table:table-cell table:formula="of:=[.K15]/[.$H15]" office:value-type="float" office:value="0.674166666666667" calcext:value-type="float">
            <text:p>0,67</text:p>
          </table:table-cell>
          <table:table-cell table:formula="of:=[.L15]/[.$H15]" office:value-type="float" office:value="0.882916666666667" calcext:value-type="float">
            <text:p>0,88</text:p>
          </table:table-cell>
          <table:table-cell table:formula="of:=[.M15]/[.$H15]" office:value-type="float" office:value="1.01375" calcext:value-type="float">
            <text:p>1,01</text:p>
          </table:table-cell>
          <table:table-cell table:formula="of:=[.N15]/[.$H15]" office:value-type="float" office:value="1.06833333333333" calcext:value-type="float">
            <text:p>1,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9.108" calcext:value-type="float">
            <text:p>979,108</text:p>
          </table:table-cell>
          <table:table-cell office:value-type="float" office:value="2250.38" calcext:value-type="float">
            <text:p>2250,38</text:p>
          </table:table-cell>
          <table:table-cell office:value-type="float" office:value="3938.71" calcext:value-type="float">
            <text:p>3938,71</text:p>
          </table:table-cell>
          <table:table-cell office:value-type="float" office:value="5845.9" calcext:value-type="float">
            <text:p>5845,9</text:p>
          </table:table-cell>
          <table:table-cell office:value-type="float" office:value="8008.86" calcext:value-type="float">
            <text:p>8008,86</text:p>
          </table:table-cell>
          <table:table-cell office:value-type="float" office:value="10493.5" calcext:value-type="float">
            <text:p>10493,5</text:p>
          </table:table-cell>
          <table:table-cell office:value-type="float" office:value="26" calcext:value-type="float">
            <text:p>26</text:p>
          </table:table-cell>
          <table:table-cell table:formula="of:=ROUND([.$B$2]/[.B16]; 2)" office:value-type="float" office:value="3.81" calcext:value-type="float">
            <text:p>3,81</text:p>
          </table:table-cell>
          <table:table-cell table:formula="of:=ROUND([.$C$2]/[.C16]; 2)" office:value-type="float" office:value="7.6" calcext:value-type="float">
            <text:p>7,6</text:p>
          </table:table-cell>
          <table:table-cell table:formula="of:=ROUND([.$D$2]/[.D16]; 2)" office:value-type="float" office:value="15.5" calcext:value-type="float">
            <text:p>15,5</text:p>
          </table:table-cell>
          <table:table-cell table:formula="of:=ROUND([.$E$2]/[.E16]; 2)" office:value-type="float" office:value="20.58" calcext:value-type="float">
            <text:p>20,58</text:p>
          </table:table-cell>
          <table:table-cell table:formula="of:=ROUND([.$F$2]/[.F16]; 2)" office:value-type="float" office:value="24.14" calcext:value-type="float">
            <text:p>24,14</text:p>
          </table:table-cell>
          <table:table-cell table:formula="of:=ROUND([.$G$2]/[.G16]; 2)" office:value-type="float" office:value="25.85" calcext:value-type="float">
            <text:p>25,85</text:p>
          </table:table-cell>
          <table:table-cell office:value-type="float" office:value="1" calcext:value-type="float">
            <text:p>1</text:p>
          </table:table-cell>
          <table:table-cell table:formula="of:=[.I16]/[.$H16]" office:value-type="float" office:value="0.146538461538462" calcext:value-type="float">
            <text:p>0,15</text:p>
          </table:table-cell>
          <table:table-cell table:formula="of:=[.J16]/[.$H16]" office:value-type="float" office:value="0.292307692307692" calcext:value-type="float">
            <text:p>0,29</text:p>
          </table:table-cell>
          <table:table-cell table:formula="of:=[.K16]/[.$H16]" office:value-type="float" office:value="0.596153846153846" calcext:value-type="float">
            <text:p>0,60</text:p>
          </table:table-cell>
          <table:table-cell table:formula="of:=[.L16]/[.$H16]" office:value-type="float" office:value="0.791538461538462" calcext:value-type="float">
            <text:p>0,79</text:p>
          </table:table-cell>
          <table:table-cell table:formula="of:=[.M16]/[.$H16]" office:value-type="float" office:value="0.928461538461538" calcext:value-type="float">
            <text:p>0,93</text:p>
          </table:table-cell>
          <table:table-cell table:formula="of:=[.N16]/[.$H16]" office:value-type="float" office:value="0.994230769230769" calcext:value-type="float">
            <text:p>0,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2.53" calcext:value-type="float">
            <text:p>1052,53</text:p>
          </table:table-cell>
          <table:table-cell office:value-type="float" office:value="2444.09" calcext:value-type="float">
            <text:p>2444,09</text:p>
          </table:table-cell>
          <table:table-cell office:value-type="float" office:value="3961.76" calcext:value-type="float">
            <text:p>3961,76</text:p>
          </table:table-cell>
          <table:table-cell office:value-type="float" office:value="5826.6" calcext:value-type="float">
            <text:p>5826,6</text:p>
          </table:table-cell>
          <table:table-cell office:value-type="float" office:value="8034.62" calcext:value-type="float">
            <text:p>8034,62</text:p>
          </table:table-cell>
          <table:table-cell office:value-type="float" office:value="10657.5" calcext:value-type="float">
            <text:p>10657,5</text:p>
          </table:table-cell>
          <table:table-cell office:value-type="float" office:value="28" calcext:value-type="float">
            <text:p>28</text:p>
          </table:table-cell>
          <table:table-cell table:formula="of:=ROUND([.$B$2]/[.B17]; 2)" office:value-type="float" office:value="3.54" calcext:value-type="float">
            <text:p>3,54</text:p>
          </table:table-cell>
          <table:table-cell table:formula="of:=ROUND([.$C$2]/[.C17]; 2)" office:value-type="float" office:value="6.99" calcext:value-type="float">
            <text:p>6,99</text:p>
          </table:table-cell>
          <table:table-cell table:formula="of:=ROUND([.$D$2]/[.D17]; 2)" office:value-type="float" office:value="15.41" calcext:value-type="float">
            <text:p>15,41</text:p>
          </table:table-cell>
          <table:table-cell table:formula="of:=ROUND([.$E$2]/[.E17]; 2)" office:value-type="float" office:value="20.65" calcext:value-type="float">
            <text:p>20,65</text:p>
          </table:table-cell>
          <table:table-cell table:formula="of:=ROUND([.$F$2]/[.F17]; 2)" office:value-type="float" office:value="24.06" calcext:value-type="float">
            <text:p>24,06</text:p>
          </table:table-cell>
          <table:table-cell table:formula="of:=ROUND([.$G$2]/[.G17]; 2)" office:value-type="float" office:value="25.46" calcext:value-type="float">
            <text:p>25,46</text:p>
          </table:table-cell>
          <table:table-cell office:value-type="float" office:value="1" calcext:value-type="float">
            <text:p>1</text:p>
          </table:table-cell>
          <table:table-cell table:formula="of:=[.I17]/[.$H17]" office:value-type="float" office:value="0.126428571428571" calcext:value-type="float">
            <text:p>0,13</text:p>
          </table:table-cell>
          <table:table-cell table:formula="of:=[.J17]/[.$H17]" office:value-type="float" office:value="0.249642857142857" calcext:value-type="float">
            <text:p>0,25</text:p>
          </table:table-cell>
          <table:table-cell table:formula="of:=[.K17]/[.$H17]" office:value-type="float" office:value="0.550357142857143" calcext:value-type="float">
            <text:p>0,55</text:p>
          </table:table-cell>
          <table:table-cell table:formula="of:=[.L17]/[.$H17]" office:value-type="float" office:value="0.7375" calcext:value-type="float">
            <text:p>0,74</text:p>
          </table:table-cell>
          <table:table-cell table:formula="of:=[.M17]/[.$H17]" office:value-type="float" office:value="0.859285714285714" calcext:value-type="float">
            <text:p>0,86</text:p>
          </table:table-cell>
          <table:table-cell table:formula="of:=[.N17]/[.$H17]" office:value-type="float" office:value="0.909285714285714" calcext:value-type="float">
            <text:p>0,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6.25" calcext:value-type="float">
            <text:p>1116,25</text:p>
          </table:table-cell>
          <table:table-cell office:value-type="float" office:value="2419.03" calcext:value-type="float">
            <text:p>2419,03</text:p>
          </table:table-cell>
          <table:table-cell office:value-type="float" office:value="4035.25" calcext:value-type="float">
            <text:p>4035,25</text:p>
          </table:table-cell>
          <table:table-cell office:value-type="float" office:value="5964.03" calcext:value-type="float">
            <text:p>5964,03</text:p>
          </table:table-cell>
          <table:table-cell office:value-type="float" office:value="8040.32" calcext:value-type="float">
            <text:p>8040,32</text:p>
          </table:table-cell>
          <table:table-cell office:value-type="float" office:value="10557.9" calcext:value-type="float">
            <text:p>10557,9</text:p>
          </table:table-cell>
          <table:table-cell office:value-type="float" office:value="30" calcext:value-type="float">
            <text:p>30</text:p>
          </table:table-cell>
          <table:table-cell table:formula="of:=ROUND([.$B$2]/[.B18]; 2)" office:value-type="float" office:value="3.34" calcext:value-type="float">
            <text:p>3,34</text:p>
          </table:table-cell>
          <table:table-cell table:formula="of:=ROUND([.$C$2]/[.C18]; 2)" office:value-type="float" office:value="7.07" calcext:value-type="float">
            <text:p>7,07</text:p>
          </table:table-cell>
          <table:table-cell table:formula="of:=ROUND([.$D$2]/[.D18]; 2)" office:value-type="float" office:value="15.13" calcext:value-type="float">
            <text:p>15,13</text:p>
          </table:table-cell>
          <table:table-cell table:formula="of:=ROUND([.$E$2]/[.E18]; 2)" office:value-type="float" office:value="20.18" calcext:value-type="float">
            <text:p>20,18</text:p>
          </table:table-cell>
          <table:table-cell table:formula="of:=ROUND([.$F$2]/[.F18]; 2)" office:value-type="float" office:value="24.04" calcext:value-type="float">
            <text:p>24,04</text:p>
          </table:table-cell>
          <table:table-cell table:formula="of:=ROUND([.$G$2]/[.G18]; 2)" office:value-type="float" office:value="25.7" calcext:value-type="float">
            <text:p>25,7</text:p>
          </table:table-cell>
          <table:table-cell office:value-type="float" office:value="1" calcext:value-type="float">
            <text:p>1</text:p>
          </table:table-cell>
          <table:table-cell table:formula="of:=[.I18]/[.$H18]" office:value-type="float" office:value="0.111333333333333" calcext:value-type="float">
            <text:p>0,11</text:p>
          </table:table-cell>
          <table:table-cell table:formula="of:=[.J18]/[.$H18]" office:value-type="float" office:value="0.235666666666667" calcext:value-type="float">
            <text:p>0,24</text:p>
          </table:table-cell>
          <table:table-cell table:formula="of:=[.K18]/[.$H18]" office:value-type="float" office:value="0.504333333333333" calcext:value-type="float">
            <text:p>0,50</text:p>
          </table:table-cell>
          <table:table-cell table:formula="of:=[.L18]/[.$H18]" office:value-type="float" office:value="0.672666666666667" calcext:value-type="float">
            <text:p>0,67</text:p>
          </table:table-cell>
          <table:table-cell table:formula="of:=[.M18]/[.$H18]" office:value-type="float" office:value="0.801333333333333" calcext:value-type="float">
            <text:p>0,80</text:p>
          </table:table-cell>
          <table:table-cell table:formula="of:=[.N18]/[.$H18]" office:value-type="float" office:value="0.856666666666667" calcext:value-type="float">
            <text:p>0,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8.97" calcext:value-type="float">
            <text:p>1158,97</text:p>
          </table:table-cell>
          <table:table-cell office:value-type="float" office:value="2458.51" calcext:value-type="float">
            <text:p>2458,51</text:p>
          </table:table-cell>
          <table:table-cell office:value-type="float" office:value="4146.34" calcext:value-type="float">
            <text:p>4146,34</text:p>
          </table:table-cell>
          <table:table-cell office:value-type="float" office:value="6093.53" calcext:value-type="float">
            <text:p>6093,53</text:p>
          </table:table-cell>
          <table:table-cell office:value-type="float" office:value="8028.2" calcext:value-type="float">
            <text:p>8028,2</text:p>
          </table:table-cell>
          <table:table-cell office:value-type="float" office:value="10521.4" calcext:value-type="float">
            <text:p>10521,4</text:p>
          </table:table-cell>
          <table:table-cell office:value-type="float" office:value="32" calcext:value-type="float">
            <text:p>32</text:p>
          </table:table-cell>
          <table:table-cell table:formula="of:=ROUND([.$B$2]/[.B19]; 2)" office:value-type="float" office:value="3.22" calcext:value-type="float">
            <text:p>3,22</text:p>
          </table:table-cell>
          <table:table-cell table:formula="of:=ROUND([.$C$2]/[.C19]; 2)" office:value-type="float" office:value="6.95" calcext:value-type="float">
            <text:p>6,95</text:p>
          </table:table-cell>
          <table:table-cell table:formula="of:=ROUND([.$D$2]/[.D19]; 2)" office:value-type="float" office:value="14.72" calcext:value-type="float">
            <text:p>14,72</text:p>
          </table:table-cell>
          <table:table-cell table:formula="of:=ROUND([.$E$2]/[.E19]; 2)" office:value-type="float" office:value="19.75" calcext:value-type="float">
            <text:p>19,75</text:p>
          </table:table-cell>
          <table:table-cell table:formula="of:=ROUND([.$F$2]/[.F19]; 2)" office:value-type="float" office:value="24.08" calcext:value-type="float">
            <text:p>24,08</text:p>
          </table:table-cell>
          <table:table-cell table:formula="of:=ROUND([.$G$2]/[.G19]; 2)" office:value-type="float" office:value="25.79" calcext:value-type="float">
            <text:p>25,79</text:p>
          </table:table-cell>
          <table:table-cell office:value-type="float" office:value="1" calcext:value-type="float">
            <text:p>1</text:p>
          </table:table-cell>
          <table:table-cell table:formula="of:=[.I19]/[.$H19]" office:value-type="float" office:value="0.100625" calcext:value-type="float">
            <text:p>0,10</text:p>
          </table:table-cell>
          <table:table-cell table:formula="of:=[.J19]/[.$H19]" office:value-type="float" office:value="0.2171875" calcext:value-type="float">
            <text:p>0,22</text:p>
          </table:table-cell>
          <table:table-cell table:formula="of:=[.K19]/[.$H19]" office:value-type="float" office:value="0.46" calcext:value-type="float">
            <text:p>0,46</text:p>
          </table:table-cell>
          <table:table-cell table:formula="of:=[.L19]/[.$H19]" office:value-type="float" office:value="0.6171875" calcext:value-type="float">
            <text:p>0,62</text:p>
          </table:table-cell>
          <table:table-cell table:formula="of:=[.M19]/[.$H19]" office:value-type="float" office:value="0.7525" calcext:value-type="float">
            <text:p>0,75</text:p>
          </table:table-cell>
          <table:table-cell table:formula="of:=[.N19]/[.$H19]" office:value-type="float" office:value="0.8059375" calcext:value-type="float">
            <text:p>0,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97.36" calcext:value-type="float">
            <text:p>1297,36</text:p>
          </table:table-cell>
          <table:table-cell office:value-type="float" office:value="2601.71" calcext:value-type="float">
            <text:p>2601,71</text:p>
          </table:table-cell>
          <table:table-cell office:value-type="float" office:value="4587.2" calcext:value-type="float">
            <text:p>4587,2</text:p>
          </table:table-cell>
          <table:table-cell office:value-type="float" office:value="6181.97" calcext:value-type="float">
            <text:p>6181,97</text:p>
          </table:table-cell>
          <table:table-cell office:value-type="float" office:value="8516.63" calcext:value-type="float">
            <text:p>8516,63</text:p>
          </table:table-cell>
          <table:table-cell office:value-type="float" office:value="10592" calcext:value-type="float">
            <text:p>10592</text:p>
          </table:table-cell>
          <table:table-cell office:value-type="float" office:value="34" calcext:value-type="float">
            <text:p>34</text:p>
          </table:table-cell>
          <table:table-cell table:formula="of:=ROUND([.$B$2]/[.B20]; 2)" office:value-type="float" office:value="2.88" calcext:value-type="float">
            <text:p>2,88</text:p>
          </table:table-cell>
          <table:table-cell table:formula="of:=ROUND([.$C$2]/[.C20]; 2)" office:value-type="float" office:value="6.57" calcext:value-type="float">
            <text:p>6,57</text:p>
          </table:table-cell>
          <table:table-cell table:formula="of:=ROUND([.$D$2]/[.D20]; 2)" office:value-type="float" office:value="13.31" calcext:value-type="float">
            <text:p>13,31</text:p>
          </table:table-cell>
          <table:table-cell table:formula="of:=ROUND([.$E$2]/[.E20]; 2)" office:value-type="float" office:value="19.46" calcext:value-type="float">
            <text:p>19,46</text:p>
          </table:table-cell>
          <table:table-cell table:formula="of:=ROUND([.$F$2]/[.F20]; 2)" office:value-type="float" office:value="22.7" calcext:value-type="float">
            <text:p>22,7</text:p>
          </table:table-cell>
          <table:table-cell table:formula="of:=ROUND([.$G$2]/[.G20]; 2)" office:value-type="float" office:value="25.61" calcext:value-type="float">
            <text:p>25,61</text:p>
          </table:table-cell>
          <table:table-cell office:value-type="float" office:value="1" calcext:value-type="float">
            <text:p>1</text:p>
          </table:table-cell>
          <table:table-cell table:formula="of:=[.I20]/[.$H20]" office:value-type="float" office:value="0.0847058823529412" calcext:value-type="float">
            <text:p>0,08</text:p>
          </table:table-cell>
          <table:table-cell table:formula="of:=[.J20]/[.$H20]" office:value-type="float" office:value="0.193235294117647" calcext:value-type="float">
            <text:p>0,19</text:p>
          </table:table-cell>
          <table:table-cell table:formula="of:=[.K20]/[.$H20]" office:value-type="float" office:value="0.391470588235294" calcext:value-type="float">
            <text:p>0,39</text:p>
          </table:table-cell>
          <table:table-cell table:formula="of:=[.L20]/[.$H20]" office:value-type="float" office:value="0.572352941176471" calcext:value-type="float">
            <text:p>0,57</text:p>
          </table:table-cell>
          <table:table-cell table:formula="of:=[.M20]/[.$H20]" office:value-type="float" office:value="0.667647058823529" calcext:value-type="float">
            <text:p>0,67</text:p>
          </table:table-cell>
          <table:table-cell table:formula="of:=[.N20]/[.$H20]" office:value-type="float" office:value="0.753235294117647" calcext:value-type="float">
            <text:p>0,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9.87" calcext:value-type="float">
            <text:p>1339,87</text:p>
          </table:table-cell>
          <table:table-cell office:value-type="float" office:value="2699.13" calcext:value-type="float">
            <text:p>2699,13</text:p>
          </table:table-cell>
          <table:table-cell office:value-type="float" office:value="4576.48" calcext:value-type="float">
            <text:p>4576,48</text:p>
          </table:table-cell>
          <table:table-cell office:value-type="float" office:value="6370.75" calcext:value-type="float">
            <text:p>6370,75</text:p>
          </table:table-cell>
          <table:table-cell office:value-type="float" office:value="8596.67" calcext:value-type="float">
            <text:p>8596,67</text:p>
          </table:table-cell>
          <table:table-cell office:value-type="float" office:value="10816.7" calcext:value-type="float">
            <text:p>10816,7</text:p>
          </table:table-cell>
          <table:table-cell office:value-type="float" office:value="36" calcext:value-type="float">
            <text:p>36</text:p>
          </table:table-cell>
          <table:table-cell table:formula="of:=ROUND([.$B$2]/[.B21]; 2)" office:value-type="float" office:value="2.78" calcext:value-type="float">
            <text:p>2,78</text:p>
          </table:table-cell>
          <table:table-cell table:formula="of:=ROUND([.$C$2]/[.C21]; 2)" office:value-type="float" office:value="6.33" calcext:value-type="float">
            <text:p>6,33</text:p>
          </table:table-cell>
          <table:table-cell table:formula="of:=ROUND([.$D$2]/[.D21]; 2)" office:value-type="float" office:value="13.34" calcext:value-type="float">
            <text:p>13,34</text:p>
          </table:table-cell>
          <table:table-cell table:formula="of:=ROUND([.$E$2]/[.E21]; 2)" office:value-type="float" office:value="18.89" calcext:value-type="float">
            <text:p>18,89</text:p>
          </table:table-cell>
          <table:table-cell table:formula="of:=ROUND([.$F$2]/[.F21]; 2)" office:value-type="float" office:value="22.49" calcext:value-type="float">
            <text:p>22,49</text:p>
          </table:table-cell>
          <table:table-cell table:formula="of:=ROUND([.$G$2]/[.G21]; 2)" office:value-type="float" office:value="25.08" calcext:value-type="float">
            <text:p>25,08</text:p>
          </table:table-cell>
          <table:table-cell office:value-type="float" office:value="1" calcext:value-type="float">
            <text:p>1</text:p>
          </table:table-cell>
          <table:table-cell table:formula="of:=[.I21]/[.$H21]" office:value-type="float" office:value="0.0772222222222222" calcext:value-type="float">
            <text:p>0,08</text:p>
          </table:table-cell>
          <table:table-cell table:formula="of:=[.J21]/[.$H21]" office:value-type="float" office:value="0.175833333333333" calcext:value-type="float">
            <text:p>0,18</text:p>
          </table:table-cell>
          <table:table-cell table:formula="of:=[.K21]/[.$H21]" office:value-type="float" office:value="0.370555555555556" calcext:value-type="float">
            <text:p>0,37</text:p>
          </table:table-cell>
          <table:table-cell table:formula="of:=[.L21]/[.$H21]" office:value-type="float" office:value="0.524722222222222" calcext:value-type="float">
            <text:p>0,52</text:p>
          </table:table-cell>
          <table:table-cell table:formula="of:=[.M21]/[.$H21]" office:value-type="float" office:value="0.624722222222222" calcext:value-type="float">
            <text:p>0,62</text:p>
          </table:table-cell>
          <table:table-cell table:formula="of:=[.N21]/[.$H21]" office:value-type="float" office:value="0.696666666666667" calcext:value-type="float">
            <text:p>0,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0.43" calcext:value-type="float">
            <text:p>1420,43</text:p>
          </table:table-cell>
          <table:table-cell office:value-type="float" office:value="2826.53" calcext:value-type="float">
            <text:p>2826,53</text:p>
          </table:table-cell>
          <table:table-cell office:value-type="float" office:value="4436.51" calcext:value-type="float">
            <text:p>4436,51</text:p>
          </table:table-cell>
          <table:table-cell office:value-type="float" office:value="6684.7" calcext:value-type="float">
            <text:p>6684,7</text:p>
          </table:table-cell>
          <table:table-cell office:value-type="float" office:value="8458.47" calcext:value-type="float">
            <text:p>8458,47</text:p>
          </table:table-cell>
          <table:table-cell office:value-type="float" office:value="11032.2" calcext:value-type="float">
            <text:p>11032,2</text:p>
          </table:table-cell>
          <table:table-cell office:value-type="float" office:value="38" calcext:value-type="float">
            <text:p>38</text:p>
          </table:table-cell>
          <table:table-cell table:formula="of:=ROUND([.$B$2]/[.B22]; 2)" office:value-type="float" office:value="2.63" calcext:value-type="float">
            <text:p>2,63</text:p>
          </table:table-cell>
          <table:table-cell table:formula="of:=ROUND([.$C$2]/[.C22]; 2)" office:value-type="float" office:value="6.05" calcext:value-type="float">
            <text:p>6,05</text:p>
          </table:table-cell>
          <table:table-cell table:formula="of:=ROUND([.$D$2]/[.D22]; 2)" office:value-type="float" office:value="13.76" calcext:value-type="float">
            <text:p>13,76</text:p>
          </table:table-cell>
          <table:table-cell table:formula="of:=ROUND([.$E$2]/[.E22]; 2)" office:value-type="float" office:value="18" calcext:value-type="float">
            <text:p>18</text:p>
          </table:table-cell>
          <table:table-cell table:formula="of:=ROUND([.$F$2]/[.F22]; 2)" office:value-type="float" office:value="22.85" calcext:value-type="float">
            <text:p>22,85</text:p>
          </table:table-cell>
          <table:table-cell table:formula="of:=ROUND([.$G$2]/[.G22]; 2)" office:value-type="float" office:value="24.59" calcext:value-type="float">
            <text:p>24,59</text:p>
          </table:table-cell>
          <table:table-cell office:value-type="float" office:value="1" calcext:value-type="float">
            <text:p>1</text:p>
          </table:table-cell>
          <table:table-cell table:formula="of:=[.I22]/[.$H22]" office:value-type="float" office:value="0.0692105263157895" calcext:value-type="float">
            <text:p>0,07</text:p>
          </table:table-cell>
          <table:table-cell table:formula="of:=[.J22]/[.$H22]" office:value-type="float" office:value="0.159210526315789" calcext:value-type="float">
            <text:p>0,16</text:p>
          </table:table-cell>
          <table:table-cell table:formula="of:=[.K22]/[.$H22]" office:value-type="float" office:value="0.362105263157895" calcext:value-type="float">
            <text:p>0,36</text:p>
          </table:table-cell>
          <table:table-cell table:formula="of:=[.L22]/[.$H22]" office:value-type="float" office:value="0.473684210526316" calcext:value-type="float">
            <text:p>0,47</text:p>
          </table:table-cell>
          <table:table-cell table:formula="of:=[.M22]/[.$H22]" office:value-type="float" office:value="0.601315789473684" calcext:value-type="float">
            <text:p>0,60</text:p>
          </table:table-cell>
          <table:table-cell table:formula="of:=[.N22]/[.$H22]" office:value-type="float" office:value="0.647105263157895" calcext:value-type="float">
            <text:p>0,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24.2" calcext:value-type="float">
            <text:p>1524,2</text:p>
          </table:table-cell>
          <table:table-cell office:value-type="float" office:value="3032.98" calcext:value-type="float">
            <text:p>3032,98</text:p>
          </table:table-cell>
          <table:table-cell office:value-type="float" office:value="4579.08" calcext:value-type="float">
            <text:p>4579,08</text:p>
          </table:table-cell>
          <table:table-cell office:value-type="float" office:value="7166.88" calcext:value-type="float">
            <text:p>7166,88</text:p>
          </table:table-cell>
          <table:table-cell office:value-type="float" office:value="9006.47" calcext:value-type="float">
            <text:p>9006,47</text:p>
          </table:table-cell>
          <table:table-cell office:value-type="float" office:value="11011" calcext:value-type="float">
            <text:p>11011</text:p>
          </table:table-cell>
          <table:table-cell office:value-type="float" office:value="40" calcext:value-type="float">
            <text:p>40</text:p>
          </table:table-cell>
          <table:table-cell table:formula="of:=ROUND([.$B$2]/[.B23]; 2)" office:value-type="float" office:value="2.45" calcext:value-type="float">
            <text:p>2,45</text:p>
          </table:table-cell>
          <table:table-cell table:formula="of:=ROUND([.$C$2]/[.C23]; 2)" office:value-type="float" office:value="5.64" calcext:value-type="float">
            <text:p>5,64</text:p>
          </table:table-cell>
          <table:table-cell table:formula="of:=ROUND([.$D$2]/[.D23]; 2)" office:value-type="float" office:value="13.33" calcext:value-type="float">
            <text:p>13,33</text:p>
          </table:table-cell>
          <table:table-cell table:formula="of:=ROUND([.$E$2]/[.E23]; 2)" office:value-type="float" office:value="16.79" calcext:value-type="float">
            <text:p>16,79</text:p>
          </table:table-cell>
          <table:table-cell table:formula="of:=ROUND([.$F$2]/[.F23]; 2)" office:value-type="float" office:value="21.46" calcext:value-type="float">
            <text:p>21,46</text:p>
          </table:table-cell>
          <table:table-cell table:formula="of:=ROUND([.$G$2]/[.G23]; 2)" office:value-type="float" office:value="24.64" calcext:value-type="float">
            <text:p>24,64</text:p>
          </table:table-cell>
          <table:table-cell office:value-type="float" office:value="1" calcext:value-type="float">
            <text:p>1</text:p>
          </table:table-cell>
          <table:table-cell table:formula="of:=[.I23]/[.$H23]" office:value-type="float" office:value="0.06125" calcext:value-type="float">
            <text:p>0,06</text:p>
          </table:table-cell>
          <table:table-cell table:formula="of:=[.J23]/[.$H23]" office:value-type="float" office:value="0.141" calcext:value-type="float">
            <text:p>0,14</text:p>
          </table:table-cell>
          <table:table-cell table:formula="of:=[.K23]/[.$H23]" office:value-type="float" office:value="0.33325" calcext:value-type="float">
            <text:p>0,33</text:p>
          </table:table-cell>
          <table:table-cell table:formula="of:=[.L23]/[.$H23]" office:value-type="float" office:value="0.41975" calcext:value-type="float">
            <text:p>0,42</text:p>
          </table:table-cell>
          <table:table-cell table:formula="of:=[.M23]/[.$H23]" office:value-type="float" office:value="0.5365" calcext:value-type="float">
            <text:p>0,54</text:p>
          </table:table-cell>
          <table:table-cell table:formula="of:=[.N23]/[.$H23]" office:value-type="float" office:value="0.616" calcext:value-type="float">
            <text:p>0,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35.05" calcext:value-type="float">
            <text:p>1635,05</text:p>
          </table:table-cell>
          <table:table-cell office:value-type="float" office:value="3257.49" calcext:value-type="float">
            <text:p>3257,49</text:p>
          </table:table-cell>
          <table:table-cell office:value-type="float" office:value="4881.27" calcext:value-type="float">
            <text:p>4881,27</text:p>
          </table:table-cell>
          <table:table-cell office:value-type="float" office:value="7144.15" calcext:value-type="float">
            <text:p>7144,15</text:p>
          </table:table-cell>
          <table:table-cell office:value-type="float" office:value="9867.68" calcext:value-type="float">
            <text:p>9867,68</text:p>
          </table:table-cell>
          <table:table-cell office:value-type="float" office:value="11997.7" calcext:value-type="float">
            <text:p>11997,7</text:p>
          </table:table-cell>
          <table:table-cell office:value-type="float" office:value="42" calcext:value-type="float">
            <text:p>42</text:p>
          </table:table-cell>
          <table:table-cell table:formula="of:=ROUND([.$B$2]/[.B24]; 2)" office:value-type="float" office:value="2.28" calcext:value-type="float">
            <text:p>2,28</text:p>
          </table:table-cell>
          <table:table-cell table:formula="of:=ROUND([.$C$2]/[.C24]; 2)" office:value-type="float" office:value="5.25" calcext:value-type="float">
            <text:p>5,25</text:p>
          </table:table-cell>
          <table:table-cell table:formula="of:=ROUND([.$D$2]/[.D24]; 2)" office:value-type="float" office:value="12.5" calcext:value-type="float">
            <text:p>12,5</text:p>
          </table:table-cell>
          <table:table-cell table:formula="of:=ROUND([.$E$2]/[.E24]; 2)" office:value-type="float" office:value="16.84" calcext:value-type="float">
            <text:p>16,84</text:p>
          </table:table-cell>
          <table:table-cell table:formula="of:=ROUND([.$F$2]/[.F24]; 2)" office:value-type="float" office:value="19.59" calcext:value-type="float">
            <text:p>19,59</text:p>
          </table:table-cell>
          <table:table-cell table:formula="of:=ROUND([.$G$2]/[.G24]; 2)" office:value-type="float" office:value="22.61" calcext:value-type="float">
            <text:p>22,61</text:p>
          </table:table-cell>
          <table:table-cell office:value-type="float" office:value="1" calcext:value-type="float">
            <text:p>1</text:p>
          </table:table-cell>
          <table:table-cell table:formula="of:=[.I24]/[.$H24]" office:value-type="float" office:value="0.0542857142857143" calcext:value-type="float">
            <text:p>0,05</text:p>
          </table:table-cell>
          <table:table-cell table:formula="of:=[.J24]/[.$H24]" office:value-type="float" office:value="0.125" calcext:value-type="float">
            <text:p>0,13</text:p>
          </table:table-cell>
          <table:table-cell table:formula="of:=[.K24]/[.$H24]" office:value-type="float" office:value="0.297619047619048" calcext:value-type="float">
            <text:p>0,30</text:p>
          </table:table-cell>
          <table:table-cell table:formula="of:=[.L24]/[.$H24]" office:value-type="float" office:value="0.400952380952381" calcext:value-type="float">
            <text:p>0,40</text:p>
          </table:table-cell>
          <table:table-cell table:formula="of:=[.M24]/[.$H24]" office:value-type="float" office:value="0.466428571428571" calcext:value-type="float">
            <text:p>0,47</text:p>
          </table:table-cell>
          <table:table-cell table:formula="of:=[.N24]/[.$H24]" office:value-type="float" office:value="0.538333333333333" calcext:value-type="float">
            <text:p>0,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09.53" calcext:value-type="float">
            <text:p>1709,53</text:p>
          </table:table-cell>
          <table:table-cell office:value-type="float" office:value="3415.15" calcext:value-type="float">
            <text:p>3415,15</text:p>
          </table:table-cell>
          <table:table-cell office:value-type="float" office:value="5107.07" calcext:value-type="float">
            <text:p>5107,07</text:p>
          </table:table-cell>
          <table:table-cell office:value-type="float" office:value="7159.06" calcext:value-type="float">
            <text:p>7159,06</text:p>
          </table:table-cell>
          <table:table-cell office:value-type="float" office:value="9834.49" calcext:value-type="float">
            <text:p>9834,49</text:p>
          </table:table-cell>
          <table:table-cell office:value-type="float" office:value="12136" calcext:value-type="float">
            <text:p>12136</text:p>
          </table:table-cell>
          <table:table-cell office:value-type="float" office:value="44" calcext:value-type="float">
            <text:p>44</text:p>
          </table:table-cell>
          <table:table-cell table:formula="of:=ROUND([.$B$2]/[.B25]; 2)" office:value-type="float" office:value="2.18" calcext:value-type="float">
            <text:p>2,18</text:p>
          </table:table-cell>
          <table:table-cell table:formula="of:=ROUND([.$C$2]/[.C25]; 2)" office:value-type="float" office:value="5.01" calcext:value-type="float">
            <text:p>5,01</text:p>
          </table:table-cell>
          <table:table-cell table:formula="of:=ROUND([.$D$2]/[.D25]; 2)" office:value-type="float" office:value="11.95" calcext:value-type="float">
            <text:p>11,95</text:p>
          </table:table-cell>
          <table:table-cell table:formula="of:=ROUND([.$E$2]/[.E25]; 2)" office:value-type="float" office:value="16.81" calcext:value-type="float">
            <text:p>16,81</text:p>
          </table:table-cell>
          <table:table-cell table:formula="of:=ROUND([.$F$2]/[.F25]; 2)" office:value-type="float" office:value="19.66" calcext:value-type="float">
            <text:p>19,66</text:p>
          </table:table-cell>
          <table:table-cell table:formula="of:=ROUND([.$G$2]/[.G25]; 2)" office:value-type="float" office:value="22.35" calcext:value-type="float">
            <text:p>22,35</text:p>
          </table:table-cell>
          <table:table-cell office:value-type="float" office:value="1" calcext:value-type="float">
            <text:p>1</text:p>
          </table:table-cell>
          <table:table-cell table:formula="of:=[.I25]/[.$H25]" office:value-type="float" office:value="0.0495454545454546" calcext:value-type="float">
            <text:p>0,05</text:p>
          </table:table-cell>
          <table:table-cell table:formula="of:=[.J25]/[.$H25]" office:value-type="float" office:value="0.113863636363636" calcext:value-type="float">
            <text:p>0,11</text:p>
          </table:table-cell>
          <table:table-cell table:formula="of:=[.K25]/[.$H25]" office:value-type="float" office:value="0.271590909090909" calcext:value-type="float">
            <text:p>0,27</text:p>
          </table:table-cell>
          <table:table-cell table:formula="of:=[.L25]/[.$H25]" office:value-type="float" office:value="0.382045454545454" calcext:value-type="float">
            <text:p>0,38</text:p>
          </table:table-cell>
          <table:table-cell table:formula="of:=[.M25]/[.$H25]" office:value-type="float" office:value="0.446818181818182" calcext:value-type="float">
            <text:p>0,45</text:p>
          </table:table-cell>
          <table:table-cell table:formula="of:=[.N25]/[.$H25]" office:value-type="float" office:value="0.507954545454545" calcext:value-type="float">
            <text:p>0,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2.34" calcext:value-type="float">
            <text:p>1832,34</text:p>
          </table:table-cell>
          <table:table-cell office:value-type="float" office:value="3654.68" calcext:value-type="float">
            <text:p>3654,68</text:p>
          </table:table-cell>
          <table:table-cell office:value-type="float" office:value="5453.93" calcext:value-type="float">
            <text:p>5453,93</text:p>
          </table:table-cell>
          <table:table-cell office:value-type="float" office:value="7449.48" calcext:value-type="float">
            <text:p>7449,48</text:p>
          </table:table-cell>
          <table:table-cell office:value-type="float" office:value="10104.1" calcext:value-type="float">
            <text:p>10104,1</text:p>
          </table:table-cell>
          <table:table-cell office:value-type="float" office:value="12917.6" calcext:value-type="float">
            <text:p>12917,6</text:p>
          </table:table-cell>
          <table:table-cell office:value-type="float" office:value="46" calcext:value-type="float">
            <text:p>46</text:p>
          </table:table-cell>
          <table:table-cell table:formula="of:=ROUND([.$B$2]/[.B26]; 2)" office:value-type="float" office:value="2.04" calcext:value-type="float">
            <text:p>2,04</text:p>
          </table:table-cell>
          <table:table-cell table:formula="of:=ROUND([.$C$2]/[.C26]; 2)" office:value-type="float" office:value="4.68" calcext:value-type="float">
            <text:p>4,68</text:p>
          </table:table-cell>
          <table:table-cell table:formula="of:=ROUND([.$D$2]/[.D26]; 2)" office:value-type="float" office:value="11.19" calcext:value-type="float">
            <text:p>11,19</text:p>
          </table:table-cell>
          <table:table-cell table:formula="of:=ROUND([.$E$2]/[.E26]; 2)" office:value-type="float" office:value="16.15" calcext:value-type="float">
            <text:p>16,15</text:p>
          </table:table-cell>
          <table:table-cell table:formula="of:=ROUND([.$F$2]/[.F26]; 2)" office:value-type="float" office:value="19.13" calcext:value-type="float">
            <text:p>19,13</text:p>
          </table:table-cell>
          <table:table-cell table:formula="of:=ROUND([.$G$2]/[.G26]; 2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I26]/[.$H26]" office:value-type="float" office:value="0.0443478260869565" calcext:value-type="float">
            <text:p>0,04</text:p>
          </table:table-cell>
          <table:table-cell table:formula="of:=[.J26]/[.$H26]" office:value-type="float" office:value="0.101739130434783" calcext:value-type="float">
            <text:p>0,10</text:p>
          </table:table-cell>
          <table:table-cell table:formula="of:=[.K26]/[.$H26]" office:value-type="float" office:value="0.243260869565217" calcext:value-type="float">
            <text:p>0,24</text:p>
          </table:table-cell>
          <table:table-cell table:formula="of:=[.L26]/[.$H26]" office:value-type="float" office:value="0.351086956521739" calcext:value-type="float">
            <text:p>0,35</text:p>
          </table:table-cell>
          <table:table-cell table:formula="of:=[.M26]/[.$H26]" office:value-type="float" office:value="0.415869565217391" calcext:value-type="float">
            <text:p>0,42</text:p>
          </table:table-cell>
          <table:table-cell table:formula="of:=[.N26]/[.$H26]" office:value-type="float" office:value="0.456521739130435" calcext:value-type="float">
            <text:p>0,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40.55" calcext:value-type="float">
            <text:p>1940,55</text:p>
          </table:table-cell>
          <table:table-cell office:value-type="float" office:value="3852.26" calcext:value-type="float">
            <text:p>3852,26</text:p>
          </table:table-cell>
          <table:table-cell office:value-type="float" office:value="5765.01" calcext:value-type="float">
            <text:p>5765,01</text:p>
          </table:table-cell>
          <table:table-cell office:value-type="float" office:value="7716.05" calcext:value-type="float">
            <text:p>7716,05</text:p>
          </table:table-cell>
          <table:table-cell office:value-type="float" office:value="10139.8" calcext:value-type="float">
            <text:p>10139,8</text:p>
          </table:table-cell>
          <table:table-cell office:value-type="float" office:value="13113.8" calcext:value-type="float">
            <text:p>13113,8</text:p>
          </table:table-cell>
          <table:table-cell office:value-type="float" office:value="48" calcext:value-type="float">
            <text:p>48</text:p>
          </table:table-cell>
          <table:table-cell table:formula="of:=ROUND([.$B$2]/[.B27]; 2)" office:value-type="float" office:value="1.92" calcext:value-type="float">
            <text:p>1,92</text:p>
          </table:table-cell>
          <table:table-cell table:formula="of:=ROUND([.$C$2]/[.C27]; 2)" office:value-type="float" office:value="4.44" calcext:value-type="float">
            <text:p>4,44</text:p>
          </table:table-cell>
          <table:table-cell table:formula="of:=ROUND([.$D$2]/[.D27]; 2)" office:value-type="float" office:value="10.59" calcext:value-type="float">
            <text:p>10,59</text:p>
          </table:table-cell>
          <table:table-cell table:formula="of:=ROUND([.$E$2]/[.E27]; 2)" office:value-type="float" office:value="15.59" calcext:value-type="float">
            <text:p>15,59</text:p>
          </table:table-cell>
          <table:table-cell table:formula="of:=ROUND([.$F$2]/[.F27]; 2)" office:value-type="float" office:value="19.06" calcext:value-type="float">
            <text:p>19,06</text:p>
          </table:table-cell>
          <table:table-cell table:formula="of:=ROUND([.$G$2]/[.G27]; 2)" office:value-type="float" office:value="20.69" calcext:value-type="float">
            <text:p>20,69</text:p>
          </table:table-cell>
          <table:table-cell office:value-type="float" office:value="1" calcext:value-type="float">
            <text:p>1</text:p>
          </table:table-cell>
          <table:table-cell table:formula="of:=[.I27]/[.$H27]" office:value-type="float" office:value="0.04" calcext:value-type="float">
            <text:p>0,04</text:p>
          </table:table-cell>
          <table:table-cell table:formula="of:=[.J27]/[.$H27]" office:value-type="float" office:value="0.0925" calcext:value-type="float">
            <text:p>0,09</text:p>
          </table:table-cell>
          <table:table-cell table:formula="of:=[.K27]/[.$H27]" office:value-type="float" office:value="0.220625" calcext:value-type="float">
            <text:p>0,22</text:p>
          </table:table-cell>
          <table:table-cell table:formula="of:=[.L27]/[.$H27]" office:value-type="float" office:value="0.324791666666667" calcext:value-type="float">
            <text:p>0,32</text:p>
          </table:table-cell>
          <table:table-cell table:formula="of:=[.M27]/[.$H27]" office:value-type="float" office:value="0.397083333333333" calcext:value-type="float">
            <text:p>0,40</text:p>
          </table:table-cell>
          <table:table-cell table:formula="of:=[.N27]/[.$H27]" office:value-type="float" office:value="0.431041666666667" calcext:value-type="float">
            <text:p>0,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2.33" calcext:value-type="float">
            <text:p>1992,33</text:p>
          </table:table-cell>
          <table:table-cell office:value-type="float" office:value="3960.96" calcext:value-type="float">
            <text:p>3960,96</text:p>
          </table:table-cell>
          <table:table-cell office:value-type="float" office:value="5920.9" calcext:value-type="float">
            <text:p>5920,9</text:p>
          </table:table-cell>
          <table:table-cell office:value-type="float" office:value="7840.68" calcext:value-type="float">
            <text:p>7840,68</text:p>
          </table:table-cell>
          <table:table-cell office:value-type="float" office:value="10124.8" calcext:value-type="float">
            <text:p>10124,8</text:p>
          </table:table-cell>
          <table:table-cell office:value-type="float" office:value="13564.4" calcext:value-type="float">
            <text:p>13564,4</text:p>
          </table:table-cell>
          <table:table-cell office:value-type="float" office:value="50" calcext:value-type="float">
            <text:p>50</text:p>
          </table:table-cell>
          <table:table-cell table:formula="of:=ROUND([.$B$2]/[.B28]; 2)" office:value-type="float" office:value="1.87" calcext:value-type="float">
            <text:p>1,87</text:p>
          </table:table-cell>
          <table:table-cell table:formula="of:=ROUND([.$C$2]/[.C28]; 2)" office:value-type="float" office:value="4.32" calcext:value-type="float">
            <text:p>4,32</text:p>
          </table:table-cell>
          <table:table-cell table:formula="of:=ROUND([.$D$2]/[.D28]; 2)" office:value-type="float" office:value="10.31" calcext:value-type="float">
            <text:p>10,31</text:p>
          </table:table-cell>
          <table:table-cell table:formula="of:=ROUND([.$E$2]/[.E28]; 2)" office:value-type="float" office:value="15.35" calcext:value-type="float">
            <text:p>15,35</text:p>
          </table:table-cell>
          <table:table-cell table:formula="of:=ROUND([.$F$2]/[.F28]; 2)" office:value-type="float" office:value="19.09" calcext:value-type="float">
            <text:p>19,09</text:p>
          </table:table-cell>
          <table:table-cell table:formula="of:=ROUND([.$G$2]/[.G28]; 2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I28]/[.$H28]" office:value-type="float" office:value="0.0374" calcext:value-type="float">
            <text:p>0,04</text:p>
          </table:table-cell>
          <table:table-cell table:formula="of:=[.J28]/[.$H28]" office:value-type="float" office:value="0.0864" calcext:value-type="float">
            <text:p>0,09</text:p>
          </table:table-cell>
          <table:table-cell table:formula="of:=[.K28]/[.$H28]" office:value-type="float" office:value="0.2062" calcext:value-type="float">
            <text:p>0,21</text:p>
          </table:table-cell>
          <table:table-cell table:formula="of:=[.L28]/[.$H28]" office:value-type="float" office:value="0.307" calcext:value-type="float">
            <text:p>0,31</text:p>
          </table:table-cell>
          <table:table-cell table:formula="of:=[.M28]/[.$H28]" office:value-type="float" office:value="0.3818" calcext:value-type="float">
            <text:p>0,38</text:p>
          </table:table-cell>
          <table:table-cell table:formula="of:=[.N28]/[.$H28]" office:value-type="float" office:value="0.4" calcext:value-type="float">
            <text:p>0,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20.48" calcext:value-type="float">
            <text:p>2120,48</text:p>
          </table:table-cell>
          <table:table-cell office:value-type="float" office:value="4170.12" calcext:value-type="float">
            <text:p>4170,12</text:p>
          </table:table-cell>
          <table:table-cell office:value-type="float" office:value="6214.49" calcext:value-type="float">
            <text:p>6214,49</text:p>
          </table:table-cell>
          <table:table-cell office:value-type="float" office:value="8311.06" calcext:value-type="float">
            <text:p>8311,06</text:p>
          </table:table-cell>
          <table:table-cell office:value-type="float" office:value="10448.3" calcext:value-type="float">
            <text:p>10448,3</text:p>
          </table:table-cell>
          <table:table-cell office:value-type="float" office:value="13028" calcext:value-type="float">
            <text:p>13028</text:p>
          </table:table-cell>
          <table:table-cell office:value-type="float" office:value="52" calcext:value-type="float">
            <text:p>52</text:p>
          </table:table-cell>
          <table:table-cell table:formula="of:=ROUND([.$B$2]/[.B29]; 2)" office:value-type="float" office:value="1.76" calcext:value-type="float">
            <text:p>1,76</text:p>
          </table:table-cell>
          <table:table-cell table:formula="of:=ROUND([.$C$2]/[.C29]; 2)" office:value-type="float" office:value="4.1" calcext:value-type="float">
            <text:p>4,1</text:p>
          </table:table-cell>
          <table:table-cell table:formula="of:=ROUND([.$D$2]/[.D29]; 2)" office:value-type="float" office:value="9.82" calcext:value-type="float">
            <text:p>9,82</text:p>
          </table:table-cell>
          <table:table-cell table:formula="of:=ROUND([.$E$2]/[.E29]; 2)" office:value-type="float" office:value="14.48" calcext:value-type="float">
            <text:p>14,48</text:p>
          </table:table-cell>
          <table:table-cell table:formula="of:=ROUND([.$F$2]/[.F29]; 2)" office:value-type="float" office:value="18.5" calcext:value-type="float">
            <text:p>18,5</text:p>
          </table:table-cell>
          <table:table-cell table:formula="of:=ROUND([.$G$2]/[.G29]; 2)" office:value-type="float" office:value="20.82" calcext:value-type="float">
            <text:p>20,82</text:p>
          </table:table-cell>
          <table:table-cell office:value-type="float" office:value="1" calcext:value-type="float">
            <text:p>1</text:p>
          </table:table-cell>
          <table:table-cell table:formula="of:=[.I29]/[.$H29]" office:value-type="float" office:value="0.0338461538461538" calcext:value-type="float">
            <text:p>0,03</text:p>
          </table:table-cell>
          <table:table-cell table:formula="of:=[.J29]/[.$H29]" office:value-type="float" office:value="0.0788461538461538" calcext:value-type="float">
            <text:p>0,08</text:p>
          </table:table-cell>
          <table:table-cell table:formula="of:=[.K29]/[.$H29]" office:value-type="float" office:value="0.188846153846154" calcext:value-type="float">
            <text:p>0,19</text:p>
          </table:table-cell>
          <table:table-cell table:formula="of:=[.L29]/[.$H29]" office:value-type="float" office:value="0.278461538461538" calcext:value-type="float">
            <text:p>0,28</text:p>
          </table:table-cell>
          <table:table-cell table:formula="of:=[.M29]/[.$H29]" office:value-type="float" office:value="0.355769230769231" calcext:value-type="float">
            <text:p>0,36</text:p>
          </table:table-cell>
          <table:table-cell table:formula="of:=[.N29]/[.$H29]" office:value-type="float" office:value="0.400384615384615" calcext:value-type="float">
            <text:p>0,4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60.8" calcext:value-type="float">
            <text:p>2260,8</text:p>
          </table:table-cell>
          <table:table-cell office:value-type="float" office:value="4345.62" calcext:value-type="float">
            <text:p>4345,62</text:p>
          </table:table-cell>
          <table:table-cell office:value-type="float" office:value="6557.16" calcext:value-type="float">
            <text:p>6557,16</text:p>
          </table:table-cell>
          <table:table-cell office:value-type="float" office:value="8746.94" calcext:value-type="float">
            <text:p>8746,94</text:p>
          </table:table-cell>
          <table:table-cell office:value-type="float" office:value="11775.8" calcext:value-type="float">
            <text:p>11775,8</text:p>
          </table:table-cell>
          <table:table-cell office:value-type="float" office:value="13285.9" calcext:value-type="float">
            <text:p>13285,9</text:p>
          </table:table-cell>
          <table:table-cell office:value-type="float" office:value="54" calcext:value-type="float">
            <text:p>54</text:p>
          </table:table-cell>
          <table:table-cell table:formula="of:=ROUND([.$B$2]/[.B30]; 2)" office:value-type="float" office:value="1.65" calcext:value-type="float">
            <text:p>1,65</text:p>
          </table:table-cell>
          <table:table-cell table:formula="of:=ROUND([.$C$2]/[.C30]; 2)" office:value-type="float" office:value="3.93" calcext:value-type="float">
            <text:p>3,93</text:p>
          </table:table-cell>
          <table:table-cell table:formula="of:=ROUND([.$D$2]/[.D30]; 2)" office:value-type="float" office:value="9.31" calcext:value-type="float">
            <text:p>9,31</text:p>
          </table:table-cell>
          <table:table-cell table:formula="of:=ROUND([.$E$2]/[.E30]; 2)" office:value-type="float" office:value="13.76" calcext:value-type="float">
            <text:p>13,76</text:p>
          </table:table-cell>
          <table:table-cell table:formula="of:=ROUND([.$F$2]/[.F30]; 2)" office:value-type="float" office:value="16.42" calcext:value-type="float">
            <text:p>16,42</text:p>
          </table:table-cell>
          <table:table-cell table:formula="of:=ROUND([.$G$2]/[.G30]; 2)" office:value-type="float" office:value="20.42" calcext:value-type="float">
            <text:p>20,42</text:p>
          </table:table-cell>
          <table:table-cell office:value-type="float" office:value="1" calcext:value-type="float">
            <text:p>1</text:p>
          </table:table-cell>
          <table:table-cell table:formula="of:=[.I30]/[.$H30]" office:value-type="float" office:value="0.0305555555555556" calcext:value-type="float">
            <text:p>0,03</text:p>
          </table:table-cell>
          <table:table-cell table:formula="of:=[.J30]/[.$H30]" office:value-type="float" office:value="0.0727777777777778" calcext:value-type="float">
            <text:p>0,07</text:p>
          </table:table-cell>
          <table:table-cell table:formula="of:=[.K30]/[.$H30]" office:value-type="float" office:value="0.172407407407407" calcext:value-type="float">
            <text:p>0,17</text:p>
          </table:table-cell>
          <table:table-cell table:formula="of:=[.L30]/[.$H30]" office:value-type="float" office:value="0.254814814814815" calcext:value-type="float">
            <text:p>0,25</text:p>
          </table:table-cell>
          <table:table-cell table:formula="of:=[.M30]/[.$H30]" office:value-type="float" office:value="0.304074074074074" calcext:value-type="float">
            <text:p>0,30</text:p>
          </table:table-cell>
          <table:table-cell table:formula="of:=[.N30]/[.$H30]" office:value-type="float" office:value="0.378148148148148" calcext:value-type="float">
            <text:p>0,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.91" calcext:value-type="float">
            <text:p>2336,91</text:p>
          </table:table-cell>
          <table:table-cell office:value-type="float" office:value="4613.11" calcext:value-type="float">
            <text:p>4613,11</text:p>
          </table:table-cell>
          <table:table-cell office:value-type="float" office:value="6928.2" calcext:value-type="float">
            <text:p>6928,2</text:p>
          </table:table-cell>
          <table:table-cell office:value-type="float" office:value="9236.29" calcext:value-type="float">
            <text:p>9236,29</text:p>
          </table:table-cell>
          <table:table-cell office:value-type="float" office:value="11525.7" calcext:value-type="float">
            <text:p>11525,7</text:p>
          </table:table-cell>
          <table:table-cell office:value-type="float" office:value="13822" calcext:value-type="float">
            <text:p>13822</text:p>
          </table:table-cell>
          <table:table-cell office:value-type="float" office:value="56" calcext:value-type="float">
            <text:p>56</text:p>
          </table:table-cell>
          <table:table-cell table:formula="of:=ROUND([.$B$2]/[.B31]; 2)" office:value-type="float" office:value="1.6" calcext:value-type="float">
            <text:p>1,6</text:p>
          </table:table-cell>
          <table:table-cell table:formula="of:=ROUND([.$C$2]/[.C31]; 2)" office:value-type="float" office:value="3.71" calcext:value-type="float">
            <text:p>3,71</text:p>
          </table:table-cell>
          <table:table-cell table:formula="of:=ROUND([.$D$2]/[.D31]; 2)" office:value-type="float" office:value="8.81" calcext:value-type="float">
            <text:p>8,81</text:p>
          </table:table-cell>
          <table:table-cell table:formula="of:=ROUND([.$E$2]/[.E31]; 2)" office:value-type="float" office:value="13.03" calcext:value-type="float">
            <text:p>13,03</text:p>
          </table:table-cell>
          <table:table-cell table:formula="of:=ROUND([.$F$2]/[.F31]; 2)" office:value-type="float" office:value="16.77" calcext:value-type="float">
            <text:p>16,77</text:p>
          </table:table-cell>
          <table:table-cell table:formula="of:=ROUND([.$G$2]/[.G31]; 2)" office:value-type="float" office:value="19.63" calcext:value-type="float">
            <text:p>19,63</text:p>
          </table:table-cell>
          <table:table-cell office:value-type="float" office:value="1" calcext:value-type="float">
            <text:p>1</text:p>
          </table:table-cell>
          <table:table-cell table:formula="of:=[.I31]/[.$H31]" office:value-type="float" office:value="0.0285714285714286" calcext:value-type="float">
            <text:p>0,03</text:p>
          </table:table-cell>
          <table:table-cell table:formula="of:=[.J31]/[.$H31]" office:value-type="float" office:value="0.06625" calcext:value-type="float">
            <text:p>0,07</text:p>
          </table:table-cell>
          <table:table-cell table:formula="of:=[.K31]/[.$H31]" office:value-type="float" office:value="0.157321428571429" calcext:value-type="float">
            <text:p>0,16</text:p>
          </table:table-cell>
          <table:table-cell table:formula="of:=[.L31]/[.$H31]" office:value-type="float" office:value="0.232678571428571" calcext:value-type="float">
            <text:p>0,23</text:p>
          </table:table-cell>
          <table:table-cell table:formula="of:=[.M31]/[.$H31]" office:value-type="float" office:value="0.299464285714286" calcext:value-type="float">
            <text:p>0,30</text:p>
          </table:table-cell>
          <table:table-cell table:formula="of:=[.N31]/[.$H31]" office:value-type="float" office:value="0.350535714285714" calcext:value-type="float">
            <text:p>0,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2.61" calcext:value-type="float">
            <text:p>2442,61</text:p>
          </table:table-cell>
          <table:table-cell office:value-type="float" office:value="4832.58" calcext:value-type="float">
            <text:p>4832,58</text:p>
          </table:table-cell>
          <table:table-cell office:value-type="float" office:value="7215.89" calcext:value-type="float">
            <text:p>7215,89</text:p>
          </table:table-cell>
          <table:table-cell office:value-type="float" office:value="9641.53" calcext:value-type="float">
            <text:p>9641,53</text:p>
          </table:table-cell>
          <table:table-cell office:value-type="float" office:value="11996.5" calcext:value-type="float">
            <text:p>11996,5</text:p>
          </table:table-cell>
          <table:table-cell office:value-type="float" office:value="14478.7" calcext:value-type="float">
            <text:p>14478,7</text:p>
          </table:table-cell>
          <table:table-cell office:value-type="float" office:value="58" calcext:value-type="float">
            <text:p>58</text:p>
          </table:table-cell>
          <table:table-cell table:formula="of:=ROUND([.$B$2]/[.B32]; 2)" office:value-type="float" office:value="1.53" calcext:value-type="float">
            <text:p>1,53</text:p>
          </table:table-cell>
          <table:table-cell table:formula="of:=ROUND([.$C$2]/[.C32]; 2)" office:value-type="float" office:value="3.54" calcext:value-type="float">
            <text:p>3,54</text:p>
          </table:table-cell>
          <table:table-cell table:formula="of:=ROUND([.$D$2]/[.D32]; 2)" office:value-type="float" office:value="8.46" calcext:value-type="float">
            <text:p>8,46</text:p>
          </table:table-cell>
          <table:table-cell table:formula="of:=ROUND([.$E$2]/[.E32]; 2)" office:value-type="float" office:value="12.48" calcext:value-type="float">
            <text:p>12,48</text:p>
          </table:table-cell>
          <table:table-cell table:formula="of:=ROUND([.$F$2]/[.F32]; 2)" office:value-type="float" office:value="16.11" calcext:value-type="float">
            <text:p>16,11</text:p>
          </table:table-cell>
          <table:table-cell table:formula="of:=ROUND([.$G$2]/[.G32]; 2)" office:value-type="float" office:value="18.74" calcext:value-type="float">
            <text:p>18,74</text:p>
          </table:table-cell>
          <table:table-cell office:value-type="float" office:value="1" calcext:value-type="float">
            <text:p>1</text:p>
          </table:table-cell>
          <table:table-cell table:formula="of:=[.I32]/[.$H32]" office:value-type="float" office:value="0.0263793103448276" calcext:value-type="float">
            <text:p>0,03</text:p>
          </table:table-cell>
          <table:table-cell table:formula="of:=[.J32]/[.$H32]" office:value-type="float" office:value="0.0610344827586207" calcext:value-type="float">
            <text:p>0,06</text:p>
          </table:table-cell>
          <table:table-cell table:formula="of:=[.K32]/[.$H32]" office:value-type="float" office:value="0.145862068965517" calcext:value-type="float">
            <text:p>0,15</text:p>
          </table:table-cell>
          <table:table-cell table:formula="of:=[.L32]/[.$H32]" office:value-type="float" office:value="0.215172413793103" calcext:value-type="float">
            <text:p>0,22</text:p>
          </table:table-cell>
          <table:table-cell table:formula="of:=[.M32]/[.$H32]" office:value-type="float" office:value="0.277758620689655" calcext:value-type="float">
            <text:p>0,28</text:p>
          </table:table-cell>
          <table:table-cell table:formula="of:=[.N32]/[.$H32]" office:value-type="float" office:value="0.323103448275862" calcext:value-type="float">
            <text:p>0,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84.09" calcext:value-type="float">
            <text:p>2484,09</text:p>
          </table:table-cell>
          <table:table-cell office:value-type="float" office:value="4944.45" calcext:value-type="float">
            <text:p>4944,45</text:p>
          </table:table-cell>
          <table:table-cell office:value-type="float" office:value="7389.88" calcext:value-type="float">
            <text:p>7389,88</text:p>
          </table:table-cell>
          <table:table-cell office:value-type="float" office:value="9826.24" calcext:value-type="float">
            <text:p>9826,24</text:p>
          </table:table-cell>
          <table:table-cell office:value-type="float" office:value="12278.7" calcext:value-type="float">
            <text:p>12278,7</text:p>
          </table:table-cell>
          <table:table-cell office:value-type="float" office:value="14785.5" calcext:value-type="float">
            <text:p>14785,5</text:p>
          </table:table-cell>
          <table:table-cell office:value-type="float" office:value="60" calcext:value-type="float">
            <text:p>60</text:p>
          </table:table-cell>
          <table:table-cell table:formula="of:=ROUND([.$B$2]/[.B33]; 2)" office:value-type="float" office:value="1.5" calcext:value-type="float">
            <text:p>1,5</text:p>
          </table:table-cell>
          <table:table-cell table:formula="of:=ROUND([.$C$2]/[.C33]; 2)" office:value-type="float" office:value="3.46" calcext:value-type="float">
            <text:p>3,46</text:p>
          </table:table-cell>
          <table:table-cell table:formula="of:=ROUND([.$D$2]/[.D33]; 2)" office:value-type="float" office:value="8.26" calcext:value-type="float">
            <text:p>8,26</text:p>
          </table:table-cell>
          <table:table-cell table:formula="of:=ROUND([.$E$2]/[.E33]; 2)" office:value-type="float" office:value="12.25" calcext:value-type="float">
            <text:p>12,25</text:p>
          </table:table-cell>
          <table:table-cell table:formula="of:=ROUND([.$F$2]/[.F33]; 2)" office:value-type="float" office:value="15.74" calcext:value-type="float">
            <text:p>15,74</text:p>
          </table:table-cell>
          <table:table-cell table:formula="of:=ROUND([.$G$2]/[.G33]; 2)" office:value-type="float" office:value="18.35" calcext:value-type="float">
            <text:p>18,35</text:p>
          </table:table-cell>
          <table:table-cell office:value-type="float" office:value="1" calcext:value-type="float">
            <text:p>1</text:p>
          </table:table-cell>
          <table:table-cell table:formula="of:=[.I33]/[.$H33]" office:value-type="float" office:value="0.025" calcext:value-type="float">
            <text:p>0,03</text:p>
          </table:table-cell>
          <table:table-cell table:formula="of:=[.J33]/[.$H33]" office:value-type="float" office:value="0.0576666666666667" calcext:value-type="float">
            <text:p>0,06</text:p>
          </table:table-cell>
          <table:table-cell table:formula="of:=[.K33]/[.$H33]" office:value-type="float" office:value="0.137666666666667" calcext:value-type="float">
            <text:p>0,14</text:p>
          </table:table-cell>
          <table:table-cell table:formula="of:=[.L33]/[.$H33]" office:value-type="float" office:value="0.204166666666667" calcext:value-type="float">
            <text:p>0,20</text:p>
          </table:table-cell>
          <table:table-cell table:formula="of:=[.M33]/[.$H33]" office:value-type="float" office:value="0.262333333333333" calcext:value-type="float">
            <text:p>0,26</text:p>
          </table:table-cell>
          <table:table-cell table:formula="of:=[.N33]/[.$H33]" office:value-type="float" office:value="0.305833333333333" calcext:value-type="float">
            <text:p>0,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86.95" calcext:value-type="float">
            <text:p>2586,95</text:p>
          </table:table-cell>
          <table:table-cell office:value-type="float" office:value="5139.1" calcext:value-type="float">
            <text:p>5139,1</text:p>
          </table:table-cell>
          <table:table-cell office:value-type="float" office:value="7703.05" calcext:value-type="float">
            <text:p>7703,05</text:p>
          </table:table-cell>
          <table:table-cell office:value-type="float" office:value="10309.9" calcext:value-type="float">
            <text:p>10309,9</text:p>
          </table:table-cell>
          <table:table-cell office:value-type="float" office:value="12856.6" calcext:value-type="float">
            <text:p>12856,6</text:p>
          </table:table-cell>
          <table:table-cell office:value-type="float" office:value="15435.7" calcext:value-type="float">
            <text:p>15435,7</text:p>
          </table:table-cell>
          <table:table-cell office:value-type="float" office:value="62" calcext:value-type="float">
            <text:p>62</text:p>
          </table:table-cell>
          <table:table-cell table:formula="of:=ROUND([.$B$2]/[.B34]; 2)" office:value-type="float" office:value="1.44" calcext:value-type="float">
            <text:p>1,44</text:p>
          </table:table-cell>
          <table:table-cell table:formula="of:=ROUND([.$C$2]/[.C34]; 2)" office:value-type="float" office:value="3.33" calcext:value-type="float">
            <text:p>3,33</text:p>
          </table:table-cell>
          <table:table-cell table:formula="of:=ROUND([.$D$2]/[.D34]; 2)" office:value-type="float" office:value="7.92" calcext:value-type="float">
            <text:p>7,92</text:p>
          </table:table-cell>
          <table:table-cell table:formula="of:=ROUND([.$E$2]/[.E34]; 2)" office:value-type="float" office:value="11.67" calcext:value-type="float">
            <text:p>11,67</text:p>
          </table:table-cell>
          <table:table-cell table:formula="of:=ROUND([.$F$2]/[.F34]; 2)" office:value-type="float" office:value="15.04" calcext:value-type="float">
            <text:p>15,04</text:p>
          </table:table-cell>
          <table:table-cell table:formula="of:=ROUND([.$G$2]/[.G34]; 2)" office:value-type="float" office:value="17.58" calcext:value-type="float">
            <text:p>17,58</text:p>
          </table:table-cell>
          <table:table-cell office:value-type="float" office:value="1" calcext:value-type="float">
            <text:p>1</text:p>
          </table:table-cell>
          <table:table-cell table:formula="of:=[.I34]/[.$H34]" office:value-type="float" office:value="0.0232258064516129" calcext:value-type="float">
            <text:p>0,02</text:p>
          </table:table-cell>
          <table:table-cell table:formula="of:=[.J34]/[.$H34]" office:value-type="float" office:value="0.0537096774193548" calcext:value-type="float">
            <text:p>0,05</text:p>
          </table:table-cell>
          <table:table-cell table:formula="of:=[.K34]/[.$H34]" office:value-type="float" office:value="0.127741935483871" calcext:value-type="float">
            <text:p>0,13</text:p>
          </table:table-cell>
          <table:table-cell table:formula="of:=[.L34]/[.$H34]" office:value-type="float" office:value="0.188225806451613" calcext:value-type="float">
            <text:p>0,19</text:p>
          </table:table-cell>
          <table:table-cell table:formula="of:=[.M34]/[.$H34]" office:value-type="float" office:value="0.24258064516129" calcext:value-type="float">
            <text:p>0,24</text:p>
          </table:table-cell>
          <table:table-cell table:formula="of:=[.N34]/[.$H34]" office:value-type="float" office:value="0.283548387096774" calcext:value-type="float">
            <text:p>0,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29.9" calcext:value-type="float">
            <text:p>2729,9</text:p>
          </table:table-cell>
          <table:table-cell office:value-type="float" office:value="5450.48" calcext:value-type="float">
            <text:p>5450,48</text:p>
          </table:table-cell>
          <table:table-cell office:value-type="float" office:value="8409.11" calcext:value-type="float">
            <text:p>8409,11</text:p>
          </table:table-cell>
          <table:table-cell office:value-type="float" office:value="11255" calcext:value-type="float">
            <text:p>11255</text:p>
          </table:table-cell>
          <table:table-cell office:value-type="float" office:value="14138.9" calcext:value-type="float">
            <text:p>14138,9</text:p>
          </table:table-cell>
          <table:table-cell office:value-type="float" office:value="16540.1" calcext:value-type="float">
            <text:p>16540,1</text:p>
          </table:table-cell>
          <table:table-cell office:value-type="float" office:value="63" calcext:value-type="float">
            <text:p>63</text:p>
          </table:table-cell>
          <table:table-cell table:formula="of:=ROUND([.$B$2]/[.B35]; 2)" office:value-type="float" office:value="1.37" calcext:value-type="float">
            <text:p>1,37</text:p>
          </table:table-cell>
          <table:table-cell table:formula="of:=ROUND([.$C$2]/[.C35]; 2)" office:value-type="float" office:value="3.14" calcext:value-type="float">
            <text:p>3,14</text:p>
          </table:table-cell>
          <table:table-cell table:formula="of:=ROUND([.$D$2]/[.D35]; 2)" office:value-type="float" office:value="7.26" calcext:value-type="float">
            <text:p>7,26</text:p>
          </table:table-cell>
          <table:table-cell table:formula="of:=ROUND([.$E$2]/[.E35]; 2)" office:value-type="float" office:value="10.69" calcext:value-type="float">
            <text:p>10,69</text:p>
          </table:table-cell>
          <table:table-cell table:formula="of:=ROUND([.$F$2]/[.F35]; 2)" office:value-type="float" office:value="13.67" calcext:value-type="float">
            <text:p>13,67</text:p>
          </table:table-cell>
          <table:table-cell table:formula="of:=ROUND([.$G$2]/[.G35]; 2)" office:value-type="float" office:value="16.4" calcext:value-type="float">
            <text:p>16,4</text:p>
          </table:table-cell>
          <table:table-cell office:value-type="float" office:value="1" calcext:value-type="float">
            <text:p>1</text:p>
          </table:table-cell>
          <table:table-cell table:formula="of:=[.I35]/[.$H35]" office:value-type="float" office:value="0.0217460317460317" calcext:value-type="float">
            <text:p>0,02</text:p>
          </table:table-cell>
          <table:table-cell table:formula="of:=[.J35]/[.$H35]" office:value-type="float" office:value="0.0498412698412698" calcext:value-type="float">
            <text:p>0,05</text:p>
          </table:table-cell>
          <table:table-cell table:formula="of:=[.K35]/[.$H35]" office:value-type="float" office:value="0.115238095238095" calcext:value-type="float">
            <text:p>0,12</text:p>
          </table:table-cell>
          <table:table-cell table:formula="of:=[.L35]/[.$H35]" office:value-type="float" office:value="0.16968253968254" calcext:value-type="float">
            <text:p>0,17</text:p>
          </table:table-cell>
          <table:table-cell table:formula="of:=[.M35]/[.$H35]" office:value-type="float" office:value="0.216984126984127" calcext:value-type="float">
            <text:p>0,22</text:p>
          </table:table-cell>
          <table:table-cell table:formula="of:=[.N35]/[.$H35]" office:value-type="float" office:value="0.26031746031746" calcext:value-type="float">
            <text:p>0,26</text:p>
          </table:table-cell>
        </table:table-row>
      </table:table>
      <table:table table:name="pthread_plot_avx_2" table:style-name="ta1">
        <table:shapes>
          <draw:frame draw:z-index="0" draw:style-name="gr1" draw:text-style-name="P1" svg:width="19cm" svg:height="15cm" svg:x="5.4cm" svg:y="17cm">
            <draw:object draw:notify-on-update-of-ranges="pthread_plot_avx_2.A3:pthread_plot_avx_2.A35 pthread_plot_avx_2.H2:pthread_plot_avx_2.H2 pthread_plot_avx_2.H3:pthread_plot_avx_2.H35 pthread_plot_avx_2.A3:pthread_plot_avx_2.A35 pthread_plot_avx_2.I2:pthread_plot_avx_2.I2 pthread_plot_avx_2.I3:pthread_plot_avx_2.I35 pthread_plot_avx_2.A3:pthread_plot_avx_2.A35 pthread_plot_avx_2.J2:pthread_plot_avx_2.J2 pthread_plot_avx_2.J3:pthread_plot_avx_2.J35 pthread_plot_avx_2.A3:pthread_plot_avx_2.A35 pthread_plot_avx_2.K2:pthread_plot_avx_2.K2 pthread_plot_avx_2.K3:pthread_plot_avx_2.K35 pthread_plot_avx_2.A3:pthread_plot_avx_2.A35 pthread_plot_avx_2.L2:pthread_plot_avx_2.L2 pthread_plot_avx_2.L3:pthread_plot_avx_2.L35 pthread_plot_avx_2.A3:pthread_plot_avx_2.A35 pthread_plot_avx_2.M2:pthread_plot_avx_2.M2 pthread_plot_avx_2.M3:pthread_plot_avx_2.M35 pthread_plot_avx_2.A3:pthread_plot_avx_2.A35 pthread_plot_avx_2.N2:pthread_plot_avx_2.N2 pthread_plot_avx_2.N3:pthread_plot_avx_2.N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/>
          <table:table-cell office:value-type="string" calcext:value-type="string">
            <text:p>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31" calcext:value-type="float">
            <text:p>3731</text:p>
          </table:table-cell>
          <table:table-cell office:value-type="float" office:value="17094" calcext:value-type="float">
            <text:p>17094</text:p>
          </table:table-cell>
          <table:table-cell office:value-type="float" office:value="61038" calcext:value-type="float">
            <text:p>61038</text:p>
          </table:table-cell>
          <table:table-cell office:value-type="float" office:value="120330" calcext:value-type="float">
            <text:p>120330</text:p>
          </table:table-cell>
          <table:table-cell office:value-type="float" office:value="193303" calcext:value-type="float">
            <text:p>193303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Ide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2526" calcext:value-type="float">
            <text:p>62526</text:p>
          </table:table-cell>
          <table:table-cell office:value-type="float" office:value="121251" calcext:value-type="float">
            <text:p>1212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$B$2]/[.B3]; 2)" office:value-type="string" office:string-value="" calcext:value-type="error">
            <text:p>#DIV/0!</text:p>
          </table:table-cell>
          <table:table-cell table:formula="of:=ROUND([.$C$2]/[.C3]; 2)" office:value-type="string" office:string-value="" calcext:value-type="error">
            <text:p>#DIV/0!</text:p>
          </table:table-cell>
          <table:table-cell table:formula="of:=ROUND([.$D$2]/[.D3]; 2)" office:value-type="float" office:value="0.98" calcext:value-type="float">
            <text:p>0,98</text:p>
          </table:table-cell>
          <table:table-cell table:formula="of:=ROUND([.$E$2]/[.E3]; 2)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1" calcext:value-type="float">
            <text:p>2301</text:p>
          </table:table-cell>
          <table:table-cell office:value-type="float" office:value="10332" calcext:value-type="float">
            <text:p>10332</text:p>
          </table:table-cell>
          <table:table-cell office:value-type="float" office:value="32364" calcext:value-type="float">
            <text:p>32364</text:p>
          </table:table-cell>
          <table:table-cell office:value-type="float" office:value="64402" calcext:value-type="float">
            <text:p>64402</text:p>
          </table:table-cell>
          <table:table-cell office:value-type="float" office:value="104622" calcext:value-type="float">
            <text:p>104622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B$2]/[.B4]; 2)" office:value-type="float" office:value="1.62" calcext:value-type="float">
            <text:p>1,62</text:p>
          </table:table-cell>
          <table:table-cell table:formula="of:=ROUND([.$C$2]/[.C4]; 2)" office:value-type="float" office:value="1.65" calcext:value-type="float">
            <text:p>1,65</text:p>
          </table:table-cell>
          <table:table-cell table:formula="of:=ROUND([.$D$2]/[.D4]; 2)" office:value-type="float" office:value="1.89" calcext:value-type="float">
            <text:p>1,89</text:p>
          </table:table-cell>
          <table:table-cell table:formula="of:=ROUND([.$E$2]/[.E4]; 2)" office:value-type="float" office:value="1.87" calcext:value-type="float">
            <text:p>1,87</text:p>
          </table:table-cell>
          <table:table-cell table:formula="of:=ROUND([.$F$2]/[.F4]; 2)" office:value-type="float" office:value="1.85" calcext:value-type="float">
            <text:p>1,85</text:p>
          </table:table-cell>
          <table:table-cell table:formula="of:=ROUND([.$G$2]/[.G4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3" calcext:value-type="float">
            <text:p>1203</text:p>
          </table:table-cell>
          <table:table-cell office:value-type="float" office:value="4674" calcext:value-type="float">
            <text:p>4674</text:p>
          </table:table-cell>
          <table:table-cell office:value-type="float" office:value="10326" calcext:value-type="float">
            <text:p>10326</text:p>
          </table:table-cell>
          <table:table-cell office:value-type="float" office:value="23006" calcext:value-type="float">
            <text:p>23006</text:p>
          </table:table-cell>
          <table:table-cell office:value-type="float" office:value="41137" calcext:value-type="float">
            <text:p>41137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B$2]/[.B5]; 2)" office:value-type="float" office:value="3.1" calcext:value-type="float">
            <text:p>3,1</text:p>
          </table:table-cell>
          <table:table-cell table:formula="of:=ROUND([.$C$2]/[.C5]; 2)" office:value-type="float" office:value="3.66" calcext:value-type="float">
            <text:p>3,66</text:p>
          </table:table-cell>
          <table:table-cell table:formula="of:=ROUND([.$D$2]/[.D5]; 2)" office:value-type="float" office:value="5.91" calcext:value-type="float">
            <text:p>5,91</text:p>
          </table:table-cell>
          <table:table-cell table:formula="of:=ROUND([.$E$2]/[.E5]; 2)" office:value-type="float" office:value="5.23" calcext:value-type="float">
            <text:p>5,23</text:p>
          </table:table-cell>
          <table:table-cell table:formula="of:=ROUND([.$F$2]/[.F5]; 2)" office:value-type="float" office:value="4.7" calcext:value-type="float">
            <text:p>4,7</text:p>
          </table:table-cell>
          <table:table-cell table:formula="of:=ROUND([.$G$2]/[.G5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office:value-type="float" office:value="3141" calcext:value-type="float">
            <text:p>3141</text:p>
          </table:table-cell>
          <table:table-cell office:value-type="float" office:value="6957" calcext:value-type="float">
            <text:p>6957</text:p>
          </table:table-cell>
          <table:table-cell office:value-type="float" office:value="12353" calcext:value-type="float">
            <text:p>12353</text:p>
          </table:table-cell>
          <table:table-cell office:value-type="float" office:value="19107" calcext:value-type="float">
            <text:p>19107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B$2]/[.B6]; 2)" office:value-type="float" office:value="4.45" calcext:value-type="float">
            <text:p>4,45</text:p>
          </table:table-cell>
          <table:table-cell table:formula="of:=ROUND([.$C$2]/[.C6]; 2)" office:value-type="float" office:value="5.44" calcext:value-type="float">
            <text:p>5,44</text:p>
          </table:table-cell>
          <table:table-cell table:formula="of:=ROUND([.$D$2]/[.D6]; 2)" office:value-type="float" office:value="8.77" calcext:value-type="float">
            <text:p>8,77</text:p>
          </table:table-cell>
          <table:table-cell table:formula="of:=ROUND([.$E$2]/[.E6]; 2)" office:value-type="float" office:value="9.74" calcext:value-type="float">
            <text:p>9,74</text:p>
          </table:table-cell>
          <table:table-cell table:formula="of:=ROUND([.$F$2]/[.F6]; 2)" office:value-type="float" office:value="10.12" calcext:value-type="float">
            <text:p>10,12</text:p>
          </table:table-cell>
          <table:table-cell table:formula="of:=ROUND([.$G$2]/[.G6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  <table:table-cell office:value-type="float" office:value="2554" calcext:value-type="float">
            <text:p>2554</text:p>
          </table:table-cell>
          <table:table-cell office:value-type="float" office:value="5321" calcext:value-type="float">
            <text:p>5321</text:p>
          </table:table-cell>
          <table:table-cell office:value-type="float" office:value="9443" calcext:value-type="float">
            <text:p>9443</text:p>
          </table:table-cell>
          <table:table-cell office:value-type="float" office:value="14422" calcext:value-type="float">
            <text:p>14422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B$2]/[.B7]; 2)" office:value-type="float" office:value="5.2" calcext:value-type="float">
            <text:p>5,2</text:p>
          </table:table-cell>
          <table:table-cell table:formula="of:=ROUND([.$C$2]/[.C7]; 2)" office:value-type="float" office:value="6.69" calcext:value-type="float">
            <text:p>6,69</text:p>
          </table:table-cell>
          <table:table-cell table:formula="of:=ROUND([.$D$2]/[.D7]; 2)" office:value-type="float" office:value="11.47" calcext:value-type="float">
            <text:p>11,47</text:p>
          </table:table-cell>
          <table:table-cell table:formula="of:=ROUND([.$E$2]/[.E7]; 2)" office:value-type="float" office:value="12.74" calcext:value-type="float">
            <text:p>12,74</text:p>
          </table:table-cell>
          <table:table-cell table:formula="of:=ROUND([.$F$2]/[.F7]; 2)" office:value-type="float" office:value="13.4" calcext:value-type="float">
            <text:p>13,4</text:p>
          </table:table-cell>
          <table:table-cell table:formula="of:=ROUND([.$G$2]/[.G7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7" calcext:value-type="float">
            <text:p>767</text:p>
          </table:table-cell>
          <table:table-cell office:value-type="float" office:value="2118" calcext:value-type="float">
            <text:p>2118</text:p>
          </table:table-cell>
          <table:table-cell office:value-type="float" office:value="4749" calcext:value-type="float">
            <text:p>4749</text:p>
          </table:table-cell>
          <table:table-cell office:value-type="float" office:value="7743" calcext:value-type="float">
            <text:p>7743</text:p>
          </table:table-cell>
          <table:table-cell office:value-type="float" office:value="11766" calcext:value-type="float">
            <text:p>117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B$2]/[.B8]; 2)" office:value-type="float" office:value="4.86" calcext:value-type="float">
            <text:p>4,86</text:p>
          </table:table-cell>
          <table:table-cell table:formula="of:=ROUND([.$C$2]/[.C8]; 2)" office:value-type="float" office:value="8.07" calcext:value-type="float">
            <text:p>8,07</text:p>
          </table:table-cell>
          <table:table-cell table:formula="of:=ROUND([.$D$2]/[.D8]; 2)" office:value-type="float" office:value="12.85" calcext:value-type="float">
            <text:p>12,85</text:p>
          </table:table-cell>
          <table:table-cell table:formula="of:=ROUND([.$E$2]/[.E8]; 2)" office:value-type="float" office:value="15.54" calcext:value-type="float">
            <text:p>15,54</text:p>
          </table:table-cell>
          <table:table-cell table:formula="of:=ROUND([.$F$2]/[.F8]; 2)" office:value-type="float" office:value="16.43" calcext:value-type="float">
            <text:p>16,43</text:p>
          </table:table-cell>
          <table:table-cell table:formula="of:=ROUND([.$G$2]/[.G8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1887" calcext:value-type="float">
            <text:p>1887</text:p>
          </table:table-cell>
          <table:table-cell office:value-type="float" office:value="3667" calcext:value-type="float">
            <text:p>3667</text:p>
          </table:table-cell>
          <table:table-cell office:value-type="float" office:value="8388" calcext:value-type="float">
            <text:p>8388</text:p>
          </table:table-cell>
          <table:table-cell office:value-type="float" office:value="11021" calcext:value-type="float">
            <text:p>110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B$2]/[.B9]; 2)" office:value-type="float" office:value="6.19" calcext:value-type="float">
            <text:p>6,19</text:p>
          </table:table-cell>
          <table:table-cell table:formula="of:=ROUND([.$C$2]/[.C9]; 2)" office:value-type="float" office:value="9.06" calcext:value-type="float">
            <text:p>9,06</text:p>
          </table:table-cell>
          <table:table-cell table:formula="of:=ROUND([.$D$2]/[.D9]; 2)" office:value-type="float" office:value="16.65" calcext:value-type="float">
            <text:p>16,65</text:p>
          </table:table-cell>
          <table:table-cell table:formula="of:=ROUND([.$E$2]/[.E9]; 2)" office:value-type="float" office:value="14.35" calcext:value-type="float">
            <text:p>14,35</text:p>
          </table:table-cell>
          <table:table-cell table:formula="of:=ROUND([.$F$2]/[.F9]; 2)" office:value-type="float" office:value="17.54" calcext:value-type="float">
            <text:p>17,54</text:p>
          </table:table-cell>
          <table:table-cell table:formula="of:=ROUND([.$G$2]/[.G9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0" calcext:value-type="float">
            <text:p>630</text:p>
          </table:table-cell>
          <table:table-cell office:value-type="float" office:value="2231" calcext:value-type="float">
            <text:p>2231</text:p>
          </table:table-cell>
          <table:table-cell office:value-type="float" office:value="3712" calcext:value-type="float">
            <text:p>3712</text:p>
          </table:table-cell>
          <table:table-cell office:value-type="float" office:value="7854" calcext:value-type="float">
            <text:p>7854</text:p>
          </table:table-cell>
          <table:table-cell office:value-type="float" office:value="10881" calcext:value-type="float">
            <text:p>1088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$B$2]/[.B10]; 2)" office:value-type="float" office:value="5.92" calcext:value-type="float">
            <text:p>5,92</text:p>
          </table:table-cell>
          <table:table-cell table:formula="of:=ROUND([.$C$2]/[.C10]; 2)" office:value-type="float" office:value="7.66" calcext:value-type="float">
            <text:p>7,66</text:p>
          </table:table-cell>
          <table:table-cell table:formula="of:=ROUND([.$D$2]/[.D10]; 2)" office:value-type="float" office:value="16.44" calcext:value-type="float">
            <text:p>16,44</text:p>
          </table:table-cell>
          <table:table-cell table:formula="of:=ROUND([.$E$2]/[.E10]; 2)" office:value-type="float" office:value="15.32" calcext:value-type="float">
            <text:p>15,32</text:p>
          </table:table-cell>
          <table:table-cell table:formula="of:=ROUND([.$F$2]/[.F10]; 2)" office:value-type="float" office:value="17.77" calcext:value-type="float">
            <text:p>17,77</text:p>
          </table:table-cell>
          <table:table-cell table:formula="of:=ROUND([.$G$2]/[.G10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5" calcext:value-type="float">
            <text:p>395</text:p>
          </table:table-cell>
          <table:table-cell office:value-type="float" office:value="1687" calcext:value-type="float">
            <text:p>1687</text:p>
          </table:table-cell>
          <table:table-cell office:value-type="float" office:value="3015" calcext:value-type="float">
            <text:p>3015</text:p>
          </table:table-cell>
          <table:table-cell office:value-type="float" office:value="6356" calcext:value-type="float">
            <text:p>6356</text:p>
          </table:table-cell>
          <table:table-cell office:value-type="float" office:value="7721" calcext:value-type="float">
            <text:p>77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$B$2]/[.B11]; 2)" office:value-type="float" office:value="9.45" calcext:value-type="float">
            <text:p>9,45</text:p>
          </table:table-cell>
          <table:table-cell table:formula="of:=ROUND([.$C$2]/[.C11]; 2)" office:value-type="float" office:value="10.13" calcext:value-type="float">
            <text:p>10,13</text:p>
          </table:table-cell>
          <table:table-cell table:formula="of:=ROUND([.$D$2]/[.D11]; 2)" office:value-type="float" office:value="20.24" calcext:value-type="float">
            <text:p>20,24</text:p>
          </table:table-cell>
          <table:table-cell table:formula="of:=ROUND([.$E$2]/[.E11]; 2)" office:value-type="float" office:value="18.93" calcext:value-type="float">
            <text:p>18,93</text:p>
          </table:table-cell>
          <table:table-cell table:formula="of:=ROUND([.$F$2]/[.F11]; 2)" office:value-type="float" office:value="25.04" calcext:value-type="float">
            <text:p>25,04</text:p>
          </table:table-cell>
          <table:table-cell table:formula="of:=ROUND([.$G$2]/[.G11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1" calcext:value-type="float">
            <text:p>361</text:p>
          </table:table-cell>
          <table:table-cell office:value-type="float" office:value="1408" calcext:value-type="float">
            <text:p>1408</text:p>
          </table:table-cell>
          <table:table-cell office:value-type="float" office:value="2872" calcext:value-type="float">
            <text:p>2872</text:p>
          </table:table-cell>
          <table:table-cell office:value-type="float" office:value="6062" calcext:value-type="float">
            <text:p>6062</text:p>
          </table:table-cell>
          <table:table-cell office:value-type="float" office:value="9129" calcext:value-type="float">
            <text:p>912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B$2]/[.B12]; 2)" office:value-type="float" office:value="10.34" calcext:value-type="float">
            <text:p>10,34</text:p>
          </table:table-cell>
          <table:table-cell table:formula="of:=ROUND([.$C$2]/[.C12]; 2)" office:value-type="float" office:value="12.14" calcext:value-type="float">
            <text:p>12,14</text:p>
          </table:table-cell>
          <table:table-cell table:formula="of:=ROUND([.$D$2]/[.D12]; 2)" office:value-type="float" office:value="21.25" calcext:value-type="float">
            <text:p>21,25</text:p>
          </table:table-cell>
          <table:table-cell table:formula="of:=ROUND([.$E$2]/[.E12]; 2)" office:value-type="float" office:value="19.85" calcext:value-type="float">
            <text:p>19,85</text:p>
          </table:table-cell>
          <table:table-cell table:formula="of:=ROUND([.$F$2]/[.F12]; 2)" office:value-type="float" office:value="21.17" calcext:value-type="float">
            <text:p>21,17</text:p>
          </table:table-cell>
          <table:table-cell table:formula="of:=ROUND([.$G$2]/[.G12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office:value-type="float" office:value="1425" calcext:value-type="float">
            <text:p>1425</text:p>
          </table:table-cell>
          <table:table-cell office:value-type="float" office:value="2706" calcext:value-type="float">
            <text:p>2706</text:p>
          </table:table-cell>
          <table:table-cell office:value-type="float" office:value="5752" calcext:value-type="float">
            <text:p>5752</text:p>
          </table:table-cell>
          <table:table-cell office:value-type="float" office:value="7008" calcext:value-type="float">
            <text:p>700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$B$2]/[.B13]; 2)" office:value-type="float" office:value="9.28" calcext:value-type="float">
            <text:p>9,28</text:p>
          </table:table-cell>
          <table:table-cell table:formula="of:=ROUND([.$C$2]/[.C13]; 2)" office:value-type="float" office:value="12" calcext:value-type="float">
            <text:p>12</text:p>
          </table:table-cell>
          <table:table-cell table:formula="of:=ROUND([.$D$2]/[.D13]; 2)" office:value-type="float" office:value="22.56" calcext:value-type="float">
            <text:p>22,56</text:p>
          </table:table-cell>
          <table:table-cell table:formula="of:=ROUND([.$E$2]/[.E13]; 2)" office:value-type="float" office:value="20.92" calcext:value-type="float">
            <text:p>20,92</text:p>
          </table:table-cell>
          <table:table-cell table:formula="of:=ROUND([.$F$2]/[.F13]; 2)" office:value-type="float" office:value="27.58" calcext:value-type="float">
            <text:p>27,58</text:p>
          </table:table-cell>
          <table:table-cell table:formula="of:=ROUND([.$G$2]/[.G13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office:value-type="float" office:value="1645" calcext:value-type="float">
            <text:p>1645</text:p>
          </table:table-cell>
          <table:table-cell office:value-type="float" office:value="2262" calcext:value-type="float">
            <text:p>2262</text:p>
          </table:table-cell>
          <table:table-cell office:value-type="float" office:value="5773" calcext:value-type="float">
            <text:p>5773</text:p>
          </table:table-cell>
          <table:table-cell office:value-type="float" office:value="6696" calcext:value-type="float">
            <text:p>66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$B$2]/[.B14]; 2)" office:value-type="float" office:value="10.28" calcext:value-type="float">
            <text:p>10,28</text:p>
          </table:table-cell>
          <table:table-cell table:formula="of:=ROUND([.$C$2]/[.C14]; 2)" office:value-type="float" office:value="10.39" calcext:value-type="float">
            <text:p>10,39</text:p>
          </table:table-cell>
          <table:table-cell table:formula="of:=ROUND([.$D$2]/[.D14]; 2)" office:value-type="float" office:value="26.98" calcext:value-type="float">
            <text:p>26,98</text:p>
          </table:table-cell>
          <table:table-cell table:formula="of:=ROUND([.$E$2]/[.E14]; 2)" office:value-type="float" office:value="20.84" calcext:value-type="float">
            <text:p>20,84</text:p>
          </table:table-cell>
          <table:table-cell table:formula="of:=ROUND([.$F$2]/[.F14]; 2)" office:value-type="float" office:value="28.87" calcext:value-type="float">
            <text:p>28,87</text:p>
          </table:table-cell>
          <table:table-cell table:formula="of:=ROUND([.$G$2]/[.G14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396" calcext:value-type="float">
            <text:p>1396</text:p>
          </table:table-cell>
          <table:table-cell office:value-type="float" office:value="2616" calcext:value-type="float">
            <text:p>2616</text:p>
          </table:table-cell>
          <table:table-cell office:value-type="float" office:value="5612" calcext:value-type="float">
            <text:p>5612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B$2]/[.B15]; 2)" office:value-type="float" office:value="7.63" calcext:value-type="float">
            <text:p>7,63</text:p>
          </table:table-cell>
          <table:table-cell table:formula="of:=ROUND([.$C$2]/[.C15]; 2)" office:value-type="float" office:value="12.24" calcext:value-type="float">
            <text:p>12,24</text:p>
          </table:table-cell>
          <table:table-cell table:formula="of:=ROUND([.$D$2]/[.D15]; 2)" office:value-type="float" office:value="23.33" calcext:value-type="float">
            <text:p>23,33</text:p>
          </table:table-cell>
          <table:table-cell table:formula="of:=ROUND([.$E$2]/[.E15]; 2)" office:value-type="float" office:value="21.44" calcext:value-type="float">
            <text:p>21,44</text:p>
          </table:table-cell>
          <table:table-cell table:formula="of:=ROUND([.$F$2]/[.F15]; 2)" office:value-type="float" office:value="28.49" calcext:value-type="float">
            <text:p>28,49</text:p>
          </table:table-cell>
          <table:table-cell table:formula="of:=ROUND([.$G$2]/[.G15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5" calcext:value-type="float">
            <text:p>425</text:p>
          </table:table-cell>
          <table:table-cell office:value-type="float" office:value="1538" calcext:value-type="float">
            <text:p>1538</text:p>
          </table:table-cell>
          <table:table-cell office:value-type="float" office:value="2532" calcext:value-type="float">
            <text:p>2532</text:p>
          </table:table-cell>
          <table:table-cell office:value-type="float" office:value="5318" calcext:value-type="float">
            <text:p>5318</text:p>
          </table:table-cell>
          <table:table-cell office:value-type="float" office:value="5929" calcext:value-type="float">
            <text:p>592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ROUND([.$B$2]/[.B16]; 2)" office:value-type="float" office:value="8.78" calcext:value-type="float">
            <text:p>8,78</text:p>
          </table:table-cell>
          <table:table-cell table:formula="of:=ROUND([.$C$2]/[.C16]; 2)" office:value-type="float" office:value="11.11" calcext:value-type="float">
            <text:p>11,11</text:p>
          </table:table-cell>
          <table:table-cell table:formula="of:=ROUND([.$D$2]/[.D16]; 2)" office:value-type="float" office:value="24.11" calcext:value-type="float">
            <text:p>24,11</text:p>
          </table:table-cell>
          <table:table-cell table:formula="of:=ROUND([.$E$2]/[.E16]; 2)" office:value-type="float" office:value="22.63" calcext:value-type="float">
            <text:p>22,63</text:p>
          </table:table-cell>
          <table:table-cell table:formula="of:=ROUND([.$F$2]/[.F16]; 2)" office:value-type="float" office:value="32.6" calcext:value-type="float">
            <text:p>32,6</text:p>
          </table:table-cell>
          <table:table-cell table:formula="of:=ROUND([.$G$2]/[.G16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2" calcext:value-type="float">
            <text:p>412</text:p>
          </table:table-cell>
          <table:table-cell office:value-type="float" office:value="1672" calcext:value-type="float">
            <text:p>1672</text:p>
          </table:table-cell>
          <table:table-cell office:value-type="float" office:value="2135" calcext:value-type="float">
            <text:p>2135</text:p>
          </table:table-cell>
          <table:table-cell office:value-type="float" office:value="4683" calcext:value-type="float">
            <text:p>4683</text:p>
          </table:table-cell>
          <table:table-cell office:value-type="float" office:value="5868" calcext:value-type="float">
            <text:p>586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ROUND([.$B$2]/[.B17]; 2)" office:value-type="float" office:value="9.06" calcext:value-type="float">
            <text:p>9,06</text:p>
          </table:table-cell>
          <table:table-cell table:formula="of:=ROUND([.$C$2]/[.C17]; 2)" office:value-type="float" office:value="10.22" calcext:value-type="float">
            <text:p>10,22</text:p>
          </table:table-cell>
          <table:table-cell table:formula="of:=ROUND([.$D$2]/[.D17]; 2)" office:value-type="float" office:value="28.59" calcext:value-type="float">
            <text:p>28,59</text:p>
          </table:table-cell>
          <table:table-cell table:formula="of:=ROUND([.$E$2]/[.E17]; 2)" office:value-type="float" office:value="25.7" calcext:value-type="float">
            <text:p>25,7</text:p>
          </table:table-cell>
          <table:table-cell table:formula="of:=ROUND([.$F$2]/[.F17]; 2)" office:value-type="float" office:value="32.94" calcext:value-type="float">
            <text:p>32,94</text:p>
          </table:table-cell>
          <table:table-cell table:formula="of:=ROUND([.$G$2]/[.G17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5" calcext:value-type="float">
            <text:p>415</text:p>
          </table:table-cell>
          <table:table-cell office:value-type="float" office:value="1721" calcext:value-type="float">
            <text:p>1721</text:p>
          </table:table-cell>
          <table:table-cell office:value-type="float" office:value="2007" calcext:value-type="float">
            <text:p>2007</text:p>
          </table:table-cell>
          <table:table-cell office:value-type="float" office:value="4461" calcext:value-type="float">
            <text:p>4461</text:p>
          </table:table-cell>
          <table:table-cell office:value-type="float" office:value="6009" calcext:value-type="float">
            <text:p>60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B$2]/[.B18]; 2)" office:value-type="float" office:value="8.99" calcext:value-type="float">
            <text:p>8,99</text:p>
          </table:table-cell>
          <table:table-cell table:formula="of:=ROUND([.$C$2]/[.C18]; 2)" office:value-type="float" office:value="9.93" calcext:value-type="float">
            <text:p>9,93</text:p>
          </table:table-cell>
          <table:table-cell table:formula="of:=ROUND([.$D$2]/[.D18]; 2)" office:value-type="float" office:value="30.41" calcext:value-type="float">
            <text:p>30,41</text:p>
          </table:table-cell>
          <table:table-cell table:formula="of:=ROUND([.$E$2]/[.E18]; 2)" office:value-type="float" office:value="26.97" calcext:value-type="float">
            <text:p>26,97</text:p>
          </table:table-cell>
          <table:table-cell table:formula="of:=ROUND([.$F$2]/[.F18]; 2)" office:value-type="float" office:value="32.17" calcext:value-type="float">
            <text:p>32,17</text:p>
          </table:table-cell>
          <table:table-cell table:formula="of:=ROUND([.$G$2]/[.G18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2" calcext:value-type="float">
            <text:p>502</text:p>
          </table:table-cell>
          <table:table-cell office:value-type="float" office:value="913" calcext:value-type="float">
            <text:p>913</text:p>
          </table:table-cell>
          <table:table-cell office:value-type="float" office:value="1977" calcext:value-type="float">
            <text:p>1977</text:p>
          </table:table-cell>
          <table:table-cell office:value-type="float" office:value="4459" calcext:value-type="float">
            <text:p>4459</text:p>
          </table:table-cell>
          <table:table-cell office:value-type="float" office:value="5374" calcext:value-type="float">
            <text:p>537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ROUND([.$B$2]/[.B19]; 2)" office:value-type="float" office:value="7.43" calcext:value-type="float">
            <text:p>7,43</text:p>
          </table:table-cell>
          <table:table-cell table:formula="of:=ROUND([.$C$2]/[.C19]; 2)" office:value-type="float" office:value="18.72" calcext:value-type="float">
            <text:p>18,72</text:p>
          </table:table-cell>
          <table:table-cell table:formula="of:=ROUND([.$D$2]/[.D19]; 2)" office:value-type="float" office:value="30.87" calcext:value-type="float">
            <text:p>30,87</text:p>
          </table:table-cell>
          <table:table-cell table:formula="of:=ROUND([.$E$2]/[.E19]; 2)" office:value-type="float" office:value="26.99" calcext:value-type="float">
            <text:p>26,99</text:p>
          </table:table-cell>
          <table:table-cell table:formula="of:=ROUND([.$F$2]/[.F19]; 2)" office:value-type="float" office:value="35.97" calcext:value-type="float">
            <text:p>35,97</text:p>
          </table:table-cell>
          <table:table-cell table:formula="of:=ROUND([.$G$2]/[.G19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1488" calcext:value-type="float">
            <text:p>1488</text:p>
          </table:table-cell>
          <table:table-cell office:value-type="float" office:value="1711" calcext:value-type="float">
            <text:p>1711</text:p>
          </table:table-cell>
          <table:table-cell office:value-type="float" office:value="4395" calcext:value-type="float">
            <text:p>4395</text:p>
          </table:table-cell>
          <table:table-cell office:value-type="float" office:value="5284" calcext:value-type="float">
            <text:p>528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ROUND([.$B$2]/[.B20]; 2)" office:value-type="float" office:value="7.23" calcext:value-type="float">
            <text:p>7,23</text:p>
          </table:table-cell>
          <table:table-cell table:formula="of:=ROUND([.$C$2]/[.C20]; 2)" office:value-type="float" office:value="11.49" calcext:value-type="float">
            <text:p>11,49</text:p>
          </table:table-cell>
          <table:table-cell table:formula="of:=ROUND([.$D$2]/[.D20]; 2)" office:value-type="float" office:value="35.67" calcext:value-type="float">
            <text:p>35,67</text:p>
          </table:table-cell>
          <table:table-cell table:formula="of:=ROUND([.$E$2]/[.E20]; 2)" office:value-type="float" office:value="27.38" calcext:value-type="float">
            <text:p>27,38</text:p>
          </table:table-cell>
          <table:table-cell table:formula="of:=ROUND([.$F$2]/[.F20]; 2)" office:value-type="float" office:value="36.58" calcext:value-type="float">
            <text:p>36,58</text:p>
          </table:table-cell>
          <table:table-cell table:formula="of:=ROUND([.$G$2]/[.G20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1" calcext:value-type="float">
            <text:p>521</text:p>
          </table:table-cell>
          <table:table-cell office:value-type="float" office:value="944" calcext:value-type="float">
            <text:p>944</text:p>
          </table:table-cell>
          <table:table-cell office:value-type="float" office:value="1481" calcext:value-type="float">
            <text:p>1481</text:p>
          </table:table-cell>
          <table:table-cell office:value-type="float" office:value="3994" calcext:value-type="float">
            <text:p>3994</text:p>
          </table:table-cell>
          <table:table-cell office:value-type="float" office:value="5339" calcext:value-type="float">
            <text:p>533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B$2]/[.B21]; 2)" office:value-type="float" office:value="7.16" calcext:value-type="float">
            <text:p>7,16</text:p>
          </table:table-cell>
          <table:table-cell table:formula="of:=ROUND([.$C$2]/[.C21]; 2)" office:value-type="float" office:value="18.11" calcext:value-type="float">
            <text:p>18,11</text:p>
          </table:table-cell>
          <table:table-cell table:formula="of:=ROUND([.$D$2]/[.D21]; 2)" office:value-type="float" office:value="41.21" calcext:value-type="float">
            <text:p>41,21</text:p>
          </table:table-cell>
          <table:table-cell table:formula="of:=ROUND([.$E$2]/[.E21]; 2)" office:value-type="float" office:value="30.13" calcext:value-type="float">
            <text:p>30,13</text:p>
          </table:table-cell>
          <table:table-cell table:formula="of:=ROUND([.$F$2]/[.F21]; 2)" office:value-type="float" office:value="36.21" calcext:value-type="float">
            <text:p>36,21</text:p>
          </table:table-cell>
          <table:table-cell table:formula="of:=ROUND([.$G$2]/[.G21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3" calcext:value-type="float">
            <text:p>533</text:p>
          </table:table-cell>
          <table:table-cell office:value-type="float" office:value="1072" calcext:value-type="float">
            <text:p>1072</text:p>
          </table:table-cell>
          <table:table-cell office:value-type="float" office:value="3255" calcext:value-type="float">
            <text:p>3255</text:p>
          </table:table-cell>
          <table:table-cell office:value-type="float" office:value="4201" calcext:value-type="float">
            <text:p>4201</text:p>
          </table:table-cell>
          <table:table-cell office:value-type="float" office:value="5196" calcext:value-type="float">
            <text:p>519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ROUND([.$B$2]/[.B22]; 2)" office:value-type="float" office:value="7" calcext:value-type="float">
            <text:p>7</text:p>
          </table:table-cell>
          <table:table-cell table:formula="of:=ROUND([.$C$2]/[.C22]; 2)" office:value-type="float" office:value="15.95" calcext:value-type="float">
            <text:p>15,95</text:p>
          </table:table-cell>
          <table:table-cell table:formula="of:=ROUND([.$D$2]/[.D22]; 2)" office:value-type="float" office:value="18.75" calcext:value-type="float">
            <text:p>18,75</text:p>
          </table:table-cell>
          <table:table-cell table:formula="of:=ROUND([.$E$2]/[.E22]; 2)" office:value-type="float" office:value="28.64" calcext:value-type="float">
            <text:p>28,64</text:p>
          </table:table-cell>
          <table:table-cell table:formula="of:=ROUND([.$F$2]/[.F22]; 2)" office:value-type="float" office:value="37.2" calcext:value-type="float">
            <text:p>37,2</text:p>
          </table:table-cell>
          <table:table-cell table:formula="of:=ROUND([.$G$2]/[.G22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3" calcext:value-type="float">
            <text:p>573</text:p>
          </table:table-cell>
          <table:table-cell office:value-type="float" office:value="986" calcext:value-type="float">
            <text:p>986</text:p>
          </table:table-cell>
          <table:table-cell office:value-type="float" office:value="1409" calcext:value-type="float">
            <text:p>1409</text:p>
          </table:table-cell>
          <table:table-cell office:value-type="float" office:value="4916" calcext:value-type="float">
            <text:p>4916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OUND([.$B$2]/[.B23]; 2)" office:value-type="float" office:value="6.51" calcext:value-type="float">
            <text:p>6,51</text:p>
          </table:table-cell>
          <table:table-cell table:formula="of:=ROUND([.$C$2]/[.C23]; 2)" office:value-type="float" office:value="17.34" calcext:value-type="float">
            <text:p>17,34</text:p>
          </table:table-cell>
          <table:table-cell table:formula="of:=ROUND([.$D$2]/[.D23]; 2)" office:value-type="float" office:value="43.32" calcext:value-type="float">
            <text:p>43,32</text:p>
          </table:table-cell>
          <table:table-cell table:formula="of:=ROUND([.$E$2]/[.E23]; 2)" office:value-type="float" office:value="24.48" calcext:value-type="float">
            <text:p>24,48</text:p>
          </table:table-cell>
          <table:table-cell table:formula="of:=ROUND([.$F$2]/[.F23]; 2)" office:value-type="float" office:value="37.64" calcext:value-type="float">
            <text:p>37,64</text:p>
          </table:table-cell>
          <table:table-cell table:formula="of:=ROUND([.$G$2]/[.G23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8" calcext:value-type="float">
            <text:p>578</text:p>
          </table:table-cell>
          <table:table-cell office:value-type="float" office:value="969" calcext:value-type="float">
            <text:p>969</text:p>
          </table:table-cell>
          <table:table-cell office:value-type="float" office:value="3205" calcext:value-type="float">
            <text:p>3205</text:p>
          </table:table-cell>
          <table:table-cell office:value-type="float" office:value="4186" calcext:value-type="float">
            <text:p>4186</text:p>
          </table:table-cell>
          <table:table-cell office:value-type="float" office:value="5067" calcext:value-type="float">
            <text:p>506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B$2]/[.B24]; 2)" office:value-type="float" office:value="6.46" calcext:value-type="float">
            <text:p>6,46</text:p>
          </table:table-cell>
          <table:table-cell table:formula="of:=ROUND([.$C$2]/[.C24]; 2)" office:value-type="float" office:value="17.64" calcext:value-type="float">
            <text:p>17,64</text:p>
          </table:table-cell>
          <table:table-cell table:formula="of:=ROUND([.$D$2]/[.D24]; 2)" office:value-type="float" office:value="19.04" calcext:value-type="float">
            <text:p>19,04</text:p>
          </table:table-cell>
          <table:table-cell table:formula="of:=ROUND([.$E$2]/[.E24]; 2)" office:value-type="float" office:value="28.75" calcext:value-type="float">
            <text:p>28,75</text:p>
          </table:table-cell>
          <table:table-cell table:formula="of:=ROUND([.$F$2]/[.F24]; 2)" office:value-type="float" office:value="38.15" calcext:value-type="float">
            <text:p>38,15</text:p>
          </table:table-cell>
          <table:table-cell table:formula="of:=ROUND([.$G$2]/[.G24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4" calcext:value-type="float">
            <text:p>594</text:p>
          </table:table-cell>
          <table:table-cell office:value-type="float" office:value="930" calcext:value-type="float">
            <text:p>930</text:p>
          </table:table-cell>
          <table:table-cell office:value-type="float" office:value="1612" calcext:value-type="float">
            <text:p>1612</text:p>
          </table:table-cell>
          <table:table-cell office:value-type="float" office:value="4068" calcext:value-type="float">
            <text:p>4068</text:p>
          </table:table-cell>
          <table:table-cell office:value-type="float" office:value="4747" calcext:value-type="float">
            <text:p>474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ROUND([.$B$2]/[.B25]; 2)" office:value-type="float" office:value="6.28" calcext:value-type="float">
            <text:p>6,28</text:p>
          </table:table-cell>
          <table:table-cell table:formula="of:=ROUND([.$C$2]/[.C25]; 2)" office:value-type="float" office:value="18.38" calcext:value-type="float">
            <text:p>18,38</text:p>
          </table:table-cell>
          <table:table-cell table:formula="of:=ROUND([.$D$2]/[.D25]; 2)" office:value-type="float" office:value="37.86" calcext:value-type="float">
            <text:p>37,86</text:p>
          </table:table-cell>
          <table:table-cell table:formula="of:=ROUND([.$E$2]/[.E25]; 2)" office:value-type="float" office:value="29.58" calcext:value-type="float">
            <text:p>29,58</text:p>
          </table:table-cell>
          <table:table-cell table:formula="of:=ROUND([.$F$2]/[.F25]; 2)" office:value-type="float" office:value="40.72" calcext:value-type="float">
            <text:p>40,72</text:p>
          </table:table-cell>
          <table:table-cell table:formula="of:=ROUND([.$G$2]/[.G25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2" calcext:value-type="float">
            <text:p>592</text:p>
          </table:table-cell>
          <table:table-cell office:value-type="float" office:value="914" calcext:value-type="float">
            <text:p>914</text:p>
          </table:table-cell>
          <table:table-cell office:value-type="float" office:value="2072" calcext:value-type="float">
            <text:p>2072</text:p>
          </table:table-cell>
          <table:table-cell office:value-type="float" office:value="4286" calcext:value-type="float">
            <text:p>4286</text:p>
          </table:table-cell>
          <table:table-cell office:value-type="float" office:value="4809" calcext:value-type="float">
            <text:p>480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ROUND([.$B$2]/[.B26]; 2)" office:value-type="float" office:value="6.3" calcext:value-type="float">
            <text:p>6,3</text:p>
          </table:table-cell>
          <table:table-cell table:formula="of:=ROUND([.$C$2]/[.C26]; 2)" office:value-type="float" office:value="18.7" calcext:value-type="float">
            <text:p>18,7</text:p>
          </table:table-cell>
          <table:table-cell table:formula="of:=ROUND([.$D$2]/[.D26]; 2)" office:value-type="float" office:value="29.46" calcext:value-type="float">
            <text:p>29,46</text:p>
          </table:table-cell>
          <table:table-cell table:formula="of:=ROUND([.$E$2]/[.E26]; 2)" office:value-type="float" office:value="28.08" calcext:value-type="float">
            <text:p>28,08</text:p>
          </table:table-cell>
          <table:table-cell table:formula="of:=ROUND([.$F$2]/[.F26]; 2)" office:value-type="float" office:value="40.2" calcext:value-type="float">
            <text:p>40,2</text:p>
          </table:table-cell>
          <table:table-cell table:formula="of:=ROUND([.$G$2]/[.G26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8" calcext:value-type="float">
            <text:p>588</text:p>
          </table:table-cell>
          <table:table-cell office:value-type="float" office:value="1634" calcext:value-type="float">
            <text:p>1634</text:p>
          </table:table-cell>
          <table:table-cell office:value-type="float" office:value="2111" calcext:value-type="float">
            <text:p>2111</text:p>
          </table:table-cell>
          <table:table-cell office:value-type="float" office:value="3906" calcext:value-type="float">
            <text:p>3906</text:p>
          </table:table-cell>
          <table:table-cell office:value-type="float" office:value="4958" calcext:value-type="float">
            <text:p>4958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B$2]/[.B27]; 2)" office:value-type="float" office:value="6.35" calcext:value-type="float">
            <text:p>6,35</text:p>
          </table:table-cell>
          <table:table-cell table:formula="of:=ROUND([.$C$2]/[.C27]; 2)" office:value-type="float" office:value="10.46" calcext:value-type="float">
            <text:p>10,46</text:p>
          </table:table-cell>
          <table:table-cell table:formula="of:=ROUND([.$D$2]/[.D27]; 2)" office:value-type="float" office:value="28.91" calcext:value-type="float">
            <text:p>28,91</text:p>
          </table:table-cell>
          <table:table-cell table:formula="of:=ROUND([.$E$2]/[.E27]; 2)" office:value-type="float" office:value="30.81" calcext:value-type="float">
            <text:p>30,81</text:p>
          </table:table-cell>
          <table:table-cell table:formula="of:=ROUND([.$F$2]/[.F27]; 2)" office:value-type="float" office:value="38.99" calcext:value-type="float">
            <text:p>38,99</text:p>
          </table:table-cell>
          <table:table-cell table:formula="of:=ROUND([.$G$2]/[.G27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3" calcext:value-type="float">
            <text:p>643</text:p>
          </table:table-cell>
          <table:table-cell office:value-type="float" office:value="1344" calcext:value-type="float">
            <text:p>1344</text:p>
          </table:table-cell>
          <table:table-cell office:value-type="float" office:value="1904" calcext:value-type="float">
            <text:p>1904</text:p>
          </table:table-cell>
          <table:table-cell office:value-type="float" office:value="3762" calcext:value-type="float">
            <text:p>3762</text:p>
          </table:table-cell>
          <table:table-cell office:value-type="float" office:value="4499" calcext:value-type="float">
            <text:p>449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OUND([.$B$2]/[.B28]; 2)" office:value-type="float" office:value="5.8" calcext:value-type="float">
            <text:p>5,8</text:p>
          </table:table-cell>
          <table:table-cell table:formula="of:=ROUND([.$C$2]/[.C28]; 2)" office:value-type="float" office:value="12.72" calcext:value-type="float">
            <text:p>12,72</text:p>
          </table:table-cell>
          <table:table-cell table:formula="of:=ROUND([.$D$2]/[.D28]; 2)" office:value-type="float" office:value="32.06" calcext:value-type="float">
            <text:p>32,06</text:p>
          </table:table-cell>
          <table:table-cell table:formula="of:=ROUND([.$E$2]/[.E28]; 2)" office:value-type="float" office:value="31.99" calcext:value-type="float">
            <text:p>31,99</text:p>
          </table:table-cell>
          <table:table-cell table:formula="of:=ROUND([.$F$2]/[.F28]; 2)" office:value-type="float" office:value="42.97" calcext:value-type="float">
            <text:p>42,97</text:p>
          </table:table-cell>
          <table:table-cell table:formula="of:=ROUND([.$G$2]/[.G28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1049" calcext:value-type="float">
            <text:p>1049</text:p>
          </table:table-cell>
          <table:table-cell office:value-type="float" office:value="2144" calcext:value-type="float">
            <text:p>2144</text:p>
          </table:table-cell>
          <table:table-cell office:value-type="float" office:value="4191" calcext:value-type="float">
            <text:p>4191</text:p>
          </table:table-cell>
          <table:table-cell office:value-type="float" office:value="4353" calcext:value-type="float">
            <text:p>4353</text:p>
          </table:table-cell>
          <table:table-cell/>
          <table:table-cell office:value-type="float" office:value="52" calcext:value-type="float">
            <text:p>52</text:p>
          </table:table-cell>
          <table:table-cell table:formula="of:=ROUND([.$B$2]/[.B29]; 2)" office:value-type="float" office:value="6.62" calcext:value-type="float">
            <text:p>6,62</text:p>
          </table:table-cell>
          <table:table-cell table:formula="of:=ROUND([.$C$2]/[.C29]; 2)" office:value-type="float" office:value="16.3" calcext:value-type="float">
            <text:p>16,3</text:p>
          </table:table-cell>
          <table:table-cell table:formula="of:=ROUND([.$D$2]/[.D29]; 2)" office:value-type="float" office:value="28.47" calcext:value-type="float">
            <text:p>28,47</text:p>
          </table:table-cell>
          <table:table-cell table:formula="of:=ROUND([.$E$2]/[.E29]; 2)" office:value-type="float" office:value="28.71" calcext:value-type="float">
            <text:p>28,71</text:p>
          </table:table-cell>
          <table:table-cell table:formula="of:=ROUND([.$F$2]/[.F29]; 2)" office:value-type="float" office:value="44.41" calcext:value-type="float">
            <text:p>44,41</text:p>
          </table:table-cell>
          <table:table-cell table:formula="of:=ROUND([.$G$2]/[.G29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5" calcext:value-type="float">
            <text:p>635</text:p>
          </table:table-cell>
          <table:table-cell office:value-type="float" office:value="1712" calcext:value-type="float">
            <text:p>1712</text:p>
          </table:table-cell>
          <table:table-cell office:value-type="float" office:value="1855" calcext:value-type="float">
            <text:p>1855</text:p>
          </table:table-cell>
          <table:table-cell office:value-type="float" office:value="3899" calcext:value-type="float">
            <text:p>3899</text:p>
          </table:table-cell>
          <table:table-cell office:value-type="float" office:value="4386" calcext:value-type="float">
            <text:p>438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B$2]/[.B30]; 2)" office:value-type="float" office:value="5.88" calcext:value-type="float">
            <text:p>5,88</text:p>
          </table:table-cell>
          <table:table-cell table:formula="of:=ROUND([.$C$2]/[.C30]; 2)" office:value-type="float" office:value="9.98" calcext:value-type="float">
            <text:p>9,98</text:p>
          </table:table-cell>
          <table:table-cell table:formula="of:=ROUND([.$D$2]/[.D30]; 2)" office:value-type="float" office:value="32.9" calcext:value-type="float">
            <text:p>32,9</text:p>
          </table:table-cell>
          <table:table-cell table:formula="of:=ROUND([.$E$2]/[.E30]; 2)" office:value-type="float" office:value="30.86" calcext:value-type="float">
            <text:p>30,86</text:p>
          </table:table-cell>
          <table:table-cell table:formula="of:=ROUND([.$F$2]/[.F30]; 2)" office:value-type="float" office:value="44.07" calcext:value-type="float">
            <text:p>44,07</text:p>
          </table:table-cell>
          <table:table-cell table:formula="of:=ROUND([.$G$2]/[.G30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2" calcext:value-type="float">
            <text:p>632</text:p>
          </table:table-cell>
          <table:table-cell office:value-type="float" office:value="1688" calcext:value-type="float">
            <text:p>1688</text:p>
          </table:table-cell>
          <table:table-cell office:value-type="float" office:value="2229" calcext:value-type="float">
            <text:p>2229</text:p>
          </table:table-cell>
          <table:table-cell office:value-type="float" office:value="5978" calcext:value-type="float">
            <text:p>5978</text:p>
          </table:table-cell>
          <table:table-cell office:value-type="float" office:value="4806" calcext:value-type="float">
            <text:p>480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ROUND([.$B$2]/[.B31]; 2)" office:value-type="float" office:value="5.9" calcext:value-type="float">
            <text:p>5,9</text:p>
          </table:table-cell>
          <table:table-cell table:formula="of:=ROUND([.$C$2]/[.C31]; 2)" office:value-type="float" office:value="10.13" calcext:value-type="float">
            <text:p>10,13</text:p>
          </table:table-cell>
          <table:table-cell table:formula="of:=ROUND([.$D$2]/[.D31]; 2)" office:value-type="float" office:value="27.38" calcext:value-type="float">
            <text:p>27,38</text:p>
          </table:table-cell>
          <table:table-cell table:formula="of:=ROUND([.$E$2]/[.E31]; 2)" office:value-type="float" office:value="20.13" calcext:value-type="float">
            <text:p>20,13</text:p>
          </table:table-cell>
          <table:table-cell table:formula="of:=ROUND([.$F$2]/[.F31]; 2)" office:value-type="float" office:value="40.22" calcext:value-type="float">
            <text:p>40,22</text:p>
          </table:table-cell>
          <table:table-cell table:formula="of:=ROUND([.$G$2]/[.G31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6" calcext:value-type="float">
            <text:p>636</text:p>
          </table:table-cell>
          <table:table-cell office:value-type="float" office:value="1076" calcext:value-type="float">
            <text:p>1076</text:p>
          </table:table-cell>
          <table:table-cell office:value-type="float" office:value="2290" calcext:value-type="float">
            <text:p>2290</text:p>
          </table:table-cell>
          <table:table-cell office:value-type="float" office:value="5067" calcext:value-type="float">
            <text:p>5067</text:p>
          </table:table-cell>
          <table:table-cell office:value-type="float" office:value="4339" calcext:value-type="float">
            <text:p>433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ROUND([.$B$2]/[.B32]; 2)" office:value-type="float" office:value="5.87" calcext:value-type="float">
            <text:p>5,87</text:p>
          </table:table-cell>
          <table:table-cell table:formula="of:=ROUND([.$C$2]/[.C32]; 2)" office:value-type="float" office:value="15.89" calcext:value-type="float">
            <text:p>15,89</text:p>
          </table:table-cell>
          <table:table-cell table:formula="of:=ROUND([.$D$2]/[.D32]; 2)" office:value-type="float" office:value="26.65" calcext:value-type="float">
            <text:p>26,65</text:p>
          </table:table-cell>
          <table:table-cell table:formula="of:=ROUND([.$E$2]/[.E32]; 2)" office:value-type="float" office:value="23.75" calcext:value-type="float">
            <text:p>23,75</text:p>
          </table:table-cell>
          <table:table-cell table:formula="of:=ROUND([.$F$2]/[.F32]; 2)" office:value-type="float" office:value="44.55" calcext:value-type="float">
            <text:p>44,55</text:p>
          </table:table-cell>
          <table:table-cell table:formula="of:=ROUND([.$G$2]/[.G32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6" calcext:value-type="float">
            <text:p>656</text:p>
          </table:table-cell>
          <table:table-cell office:value-type="float" office:value="1013" calcext:value-type="float">
            <text:p>1013</text:p>
          </table:table-cell>
          <table:table-cell office:value-type="float" office:value="1822" calcext:value-type="float">
            <text:p>1822</text:p>
          </table:table-cell>
          <table:table-cell office:value-type="float" office:value="5337" calcext:value-type="float">
            <text:p>5337</text:p>
          </table:table-cell>
          <table:table-cell office:value-type="float" office:value="4642" calcext:value-type="float">
            <text:p>46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B$2]/[.B33]; 2)" office:value-type="float" office:value="5.69" calcext:value-type="float">
            <text:p>5,69</text:p>
          </table:table-cell>
          <table:table-cell table:formula="of:=ROUND([.$C$2]/[.C33]; 2)" office:value-type="float" office:value="16.87" calcext:value-type="float">
            <text:p>16,87</text:p>
          </table:table-cell>
          <table:table-cell table:formula="of:=ROUND([.$D$2]/[.D33]; 2)" office:value-type="float" office:value="33.5" calcext:value-type="float">
            <text:p>33,5</text:p>
          </table:table-cell>
          <table:table-cell table:formula="of:=ROUND([.$E$2]/[.E33]; 2)" office:value-type="float" office:value="22.55" calcext:value-type="float">
            <text:p>22,55</text:p>
          </table:table-cell>
          <table:table-cell table:formula="of:=ROUND([.$F$2]/[.F33]; 2)" office:value-type="float" office:value="41.64" calcext:value-type="float">
            <text:p>41,64</text:p>
          </table:table-cell>
          <table:table-cell table:formula="of:=ROUND([.$G$2]/[.G33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1" calcext:value-type="float">
            <text:p>681</text:p>
          </table:table-cell>
          <table:table-cell office:value-type="float" office:value="1761" calcext:value-type="float">
            <text:p>1761</text:p>
          </table:table-cell>
          <table:table-cell office:value-type="float" office:value="2584" calcext:value-type="float">
            <text:p>2584</text:p>
          </table:table-cell>
          <table:table-cell office:value-type="float" office:value="3867" calcext:value-type="float">
            <text:p>3867</text:p>
          </table:table-cell>
          <table:table-cell office:value-type="float" office:value="6456" calcext:value-type="float">
            <text:p>645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ROUND([.$B$2]/[.B34]; 2)" office:value-type="float" office:value="5.48" calcext:value-type="float">
            <text:p>5,48</text:p>
          </table:table-cell>
          <table:table-cell table:formula="of:=ROUND([.$C$2]/[.C34]; 2)" office:value-type="float" office:value="9.71" calcext:value-type="float">
            <text:p>9,71</text:p>
          </table:table-cell>
          <table:table-cell table:formula="of:=ROUND([.$D$2]/[.D34]; 2)" office:value-type="float" office:value="23.62" calcext:value-type="float">
            <text:p>23,62</text:p>
          </table:table-cell>
          <table:table-cell table:formula="of:=ROUND([.$E$2]/[.E34]; 2)" office:value-type="float" office:value="31.12" calcext:value-type="float">
            <text:p>31,12</text:p>
          </table:table-cell>
          <table:table-cell table:formula="of:=ROUND([.$F$2]/[.F34]; 2)" office:value-type="float" office:value="29.94" calcext:value-type="float">
            <text:p>29,94</text:p>
          </table:table-cell>
          <table:table-cell table:formula="of:=ROUND([.$G$2]/[.G34]; 2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formula="of:=ROUND([.$B$2]/[.B35]; 2)" office:value-type="string" office:string-value="" calcext:value-type="error">
            <text:p>#DIV/0!</text:p>
          </table:table-cell>
          <table:table-cell table:formula="of:=ROUND([.$C$2]/[.C35]; 2)" office:value-type="string" office:string-value="" calcext:value-type="error">
            <text:p>#DIV/0!</text:p>
          </table:table-cell>
          <table:table-cell table:formula="of:=ROUND([.$D$2]/[.D35]; 2)" office:value-type="string" office:string-value="" calcext:value-type="error">
            <text:p>#DIV/0!</text:p>
          </table:table-cell>
          <table:table-cell table:formula="of:=ROUND([.$E$2]/[.E35]; 2)" office:value-type="string" office:string-value="" calcext:value-type="error">
            <text:p>#DIV/0!</text:p>
          </table:table-cell>
          <table:table-cell table:formula="of:=ROUND([.$F$2]/[.F35]; 2)" office:value-type="string" office:string-value="" calcext:value-type="error">
            <text:p>#DIV/0!</text:p>
          </table:table-cell>
          <table:table-cell table:formula="of:=ROUND([.$G$2]/[.G35]; 2)" office:value-type="string" office:string-value="" calcext:value-type="error">
            <text:p>#DIV/0!</text:p>
          </table:table-cell>
        </table:table-row>
        <table:table-row table:style-name="ro1" table:number-rows-repeated="60">
          <table:table-cell table:number-columns-repeated="14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5" loext:min-decimal-places="15" number:min-integer-digits="1"/>
    </number:number-style>
    <number:number-style style:name="N105">
      <number:number number:decimal-places="16" loext:min-decimal-places="16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2:33:43.887831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3T10:13:26.508632464</meta:creation-date>
    <dc:date>2020-07-26T13:23:43.534805927</dc:date>
    <meta:editing-duration>PT20H30M55S</meta:editing-duration>
    <meta:editing-cycles>33</meta:editing-cycles>
    <meta:generator>LibreOffice/6.4.3.2$MacOSX_X86_64 LibreOffice_project/747b5d0ebf89f41c860ec2a39efd7cb15b54f2d8</meta:generator>
    <meta:document-statistic meta:table-count="7" meta:cell-count="2869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_20_Dot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ot"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47cm" svg:height="15.636cm" xlink:href=".." xlink:type="simple" chart:class="chart:scatter" chart:column-mapping="0 1 2 3 4 5" chart:style-name="ch1">
        <chart:legend chart:legend-position="bottom" svg:x="2.593cm" svg:y="15.052cm" style:legend-expansion="wide" chart:style-name="ch2"/>
        <chart:plot-area chart:style-name="ch3" table:cell-range-address="pthread.A26:pthread.G33" chart:data-source-has-labels="both" svg:x="1.469cm" svg:y="0.312cm" svg:width="21.51cm" svg:height="13.273cm">
          <chartooo:coordinate-region svg:x="2.125cm" svg:y="0.505cm" svg:width="20.65cm" svg:height="12.448cm"/>
          <chart:axis chart:dimension="x" chart:name="primary-x" chart:style-name="ch4" chartooo:axis-type="auto">
            <chart:title svg:x="11.964cm" svg:y="13.897cm" chart:style-name="ch5">
              <text:p>nw</text:p>
            </chart:title>
            <chart:categories table:cell-range-address="pthread.A27:pthread.A33"/>
            <chart:grid chart:style-name="ch6" chart:class="major"/>
          </chart:axis>
          <chart:axis chart:dimension="y" chart:name="primary-y" chart:style-name="ch4">
            <chart:title svg:x="0.451cm" svg:y="7.489cm" chart:style-name="ch7">
              <text:p>sp(nw)</text:p>
            </chart:title>
            <chart:grid chart:style-name="ch6" chart:class="major"/>
          </chart:axis>
          <chart:series chart:style-name="ch8" chart:values-cell-range-address="pthread.B27:pthread.B33" chart:label-cell-address="pthread.B26:pthread.B26" chart:class="chart:scatter">
            <chart:domain table:cell-range-address="pthread.A27:pthread.A33"/>
            <chart:data-point chart:repeated="7"/>
          </chart:series>
          <chart:series chart:style-name="ch9" chart:values-cell-range-address="pthread.C27:pthread.C33" chart:label-cell-address="pthread.C26:pthread.C26" chart:class="chart:scatter">
            <chart:data-point chart:repeated="7"/>
          </chart:series>
          <chart:series chart:style-name="ch10" chart:values-cell-range-address="pthread.D27:pthread.D33" chart:label-cell-address="pthread.D26:pthread.D26" chart:class="chart:scatter">
            <chart:data-point chart:repeated="7"/>
          </chart:series>
          <chart:series chart:style-name="ch11" chart:values-cell-range-address="pthread.E27:pthread.E33" chart:label-cell-address="pthread.E26:pthread.E26" chart:class="chart:scatter">
            <chart:data-point chart:repeated="7"/>
          </chart:series>
          <chart:series chart:style-name="ch12" chart:values-cell-range-address="pthread.F27:pthread.F33" chart:label-cell-address="pthread.F26:pthread.F26" chart:class="chart:scatter">
            <chart:data-point chart:repeated="7"/>
          </chart:series>
          <chart:series chart:style-name="ch13" chart:values-cell-range-address="pthread.G27:pthread.G33" chart:label-cell-address="pthread.G26:pthread.G26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.B26:pthread.B26</svg:desc>
                </draw:g>
              </table:table-cell>
              <table:table-cell office:value-type="string">
                <text:p>50000</text:p>
                <draw:g>
                  <svg:desc>pthread.C26:pthread.C26</svg:desc>
                </draw:g>
              </table:table-cell>
              <table:table-cell office:value-type="string">
                <text:p>100000</text:p>
                <draw:g>
                  <svg:desc>pthread.D26:pthread.D26</svg:desc>
                </draw:g>
              </table:table-cell>
              <table:table-cell office:value-type="string">
                <text:p>200000</text:p>
                <draw:g>
                  <svg:desc>pthread.E26:pthread.E26</svg:desc>
                </draw:g>
              </table:table-cell>
              <table:table-cell office:value-type="string">
                <text:p>300000</text:p>
                <draw:g>
                  <svg:desc>pthread.F26:pthread.F26</svg:desc>
                </draw:g>
              </table:table-cell>
              <table:table-cell office:value-type="string">
                <text:p>400000</text:p>
                <draw:g>
                  <svg:desc>pthread.G26:pthread.G2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A27:pthread.A33</svg:desc>
                </draw:g>
              </table:table-cell>
              <table:table-cell office:value-type="float" office:value="1">
                <text:p>1</text:p>
                <draw:g>
                  <svg:desc>pthread.B27:pthread.B33</svg:desc>
                </draw:g>
              </table:table-cell>
              <table:table-cell office:value-type="float" office:value="0.982251521298174">
                <text:p>0.982251521298174</text:p>
                <draw:g>
                  <svg:desc>pthread.C27:pthread.C33</svg:desc>
                </draw:g>
              </table:table-cell>
              <table:table-cell office:value-type="float" office:value="1.00640776699029">
                <text:p>1.00640776699029</text:p>
                <draw:g>
                  <svg:desc>pthread.D27:pthread.D33</svg:desc>
                </draw:g>
              </table:table-cell>
              <table:table-cell office:value-type="float" office:value="NaN">
                <text:p>NaN</text:p>
                <draw:g>
                  <svg:desc>pthread.E27:pthread.E33</svg:desc>
                </draw:g>
              </table:table-cell>
              <table:table-cell office:value-type="float" office:value="NaN">
                <text:p>NaN</text:p>
                <draw:g>
                  <svg:desc>pthread.F27:pthread.F33</svg:desc>
                </draw:g>
              </table:table-cell>
              <table:table-cell office:value-type="float" office:value="NaN">
                <text:p>NaN</text:p>
                <draw:g>
                  <svg:desc>pthread.G27:pthread.G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4740104911779">
                <text:p>1.84740104911779</text:p>
              </table:table-cell>
              <table:table-cell office:value-type="float" office:value="1.83816053907081">
                <text:p>1.83816053907081</text:p>
              </table:table-cell>
              <table:table-cell office:value-type="float" office:value="1.88800093332556">
                <text:p>1.88800093332556</text:p>
              </table:table-cell>
              <table:table-cell office:value-type="float" office:value="1.92909739435343">
                <text:p>1.92909739435343</text:p>
              </table:table-cell>
              <table:table-cell office:value-type="float" office:value="1.92667507828691">
                <text:p>1.92667507828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5087076076994">
                <text:p>3.55087076076994</text:p>
              </table:table-cell>
              <table:table-cell office:value-type="float" office:value="3.65171441991545">
                <text:p>3.65171441991545</text:p>
              </table:table-cell>
              <table:table-cell office:value-type="float" office:value="3.78704732931609">
                <text:p>3.78704732931609</text:p>
              </table:table-cell>
              <table:table-cell office:value-type="float" office:value="4.20843554641133">
                <text:p>4.20843554641133</text:p>
              </table:table-cell>
              <table:table-cell office:value-type="float" office:value="4.26405266584678">
                <text:p>4.264052665846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2222222222222">
                <text:p>6.62222222222222</text:p>
              </table:table-cell>
              <table:table-cell office:value-type="float" office:value="6.91066666666667">
                <text:p>6.91066666666667</text:p>
              </table:table-cell>
              <table:table-cell office:value-type="float" office:value="7.49994206928514">
                <text:p>7.49994206928514</text:p>
              </table:table-cell>
              <table:table-cell office:value-type="float" office:value="8.18394460117979">
                <text:p>8.18394460117979</text:p>
              </table:table-cell>
              <table:table-cell office:value-type="float" office:value="8.52847551799977">
                <text:p>8.528475517999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611111111111">
                <text:p>10.7611111111111</text:p>
              </table:table-cell>
              <table:table-cell office:value-type="float" office:value="12.5395161290323">
                <text:p>12.5395161290323</text:p>
              </table:table-cell>
              <table:table-cell office:value-type="float" office:value="13.8939686628032">
                <text:p>13.8939686628032</text:p>
              </table:table-cell>
              <table:table-cell office:value-type="float" office:value="15.7716488730724">
                <text:p>15.7716488730724</text:p>
              </table:table-cell>
              <table:table-cell office:value-type="float" office:value="16.756311121219">
                <text:p>16.7563111212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8278145695364">
                <text:p>12.8278145695364</text:p>
              </table:table-cell>
              <table:table-cell office:value-type="float" office:value="17.6292517006803">
                <text:p>17.6292517006803</text:p>
              </table:table-cell>
              <table:table-cell office:value-type="float" office:value="23.1682176091625">
                <text:p>23.1682176091625</text:p>
              </table:table-cell>
              <table:table-cell office:value-type="float" office:value="27.9219460973049">
                <text:p>27.9219460973049</text:p>
              </table:table-cell>
              <table:table-cell office:value-type="float" office:value="29.6131430868167">
                <text:p>29.61314308681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11529411764706">
                <text:p>9.11529411764706</text:p>
              </table:table-cell>
              <table:table-cell office:value-type="float" office:value="15.7857868020305">
                <text:p>15.7857868020305</text:p>
              </table:table-cell>
              <table:table-cell office:value-type="float" office:value="26.8932280847528">
                <text:p>26.8932280847528</text:p>
              </table:table-cell>
              <table:table-cell office:value-type="float" office:value="36.1208965361105">
                <text:p>36.1208965361105</text:p>
              </table:table-cell>
              <table:table-cell office:value-type="float" office:value="42.489907727797">
                <text:p>42.48990772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pthread_plot.A3:pthread_plot.A35 pthread_plot.H2:pthread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thread_plot.H3:pthread_plot.H35" chart:label-cell-address="pthread_plot.H2:pthread_plot.H2" chart:class="chart:scatter">
            <chart:domain table:cell-range-address="pthread_plot.A3:pthread_plot.A35"/>
            <chart:data-point chart:repeated="33"/>
          </chart:series>
          <chart:series chart:style-name="ch8" chart:values-cell-range-address="pthread_plot.I3:pthread_plot.I35" chart:label-cell-address="pthread_plot.I2:pthread_plot.I2" chart:class="chart:scatter">
            <chart:data-point chart:repeated="33"/>
          </chart:series>
          <chart:series chart:style-name="ch9" chart:values-cell-range-address="pthread_plot.J3:pthread_plot.J35" chart:label-cell-address="pthread_plot.J2:pthread_plot.J2" chart:class="chart:scatter">
            <chart:data-point chart:repeated="33"/>
          </chart:series>
          <chart:series chart:style-name="ch10" chart:values-cell-range-address="pthread_plot.K3:pthread_plot.K35" chart:label-cell-address="pthread_plot.K2:pthread_plot.K2" chart:class="chart:scatter">
            <chart:data-point chart:repeated="33"/>
          </chart:series>
          <chart:series chart:style-name="ch11" chart:values-cell-range-address="pthread_plot.L3:pthread_plot.L35" chart:label-cell-address="pthread_plot.L2:pthread_plot.L2" chart:class="chart:scatter">
            <chart:data-point chart:repeated="33"/>
          </chart:series>
          <chart:series chart:style-name="ch12" chart:values-cell-range-address="pthread_plot.M3:pthread_plot.M35" chart:label-cell-address="pthread_plot.M2:pthread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.H2:pthread_plot.H2</svg:desc>
                </draw:g>
              </table:table-cell>
              <table:table-cell office:value-type="string">
                <text:p>50000</text:p>
                <draw:g>
                  <svg:desc>pthread_plot.I2:pthread_plot.I2</svg:desc>
                </draw:g>
              </table:table-cell>
              <table:table-cell office:value-type="string">
                <text:p>100000</text:p>
                <draw:g>
                  <svg:desc>pthread_plot.J2:pthread_plot.J2</svg:desc>
                </draw:g>
              </table:table-cell>
              <table:table-cell office:value-type="string">
                <text:p>200000</text:p>
                <draw:g>
                  <svg:desc>pthread_plot.K2:pthread_plot.K2</svg:desc>
                </draw:g>
              </table:table-cell>
              <table:table-cell office:value-type="string">
                <text:p>300000</text:p>
                <draw:g>
                  <svg:desc>pthread_plot.L2:pthread_plot.L2</svg:desc>
                </draw:g>
              </table:table-cell>
              <table:table-cell office:value-type="string">
                <text:p>400000</text:p>
                <draw:g>
                  <svg:desc>pthread_plot.M2:pthread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.A3:pthread_plot.A35</svg:desc>
                </draw:g>
              </table:table-cell>
              <table:table-cell office:value-type="float" office:value="1">
                <text:p>1</text:p>
                <draw:g>
                  <svg:desc>pthread_plot.H3:pthread_plot.H35</svg:desc>
                </draw:g>
              </table:table-cell>
              <table:table-cell office:value-type="float" office:value="NaN">
                <text:p>NaN</text:p>
                <draw:g>
                  <svg:desc>pthread_plot.I3:pthread_plot.I35</svg:desc>
                </draw:g>
              </table:table-cell>
              <table:table-cell office:value-type="float" office:value="NaN">
                <text:p>NaN</text:p>
                <draw:g>
                  <svg:desc>pthread_plot.J3:pthread_plot.J35</svg:desc>
                </draw:g>
              </table:table-cell>
              <table:table-cell office:value-type="float" office:value="NaN">
                <text:p>NaN</text:p>
                <draw:g>
                  <svg:desc>pthread_plot.K3:pthread_plot.K35</svg:desc>
                </draw:g>
              </table:table-cell>
              <table:table-cell office:value-type="float" office:value="NaN">
                <text:p>NaN</text:p>
                <draw:g>
                  <svg:desc>pthread_plot.L3:pthread_plot.L35</svg:desc>
                </draw:g>
              </table:table-cell>
              <table:table-cell office:value-type="float" office:value="NaN">
                <text:p>NaN</text:p>
                <draw:g>
                  <svg:desc>pthread_plot.M3:pthread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7">
                <text:p>1.87</text:p>
              </table:table-cell>
              <table:table-cell office:value-type="float" office:value="1.89">
                <text:p>1.89</text:p>
              </table:table-cell>
              <table:table-cell office:value-type="float" office:value="1.97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1">
                <text:p>3.61</text:p>
              </table:table-cell>
              <table:table-cell office:value-type="float" office:value="3.71">
                <text:p>3.7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19">
                <text:p>5.19</text:p>
              </table:table-cell>
              <table:table-cell office:value-type="float" office:value="5.44">
                <text:p>5.44</text:p>
              </table:table-cell>
              <table:table-cell office:value-type="float" office:value="5.81">
                <text:p>5.81</text:p>
              </table:table-cell>
              <table:table-cell office:value-type="float" office:value="NaN">
                <text:p>NaN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9">
                <text:p>6.69</text:p>
              </table:table-cell>
              <table:table-cell office:value-type="float" office:value="7.16">
                <text:p>7.16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98">
                <text:p>7.98</text:p>
              </table:table-cell>
              <table:table-cell office:value-type="float" office:value="8.72">
                <text:p>8.72</text:p>
              </table:table-cell>
              <table:table-cell office:value-type="float" office:value="9.57">
                <text:p>9.57</text:p>
              </table:table-cell>
              <table:table-cell office:value-type="float" office:value="NaN">
                <text:p>NaN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13">
                <text:p>9.13</text:p>
              </table:table-cell>
              <table:table-cell office:value-type="float" office:value="10.12">
                <text:p>10.12</text:p>
              </table:table-cell>
              <table:table-cell office:value-type="float" office:value="11.21">
                <text:p>11.21</text:p>
              </table:table-cell>
              <table:table-cell office:value-type="float" office:value="NaN">
                <text:p>NaN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16">
                <text:p>10.16</text:p>
              </table:table-cell>
              <table:table-cell office:value-type="float" office:value="11.47">
                <text:p>11.47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9">
                <text:p>10.79</text:p>
              </table:table-cell>
              <table:table-cell office:value-type="float" office:value="12.72">
                <text:p>12.72</text:p>
              </table:table-cell>
              <table:table-cell office:value-type="float" office:value="14.55">
                <text:p>14.55</text:p>
              </table:table-cell>
              <table:table-cell office:value-type="float" office:value="NaN">
                <text:p>NaN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3">
                <text:p>11.43</text:p>
              </table:table-cell>
              <table:table-cell office:value-type="float" office:value="13.65">
                <text:p>13.65</text:p>
              </table:table-cell>
              <table:table-cell office:value-type="float" office:value="15.89">
                <text:p>15.89</text:p>
              </table:table-cell>
              <table:table-cell office:value-type="float" office:value="NaN">
                <text:p>NaN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74">
                <text:p>11.74</text:p>
              </table:table-cell>
              <table:table-cell office:value-type="float" office:value="14.66">
                <text:p>14.66</text:p>
              </table:table-cell>
              <table:table-cell office:value-type="float" office:value="17.42">
                <text:p>17.42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18">
                <text:p>12.18</text:p>
              </table:table-cell>
              <table:table-cell office:value-type="float" office:value="15.36">
                <text:p>15.36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34">
                <text:p>12.34</text:p>
              </table:table-cell>
              <table:table-cell office:value-type="float" office:value="16.15">
                <text:p>16.15</text:p>
              </table:table-cell>
              <table:table-cell office:value-type="float" office:value="19.81">
                <text:p>19.81</text:p>
              </table:table-cell>
              <table:table-cell office:value-type="float" office:value="NaN">
                <text:p>NaN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54">
                <text:p>12.54</text:p>
              </table:table-cell>
              <table:table-cell office:value-type="float" office:value="16.74">
                <text:p>16.74</text:p>
              </table:table-cell>
              <table:table-cell office:value-type="float" office:value="20.91">
                <text:p>20.91</text:p>
              </table:table-cell>
              <table:table-cell office:value-type="float" office:value="NaN">
                <text:p>NaN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5">
                <text:p>12.75</text:p>
              </table:table-cell>
              <table:table-cell office:value-type="float" office:value="17.07">
                <text:p>17.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79">
                <text:p>12.79</text:p>
              </table:table-cell>
              <table:table-cell office:value-type="float" office:value="17.55">
                <text:p>17.55</text:p>
              </table:table-cell>
              <table:table-cell office:value-type="float" office:value="22.97">
                <text:p>22.97</text:p>
              </table:table-cell>
              <table:table-cell office:value-type="float" office:value="NaN">
                <text:p>NaN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75">
                <text:p>12.75</text:p>
              </table:table-cell>
              <table:table-cell office:value-type="float" office:value="17.69">
                <text:p>17.69</text:p>
              </table:table-cell>
              <table:table-cell office:value-type="float" office:value="23.88">
                <text:p>23.88</text:p>
              </table:table-cell>
              <table:table-cell office:value-type="float" office:value="NaN">
                <text:p>NaN</text:p>
              </table:table-cell>
              <table:table-cell office:value-type="float" office:value="30.64">
                <text:p>30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7">
                <text:p>12.7</text:p>
              </table:table-cell>
              <table:table-cell office:value-type="float" office:value="17.93">
                <text:p>17.93</text:p>
              </table:table-cell>
              <table:table-cell office:value-type="float" office:value="24.67">
                <text:p>24.67</text:p>
              </table:table-cell>
              <table:table-cell office:value-type="float" office:value="NaN">
                <text:p>NaN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58">
                <text:p>12.58</text:p>
              </table:table-cell>
              <table:table-cell office:value-type="float" office:value="18.31">
                <text:p>18.31</text:p>
              </table:table-cell>
              <table:table-cell office:value-type="float" office:value="25.24">
                <text:p>25.24</text:p>
              </table:table-cell>
              <table:table-cell office:value-type="float" office:value="NaN">
                <text:p>NaN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5">
                <text:p>12.5</text:p>
              </table:table-cell>
              <table:table-cell office:value-type="float" office:value="18.36">
                <text:p>18.36</text:p>
              </table:table-cell>
              <table:table-cell office:value-type="float" office:value="25.85">
                <text:p>25.85</text:p>
              </table:table-cell>
              <table:table-cell office:value-type="float" office:value="NaN">
                <text:p>NaN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26">
                <text:p>12.26</text:p>
              </table:table-cell>
              <table:table-cell office:value-type="float" office:value="18.27">
                <text:p>18.27</text:p>
              </table:table-cell>
              <table:table-cell office:value-type="float" office:value="26.43">
                <text:p>26.43</text:p>
              </table:table-cell>
              <table:table-cell office:value-type="float" office:value="NaN">
                <text:p>NaN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96">
                <text:p>11.96</text:p>
              </table:table-cell>
              <table:table-cell office:value-type="float" office:value="18.21">
                <text:p>18.21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81">
                <text:p>11.81</text:p>
              </table:table-cell>
              <table:table-cell office:value-type="float" office:value="18.27">
                <text:p>18.27</text:p>
              </table:table-cell>
              <table:table-cell office:value-type="float" office:value="27.07">
                <text:p>27.07</text:p>
              </table:table-cell>
              <table:table-cell office:value-type="float" office:value="NaN">
                <text:p>NaN</text:p>
              </table:table-cell>
              <table:table-cell office:value-type="float" office:value="37.15">
                <text:p>37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1.49">
                <text:p>11.49</text:p>
              </table:table-cell>
              <table:table-cell office:value-type="float" office:value="18.49">
                <text:p>18.49</text:p>
              </table:table-cell>
              <table:table-cell office:value-type="float" office:value="27.45">
                <text:p>27.45</text:p>
              </table:table-cell>
              <table:table-cell office:value-type="float" office:value="NaN">
                <text:p>NaN</text:p>
              </table:table-cell>
              <table:table-cell office:value-type="float" office:value="38.33">
                <text:p>38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9">
                <text:p>10.79</text:p>
              </table:table-cell>
              <table:table-cell office:value-type="float" office:value="18.23">
                <text:p>18.23</text:p>
              </table:table-cell>
              <table:table-cell office:value-type="float" office:value="27.62">
                <text:p>27.62</text:p>
              </table:table-cell>
              <table:table-cell office:value-type="float" office:value="NaN">
                <text:p>NaN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1">
                <text:p>10.61</text:p>
              </table:table-cell>
              <table:table-cell office:value-type="float" office:value="18.16">
                <text:p>18.16</text:p>
              </table:table-cell>
              <table:table-cell office:value-type="float" office:value="27.87">
                <text:p>27.87</text:p>
              </table:table-cell>
              <table:table-cell office:value-type="float" office:value="NaN">
                <text:p>NaN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33">
                <text:p>10.33</text:p>
              </table:table-cell>
              <table:table-cell office:value-type="float" office:value="17.95">
                <text:p>17.95</text:p>
              </table:table-cell>
              <table:table-cell office:value-type="float" office:value="27.86">
                <text:p>27.86</text:p>
              </table:table-cell>
              <table:table-cell office:value-type="float" office:value="NaN">
                <text:p>NaN</text:p>
              </table:table-cell>
              <table:table-cell office:value-type="float" office:value="40.49">
                <text:p>40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08">
                <text:p>10.08</text:p>
              </table:table-cell>
              <table:table-cell office:value-type="float" office:value="17.73">
                <text:p>17.73</text:p>
              </table:table-cell>
              <table:table-cell office:value-type="float" office:value="27.83">
                <text:p>27.83</text:p>
              </table:table-cell>
              <table:table-cell office:value-type="float" office:value="NaN">
                <text:p>NaN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.75">
                <text:p>9.75</text:p>
              </table:table-cell>
              <table:table-cell office:value-type="float" office:value="17.49">
                <text:p>17.49</text:p>
              </table:table-cell>
              <table:table-cell office:value-type="float" office:value="27.71">
                <text:p>27.71</text:p>
              </table:table-cell>
              <table:table-cell office:value-type="float" office:value="NaN">
                <text:p>NaN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63">
                <text:p>9.63</text:p>
              </table:table-cell>
              <table:table-cell office:value-type="float" office:value="17.26">
                <text:p>17.26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16.3">
                <text:p>16.3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.15">
                <text:p>9.15</text:p>
              </table:table-cell>
              <table:table-cell office:value-type="float" office:value="15.98">
                <text:p>15.98</text:p>
              </table:table-cell>
              <table:table-cell office:value-type="float" office:value="27.46">
                <text:p>27.46</text:p>
              </table:table-cell>
              <table:table-cell office:value-type="float" office:value="NaN">
                <text:p>NaN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09">
                <text:p>9.09</text:p>
              </table:table-cell>
              <table:table-cell office:value-type="float" office:value="15.87">
                <text:p>15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72">
                <text:p>4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2.77cm" svg:y="14.417cm" style:legend-expansion="wide" chart:style-name="ch2"/>
        <chart:plot-area chart:style-name="ch3" table:cell-range-address="ff_plot.A3:ff_plot.A35 ff_plot.H2:ff_plot.M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f_plot.H3:ff_plot.H35" chart:label-cell-address="ff_plot.H2:ff_plot.H2" chart:class="chart:scatter">
            <chart:domain table:cell-range-address="ff_plot.A3:ff_plot.A35"/>
            <chart:data-point chart:repeated="33"/>
          </chart:series>
          <chart:series chart:style-name="ch8" chart:values-cell-range-address="ff_plot.I3:ff_plot.I35" chart:label-cell-address="ff_plot.I2:ff_plot.I2" chart:class="chart:scatter">
            <chart:data-point chart:repeated="33"/>
          </chart:series>
          <chart:series chart:style-name="ch9" chart:values-cell-range-address="ff_plot.J3:ff_plot.J35" chart:label-cell-address="ff_plot.J2:ff_plot.J2" chart:class="chart:scatter">
            <chart:data-point chart:repeated="33"/>
          </chart:series>
          <chart:series chart:style-name="ch10" chart:values-cell-range-address="ff_plot.K3:ff_plot.K35" chart:label-cell-address="ff_plot.K2:ff_plot.K2" chart:class="chart:scatter">
            <chart:data-point chart:repeated="33"/>
          </chart:series>
          <chart:series chart:style-name="ch11" chart:values-cell-range-address="ff_plot.L3:ff_plot.L35" chart:label-cell-address="ff_plot.L2:ff_plot.L2" chart:class="chart:scatter">
            <chart:data-point chart:repeated="33"/>
          </chart:series>
          <chart:series chart:style-name="ch12" chart:values-cell-range-address="ff_plot.M3:ff_plot.M35" chart:label-cell-address="ff_plot.M2:ff_plot.M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.H2:ff_plot.H2</svg:desc>
                </draw:g>
              </table:table-cell>
              <table:table-cell office:value-type="string">
                <text:p>50000</text:p>
                <draw:g>
                  <svg:desc>ff_plot.I2:ff_plot.I2</svg:desc>
                </draw:g>
              </table:table-cell>
              <table:table-cell office:value-type="string">
                <text:p>100000</text:p>
                <draw:g>
                  <svg:desc>ff_plot.J2:ff_plot.J2</svg:desc>
                </draw:g>
              </table:table-cell>
              <table:table-cell office:value-type="string">
                <text:p>200000</text:p>
                <draw:g>
                  <svg:desc>ff_plot.K2:ff_plot.K2</svg:desc>
                </draw:g>
              </table:table-cell>
              <table:table-cell office:value-type="string">
                <text:p>300000</text:p>
                <draw:g>
                  <svg:desc>ff_plot.L2:ff_plot.L2</svg:desc>
                </draw:g>
              </table:table-cell>
              <table:table-cell office:value-type="string">
                <text:p>400000</text:p>
                <draw:g>
                  <svg:desc>ff_plot.M2:ff_plot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.A3:ff_plot.A35</svg:desc>
                </draw:g>
              </table:table-cell>
              <table:table-cell office:value-type="float" office:value="1">
                <text:p>1</text:p>
                <draw:g>
                  <svg:desc>ff_plot.H3:ff_plot.H35</svg:desc>
                </draw:g>
              </table:table-cell>
              <table:table-cell office:value-type="float" office:value="NaN">
                <text:p>NaN</text:p>
                <draw:g>
                  <svg:desc>ff_plot.I3:ff_plot.I35</svg:desc>
                </draw:g>
              </table:table-cell>
              <table:table-cell office:value-type="float" office:value="NaN">
                <text:p>NaN</text:p>
                <draw:g>
                  <svg:desc>ff_plot.J3:ff_plot.J35</svg:desc>
                </draw:g>
              </table:table-cell>
              <table:table-cell office:value-type="float" office:value="NaN">
                <text:p>NaN</text:p>
                <draw:g>
                  <svg:desc>ff_plot.K3:ff_plot.K35</svg:desc>
                </draw:g>
              </table:table-cell>
              <table:table-cell office:value-type="float" office:value="NaN">
                <text:p>NaN</text:p>
                <draw:g>
                  <svg:desc>ff_plot.L3:ff_plot.L35</svg:desc>
                </draw:g>
              </table:table-cell>
              <table:table-cell office:value-type="float" office:value="NaN">
                <text:p>NaN</text:p>
                <draw:g>
                  <svg:desc>ff_plot.M3:ff_plot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6">
                <text:p>1.76</text:p>
              </table:table-cell>
              <table:table-cell office:value-type="float" office:value="1.83">
                <text:p>1.83</text:p>
              </table:table-cell>
              <table:table-cell office:value-type="float" office:value="1.89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4">
                <text:p>3.34</text:p>
              </table:table-cell>
              <table:table-cell office:value-type="float" office:value="3.51">
                <text:p>3.51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6">
                <text:p>4.66</text:p>
              </table:table-cell>
              <table:table-cell office:value-type="float" office:value="5.08">
                <text:p>5.08</text:p>
              </table:table-cell>
              <table:table-cell office:value-type="float" office:value="5.57">
                <text:p>5.57</text:p>
              </table:table-cell>
              <table:table-cell office:value-type="float" office:value="NaN">
                <text:p>NaN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4">
                <text:p>5.74</text:p>
              </table:table-cell>
              <table:table-cell office:value-type="float" office:value="6.5">
                <text:p>6.5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44">
                <text:p>6.44</text:p>
              </table:table-cell>
              <table:table-cell office:value-type="float" office:value="7.69">
                <text:p>7.69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11">
                <text:p>7.11</text:p>
              </table:table-cell>
              <table:table-cell office:value-type="float" office:value="8.78">
                <text:p>8.78</text:p>
              </table:table-cell>
              <table:table-cell office:value-type="float" office:value="10.31">
                <text:p>10.31</text:p>
              </table:table-cell>
              <table:table-cell office:value-type="float" office:value="NaN">
                <text:p>NaN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1">
                <text:p>7.51</text:p>
              </table:table-cell>
              <table:table-cell office:value-type="float" office:value="9.62">
                <text:p>9.62</text:p>
              </table:table-cell>
              <table:table-cell office:value-type="float" office:value="11.66">
                <text:p>11.66</text:p>
              </table:table-cell>
              <table:table-cell office:value-type="float" office:value="NaN">
                <text:p>NaN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59">
                <text:p>7.59</text:p>
              </table:table-cell>
              <table:table-cell office:value-type="float" office:value="10.35">
                <text:p>10.35</text:p>
              </table:table-cell>
              <table:table-cell office:value-type="float" office:value="12.87">
                <text:p>12.87</text:p>
              </table:table-cell>
              <table:table-cell office:value-type="float" office:value="NaN">
                <text:p>NaN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10.98">
                <text:p>10.98</text:p>
              </table:table-cell>
              <table:table-cell office:value-type="float" office:value="13.87">
                <text:p>13.87</text:p>
              </table:table-cell>
              <table:table-cell office:value-type="float" office:value="NaN">
                <text:p>NaN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02">
                <text:p>8.02</text:p>
              </table:table-cell>
              <table:table-cell office:value-type="float" office:value="11.24">
                <text:p>11.24</text:p>
              </table:table-cell>
              <table:table-cell office:value-type="float" office:value="14.86">
                <text:p>14.86</text:p>
              </table:table-cell>
              <table:table-cell office:value-type="float" office:value="NaN">
                <text:p>NaN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97">
                <text:p>7.97</text:p>
              </table:table-cell>
              <table:table-cell office:value-type="float" office:value="11.6">
                <text:p>11.6</text:p>
              </table:table-cell>
              <table:table-cell office:value-type="float" office:value="15.45">
                <text:p>15.45</text:p>
              </table:table-cell>
              <table:table-cell office:value-type="float" office:value="NaN">
                <text:p>NaN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6">
                <text:p>7.56</text:p>
              </table:table-cell>
              <table:table-cell office:value-type="float" office:value="11.41">
                <text:p>11.41</text:p>
              </table:table-cell>
              <table:table-cell office:value-type="float" office:value="16.09">
                <text:p>16.09</text:p>
              </table:table-cell>
              <table:table-cell office:value-type="float" office:value="NaN">
                <text:p>NaN</text:p>
              </table:table-cell>
              <table:table-cell office:value-type="float" office:value="21.48">
                <text:p>21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11.78">
                <text:p>11.78</text:p>
              </table:table-cell>
              <table:table-cell office:value-type="float" office:value="16.74">
                <text:p>16.74</text:p>
              </table:table-cell>
              <table:table-cell office:value-type="float" office:value="NaN">
                <text:p>NaN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35">
                <text:p>7.35</text:p>
              </table:table-cell>
              <table:table-cell office:value-type="float" office:value="11.98">
                <text:p>11.98</text:p>
              </table:table-cell>
              <table:table-cell office:value-type="float" office:value="17.19">
                <text:p>17.19</text:p>
              </table:table-cell>
              <table:table-cell office:value-type="float" office:value="NaN">
                <text:p>NaN</text:p>
              </table:table-cell>
              <table:table-cell office:value-type="float" office:value="23.62">
                <text:p>23.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04">
                <text:p>7.04</text:p>
              </table:table-cell>
              <table:table-cell office:value-type="float" office:value="11.9">
                <text:p>11.9</text:p>
              </table:table-cell>
              <table:table-cell office:value-type="float" office:value="17.48">
                <text:p>17.48</text:p>
              </table:table-cell>
              <table:table-cell office:value-type="float" office:value="NaN">
                <text:p>NaN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">
                <text:p>6.7</text:p>
              </table:table-cell>
              <table:table-cell office:value-type="float" office:value="11.55">
                <text:p>11.55</text:p>
              </table:table-cell>
              <table:table-cell office:value-type="float" office:value="17.93">
                <text:p>17.93</text:p>
              </table:table-cell>
              <table:table-cell office:value-type="float" office:value="NaN">
                <text:p>NaN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59">
                <text:p>6.59</text:p>
              </table:table-cell>
              <table:table-cell office:value-type="float" office:value="11.5">
                <text:p>11.5</text:p>
              </table:table-cell>
              <table:table-cell office:value-type="float" office:value="17.58">
                <text:p>17.58</text:p>
              </table:table-cell>
              <table:table-cell office:value-type="float" office:value="NaN">
                <text:p>NaN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56">
                <text:p>6.56</text:p>
              </table:table-cell>
              <table:table-cell office:value-type="float" office:value="11.49">
                <text:p>11.49</text:p>
              </table:table-cell>
              <table:table-cell office:value-type="float" office:value="18.01">
                <text:p>18.01</text:p>
              </table:table-cell>
              <table:table-cell office:value-type="float" office:value="NaN">
                <text:p>NaN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42">
                <text:p>6.42</text:p>
              </table:table-cell>
              <table:table-cell office:value-type="float" office:value="11.26">
                <text:p>11.26</text:p>
              </table:table-cell>
              <table:table-cell office:value-type="float" office:value="17.75">
                <text:p>17.75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95">
                <text:p>5.95</text:p>
              </table:table-cell>
              <table:table-cell office:value-type="float" office:value="10.4">
                <text:p>10.4</text:p>
              </table:table-cell>
              <table:table-cell office:value-type="float" office:value="18.15">
                <text:p>18.15</text:p>
              </table:table-cell>
              <table:table-cell office:value-type="float" office:value="NaN">
                <text:p>NaN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65">
                <text:p>5.65</text:p>
              </table:table-cell>
              <table:table-cell office:value-type="float" office:value="9.61">
                <text:p>9.61</text:p>
              </table:table-cell>
              <table:table-cell office:value-type="float" office:value="16.52">
                <text:p>16.52</text:p>
              </table:table-cell>
              <table:table-cell office:value-type="float" office:value="NaN">
                <text:p>NaN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36">
                <text:p>5.36</text:p>
              </table:table-cell>
              <table:table-cell office:value-type="float" office:value="9.9">
                <text:p>9.9</text:p>
              </table:table-cell>
              <table:table-cell office:value-type="float" office:value="17.24">
                <text:p>17.24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.96">
                <text:p>9.96</text:p>
              </table:table-cell>
              <table:table-cell office:value-type="float" office:value="17.33">
                <text:p>17.33</text:p>
              </table:table-cell>
              <table:table-cell office:value-type="float" office:value="NaN">
                <text:p>NaN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74">
                <text:p>4.74</text:p>
              </table:table-cell>
              <table:table-cell office:value-type="float" office:value="9.54">
                <text:p>9.54</text:p>
              </table:table-cell>
              <table:table-cell office:value-type="float" office:value="16.91">
                <text:p>16.91</text:p>
              </table:table-cell>
              <table:table-cell office:value-type="float" office:value="NaN">
                <text:p>NaN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6">
                <text:p>4.56</text:p>
              </table:table-cell>
              <table:table-cell office:value-type="float" office:value="9.25">
                <text:p>9.25</text:p>
              </table:table-cell>
              <table:table-cell office:value-type="float" office:value="16.63">
                <text:p>16.63</text:p>
              </table:table-cell>
              <table:table-cell office:value-type="float" office:value="NaN">
                <text:p>NaN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8">
                <text:p>4.38</text:p>
              </table:table-cell>
              <table:table-cell office:value-type="float" office:value="8.99">
                <text:p>8.99</text:p>
              </table:table-cell>
              <table:table-cell office:value-type="float" office:value="15.71">
                <text:p>15.71</text:p>
              </table:table-cell>
              <table:table-cell office:value-type="float" office:value="NaN">
                <text:p>NaN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15">
                <text:p>4.15</text:p>
              </table:table-cell>
              <table:table-cell office:value-type="float" office:value="8.53">
                <text:p>8.53</text:p>
              </table:table-cell>
              <table:table-cell office:value-type="float" office:value="14.81">
                <text:p>14.81</text:p>
              </table:table-cell>
              <table:table-cell office:value-type="float" office:value="NaN">
                <text:p>NaN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7.94">
                <text:p>7.94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74">
                <text:p>3.74</text:p>
              </table:table-cell>
              <table:table-cell office:value-type="float" office:value="7.51">
                <text:p>7.51</text:p>
              </table:table-cell>
              <table:table-cell office:value-type="float" office:value="15.15">
                <text:p>15.15</text:p>
              </table:table-cell>
              <table:table-cell office:value-type="float" office:value="NaN">
                <text:p>NaN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62">
                <text:p>3.62</text:p>
              </table:table-cell>
              <table:table-cell office:value-type="float" office:value="7.52">
                <text:p>7.52</text:p>
              </table:table-cell>
              <table:table-cell office:value-type="float" office:value="15.27">
                <text:p>15.27</text:p>
              </table:table-cell>
              <table:table-cell office:value-type="float" office:value="NaN">
                <text:p>NaN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48">
                <text:p>3.48</text:p>
              </table:table-cell>
              <table:table-cell office:value-type="float" office:value="7.24">
                <text:p>7.24</text:p>
              </table:table-cell>
              <table:table-cell office:value-type="float" office:value="15.04">
                <text:p>15.04</text:p>
              </table:table-cell>
              <table:table-cell office:value-type="float" office:value="NaN">
                <text:p>NaN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38">
                <text:p>3.3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6">
                <text:p>26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pthread_plot_avx_2.A3:pthread_plot_avx_2.A35 pthread_plot_avx_2.H2:pthread_plot_avx_2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hread_plot_avx_2.H3:pthread_plot_avx_2.H35" chart:label-cell-address="pthread_plot_avx_2.H2:pthread_plot_avx_2.H2" chart:class="chart:scatter">
            <chart:domain table:cell-range-address="pthread_plot_avx_2.A3:pthread_plot_avx_2.A35"/>
            <chart:data-point chart:repeated="33"/>
          </chart:series>
          <chart:series chart:style-name="ch7" chart:values-cell-range-address="pthread_plot_avx_2.I3:pthread_plot_avx_2.I35" chart:label-cell-address="pthread_plot_avx_2.I2:pthread_plot_avx_2.I2" chart:class="chart:scatter">
            <chart:data-point chart:repeated="33"/>
          </chart:series>
          <chart:series chart:style-name="ch8" chart:values-cell-range-address="pthread_plot_avx_2.J3:pthread_plot_avx_2.J35" chart:label-cell-address="pthread_plot_avx_2.J2:pthread_plot_avx_2.J2" chart:class="chart:scatter">
            <chart:data-point chart:repeated="33"/>
          </chart:series>
          <chart:series chart:style-name="ch9" chart:values-cell-range-address="pthread_plot_avx_2.K3:pthread_plot_avx_2.K35" chart:label-cell-address="pthread_plot_avx_2.K2:pthread_plot_avx_2.K2" chart:class="chart:scatter">
            <chart:data-point chart:repeated="33"/>
          </chart:series>
          <chart:series chart:style-name="ch10" chart:values-cell-range-address="pthread_plot_avx_2.L3:pthread_plot_avx_2.L35" chart:label-cell-address="pthread_plot_avx_2.L2:pthread_plot_avx_2.L2" chart:class="chart:scatter">
            <chart:data-point chart:repeated="33"/>
          </chart:series>
          <chart:series chart:style-name="ch11" chart:values-cell-range-address="pthread_plot_avx_2.M3:pthread_plot_avx_2.M35" chart:label-cell-address="pthread_plot_avx_2.M2:pthread_plot_avx_2.M2" chart:class="chart:scatter">
            <chart:data-point chart:repeated="33"/>
          </chart:series>
          <chart:series chart:style-name="ch12" chart:values-cell-range-address="pthread_plot_avx_2.N3:pthread_plot_avx_2.N35" chart:label-cell-address="pthread_plot_avx_2.N2:pthread_plot_avx_2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_avx_2.H2:pthread_plot_avx_2.H2</svg:desc>
                </draw:g>
              </table:table-cell>
              <table:table-cell office:value-type="string">
                <text:p>100000</text:p>
                <draw:g>
                  <svg:desc>pthread_plot_avx_2.I2:pthread_plot_avx_2.I2</svg:desc>
                </draw:g>
              </table:table-cell>
              <table:table-cell office:value-type="string">
                <text:p>200000</text:p>
                <draw:g>
                  <svg:desc>pthread_plot_avx_2.J2:pthread_plot_avx_2.J2</svg:desc>
                </draw:g>
              </table:table-cell>
              <table:table-cell office:value-type="string">
                <text:p>300000</text:p>
                <draw:g>
                  <svg:desc>pthread_plot_avx_2.K2:pthread_plot_avx_2.K2</svg:desc>
                </draw:g>
              </table:table-cell>
              <table:table-cell office:value-type="string">
                <text:p>400000</text:p>
                <draw:g>
                  <svg:desc>pthread_plot_avx_2.L2:pthread_plot_avx_2.L2</svg:desc>
                </draw:g>
              </table:table-cell>
              <table:table-cell office:value-type="string">
                <text:p>500000</text:p>
                <draw:g>
                  <svg:desc>pthread_plot_avx_2.M2:pthread_plot_avx_2.M2</svg:desc>
                </draw:g>
              </table:table-cell>
              <table:table-cell office:value-type="string">
                <text:p>600000</text:p>
                <draw:g>
                  <svg:desc>pthread_plot_avx_2.N2:pthread_plot_avx_2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_avx_2.A3:pthread_plot_avx_2.A35</svg:desc>
                </draw:g>
              </table:table-cell>
              <table:table-cell office:value-type="float" office:value="1">
                <text:p>1</text:p>
                <draw:g>
                  <svg:desc>pthread_plot_avx_2.H3:pthread_plot_avx_2.H35</svg:desc>
                </draw:g>
              </table:table-cell>
              <table:table-cell office:value-type="float" office:value="NaN">
                <text:p>NaN</text:p>
                <draw:g>
                  <svg:desc>pthread_plot_avx_2.I3:pthread_plot_avx_2.I35</svg:desc>
                </draw:g>
              </table:table-cell>
              <table:table-cell office:value-type="float" office:value="NaN">
                <text:p>NaN</text:p>
                <draw:g>
                  <svg:desc>pthread_plot_avx_2.J3:pthread_plot_avx_2.J35</svg:desc>
                </draw:g>
              </table:table-cell>
              <table:table-cell office:value-type="float" office:value="0.98">
                <text:p>0.98</text:p>
                <draw:g>
                  <svg:desc>pthread_plot_avx_2.K3:pthread_plot_avx_2.K35</svg:desc>
                </draw:g>
              </table:table-cell>
              <table:table-cell office:value-type="float" office:value="0.99">
                <text:p>0.99</text:p>
                <draw:g>
                  <svg:desc>pthread_plot_avx_2.L3:pthread_plot_avx_2.L35</svg:desc>
                </draw:g>
              </table:table-cell>
              <table:table-cell office:value-type="float" office:value="NaN">
                <text:p>NaN</text:p>
                <draw:g>
                  <svg:desc>pthread_plot_avx_2.M3:pthread_plot_avx_2.M35</svg:desc>
                </draw:g>
              </table:table-cell>
              <table:table-cell office:value-type="float" office:value="NaN">
                <text:p>NaN</text:p>
                <draw:g>
                  <svg:desc>pthread_plot_avx_2.N3:pthread_plot_avx_2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">
                <text:p>1.62</text:p>
              </table:table-cell>
              <table:table-cell office:value-type="float" office:value="1.65">
                <text:p>1.65</text:p>
              </table:table-cell>
              <table:table-cell office:value-type="float" office:value="1.89">
                <text:p>1.89</text:p>
              </table:table-cell>
              <table:table-cell office:value-type="float" office:value="1.87">
                <text:p>1.87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3.66">
                <text:p>3.66</text:p>
              </table:table-cell>
              <table:table-cell office:value-type="float" office:value="5.91">
                <text:p>5.91</text:p>
              </table:table-cell>
              <table:table-cell office:value-type="float" office:value="5.23">
                <text:p>5.2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45">
                <text:p>4.45</text:p>
              </table:table-cell>
              <table:table-cell office:value-type="float" office:value="5.44">
                <text:p>5.44</text:p>
              </table:table-cell>
              <table:table-cell office:value-type="float" office:value="8.77">
                <text:p>8.77</text:p>
              </table:table-cell>
              <table:table-cell office:value-type="float" office:value="9.74">
                <text:p>9.74</text:p>
              </table:table-cell>
              <table:table-cell office:value-type="float" office:value="10.12">
                <text:p>1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2">
                <text:p>5.2</text:p>
              </table:table-cell>
              <table:table-cell office:value-type="float" office:value="6.69">
                <text:p>6.69</text:p>
              </table:table-cell>
              <table:table-cell office:value-type="float" office:value="11.47">
                <text:p>11.47</text:p>
              </table:table-cell>
              <table:table-cell office:value-type="float" office:value="12.74">
                <text:p>12.74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86">
                <text:p>4.86</text:p>
              </table:table-cell>
              <table:table-cell office:value-type="float" office:value="8.07">
                <text:p>8.07</text:p>
              </table:table-cell>
              <table:table-cell office:value-type="float" office:value="12.85">
                <text:p>12.85</text:p>
              </table:table-cell>
              <table:table-cell office:value-type="float" office:value="15.54">
                <text:p>15.54</text:p>
              </table:table-cell>
              <table:table-cell office:value-type="float" office:value="16.43">
                <text:p>16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19">
                <text:p>6.19</text:p>
              </table:table-cell>
              <table:table-cell office:value-type="float" office:value="9.06">
                <text:p>9.06</text:p>
              </table:table-cell>
              <table:table-cell office:value-type="float" office:value="16.65">
                <text:p>16.65</text:p>
              </table:table-cell>
              <table:table-cell office:value-type="float" office:value="14.35">
                <text:p>14.35</text:p>
              </table:table-cell>
              <table:table-cell office:value-type="float" office:value="17.54">
                <text:p>17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92">
                <text:p>5.92</text:p>
              </table:table-cell>
              <table:table-cell office:value-type="float" office:value="7.66">
                <text:p>7.66</text:p>
              </table:table-cell>
              <table:table-cell office:value-type="float" office:value="16.44">
                <text:p>16.44</text:p>
              </table:table-cell>
              <table:table-cell office:value-type="float" office:value="15.32">
                <text:p>15.32</text:p>
              </table:table-cell>
              <table:table-cell office:value-type="float" office:value="17.77">
                <text:p>1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45">
                <text:p>9.45</text:p>
              </table:table-cell>
              <table:table-cell office:value-type="float" office:value="10.13">
                <text:p>10.13</text:p>
              </table:table-cell>
              <table:table-cell office:value-type="float" office:value="20.24">
                <text:p>20.24</text:p>
              </table:table-cell>
              <table:table-cell office:value-type="float" office:value="18.93">
                <text:p>18.93</text:p>
              </table:table-cell>
              <table:table-cell office:value-type="float" office:value="25.04">
                <text:p>25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34">
                <text:p>10.34</text:p>
              </table:table-cell>
              <table:table-cell office:value-type="float" office:value="12.14">
                <text:p>12.14</text:p>
              </table:table-cell>
              <table:table-cell office:value-type="float" office:value="21.25">
                <text:p>21.25</text:p>
              </table:table-cell>
              <table:table-cell office:value-type="float" office:value="19.85">
                <text:p>19.85</text:p>
              </table:table-cell>
              <table:table-cell office:value-type="float" office:value="21.17">
                <text:p>2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8">
                <text:p>9.28</text:p>
              </table:table-cell>
              <table:table-cell office:value-type="float" office:value="12">
                <text:p>12</text:p>
              </table:table-cell>
              <table:table-cell office:value-type="float" office:value="22.56">
                <text:p>22.56</text:p>
              </table:table-cell>
              <table:table-cell office:value-type="float" office:value="20.92">
                <text:p>20.92</text:p>
              </table:table-cell>
              <table:table-cell office:value-type="float" office:value="27.58">
                <text:p>27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28">
                <text:p>10.28</text:p>
              </table:table-cell>
              <table:table-cell office:value-type="float" office:value="10.39">
                <text:p>10.39</text:p>
              </table:table-cell>
              <table:table-cell office:value-type="float" office:value="26.98">
                <text:p>26.98</text:p>
              </table:table-cell>
              <table:table-cell office:value-type="float" office:value="20.84">
                <text:p>20.84</text:p>
              </table:table-cell>
              <table:table-cell office:value-type="float" office:value="28.87">
                <text:p>28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63">
                <text:p>7.63</text:p>
              </table:table-cell>
              <table:table-cell office:value-type="float" office:value="12.24">
                <text:p>12.24</text:p>
              </table:table-cell>
              <table:table-cell office:value-type="float" office:value="23.33">
                <text:p>23.33</text:p>
              </table:table-cell>
              <table:table-cell office:value-type="float" office:value="21.44">
                <text:p>21.44</text:p>
              </table:table-cell>
              <table:table-cell office:value-type="float" office:value="28.49">
                <text:p>2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78">
                <text:p>8.78</text:p>
              </table:table-cell>
              <table:table-cell office:value-type="float" office:value="11.11">
                <text:p>11.11</text:p>
              </table:table-cell>
              <table:table-cell office:value-type="float" office:value="24.11">
                <text:p>24.11</text:p>
              </table:table-cell>
              <table:table-cell office:value-type="float" office:value="22.63">
                <text:p>22.63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06">
                <text:p>9.06</text:p>
              </table:table-cell>
              <table:table-cell office:value-type="float" office:value="10.22">
                <text:p>10.22</text:p>
              </table:table-cell>
              <table:table-cell office:value-type="float" office:value="28.59">
                <text:p>28.59</text:p>
              </table:table-cell>
              <table:table-cell office:value-type="float" office:value="25.7">
                <text:p>25.7</text:p>
              </table:table-cell>
              <table:table-cell office:value-type="float" office:value="32.94">
                <text:p>3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99">
                <text:p>8.99</text:p>
              </table:table-cell>
              <table:table-cell office:value-type="float" office:value="9.93">
                <text:p>9.93</text:p>
              </table:table-cell>
              <table:table-cell office:value-type="float" office:value="30.41">
                <text:p>30.41</text:p>
              </table:table-cell>
              <table:table-cell office:value-type="float" office:value="26.97">
                <text:p>26.97</text:p>
              </table:table-cell>
              <table:table-cell office:value-type="float" office:value="32.17">
                <text:p>3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43">
                <text:p>7.43</text:p>
              </table:table-cell>
              <table:table-cell office:value-type="float" office:value="18.72">
                <text:p>18.72</text:p>
              </table:table-cell>
              <table:table-cell office:value-type="float" office:value="30.87">
                <text:p>30.87</text:p>
              </table:table-cell>
              <table:table-cell office:value-type="float" office:value="26.99">
                <text:p>26.99</text:p>
              </table:table-cell>
              <table:table-cell office:value-type="float" office:value="35.97">
                <text:p>35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23">
                <text:p>7.23</text:p>
              </table:table-cell>
              <table:table-cell office:value-type="float" office:value="11.49">
                <text:p>11.49</text:p>
              </table:table-cell>
              <table:table-cell office:value-type="float" office:value="35.67">
                <text:p>35.67</text:p>
              </table:table-cell>
              <table:table-cell office:value-type="float" office:value="27.38">
                <text:p>27.38</text:p>
              </table:table-cell>
              <table:table-cell office:value-type="float" office:value="36.58">
                <text:p>36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16">
                <text:p>7.16</text:p>
              </table:table-cell>
              <table:table-cell office:value-type="float" office:value="18.11">
                <text:p>18.11</text:p>
              </table:table-cell>
              <table:table-cell office:value-type="float" office:value="41.21">
                <text:p>41.21</text:p>
              </table:table-cell>
              <table:table-cell office:value-type="float" office:value="30.13">
                <text:p>30.13</text:p>
              </table:table-cell>
              <table:table-cell office:value-type="float" office:value="36.21">
                <text:p>36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5.95">
                <text:p>15.95</text:p>
              </table:table-cell>
              <table:table-cell office:value-type="float" office:value="18.75">
                <text:p>18.75</text:p>
              </table:table-cell>
              <table:table-cell office:value-type="float" office:value="28.64">
                <text:p>28.6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51">
                <text:p>6.51</text:p>
              </table:table-cell>
              <table:table-cell office:value-type="float" office:value="17.34">
                <text:p>17.34</text:p>
              </table:table-cell>
              <table:table-cell office:value-type="float" office:value="43.32">
                <text:p>43.32</text:p>
              </table:table-cell>
              <table:table-cell office:value-type="float" office:value="24.48">
                <text:p>24.48</text:p>
              </table:table-cell>
              <table:table-cell office:value-type="float" office:value="37.64">
                <text:p>37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46">
                <text:p>6.46</text:p>
              </table:table-cell>
              <table:table-cell office:value-type="float" office:value="17.64">
                <text:p>17.64</text:p>
              </table:table-cell>
              <table:table-cell office:value-type="float" office:value="19.04">
                <text:p>19.04</text:p>
              </table:table-cell>
              <table:table-cell office:value-type="float" office:value="28.75">
                <text:p>28.75</text:p>
              </table:table-cell>
              <table:table-cell office:value-type="float" office:value="38.15">
                <text:p>3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28">
                <text:p>6.28</text:p>
              </table:table-cell>
              <table:table-cell office:value-type="float" office:value="18.38">
                <text:p>18.38</text:p>
              </table:table-cell>
              <table:table-cell office:value-type="float" office:value="37.86">
                <text:p>37.86</text:p>
              </table:table-cell>
              <table:table-cell office:value-type="float" office:value="29.58">
                <text:p>29.58</text:p>
              </table:table-cell>
              <table:table-cell office:value-type="float" office:value="40.72">
                <text:p>40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3">
                <text:p>6.3</text:p>
              </table:table-cell>
              <table:table-cell office:value-type="float" office:value="18.7">
                <text:p>18.7</text:p>
              </table:table-cell>
              <table:table-cell office:value-type="float" office:value="29.46">
                <text:p>29.46</text:p>
              </table:table-cell>
              <table:table-cell office:value-type="float" office:value="28.08">
                <text:p>28.08</text:p>
              </table:table-cell>
              <table:table-cell office:value-type="float" office:value="40.2">
                <text:p>4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35">
                <text:p>6.35</text:p>
              </table:table-cell>
              <table:table-cell office:value-type="float" office:value="10.46">
                <text:p>10.46</text:p>
              </table:table-cell>
              <table:table-cell office:value-type="float" office:value="28.91">
                <text:p>28.91</text:p>
              </table:table-cell>
              <table:table-cell office:value-type="float" office:value="30.81">
                <text:p>30.81</text:p>
              </table:table-cell>
              <table:table-cell office:value-type="float" office:value="38.99">
                <text:p>3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8">
                <text:p>5.8</text:p>
              </table:table-cell>
              <table:table-cell office:value-type="float" office:value="12.72">
                <text:p>12.72</text:p>
              </table:table-cell>
              <table:table-cell office:value-type="float" office:value="32.06">
                <text:p>32.06</text:p>
              </table:table-cell>
              <table:table-cell office:value-type="float" office:value="31.99">
                <text:p>31.99</text:p>
              </table:table-cell>
              <table:table-cell office:value-type="float" office:value="42.97">
                <text:p>42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62">
                <text:p>6.62</text:p>
              </table:table-cell>
              <table:table-cell office:value-type="float" office:value="16.3">
                <text:p>16.3</text:p>
              </table:table-cell>
              <table:table-cell office:value-type="float" office:value="28.47">
                <text:p>28.47</text:p>
              </table:table-cell>
              <table:table-cell office:value-type="float" office:value="28.71">
                <text:p>28.71</text:p>
              </table:table-cell>
              <table:table-cell office:value-type="float" office:value="44.41">
                <text:p>44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88">
                <text:p>5.88</text:p>
              </table:table-cell>
              <table:table-cell office:value-type="float" office:value="9.98">
                <text:p>9.98</text:p>
              </table:table-cell>
              <table:table-cell office:value-type="float" office:value="32.9">
                <text:p>32.9</text:p>
              </table:table-cell>
              <table:table-cell office:value-type="float" office:value="30.86">
                <text:p>30.86</text:p>
              </table:table-cell>
              <table:table-cell office:value-type="float" office:value="44.07">
                <text:p>44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9">
                <text:p>5.9</text:p>
              </table:table-cell>
              <table:table-cell office:value-type="float" office:value="10.13">
                <text:p>10.13</text:p>
              </table:table-cell>
              <table:table-cell office:value-type="float" office:value="27.38">
                <text:p>27.38</text:p>
              </table:table-cell>
              <table:table-cell office:value-type="float" office:value="20.13">
                <text:p>20.13</text:p>
              </table:table-cell>
              <table:table-cell office:value-type="float" office:value="40.22">
                <text:p>4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87">
                <text:p>5.87</text:p>
              </table:table-cell>
              <table:table-cell office:value-type="float" office:value="15.89">
                <text:p>15.89</text:p>
              </table:table-cell>
              <table:table-cell office:value-type="float" office:value="26.65">
                <text:p>26.65</text:p>
              </table:table-cell>
              <table:table-cell office:value-type="float" office:value="23.75">
                <text:p>23.75</text:p>
              </table:table-cell>
              <table:table-cell office:value-type="float" office:value="44.55">
                <text:p>4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69">
                <text:p>5.69</text:p>
              </table:table-cell>
              <table:table-cell office:value-type="float" office:value="16.87">
                <text:p>16.87</text:p>
              </table:table-cell>
              <table:table-cell office:value-type="float" office:value="33.5">
                <text:p>33.5</text:p>
              </table:table-cell>
              <table:table-cell office:value-type="float" office:value="22.55">
                <text:p>22.55</text:p>
              </table:table-cell>
              <table:table-cell office:value-type="float" office:value="41.64">
                <text:p>4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48">
                <text:p>5.48</text:p>
              </table:table-cell>
              <table:table-cell office:value-type="float" office:value="9.71">
                <text:p>9.71</text:p>
              </table:table-cell>
              <table:table-cell office:value-type="float" office:value="23.62">
                <text:p>23.62</text:p>
              </table:table-cell>
              <table:table-cell office:value-type="float" office:value="31.12">
                <text:p>31.12</text:p>
              </table:table-cell>
              <table:table-cell office:value-type="float" office:value="29.94">
                <text:p>29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pthread_plot_avx.A3:pthread_plot_avx.A35 pthread_plot_avx.H2:pthread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hread_plot_avx.H3:pthread_plot_avx.H35" chart:label-cell-address="pthread_plot_avx.H2:pthread_plot_avx.H2" chart:class="chart:scatter">
            <chart:domain table:cell-range-address="pthread_plot_avx.A3:pthread_plot_avx.A35"/>
            <chart:data-point chart:repeated="33"/>
          </chart:series>
          <chart:series chart:style-name="ch7" chart:values-cell-range-address="pthread_plot_avx.I3:pthread_plot_avx.I35" chart:label-cell-address="pthread_plot_avx.I2:pthread_plot_avx.I2" chart:class="chart:scatter">
            <chart:data-point chart:repeated="33"/>
          </chart:series>
          <chart:series chart:style-name="ch8" chart:values-cell-range-address="pthread_plot_avx.J3:pthread_plot_avx.J35" chart:label-cell-address="pthread_plot_avx.J2:pthread_plot_avx.J2" chart:class="chart:scatter">
            <chart:data-point chart:repeated="33"/>
          </chart:series>
          <chart:series chart:style-name="ch9" chart:values-cell-range-address="pthread_plot_avx.K3:pthread_plot_avx.K35" chart:label-cell-address="pthread_plot_avx.K2:pthread_plot_avx.K2" chart:class="chart:scatter">
            <chart:data-point chart:repeated="33"/>
          </chart:series>
          <chart:series chart:style-name="ch10" chart:values-cell-range-address="pthread_plot_avx.L3:pthread_plot_avx.L35" chart:label-cell-address="pthread_plot_avx.L2:pthread_plot_avx.L2" chart:class="chart:scatter">
            <chart:data-point chart:repeated="33"/>
          </chart:series>
          <chart:series chart:style-name="ch11" chart:values-cell-range-address="pthread_plot_avx.M3:pthread_plot_avx.M35" chart:label-cell-address="pthread_plot_avx.M2:pthread_plot_avx.M2" chart:class="chart:scatter">
            <chart:data-point chart:repeated="33"/>
          </chart:series>
          <chart:series chart:style-name="ch12" chart:values-cell-range-address="pthread_plot_avx.N3:pthread_plot_avx.N35" chart:label-cell-address="pthread_plot_avx.N2:pthread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pthread_plot_avx.H2:pthread_plot_avx.H2</svg:desc>
                </draw:g>
              </table:table-cell>
              <table:table-cell office:value-type="string">
                <text:p>100000</text:p>
                <draw:g>
                  <svg:desc>pthread_plot_avx.I2:pthread_plot_avx.I2</svg:desc>
                </draw:g>
              </table:table-cell>
              <table:table-cell office:value-type="string">
                <text:p>200000</text:p>
                <draw:g>
                  <svg:desc>pthread_plot_avx.J2:pthread_plot_avx.J2</svg:desc>
                </draw:g>
              </table:table-cell>
              <table:table-cell office:value-type="string">
                <text:p>300000</text:p>
                <draw:g>
                  <svg:desc>pthread_plot_avx.K2:pthread_plot_avx.K2</svg:desc>
                </draw:g>
              </table:table-cell>
              <table:table-cell office:value-type="string">
                <text:p>400000</text:p>
                <draw:g>
                  <svg:desc>pthread_plot_avx.L2:pthread_plot_avx.L2</svg:desc>
                </draw:g>
              </table:table-cell>
              <table:table-cell office:value-type="string">
                <text:p>500000</text:p>
                <draw:g>
                  <svg:desc>pthread_plot_avx.M2:pthread_plot_avx.M2</svg:desc>
                </draw:g>
              </table:table-cell>
              <table:table-cell office:value-type="string">
                <text:p>600000</text:p>
                <draw:g>
                  <svg:desc>pthread_plot_avx.N2:pthread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thread_plot_avx.A3:pthread_plot_avx.A35</svg:desc>
                </draw:g>
              </table:table-cell>
              <table:table-cell office:value-type="float" office:value="1">
                <text:p>1</text:p>
                <draw:g>
                  <svg:desc>pthread_plot_avx.H3:pthread_plot_avx.H35</svg:desc>
                </draw:g>
              </table:table-cell>
              <table:table-cell office:value-type="float" office:value="1">
                <text:p>1</text:p>
                <draw:g>
                  <svg:desc>pthread_plot_avx.I3:pthread_plot_avx.I35</svg:desc>
                </draw:g>
              </table:table-cell>
              <table:table-cell office:value-type="float" office:value="1">
                <text:p>1</text:p>
                <draw:g>
                  <svg:desc>pthread_plot_avx.J3:pthread_plot_avx.J35</svg:desc>
                </draw:g>
              </table:table-cell>
              <table:table-cell office:value-type="float" office:value="1.02">
                <text:p>1.02</text:p>
                <draw:g>
                  <svg:desc>pthread_plot_avx.K3:pthread_plot_avx.K35</svg:desc>
                </draw:g>
              </table:table-cell>
              <table:table-cell office:value-type="float" office:value="1.01">
                <text:p>1.01</text:p>
                <draw:g>
                  <svg:desc>pthread_plot_avx.L3:pthread_plot_avx.L35</svg:desc>
                </draw:g>
              </table:table-cell>
              <table:table-cell office:value-type="float" office:value="1">
                <text:p>1</text:p>
                <draw:g>
                  <svg:desc>pthread_plot_avx.M3:pthread_plot_avx.M35</svg:desc>
                </draw:g>
              </table:table-cell>
              <table:table-cell office:value-type="float" office:value="0.99">
                <text:p>0.99</text:p>
                <draw:g>
                  <svg:desc>pthread_plot_avx.N3:pthread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6">
                <text:p>1.86</text:p>
              </table:table-cell>
              <table:table-cell office:value-type="float" office:value="2.13">
                <text:p>2.13</text:p>
              </table:table-cell>
              <table:table-cell office:value-type="float" office:value="3.42">
                <text:p>3.42</text:p>
              </table:table-cell>
              <table:table-cell office:value-type="float" office:value="3.28">
                <text:p>3.28</text:p>
              </table:table-cell>
              <table:table-cell office:value-type="float" office:value="2.76">
                <text:p>2.7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46">
                <text:p>3.46</text:p>
              </table:table-cell>
              <table:table-cell office:value-type="float" office:value="4.18">
                <text:p>4.18</text:p>
              </table:table-cell>
              <table:table-cell office:value-type="float" office:value="6.73">
                <text:p>6.73</text:p>
              </table:table-cell>
              <table:table-cell office:value-type="float" office:value="6.9">
                <text:p>6.9</text:p>
              </table:table-cell>
              <table:table-cell office:value-type="float" office:value="5.71">
                <text:p>5.71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82">
                <text:p>4.82</text:p>
              </table:table-cell>
              <table:table-cell office:value-type="float" office:value="6.07">
                <text:p>6.07</text:p>
              </table:table-cell>
              <table:table-cell office:value-type="float" office:value="9.86">
                <text:p>9.86</text:p>
              </table:table-cell>
              <table:table-cell office:value-type="float" office:value="11">
                <text:p>11</text:p>
              </table:table-cell>
              <table:table-cell office:value-type="float" office:value="11.32">
                <text:p>11.3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9">
                <text:p>5.99</text:p>
              </table:table-cell>
              <table:table-cell office:value-type="float" office:value="7.39">
                <text:p>7.39</text:p>
              </table:table-cell>
              <table:table-cell office:value-type="float" office:value="12.72">
                <text:p>12.72</text:p>
              </table:table-cell>
              <table:table-cell office:value-type="float" office:value="14.36">
                <text:p>14.36</text:p>
              </table:table-cell>
              <table:table-cell office:value-type="float" office:value="15.11">
                <text:p>15.1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95">
                <text:p>6.95</text:p>
              </table:table-cell>
              <table:table-cell office:value-type="float" office:value="9.05">
                <text:p>9.05</text:p>
              </table:table-cell>
              <table:table-cell office:value-type="float" office:value="15.53">
                <text:p>15.53</text:p>
              </table:table-cell>
              <table:table-cell office:value-type="float" office:value="17.39">
                <text:p>17.39</text:p>
              </table:table-cell>
              <table:table-cell office:value-type="float" office:value="18.35">
                <text:p>18.35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24">
                <text:p>8.24</text:p>
              </table:table-cell>
              <table:table-cell office:value-type="float" office:value="10.5">
                <text:p>10.5</text:p>
              </table:table-cell>
              <table:table-cell office:value-type="float" office:value="17.72">
                <text:p>17.72</text:p>
              </table:table-cell>
              <table:table-cell office:value-type="float" office:value="20.41">
                <text:p>20.41</text:p>
              </table:table-cell>
              <table:table-cell office:value-type="float" office:value="21.57">
                <text:p>21.57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9">
                <text:p>8.9</text:p>
              </table:table-cell>
              <table:table-cell office:value-type="float" office:value="11.53">
                <text:p>11.53</text:p>
              </table:table-cell>
              <table:table-cell office:value-type="float" office:value="19.93">
                <text:p>19.93</text:p>
              </table:table-cell>
              <table:table-cell office:value-type="float" office:value="23.05">
                <text:p>23.05</text:p>
              </table:table-cell>
              <table:table-cell office:value-type="float" office:value="24.55">
                <text:p>24.55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28">
                <text:p>9.28</text:p>
              </table:table-cell>
              <table:table-cell office:value-type="float" office:value="12.24">
                <text:p>12.24</text:p>
              </table:table-cell>
              <table:table-cell office:value-type="float" office:value="21.57">
                <text:p>21.57</text:p>
              </table:table-cell>
              <table:table-cell office:value-type="float" office:value="25.49">
                <text:p>25.49</text:p>
              </table:table-cell>
              <table:table-cell office:value-type="float" office:value="27.1">
                <text:p>27.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17">
                <text:p>9.17</text:p>
              </table:table-cell>
              <table:table-cell office:value-type="float" office:value="12.96">
                <text:p>12.96</text:p>
              </table:table-cell>
              <table:table-cell office:value-type="float" office:value="23.14">
                <text:p>23.14</text:p>
              </table:table-cell>
              <table:table-cell office:value-type="float" office:value="27.83">
                <text:p>27.83</text:p>
              </table:table-cell>
              <table:table-cell office:value-type="float" office:value="29.43">
                <text:p>29.43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17">
                <text:p>9.17</text:p>
              </table:table-cell>
              <table:table-cell office:value-type="float" office:value="13.52">
                <text:p>13.52</text:p>
              </table:table-cell>
              <table:table-cell office:value-type="float" office:value="24.51">
                <text:p>24.51</text:p>
              </table:table-cell>
              <table:table-cell office:value-type="float" office:value="29.23">
                <text:p>29.23</text:p>
              </table:table-cell>
              <table:table-cell office:value-type="float" office:value="31.49">
                <text:p>31.49</text:p>
              </table:table-cell>
              <table:table-cell office:value-type="float" office:value="32.03">
                <text:p>32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93">
                <text:p>8.93</text:p>
              </table:table-cell>
              <table:table-cell office:value-type="float" office:value="14.1">
                <text:p>14.1</text:p>
              </table:table-cell>
              <table:table-cell office:value-type="float" office:value="25.66">
                <text:p>25.66</text:p>
              </table:table-cell>
              <table:table-cell office:value-type="float" office:value="30.81">
                <text:p>30.81</text:p>
              </table:table-cell>
              <table:table-cell office:value-type="float" office:value="33.28">
                <text:p>33.28</text:p>
              </table:table-cell>
              <table:table-cell office:value-type="float" office:value="34.05">
                <text:p>34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88">
                <text:p>8.88</text:p>
              </table:table-cell>
              <table:table-cell office:value-type="float" office:value="15.11">
                <text:p>15.11</text:p>
              </table:table-cell>
              <table:table-cell office:value-type="float" office:value="26.29">
                <text:p>26.29</text:p>
              </table:table-cell>
              <table:table-cell office:value-type="float" office:value="31.52">
                <text:p>31.52</text:p>
              </table:table-cell>
              <table:table-cell office:value-type="float" office:value="34.99">
                <text:p>34.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7">
                <text:p>8.7</text:p>
              </table:table-cell>
              <table:table-cell office:value-type="float" office:value="15.6">
                <text:p>15.6</text:p>
              </table:table-cell>
              <table:table-cell office:value-type="float" office:value="27.08">
                <text:p>27.08</text:p>
              </table:table-cell>
              <table:table-cell office:value-type="float" office:value="33.46">
                <text:p>33.46</text:p>
              </table:table-cell>
              <table:table-cell office:value-type="float" office:value="36.37">
                <text:p>36.37</text:p>
              </table:table-cell>
              <table:table-cell office:value-type="float" office:value="37.29">
                <text:p>37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35">
                <text:p>8.35</text:p>
              </table:table-cell>
              <table:table-cell office:value-type="float" office:value="15.63">
                <text:p>15.63</text:p>
              </table:table-cell>
              <table:table-cell office:value-type="float" office:value="27.52">
                <text:p>27.52</text:p>
              </table:table-cell>
              <table:table-cell office:value-type="float" office:value="34.2">
                <text:p>34.2</text:p>
              </table:table-cell>
              <table:table-cell office:value-type="float" office:value="37.48">
                <text:p>37.48</text:p>
              </table:table-cell>
              <table:table-cell office:value-type="float" office:value="38.73">
                <text:p>3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27">
                <text:p>8.27</text:p>
              </table:table-cell>
              <table:table-cell office:value-type="float" office:value="15.77">
                <text:p>15.77</text:p>
              </table:table-cell>
              <table:table-cell office:value-type="float" office:value="28.64">
                <text:p>28.64</text:p>
              </table:table-cell>
              <table:table-cell office:value-type="float" office:value="34.86">
                <text:p>34.86</text:p>
              </table:table-cell>
              <table:table-cell office:value-type="float" office:value="38.29">
                <text:p>38.29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87">
                <text:p>7.87</text:p>
              </table:table-cell>
              <table:table-cell office:value-type="float" office:value="15.43">
                <text:p>15.43</text:p>
              </table:table-cell>
              <table:table-cell office:value-type="float" office:value="28.25">
                <text:p>28.25</text:p>
              </table:table-cell>
              <table:table-cell office:value-type="float" office:value="34.93">
                <text:p>34.93</text:p>
              </table:table-cell>
              <table:table-cell office:value-type="float" office:value="39.17">
                <text:p>39.17</text:p>
              </table:table-cell>
              <table:table-cell office:value-type="float" office:value="41.09">
                <text:p>41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74">
                <text:p>7.74</text:p>
              </table:table-cell>
              <table:table-cell office:value-type="float" office:value="15.29">
                <text:p>15.29</text:p>
              </table:table-cell>
              <table:table-cell office:value-type="float" office:value="29.44">
                <text:p>29.44</text:p>
              </table:table-cell>
              <table:table-cell office:value-type="float" office:value="35.81">
                <text:p>35.81</text:p>
              </table:table-cell>
              <table:table-cell office:value-type="float" office:value="39.91">
                <text:p>39.91</text:p>
              </table:table-cell>
              <table:table-cell office:value-type="float" office:value="43.36">
                <text:p>43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42">
                <text:p>7.42</text:p>
              </table:table-cell>
              <table:table-cell office:value-type="float" office:value="15.11">
                <text:p>15.11</text:p>
              </table:table-cell>
              <table:table-cell office:value-type="float" office:value="30.5">
                <text:p>30.5</text:p>
              </table:table-cell>
              <table:table-cell office:value-type="float" office:value="35.81">
                <text:p>35.81</text:p>
              </table:table-cell>
              <table:table-cell office:value-type="float" office:value="41.19">
                <text:p>41.19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07">
                <text:p>7.07</text:p>
              </table:table-cell>
              <table:table-cell office:value-type="float" office:value="14.77">
                <text:p>14.77</text:p>
              </table:table-cell>
              <table:table-cell office:value-type="float" office:value="30.43">
                <text:p>30.43</text:p>
              </table:table-cell>
              <table:table-cell office:value-type="float" office:value="35.81">
                <text:p>35.81</text:p>
              </table:table-cell>
              <table:table-cell office:value-type="float" office:value="40.71">
                <text:p>40.71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82">
                <text:p>6.82</text:p>
              </table:table-cell>
              <table:table-cell office:value-type="float" office:value="14.59">
                <text:p>14.59</text:p>
              </table:table-cell>
              <table:table-cell office:value-type="float" office:value="30.16">
                <text:p>30.16</text:p>
              </table:table-cell>
              <table:table-cell office:value-type="float" office:value="36.36">
                <text:p>36.36</text:p>
              </table:table-cell>
              <table:table-cell office:value-type="float" office:value="40.93">
                <text:p>40.93</text:p>
              </table:table-cell>
              <table:table-cell office:value-type="float" office:value="44.74">
                <text:p>44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65">
                <text:p>6.65</text:p>
              </table:table-cell>
              <table:table-cell office:value-type="float" office:value="14.1">
                <text:p>14.1</text:p>
              </table:table-cell>
              <table:table-cell office:value-type="float" office:value="29.6">
                <text:p>29.6</text:p>
              </table:table-cell>
              <table:table-cell office:value-type="float" office:value="35.58">
                <text:p>35.58</text:p>
              </table:table-cell>
              <table:table-cell office:value-type="float" office:value="41.9">
                <text:p>41.9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35">
                <text:p>6.35</text:p>
              </table:table-cell>
              <table:table-cell office:value-type="float" office:value="13.3">
                <text:p>13.3</text:p>
              </table:table-cell>
              <table:table-cell office:value-type="float" office:value="29.47">
                <text:p>29.47</text:p>
              </table:table-cell>
              <table:table-cell office:value-type="float" office:value="35.79">
                <text:p>35.79</text:p>
              </table:table-cell>
              <table:table-cell office:value-type="float" office:value="41.54">
                <text:p>41.54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24">
                <text:p>6.24</text:p>
              </table:table-cell>
              <table:table-cell office:value-type="float" office:value="13.09">
                <text:p>13.09</text:p>
              </table:table-cell>
              <table:table-cell office:value-type="float" office:value="28.7">
                <text:p>28.7</text:p>
              </table:table-cell>
              <table:table-cell office:value-type="float" office:value="37.25">
                <text:p>37.25</text:p>
              </table:table-cell>
              <table:table-cell office:value-type="float" office:value="41.61">
                <text:p>41.61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.07">
                <text:p>6.07</text:p>
              </table:table-cell>
              <table:table-cell office:value-type="float" office:value="12.79">
                <text:p>12.79</text:p>
              </table:table-cell>
              <table:table-cell office:value-type="float" office:value="28.01">
                <text:p>28.01</text:p>
              </table:table-cell>
              <table:table-cell office:value-type="float" office:value="37.74">
                <text:p>37.74</text:p>
              </table:table-cell>
              <table:table-cell office:value-type="float" office:value="42.34">
                <text:p>42.34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87">
                <text:p>5.87</text:p>
              </table:table-cell>
              <table:table-cell office:value-type="float" office:value="12.28">
                <text:p>12.28</text:p>
              </table:table-cell>
              <table:table-cell office:value-type="float" office:value="26.55">
                <text:p>26.55</text:p>
              </table:table-cell>
              <table:table-cell office:value-type="float" office:value="37.05">
                <text:p>37.05</text:p>
              </table:table-cell>
              <table:table-cell office:value-type="float" office:value="41.91">
                <text:p>41.91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76">
                <text:p>5.76</text:p>
              </table:table-cell>
              <table:table-cell office:value-type="float" office:value="12.11">
                <text:p>12.11</text:p>
              </table:table-cell>
              <table:table-cell office:value-type="float" office:value="26.13">
                <text:p>26.13</text:p>
              </table:table-cell>
              <table:table-cell office:value-type="float" office:value="37.09">
                <text:p>37.09</text:p>
              </table:table-cell>
              <table:table-cell office:value-type="float" office:value="41.97">
                <text:p>41.97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56">
                <text:p>5.56</text:p>
              </table:table-cell>
              <table:table-cell office:value-type="float" office:value="11.77">
                <text:p>11.77</text:p>
              </table:table-cell>
              <table:table-cell office:value-type="float" office:value="25.67">
                <text:p>25.67</text:p>
              </table:table-cell>
              <table:table-cell office:value-type="float" office:value="36.12">
                <text:p>36.12</text:p>
              </table:table-cell>
              <table:table-cell office:value-type="float" office:value="40.64">
                <text:p>40.64</text:p>
              </table:table-cell>
              <table:table-cell office:value-type="float" office:value="44.47">
                <text:p>44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37">
                <text:p>5.37</text:p>
              </table:table-cell>
              <table:table-cell office:value-type="float" office:value="11.43">
                <text:p>11.43</text:p>
              </table:table-cell>
              <table:table-cell office:value-type="float" office:value="25.03">
                <text:p>25.03</text:p>
              </table:table-cell>
              <table:table-cell office:value-type="float" office:value="34.09">
                <text:p>34.09</text:p>
              </table:table-cell>
              <table:table-cell office:value-type="float" office:value="41.44">
                <text:p>41.44</text:p>
              </table:table-cell>
              <table:table-cell office:value-type="float" office:value="44.24">
                <text:p>44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23">
                <text:p>5.23</text:p>
              </table:table-cell>
              <table:table-cell office:value-type="float" office:value="11.13">
                <text:p>11.13</text:p>
              </table:table-cell>
              <table:table-cell office:value-type="float" office:value="24.59">
                <text:p>24.59</text:p>
              </table:table-cell>
              <table:table-cell office:value-type="float" office:value="34.07">
                <text:p>34.07</text:p>
              </table:table-cell>
              <table:table-cell office:value-type="float" office:value="41.65">
                <text:p>41.65</text:p>
              </table:table-cell>
              <table:table-cell office:value-type="float" office:value="43.96">
                <text:p>43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06">
                <text:p>5.06</text:p>
              </table:table-cell>
              <table:table-cell office:value-type="float" office:value="10.87">
                <text:p>10.87</text:p>
              </table:table-cell>
              <table:table-cell office:value-type="float" office:value="23.98">
                <text:p>23.98</text:p>
              </table:table-cell>
              <table:table-cell office:value-type="float" office:value="33.4">
                <text:p>33.4</text:p>
              </table:table-cell>
              <table:table-cell office:value-type="float" office:value="39.93">
                <text:p>39.93</text:p>
              </table:table-cell>
              <table:table-cell office:value-type="float" office:value="43.87">
                <text:p>43.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9">
                <text:p>4.9</text:p>
              </table:table-cell>
              <table:table-cell office:value-type="float" office:value="10.57">
                <text:p>10.57</text:p>
              </table:table-cell>
              <table:table-cell office:value-type="float" office:value="23.58">
                <text:p>23.58</text:p>
              </table:table-cell>
              <table:table-cell office:value-type="float" office:value="32.78">
                <text:p>32.78</text:p>
              </table:table-cell>
              <table:table-cell office:value-type="float" office:value="39.45">
                <text:p>39.45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84">
                <text:p>4.84</text:p>
              </table:table-cell>
              <table:table-cell office:value-type="float" office:value="10.51">
                <text:p>10.51</text:p>
              </table:table-cell>
              <table:table-cell office:value-type="float" office:value="23.48">
                <text:p>23.48</text:p>
              </table:table-cell>
              <table:table-cell office:value-type="float" office:value="32.57">
                <text:p>32.57</text:p>
              </table:table-cell>
              <table:table-cell office:value-type="float" office:value="39.39">
                <text:p>39.39</text:p>
              </table:table-cell>
              <table:table-cell office:value-type="float" office:value="42.72">
                <text:p>42.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5.001cm" xlink:href=".." xlink:type="simple" chart:class="chart:scatter" chart:style-name="ch1">
        <chart:legend chart:legend-position="bottom" svg:x="1.495cm" svg:y="14.417cm" style:legend-expansion="wide" chart:style-name="ch2"/>
        <chart:plot-area chart:style-name="ch3" table:cell-range-address="ff_plot_avx.A3:ff_plot_avx.A35 ff_plot_avx.H2:ff_plot_avx.N35" chart:data-source-has-labels="row" svg:x="0.38cm" svg:y="0.3cm" svg:width="18.241cm" svg:height="13.633cm">
          <chartooo:coordinate-region svg:x="1.036cm" svg:y="0.492cm" svg:width="17.381cm" svg:height="12.80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f_plot_avx.H3:ff_plot_avx.H35" chart:label-cell-address="ff_plot_avx.H2:ff_plot_avx.H2" chart:class="chart:scatter">
            <chart:domain table:cell-range-address="ff_plot_avx.A3:ff_plot_avx.A35"/>
            <chart:data-point chart:repeated="33"/>
          </chart:series>
          <chart:series chart:style-name="ch7" chart:values-cell-range-address="ff_plot_avx.I3:ff_plot_avx.I35" chart:label-cell-address="ff_plot_avx.I2:ff_plot_avx.I2" chart:class="chart:scatter">
            <chart:data-point chart:repeated="33"/>
          </chart:series>
          <chart:series chart:style-name="ch8" chart:values-cell-range-address="ff_plot_avx.J3:ff_plot_avx.J35" chart:label-cell-address="ff_plot_avx.J2:ff_plot_avx.J2" chart:class="chart:scatter">
            <chart:data-point chart:repeated="33"/>
          </chart:series>
          <chart:series chart:style-name="ch9" chart:values-cell-range-address="ff_plot_avx.K3:ff_plot_avx.K35" chart:label-cell-address="ff_plot_avx.K2:ff_plot_avx.K2" chart:class="chart:scatter">
            <chart:data-point chart:repeated="33"/>
          </chart:series>
          <chart:series chart:style-name="ch10" chart:values-cell-range-address="ff_plot_avx.L3:ff_plot_avx.L35" chart:label-cell-address="ff_plot_avx.L2:ff_plot_avx.L2" chart:class="chart:scatter">
            <chart:data-point chart:repeated="33"/>
          </chart:series>
          <chart:series chart:style-name="ch11" chart:values-cell-range-address="ff_plot_avx.M3:ff_plot_avx.M35" chart:label-cell-address="ff_plot_avx.M2:ff_plot_avx.M2" chart:class="chart:scatter">
            <chart:data-point chart:repeated="33"/>
          </chart:series>
          <chart:series chart:style-name="ch12" chart:values-cell-range-address="ff_plot_avx.N3:ff_plot_avx.N35" chart:label-cell-address="ff_plot_avx.N2:ff_plot_avx.N2" chart:class="chart:scatte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ff_plot_avx.H2:ff_plot_avx.H2</svg:desc>
                </draw:g>
              </table:table-cell>
              <table:table-cell office:value-type="string">
                <text:p>100000</text:p>
                <draw:g>
                  <svg:desc>ff_plot_avx.I2:ff_plot_avx.I2</svg:desc>
                </draw:g>
              </table:table-cell>
              <table:table-cell office:value-type="string">
                <text:p>200000</text:p>
                <draw:g>
                  <svg:desc>ff_plot_avx.J2:ff_plot_avx.J2</svg:desc>
                </draw:g>
              </table:table-cell>
              <table:table-cell office:value-type="string">
                <text:p>300000</text:p>
                <draw:g>
                  <svg:desc>ff_plot_avx.K2:ff_plot_avx.K2</svg:desc>
                </draw:g>
              </table:table-cell>
              <table:table-cell office:value-type="string">
                <text:p>400000</text:p>
                <draw:g>
                  <svg:desc>ff_plot_avx.L2:ff_plot_avx.L2</svg:desc>
                </draw:g>
              </table:table-cell>
              <table:table-cell office:value-type="string">
                <text:p>500000</text:p>
                <draw:g>
                  <svg:desc>ff_plot_avx.M2:ff_plot_avx.M2</svg:desc>
                </draw:g>
              </table:table-cell>
              <table:table-cell office:value-type="string">
                <text:p>600000</text:p>
                <draw:g>
                  <svg:desc>ff_plot_avx.N2:ff_plot_avx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f_plot_avx.A3:ff_plot_avx.A35</svg:desc>
                </draw:g>
              </table:table-cell>
              <table:table-cell office:value-type="float" office:value="1">
                <text:p>1</text:p>
                <draw:g>
                  <svg:desc>ff_plot_avx.H3:ff_plot_avx.H35</svg:desc>
                </draw:g>
              </table:table-cell>
              <table:table-cell office:value-type="float" office:value="0.96">
                <text:p>0.96</text:p>
                <draw:g>
                  <svg:desc>ff_plot_avx.I3:ff_plot_avx.I35</svg:desc>
                </draw:g>
              </table:table-cell>
              <table:table-cell office:value-type="float" office:value="0.98">
                <text:p>0.98</text:p>
                <draw:g>
                  <svg:desc>ff_plot_avx.J3:ff_plot_avx.J35</svg:desc>
                </draw:g>
              </table:table-cell>
              <table:table-cell office:value-type="float" office:value="0.98">
                <text:p>0.98</text:p>
                <draw:g>
                  <svg:desc>ff_plot_avx.K3:ff_plot_avx.K35</svg:desc>
                </draw:g>
              </table:table-cell>
              <table:table-cell office:value-type="float" office:value="0.97">
                <text:p>0.97</text:p>
                <draw:g>
                  <svg:desc>ff_plot_avx.L3:ff_plot_avx.L35</svg:desc>
                </draw:g>
              </table:table-cell>
              <table:table-cell office:value-type="float" office:value="0.97">
                <text:p>0.97</text:p>
                <draw:g>
                  <svg:desc>ff_plot_avx.M3:ff_plot_avx.M35</svg:desc>
                </draw:g>
              </table:table-cell>
              <table:table-cell office:value-type="float" office:value="0.97">
                <text:p>0.97</text:p>
                <draw:g>
                  <svg:desc>ff_plot_avx.N3:ff_plot_avx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3">
                <text:p>1.73</text:p>
              </table:table-cell>
              <table:table-cell office:value-type="float" office:value="2.05">
                <text:p>2.05</text:p>
              </table:table-cell>
              <table:table-cell office:value-type="float" office:value="3.25">
                <text:p>3.25</text:p>
              </table:table-cell>
              <table:table-cell office:value-type="float" office:value="3.17">
                <text:p>3.17</text:p>
              </table:table-cell>
              <table:table-cell office:value-type="float" office:value="2.7">
                <text:p>2.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6">
                <text:p>3.06</text:p>
              </table:table-cell>
              <table:table-cell office:value-type="float" office:value="3.84">
                <text:p>3.84</text:p>
              </table:table-cell>
              <table:table-cell office:value-type="float" office:value="6.19">
                <text:p>6.19</text:p>
              </table:table-cell>
              <table:table-cell office:value-type="float" office:value="6.05">
                <text:p>6.05</text:p>
              </table:table-cell>
              <table:table-cell office:value-type="float" office:value="5.38">
                <text:p>5.3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93">
                <text:p>3.93</text:p>
              </table:table-cell>
              <table:table-cell office:value-type="float" office:value="5.34">
                <text:p>5.34</text:p>
              </table:table-cell>
              <table:table-cell office:value-type="float" office:value="8.95">
                <text:p>8.95</text:p>
              </table:table-cell>
              <table:table-cell office:value-type="float" office:value="10.29">
                <text:p>10.29</text:p>
              </table:table-cell>
              <table:table-cell office:value-type="float" office:value="10.05">
                <text:p>10.0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1">
                <text:p>4.51</text:p>
              </table:table-cell>
              <table:table-cell office:value-type="float" office:value="6.45">
                <text:p>6.45</text:p>
              </table:table-cell>
              <table:table-cell office:value-type="float" office:value="11.22">
                <text:p>11.22</text:p>
              </table:table-cell>
              <table:table-cell office:value-type="float" office:value="12.87">
                <text:p>12.87</text:p>
              </table:table-cell>
              <table:table-cell office:value-type="float" office:value="13.82">
                <text:p>13.82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59">
                <text:p>4.59</text:p>
              </table:table-cell>
              <table:table-cell office:value-type="float" office:value="7.14">
                <text:p>7.14</text:p>
              </table:table-cell>
              <table:table-cell office:value-type="float" office:value="12.82">
                <text:p>12.82</text:p>
              </table:table-cell>
              <table:table-cell office:value-type="float" office:value="14.73">
                <text:p>14.73</text:p>
              </table:table-cell>
              <table:table-cell office:value-type="float" office:value="16.28">
                <text:p>16.28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2">
                <text:p>4.92</text:p>
              </table:table-cell>
              <table:table-cell office:value-type="float" office:value="7.79">
                <text:p>7.79</text:p>
              </table:table-cell>
              <table:table-cell office:value-type="float" office:value="14.21">
                <text:p>14.21</text:p>
              </table:table-cell>
              <table:table-cell office:value-type="float" office:value="17.24">
                <text:p>17.24</text:p>
              </table:table-cell>
              <table:table-cell office:value-type="float" office:value="18.54">
                <text:p>18.54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87">
                <text:p>4.87</text:p>
              </table:table-cell>
              <table:table-cell office:value-type="float" office:value="8.12">
                <text:p>8.12</text:p>
              </table:table-cell>
              <table:table-cell office:value-type="float" office:value="15.09">
                <text:p>15.09</text:p>
              </table:table-cell>
              <table:table-cell office:value-type="float" office:value="18.59">
                <text:p>18.59</text:p>
              </table:table-cell>
              <table:table-cell office:value-type="float" office:value="20.34">
                <text:p>20.34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85">
                <text:p>4.85</text:p>
              </table:table-cell>
              <table:table-cell office:value-type="float" office:value="8.2">
                <text:p>8.2</text:p>
              </table:table-cell>
              <table:table-cell office:value-type="float" office:value="15.97">
                <text:p>15.97</text:p>
              </table:table-cell>
              <table:table-cell office:value-type="float" office:value="19.34">
                <text:p>19.34</text:p>
              </table:table-cell>
              <table:table-cell office:value-type="float" office:value="21.54">
                <text:p>21.54</text:p>
              </table:table-cell>
              <table:table-cell office:value-type="float" office:value="22.58">
                <text:p>2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7">
                <text:p>4.7</text:p>
              </table:table-cell>
              <table:table-cell office:value-type="float" office:value="8.06">
                <text:p>8.06</text:p>
              </table:table-cell>
              <table:table-cell office:value-type="float" office:value="16.31">
                <text:p>16.31</text:p>
              </table:table-cell>
              <table:table-cell office:value-type="float" office:value="20.28">
                <text:p>20.28</text:p>
              </table:table-cell>
              <table:table-cell office:value-type="float" office:value="22.8">
                <text:p>22.8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8.03">
                <text:p>8.03</text:p>
              </table:table-cell>
              <table:table-cell office:value-type="float" office:value="15.75">
                <text:p>15.75</text:p>
              </table:table-cell>
              <table:table-cell office:value-type="float" office:value="20.2">
                <text:p>20.2</text:p>
              </table:table-cell>
              <table:table-cell office:value-type="float" office:value="23.26">
                <text:p>23.26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91">
                <text:p>3.91</text:p>
              </table:table-cell>
              <table:table-cell office:value-type="float" office:value="7.74">
                <text:p>7.74</text:p>
              </table:table-cell>
              <table:table-cell office:value-type="float" office:value="15.89">
                <text:p>15.89</text:p>
              </table:table-cell>
              <table:table-cell office:value-type="float" office:value="20.99">
                <text:p>20.99</text:p>
              </table:table-cell>
              <table:table-cell office:value-type="float" office:value="24.02">
                <text:p>24.02</text:p>
              </table:table-cell>
              <table:table-cell office:value-type="float" office:value="25.45">
                <text:p>2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88">
                <text:p>3.88</text:p>
              </table:table-cell>
              <table:table-cell office:value-type="float" office:value="8.02">
                <text:p>8.02</text:p>
              </table:table-cell>
              <table:table-cell office:value-type="float" office:value="16.18">
                <text:p>16.18</text:p>
              </table:table-cell>
              <table:table-cell office:value-type="float" office:value="21.19">
                <text:p>21.19</text:p>
              </table:table-cell>
              <table:table-cell office:value-type="float" office:value="24.33">
                <text:p>24.33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81">
                <text:p>3.81</text:p>
              </table:table-cell>
              <table:table-cell office:value-type="float" office:value="7.6">
                <text:p>7.6</text:p>
              </table:table-cell>
              <table:table-cell office:value-type="float" office:value="15.5">
                <text:p>15.5</text:p>
              </table:table-cell>
              <table:table-cell office:value-type="float" office:value="20.58">
                <text:p>20.58</text:p>
              </table:table-cell>
              <table:table-cell office:value-type="float" office:value="24.14">
                <text:p>24.14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54">
                <text:p>3.54</text:p>
              </table:table-cell>
              <table:table-cell office:value-type="float" office:value="6.99">
                <text:p>6.99</text:p>
              </table:table-cell>
              <table:table-cell office:value-type="float" office:value="15.41">
                <text:p>15.41</text:p>
              </table:table-cell>
              <table:table-cell office:value-type="float" office:value="20.65">
                <text:p>20.65</text:p>
              </table:table-cell>
              <table:table-cell office:value-type="float" office:value="24.06">
                <text:p>24.06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34">
                <text:p>3.34</text:p>
              </table:table-cell>
              <table:table-cell office:value-type="float" office:value="7.07">
                <text:p>7.07</text:p>
              </table:table-cell>
              <table:table-cell office:value-type="float" office:value="15.13">
                <text:p>15.13</text:p>
              </table:table-cell>
              <table:table-cell office:value-type="float" office:value="20.18">
                <text:p>20.18</text:p>
              </table:table-cell>
              <table:table-cell office:value-type="float" office:value="24.04">
                <text:p>24.04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22">
                <text:p>3.22</text:p>
              </table:table-cell>
              <table:table-cell office:value-type="float" office:value="6.95">
                <text:p>6.95</text:p>
              </table:table-cell>
              <table:table-cell office:value-type="float" office:value="14.72">
                <text:p>14.72</text:p>
              </table:table-cell>
              <table:table-cell office:value-type="float" office:value="19.75">
                <text:p>19.75</text:p>
              </table:table-cell>
              <table:table-cell office:value-type="float" office:value="24.08">
                <text:p>24.08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88">
                <text:p>2.88</text:p>
              </table:table-cell>
              <table:table-cell office:value-type="float" office:value="6.57">
                <text:p>6.57</text:p>
              </table:table-cell>
              <table:table-cell office:value-type="float" office:value="13.31">
                <text:p>13.31</text:p>
              </table:table-cell>
              <table:table-cell office:value-type="float" office:value="19.46">
                <text:p>19.46</text:p>
              </table:table-cell>
              <table:table-cell office:value-type="float" office:value="22.7">
                <text:p>22.7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78">
                <text:p>2.78</text:p>
              </table:table-cell>
              <table:table-cell office:value-type="float" office:value="6.33">
                <text:p>6.33</text:p>
              </table:table-cell>
              <table:table-cell office:value-type="float" office:value="13.34">
                <text:p>13.34</text:p>
              </table:table-cell>
              <table:table-cell office:value-type="float" office:value="18.89">
                <text:p>18.89</text:p>
              </table:table-cell>
              <table:table-cell office:value-type="float" office:value="22.49">
                <text:p>22.49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63">
                <text:p>2.63</text:p>
              </table:table-cell>
              <table:table-cell office:value-type="float" office:value="6.05">
                <text:p>6.05</text:p>
              </table:table-cell>
              <table:table-cell office:value-type="float" office:value="13.76">
                <text:p>13.76</text:p>
              </table:table-cell>
              <table:table-cell office:value-type="float" office:value="18">
                <text:p>18</text:p>
              </table:table-cell>
              <table:table-cell office:value-type="float" office:value="22.85">
                <text:p>22.85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5">
                <text:p>2.45</text:p>
              </table:table-cell>
              <table:table-cell office:value-type="float" office:value="5.64">
                <text:p>5.64</text:p>
              </table:table-cell>
              <table:table-cell office:value-type="float" office:value="13.33">
                <text:p>13.33</text:p>
              </table:table-cell>
              <table:table-cell office:value-type="float" office:value="16.79">
                <text:p>16.79</text:p>
              </table:table-cell>
              <table:table-cell office:value-type="float" office:value="21.46">
                <text:p>21.46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8">
                <text:p>2.28</text:p>
              </table:table-cell>
              <table:table-cell office:value-type="float" office:value="5.25">
                <text:p>5.25</text:p>
              </table:table-cell>
              <table:table-cell office:value-type="float" office:value="12.5">
                <text:p>12.5</text:p>
              </table:table-cell>
              <table:table-cell office:value-type="float" office:value="16.84">
                <text:p>16.84</text:p>
              </table:table-cell>
              <table:table-cell office:value-type="float" office:value="19.59">
                <text:p>19.59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18">
                <text:p>2.18</text:p>
              </table:table-cell>
              <table:table-cell office:value-type="float" office:value="5.01">
                <text:p>5.01</text:p>
              </table:table-cell>
              <table:table-cell office:value-type="float" office:value="11.95">
                <text:p>11.95</text:p>
              </table:table-cell>
              <table:table-cell office:value-type="float" office:value="16.81">
                <text:p>16.81</text:p>
              </table:table-cell>
              <table:table-cell office:value-type="float" office:value="19.66">
                <text:p>19.66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04">
                <text:p>2.04</text:p>
              </table:table-cell>
              <table:table-cell office:value-type="float" office:value="4.68">
                <text:p>4.68</text:p>
              </table:table-cell>
              <table:table-cell office:value-type="float" office:value="11.19">
                <text:p>11.19</text:p>
              </table:table-cell>
              <table:table-cell office:value-type="float" office:value="16.15">
                <text:p>16.15</text:p>
              </table:table-cell>
              <table:table-cell office:value-type="float" office:value="19.13">
                <text:p>19.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2">
                <text:p>1.92</text:p>
              </table:table-cell>
              <table:table-cell office:value-type="float" office:value="4.44">
                <text:p>4.44</text:p>
              </table:table-cell>
              <table:table-cell office:value-type="float" office:value="10.59">
                <text:p>10.59</text:p>
              </table:table-cell>
              <table:table-cell office:value-type="float" office:value="15.59">
                <text:p>15.59</text:p>
              </table:table-cell>
              <table:table-cell office:value-type="float" office:value="19.06">
                <text:p>19.0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7">
                <text:p>1.87</text:p>
              </table:table-cell>
              <table:table-cell office:value-type="float" office:value="4.32">
                <text:p>4.32</text:p>
              </table:table-cell>
              <table:table-cell office:value-type="float" office:value="10.31">
                <text:p>10.31</text:p>
              </table:table-cell>
              <table:table-cell office:value-type="float" office:value="15.35">
                <text:p>15.35</text:p>
              </table:table-cell>
              <table:table-cell office:value-type="float" office:value="19.09">
                <text:p>19.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76">
                <text:p>1.76</text:p>
              </table:table-cell>
              <table:table-cell office:value-type="float" office:value="4.1">
                <text:p>4.1</text:p>
              </table:table-cell>
              <table:table-cell office:value-type="float" office:value="9.82">
                <text:p>9.82</text:p>
              </table:table-cell>
              <table:table-cell office:value-type="float" office:value="14.48">
                <text:p>14.48</text:p>
              </table:table-cell>
              <table:table-cell office:value-type="float" office:value="18.5">
                <text:p>18.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65">
                <text:p>1.65</text:p>
              </table:table-cell>
              <table:table-cell office:value-type="float" office:value="3.93">
                <text:p>3.93</text:p>
              </table:table-cell>
              <table:table-cell office:value-type="float" office:value="9.31">
                <text:p>9.31</text:p>
              </table:table-cell>
              <table:table-cell office:value-type="float" office:value="13.76">
                <text:p>13.76</text:p>
              </table:table-cell>
              <table:table-cell office:value-type="float" office:value="16.42">
                <text:p>16.42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3.71">
                <text:p>3.71</text:p>
              </table:table-cell>
              <table:table-cell office:value-type="float" office:value="8.81">
                <text:p>8.81</text:p>
              </table:table-cell>
              <table:table-cell office:value-type="float" office:value="13.03">
                <text:p>13.03</text:p>
              </table:table-cell>
              <table:table-cell office:value-type="float" office:value="16.77">
                <text:p>16.77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3">
                <text:p>1.53</text:p>
              </table:table-cell>
              <table:table-cell office:value-type="float" office:value="3.54">
                <text:p>3.54</text:p>
              </table:table-cell>
              <table:table-cell office:value-type="float" office:value="8.46">
                <text:p>8.46</text:p>
              </table:table-cell>
              <table:table-cell office:value-type="float" office:value="12.48">
                <text:p>12.48</text:p>
              </table:table-cell>
              <table:table-cell office:value-type="float" office:value="16.11">
                <text:p>16.11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5">
                <text:p>1.5</text:p>
              </table:table-cell>
              <table:table-cell office:value-type="float" office:value="3.46">
                <text:p>3.46</text:p>
              </table:table-cell>
              <table:table-cell office:value-type="float" office:value="8.26">
                <text:p>8.26</text:p>
              </table:table-cell>
              <table:table-cell office:value-type="float" office:value="12.25">
                <text:p>12.25</text:p>
              </table:table-cell>
              <table:table-cell office:value-type="float" office:value="15.74">
                <text:p>15.74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4">
                <text:p>1.44</text:p>
              </table:table-cell>
              <table:table-cell office:value-type="float" office:value="3.33">
                <text:p>3.33</text:p>
              </table:table-cell>
              <table:table-cell office:value-type="float" office:value="7.92">
                <text:p>7.92</text:p>
              </table:table-cell>
              <table:table-cell office:value-type="float" office:value="11.67">
                <text:p>11.67</text:p>
              </table:table-cell>
              <table:table-cell office:value-type="float" office:value="15.04">
                <text:p>15.04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7">
                <text:p>1.37</text:p>
              </table:table-cell>
              <table:table-cell office:value-type="float" office:value="3.14">
                <text:p>3.14</text:p>
              </table:table-cell>
              <table:table-cell office:value-type="float" office:value="7.26">
                <text:p>7.26</text:p>
              </table:table-cell>
              <table:table-cell office:value-type="float" office:value="10.69">
                <text:p>10.69</text:p>
              </table:table-cell>
              <table:table-cell office:value-type="float" office:value="13.67">
                <text:p>13.67</text:p>
              </table:table-cell>
              <table:table-cell office:value-type="float" office:value="16.4">
                <text:p>16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